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fo:border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Excel_32_Built-in_32_Normal" style:data-style-name="N39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Excel_32_Built-in_32_Normal" style:data-style-name="N39">
      <style:table-cell-properties style:vertical-align="top" fo:wrap-option="wrap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9">
      <style:table-cell-properties fo:border="thin solid #000000" style:vertical-align="top" fo:wrap-option="wrap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automatic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FFFF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top" fo:wrap-option="wrap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/>
      <style:text-properties fo:font-size="10pt" style:font-size-asian="10pt" style:font-size-complex="10pt"/>
    </style:style>
    <style:style style:name="ce18" style:family="table-cell" style:parent-style-name="Excel_32_Built-in_32_Normal" style:data-style-name="N39">
      <style:table-cell-properties fo:border="thin solid #000000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Excel_32_Built-in_32_Normal" style:data-style-name="N39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32_Built-in_32_Normal" style:data-style-name="N39">
      <style:table-cell-properties fo:border="thin solid #000000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32_Built-in_32_Normal" style:data-style-name="N37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Excel_32_Built-in_32_Normal" style:data-style-name="N38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#FFFFFF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Excel_32_Built-in_32_Normal" style:data-style-name="N39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Excel_32_Built-in_32_Normal" style:data-style-name="N39">
      <style:table-cell-properties fo:border="thin solid #000000" style:vertical-align="middle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Excel_32_Built-in_32_Normal" style:data-style-name="N39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39">
      <style:table-cell-properties fo:border="thin solid #000000" style:vertical-align="automatic" fo:wrap-option="wrap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Excel_32_Built-in_32_Normal" style:data-style-name="N37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Excel_32_Built-in_32_Normal" style:data-style-name="N39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Excel_32_Built-in_32_Normal" style:data-style-name="N39">
      <style:table-cell-properties fo:border="thin solid #000000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9" style:family="table-cell" style:parent-style-name="Excel_32_Built-in_32_Normal" style:data-style-name="N39">
      <style:table-cell-properties fo:border="thin solid #000000" style:vertical-align="top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fo:border="thin solid #000000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Excel_32_Built-in_32_Normal" style:data-style-name="N39">
      <style:table-cell-properties fo:border="thin solid #000000" style:vertical-align="top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Excel_32_Built-in_32_Normal" style:data-style-name="N39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Excel_32_Built-in_32_Normal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6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FFFFFF"/>
      <style:text-properties fo:color="#FFFF00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9.499791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5.95312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23.8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1" table:default-cell-style-name="ce10"/>
        <table:table-column table:style-name="co12" table:default-cell-style-name="ce9"/>
        <table:table-column table:style-name="co13" table:number-columns-repeated="2" table:default-cell-style-name="ce6"/>
        <table:table-column table:style-name="co13" table:default-cell-style-name="ce7"/>
        <table:table-column table:style-name="co13" table:number-columns-repeated="1008" table:default-cell-style-name="ce6"/>
        <table:table-column table:style-name="co14" table:number-columns-repeated="15360" table:default-cell-style-name="ce1"/>
        <table:table-row table:style-name="ro1" table:visibility="collapse">
          <table:table-cell table:number-columns-repeated="4" table:style-name="ce2"/>
          <table:table-cell table:style-name="ce3"/>
          <table:table-cell table:number-columns-spanned="8" table:number-rows-spanned="1" table:style-name="ce11"/>
          <table:covered-table-cell table:number-columns-repeated="7"/>
          <table:table-cell table:number-columns-repeated="2" table:style-name="ce4"/>
          <table:table-cell table:style-name="ce5"/>
          <table:table-cell table:number-columns-repeated="16368"/>
        </table:table-row>
        <table:table-row table:style-name="ro1">
          <table:table-cell table:number-columns-repeated="4" table:style-name="ce12"/>
          <table:table-cell table:style-name="ce13"/>
          <table:table-cell table:style-name="ce14"/>
          <table:table-cell table:number-columns-repeated="5" table:style-name="ce15"/>
          <table:table-cell table:style-name="ce16"/>
          <table:table-cell table:style-name="ce14"/>
          <table:table-cell table:number-columns-repeated="2" table:style-name="ce4"/>
          <table:table-cell table:style-name="ce15"/>
          <table:table-cell table:number-columns-repeated="16368"/>
        </table:table-row>
        <table:table-row table:style-name="ro1">
          <table:table-cell office:value-type="string" table:style-name="ce18">
            <text:p>District</text:p>
          </table:table-cell>
          <table:table-cell office:value-type="string" table:style-name="ce18">
            <text:p>Mandal Name</text:p>
          </table:table-cell>
          <table:table-cell office:value-type="string" table:style-name="ce18">
            <text:p>Village Name</text:p>
          </table:table-cell>
          <table:table-cell office:value-type="string" table:style-name="ce18">
            <text:p>Panchayat</text:p>
          </table:table-cell>
          <table:table-cell office:value-type="string" table:style-name="ce19">
            <text:p>Pincode</text:p>
          </table:table-cell>
          <table:table-cell office:value-type="string" table:style-name="ce20">
            <text:p>SOC_ID</text:p>
          </table:table-cell>
          <table:table-cell office:value-type="string" table:style-name="ce18">
            <text:p>IFCS NAME</text:p>
          </table:table-cell>
          <table:table-cell office:value-type="string" table:style-name="ce18">
            <text:p>Role</text:p>
          </table:table-cell>
          <table:table-cell office:value-type="string" table:style-name="ce18">
            <text:p>Fisherman_ID</text:p>
          </table:table-cell>
          <table:table-cell office:value-type="string" table:style-name="ce18">
            <text:p>FISHER MAN</text:p>
          </table:table-cell>
          <table:table-cell office:value-type="string" table:style-name="ce18">
            <text:p>Fathers Name</text:p>
          </table:table-cell>
          <table:table-cell office:value-type="string" table:style-name="ce21">
            <text:p>AADHAR NO</text:p>
          </table:table-cell>
          <table:table-cell office:value-type="string" table:style-name="ce22">
            <text:p>PHONE NO</text:p>
          </table:table-cell>
          <table:table-cell office:value-type="string" table:style-name="ce18">
            <text:p>Latitude</text:p>
          </table:table-cell>
          <table:table-cell office:value-type="string" table:style-name="ce18">
            <text:p>Longitude</text:p>
          </table:table-cell>
          <table:table-cell office:value-type="string" table:style-name="ce18">
            <text:p>Heading</text:p>
          </table:table-cell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President</text:p>
          </table:table-cell>
          <table:table-cell office:value-type="float" office:value="1" table:style-name="ce23">
            <text:p>1</text:p>
          </table:table-cell>
          <table:table-cell office:value-type="string" table:style-name="ce26">
            <text:p>GUBBALA APPARAO</text:p>
          </table:table-cell>
          <table:table-cell table:style-name="ce26"/>
          <table:table-cell office:value-type="float" office:value="96023564855" table:style-name="ce27">
            <text:p>96023564855</text:p>
          </table:table-cell>
          <table:table-cell office:value-type="float" office:value="9000824939" table:style-name="ce28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Secretary</text:p>
          </table:table-cell>
          <table:table-cell office:value-type="float" office:value="2" table:style-name="ce23">
            <text:p>2</text:p>
          </table:table-cell>
          <table:table-cell office:value-type="string" table:style-name="ce29">
            <text:p>GEESALA THATHALU</text:p>
          </table:table-cell>
          <table:table-cell table:style-name="ce29"/>
          <table:table-cell office:value-type="float" office:value="525080646317" table:style-name="ce27">
            <text:p>525080646317</text:p>
          </table:table-cell>
          <table:table-cell office:value-type="float" office:value="8790029458" table:style-name="ce28">
            <text:p>879002945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Treasury</text:p>
          </table:table-cell>
          <table:table-cell office:value-type="float" office:value="3" table:style-name="ce23">
            <text:p>3</text:p>
          </table:table-cell>
          <table:table-cell office:value-type="string" table:style-name="ce29">
            <text:p>GUBBALA THATHABABU</text:p>
          </table:table-cell>
          <table:table-cell table:style-name="ce29"/>
          <table:table-cell office:value-type="float" office:value="919717307647" table:style-name="ce27">
            <text:p>919717307647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" table:style-name="ce23">
            <text:p>4</text:p>
          </table:table-cell>
          <table:table-cell office:value-type="string" table:style-name="ce29">
            <text:p>NAGALA NOOKARAJU</text:p>
          </table:table-cell>
          <table:table-cell table:style-name="ce29"/>
          <table:table-cell office:value-type="float" office:value="431431238079" table:style-name="ce27">
            <text:p>431431238079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" table:style-name="ce23">
            <text:p>5</text:p>
          </table:table-cell>
          <table:table-cell office:value-type="string" table:style-name="ce29">
            <text:p>PILLI SATHIBABU</text:p>
          </table:table-cell>
          <table:table-cell table:style-name="ce29"/>
          <table:table-cell office:value-type="float" office:value="395049920068" table:style-name="ce27">
            <text:p>395049920068</text:p>
          </table:table-cell>
          <table:table-cell office:value-type="float" office:value="8520949565" table:style-name="ce30">
            <text:p>85209495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" table:style-name="ce23">
            <text:p>6</text:p>
          </table:table-cell>
          <table:table-cell office:value-type="string" table:style-name="ce29">
            <text:p>MALLI VEERABBAI</text:p>
          </table:table-cell>
          <table:table-cell table:style-name="ce29"/>
          <table:table-cell office:value-type="float" office:value="714343252273" table:style-name="ce27">
            <text:p>714343252273</text:p>
          </table:table-cell>
          <table:table-cell office:value-type="float" office:value="97047737" table:style-name="ce30">
            <text:p>970477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" table:style-name="ce23">
            <text:p>7</text:p>
          </table:table-cell>
          <table:table-cell office:value-type="string" table:style-name="ce29">
            <text:p>MALLI APPARAO</text:p>
          </table:table-cell>
          <table:table-cell table:style-name="ce29"/>
          <table:table-cell office:value-type="float" office:value="907309223138" table:style-name="ce27">
            <text:p>907309223138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" table:style-name="ce23">
            <text:p>8</text:p>
          </table:table-cell>
          <table:table-cell office:value-type="string" table:style-name="ce29">
            <text:p>DHAMMU THATHARAO</text:p>
          </table:table-cell>
          <table:table-cell table:style-name="ce29"/>
          <table:table-cell office:value-type="float" office:value="722041061928" table:style-name="ce27">
            <text:p>722041061928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9" table:style-name="ce23">
            <text:p>9</text:p>
          </table:table-cell>
          <table:table-cell office:value-type="string" table:style-name="ce29">
            <text:p>BANDA KOTESWARA RAO</text:p>
          </table:table-cell>
          <table:table-cell table:style-name="ce29"/>
          <table:table-cell office:value-type="float" office:value="7273550020593" table:style-name="ce27">
            <text:p>7273550020593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0" table:style-name="ce23">
            <text:p>10</text:p>
          </table:table-cell>
          <table:table-cell office:value-type="string" table:style-name="ce29">
            <text:p>ANUSURI RAMANA</text:p>
          </table:table-cell>
          <table:table-cell table:style-name="ce29"/>
          <table:table-cell office:value-type="float" office:value="287287127349" table:style-name="ce27">
            <text:p>287287127349</text:p>
          </table:table-cell>
          <table:table-cell office:value-type="float" office:value="9849468834" table:style-name="ce30">
            <text:p>98494688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1" table:style-name="ce23">
            <text:p>11</text:p>
          </table:table-cell>
          <table:table-cell office:value-type="string" table:style-name="ce29">
            <text:p>ANUSURI NAGESWARA RAO</text:p>
          </table:table-cell>
          <table:table-cell table:style-name="ce29"/>
          <table:table-cell office:value-type="float" office:value="360228338329" table:style-name="ce27">
            <text:p>360228338329</text:p>
          </table:table-cell>
          <table:table-cell office:value-type="float" office:value="9133830089" table:style-name="ce30">
            <text:p>91338300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2" table:style-name="ce23">
            <text:p>12</text:p>
          </table:table-cell>
          <table:table-cell office:value-type="string" table:style-name="ce29">
            <text:p>DUNGA TEEKALA APPARAO</text:p>
          </table:table-cell>
          <table:table-cell table:style-name="ce29"/>
          <table:table-cell office:value-type="float" office:value="690385072133" table:style-name="ce27">
            <text:p>690385072133</text:p>
          </table:table-cell>
          <table:table-cell office:value-type="float" office:value="9966513192" table:style-name="ce30">
            <text:p>99665131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3" table:style-name="ce23">
            <text:p>13</text:p>
          </table:table-cell>
          <table:table-cell office:value-type="string" table:style-name="ce29">
            <text:p>PILLI PURSHUTHAM RAO</text:p>
          </table:table-cell>
          <table:table-cell table:style-name="ce29"/>
          <table:table-cell office:value-type="float" office:value="961515554642" table:style-name="ce27">
            <text:p>961515554642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4" table:style-name="ce23">
            <text:p>14</text:p>
          </table:table-cell>
          <table:table-cell office:value-type="string" table:style-name="ce29">
            <text:p>PILLI CHINNABBAI</text:p>
          </table:table-cell>
          <table:table-cell table:style-name="ce29"/>
          <table:table-cell office:value-type="float" office:value="546116309954" table:style-name="ce27">
            <text:p>546116309954</text:p>
          </table:table-cell>
          <table:table-cell office:value-type="float" office:value="9177213831" table:style-name="ce30">
            <text:p>91772138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5" table:style-name="ce23">
            <text:p>15</text:p>
          </table:table-cell>
          <table:table-cell office:value-type="string" table:style-name="ce29">
            <text:p>KAKI APPA RAO</text:p>
          </table:table-cell>
          <table:table-cell table:style-name="ce29"/>
          <table:table-cell office:value-type="float" office:value="747355948099" table:style-name="ce27">
            <text:p>747355948099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6" table:style-name="ce23">
            <text:p>16</text:p>
          </table:table-cell>
          <table:table-cell office:value-type="string" table:style-name="ce29">
            <text:p>NAGALA CHITTI BABU</text:p>
          </table:table-cell>
          <table:table-cell table:style-name="ce29"/>
          <table:table-cell office:value-type="float" office:value="917504787740" table:style-name="ce27">
            <text:p>917504787740</text:p>
          </table:table-cell>
          <table:table-cell office:value-type="float" office:value="9849960955" table:style-name="ce30">
            <text:p>98499609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7" table:style-name="ce23">
            <text:p>17</text:p>
          </table:table-cell>
          <table:table-cell office:value-type="string" table:style-name="ce29">
            <text:p>VADISILA MALLAYYA</text:p>
          </table:table-cell>
          <table:table-cell table:style-name="ce29"/>
          <table:table-cell office:value-type="float" office:value="554222860293" table:style-name="ce27">
            <text:p>554222860293</text:p>
          </table:table-cell>
          <table:table-cell office:value-type="float" office:value="9000960955" table:style-name="ce30">
            <text:p>90009609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8" table:style-name="ce23">
            <text:p>18</text:p>
          </table:table-cell>
          <table:table-cell office:value-type="string" table:style-name="ce29">
            <text:p>SEIDU APPARAO</text:p>
          </table:table-cell>
          <table:table-cell table:style-name="ce29"/>
          <table:table-cell office:value-type="float" office:value="289292025812" table:style-name="ce27">
            <text:p>289292025812</text:p>
          </table:table-cell>
          <table:table-cell office:value-type="float" office:value="9000574217" table:style-name="ce30">
            <text:p>900057421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19" table:style-name="ce23">
            <text:p>19</text:p>
          </table:table-cell>
          <table:table-cell office:value-type="string" table:style-name="ce29">
            <text:p>DUNGA SANYASI RAO</text:p>
          </table:table-cell>
          <table:table-cell table:style-name="ce29"/>
          <table:table-cell office:value-type="float" office:value="756930544055" table:style-name="ce27">
            <text:p>756930544055</text:p>
          </table:table-cell>
          <table:table-cell office:value-type="float" office:value="8897688536" table:style-name="ce30">
            <text:p>88976885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0" table:style-name="ce23">
            <text:p>20</text:p>
          </table:table-cell>
          <table:table-cell office:value-type="string" table:style-name="ce29">
            <text:p>DUNGA SIMHACHALAM</text:p>
          </table:table-cell>
          <table:table-cell table:style-name="ce29"/>
          <table:table-cell office:value-type="float" office:value="784299531706" table:style-name="ce27">
            <text:p>784299531706</text:p>
          </table:table-cell>
          <table:table-cell office:value-type="float" office:value="8374526152" table:style-name="ce30">
            <text:p>83745261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1" table:style-name="ce23">
            <text:p>21</text:p>
          </table:table-cell>
          <table:table-cell office:value-type="string" table:style-name="ce29">
            <text:p>GUBBALA PARUNAIDU</text:p>
          </table:table-cell>
          <table:table-cell table:style-name="ce29"/>
          <table:table-cell office:value-type="float" office:value="386750599583" table:style-name="ce27">
            <text:p>386750599583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2" table:style-name="ce23">
            <text:p>22</text:p>
          </table:table-cell>
          <table:table-cell office:value-type="string" table:style-name="ce29">
            <text:p>DOMA APPA RAO</text:p>
          </table:table-cell>
          <table:table-cell table:style-name="ce29"/>
          <table:table-cell office:value-type="float" office:value="992590121864" table:style-name="ce27">
            <text:p>992590121864</text:p>
          </table:table-cell>
          <table:table-cell office:value-type="float" office:value="9701038902" table:style-name="ce30">
            <text:p>97010389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3" table:style-name="ce23">
            <text:p>23</text:p>
          </table:table-cell>
          <table:table-cell office:value-type="string" table:style-name="ce29">
            <text:p>KOVIRI RAMANA</text:p>
          </table:table-cell>
          <table:table-cell table:style-name="ce29"/>
          <table:table-cell office:value-type="float" office:value="39170947415" table:style-name="ce27">
            <text:p>39170947415</text:p>
          </table:table-cell>
          <table:table-cell office:value-type="float" office:value="9963130175" table:style-name="ce30">
            <text:p>996313017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4" table:style-name="ce23">
            <text:p>24</text:p>
          </table:table-cell>
          <table:table-cell office:value-type="string" table:style-name="ce29">
            <text:p>POLAVARAPU PAIDI RAJU</text:p>
          </table:table-cell>
          <table:table-cell table:style-name="ce29"/>
          <table:table-cell office:value-type="float" office:value="803801782799" table:style-name="ce27">
            <text:p>803801782799</text:p>
          </table:table-cell>
          <table:table-cell office:value-type="float" office:value="9618853494" table:style-name="ce30">
            <text:p>96188534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5" table:style-name="ce23">
            <text:p>25</text:p>
          </table:table-cell>
          <table:table-cell office:value-type="string" table:style-name="ce29">
            <text:p>DOMA APPA RAO</text:p>
          </table:table-cell>
          <table:table-cell table:style-name="ce29"/>
          <table:table-cell office:value-type="float" office:value="329521069189" table:style-name="ce27">
            <text:p>329521069189</text:p>
          </table:table-cell>
          <table:table-cell office:value-type="float" office:value="9515461921" table:style-name="ce30">
            <text:p>95154619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6" table:style-name="ce23">
            <text:p>26</text:p>
          </table:table-cell>
          <table:table-cell office:value-type="string" table:style-name="ce29">
            <text:p>ILLA APPA RAO</text:p>
          </table:table-cell>
          <table:table-cell table:style-name="ce29"/>
          <table:table-cell office:value-type="float" office:value="842820684176" table:style-name="ce27">
            <text:p>842820684176</text:p>
          </table:table-cell>
          <table:table-cell office:value-type="float" office:value="9676409651" table:style-name="ce30">
            <text:p>96764096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7" table:style-name="ce23">
            <text:p>27</text:p>
          </table:table-cell>
          <table:table-cell office:value-type="string" table:style-name="ce29">
            <text:p>SEIDU POTHU RAJU</text:p>
          </table:table-cell>
          <table:table-cell table:style-name="ce29"/>
          <table:table-cell office:value-type="float" office:value="548895002880" table:style-name="ce27">
            <text:p>548895002880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8" table:style-name="ce23">
            <text:p>28</text:p>
          </table:table-cell>
          <table:table-cell office:value-type="string" table:style-name="ce29">
            <text:p>MALLI SATYANARAYANA</text:p>
          </table:table-cell>
          <table:table-cell table:style-name="ce29"/>
          <table:table-cell office:value-type="float" office:value="538835985514" table:style-name="ce27">
            <text:p>538835985514</text:p>
          </table:table-cell>
          <table:table-cell office:value-type="float" office:value="9885623679" table:style-name="ce30">
            <text:p>988562367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29" table:style-name="ce23">
            <text:p>29</text:p>
          </table:table-cell>
          <table:table-cell office:value-type="string" table:style-name="ce29">
            <text:p>MANGARA SOMULU</text:p>
          </table:table-cell>
          <table:table-cell table:style-name="ce29"/>
          <table:table-cell office:value-type="float" office:value="994842033001" table:style-name="ce27">
            <text:p>994842033001</text:p>
          </table:table-cell>
          <table:table-cell office:value-type="float" office:value="8008476937" table:style-name="ce30">
            <text:p>80084769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0" table:style-name="ce23">
            <text:p>30</text:p>
          </table:table-cell>
          <table:table-cell office:value-type="string" table:style-name="ce29">
            <text:p>KAKARA NOOKA RAJU</text:p>
          </table:table-cell>
          <table:table-cell table:style-name="ce29"/>
          <table:table-cell office:value-type="float" office:value="336407199252" table:style-name="ce27">
            <text:p>336407199252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1" table:style-name="ce23">
            <text:p>31</text:p>
          </table:table-cell>
          <table:table-cell office:value-type="string" table:style-name="ce29">
            <text:p>PILLI SURYANARAYANA</text:p>
          </table:table-cell>
          <table:table-cell table:style-name="ce29"/>
          <table:table-cell office:value-type="float" office:value="575221826193" table:style-name="ce27">
            <text:p>575221826193</text:p>
          </table:table-cell>
          <table:table-cell office:value-type="float" office:value="9885540561" table:style-name="ce30">
            <text:p>98855405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2" table:style-name="ce23">
            <text:p>32</text:p>
          </table:table-cell>
          <table:table-cell office:value-type="string" table:style-name="ce29">
            <text:p>KAKKALA APPA RAO</text:p>
          </table:table-cell>
          <table:table-cell table:style-name="ce29"/>
          <table:table-cell office:value-type="float" office:value="482756635517" table:style-name="ce27">
            <text:p>482756635517</text:p>
          </table:table-cell>
          <table:table-cell office:value-type="float" office:value="9391156711" table:style-name="ce30">
            <text:p>939115671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3" table:style-name="ce23">
            <text:p>33</text:p>
          </table:table-cell>
          <table:table-cell office:value-type="string" table:style-name="ce29">
            <text:p>MARISA PARIPILLI</text:p>
          </table:table-cell>
          <table:table-cell table:style-name="ce29"/>
          <table:table-cell office:value-type="float" office:value="785488954457" table:style-name="ce27">
            <text:p>785488954457</text:p>
          </table:table-cell>
          <table:table-cell office:value-type="float" office:value="9000816318" table:style-name="ce30">
            <text:p>90008163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4" table:style-name="ce23">
            <text:p>34</text:p>
          </table:table-cell>
          <table:table-cell office:value-type="string" table:style-name="ce29">
            <text:p>DOMA SOMARAJU</text:p>
          </table:table-cell>
          <table:table-cell table:style-name="ce29"/>
          <table:table-cell office:value-type="float" office:value="347707358707" table:style-name="ce27">
            <text:p>347707358707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5" table:style-name="ce23">
            <text:p>35</text:p>
          </table:table-cell>
          <table:table-cell office:value-type="string" table:style-name="ce29">
            <text:p>SEIDU THATHABBAI</text:p>
          </table:table-cell>
          <table:table-cell table:style-name="ce29"/>
          <table:table-cell office:value-type="float" office:value="656252008814" table:style-name="ce27">
            <text:p>656252008814</text:p>
          </table:table-cell>
          <table:table-cell office:value-type="float" office:value="9989072374" table:style-name="ce30">
            <text:p>998907237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6" table:style-name="ce23">
            <text:p>36</text:p>
          </table:table-cell>
          <table:table-cell office:value-type="string" table:style-name="ce29">
            <text:p>ANDIBOYINA NOOKA RAJU</text:p>
          </table:table-cell>
          <table:table-cell table:style-name="ce29"/>
          <table:table-cell office:value-type="float" office:value="640395887168" table:style-name="ce27">
            <text:p>640395887168</text:p>
          </table:table-cell>
          <table:table-cell office:value-type="float" office:value="900824939" table:style-name="ce30">
            <text:p>9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7" table:style-name="ce23">
            <text:p>37</text:p>
          </table:table-cell>
          <table:table-cell office:value-type="string" table:style-name="ce29">
            <text:p>GUBBALA APPA RAO</text:p>
          </table:table-cell>
          <table:table-cell table:style-name="ce29"/>
          <table:table-cell office:value-type="float" office:value="579317384963" table:style-name="ce27">
            <text:p>579317384963</text:p>
          </table:table-cell>
          <table:table-cell office:value-type="float" office:value="9618866852" table:style-name="ce30">
            <text:p>96188668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8" table:style-name="ce23">
            <text:p>38</text:p>
          </table:table-cell>
          <table:table-cell office:value-type="string" table:style-name="ce29">
            <text:p>DUNGA SRINU</text:p>
          </table:table-cell>
          <table:table-cell table:style-name="ce29"/>
          <table:table-cell office:value-type="float" office:value="969023564855" table:style-name="ce27">
            <text:p>969023564855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39" table:style-name="ce23">
            <text:p>39</text:p>
          </table:table-cell>
          <table:table-cell office:value-type="string" table:style-name="ce29">
            <text:p>DUNGA PAPPU SANYASI</text:p>
          </table:table-cell>
          <table:table-cell table:style-name="ce29"/>
          <table:table-cell office:value-type="float" office:value="810928134822" table:style-name="ce27">
            <text:p>810928134822</text:p>
          </table:table-cell>
          <table:table-cell office:value-type="float" office:value="9966812370" table:style-name="ce30">
            <text:p>99668123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0" table:style-name="ce23">
            <text:p>40</text:p>
          </table:table-cell>
          <table:table-cell office:value-type="string" table:style-name="ce29">
            <text:p>DUNGA PAPPU SANYASI</text:p>
          </table:table-cell>
          <table:table-cell table:style-name="ce29"/>
          <table:table-cell office:value-type="float" office:value="605676615364" table:style-name="ce27">
            <text:p>605676615364</text:p>
          </table:table-cell>
          <table:table-cell office:value-type="float" office:value="9100485692" table:style-name="ce30">
            <text:p>91004856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1" table:style-name="ce23">
            <text:p>41</text:p>
          </table:table-cell>
          <table:table-cell office:value-type="string" table:style-name="ce29">
            <text:p>DUNGA PADE NAGESWARA RAO</text:p>
          </table:table-cell>
          <table:table-cell table:style-name="ce29"/>
          <table:table-cell office:value-type="float" office:value="201346930968" table:style-name="ce27">
            <text:p>201346930968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2" table:style-name="ce23">
            <text:p>42</text:p>
          </table:table-cell>
          <table:table-cell office:value-type="string" table:style-name="ce29">
            <text:p>DUNGA SANYASI</text:p>
          </table:table-cell>
          <table:table-cell table:style-name="ce29"/>
          <table:table-cell office:value-type="float" office:value="327731075085" table:style-name="ce27">
            <text:p>327731075085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3" table:style-name="ce23">
            <text:p>43</text:p>
          </table:table-cell>
          <table:table-cell office:value-type="string" table:style-name="ce29">
            <text:p>PILLI JOGA RAO</text:p>
          </table:table-cell>
          <table:table-cell table:style-name="ce29"/>
          <table:table-cell office:value-type="float" office:value="440586660319" table:style-name="ce27">
            <text:p>440586660319</text:p>
          </table:table-cell>
          <table:table-cell office:value-type="float" office:value="8142091912" table:style-name="ce30">
            <text:p>81420919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4" table:style-name="ce23">
            <text:p>44</text:p>
          </table:table-cell>
          <table:table-cell office:value-type="string" table:style-name="ce29">
            <text:p>GUBBALA NARASAMM</text:p>
          </table:table-cell>
          <table:table-cell table:style-name="ce29"/>
          <table:table-cell office:value-type="float" office:value="606534151975" table:style-name="ce27">
            <text:p>606534151975</text:p>
          </table:table-cell>
          <table:table-cell office:value-type="float" office:value="9490832581" table:style-name="ce30">
            <text:p>94908325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5" table:style-name="ce23">
            <text:p>45</text:p>
          </table:table-cell>
          <table:table-cell office:value-type="string" table:style-name="ce29">
            <text:p>GUBBALA RAMNA</text:p>
          </table:table-cell>
          <table:table-cell table:style-name="ce29"/>
          <table:table-cell office:value-type="float" office:value="634340409962" table:style-name="ce27">
            <text:p>634340409962</text:p>
          </table:table-cell>
          <table:table-cell office:value-type="float" office:value="9966872370" table:style-name="ce30">
            <text:p>99668723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6" table:style-name="ce23">
            <text:p>46</text:p>
          </table:table-cell>
          <table:table-cell office:value-type="string" table:style-name="ce29">
            <text:p>THURIAYI RAMA RAO</text:p>
          </table:table-cell>
          <table:table-cell table:style-name="ce29"/>
          <table:table-cell office:value-type="float" office:value="917187089102" table:style-name="ce27">
            <text:p>917187089102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7" table:style-name="ce23">
            <text:p>47</text:p>
          </table:table-cell>
          <table:table-cell office:value-type="string" table:style-name="ce29">
            <text:p>THURTTA APPALA KONDA</text:p>
          </table:table-cell>
          <table:table-cell table:style-name="ce29"/>
          <table:table-cell office:value-type="float" office:value="413142007339" table:style-name="ce27">
            <text:p>413142007339</text:p>
          </table:table-cell>
          <table:table-cell office:value-type="float" office:value="7674943031" table:style-name="ce30">
            <text:p>76749430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8" table:style-name="ce23">
            <text:p>48</text:p>
          </table:table-cell>
          <table:table-cell office:value-type="string" table:style-name="ce29">
            <text:p>PILLI NOOKA RAJU</text:p>
          </table:table-cell>
          <table:table-cell table:style-name="ce29"/>
          <table:table-cell office:value-type="float" office:value="420575388377" table:style-name="ce27">
            <text:p>420575388377</text:p>
          </table:table-cell>
          <table:table-cell office:value-type="float" office:value="7036123313" table:style-name="ce30">
            <text:p>703612331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49" table:style-name="ce23">
            <text:p>49</text:p>
          </table:table-cell>
          <table:table-cell office:value-type="string" table:style-name="ce29">
            <text:p>DUNGA RAMU</text:p>
          </table:table-cell>
          <table:table-cell table:style-name="ce29"/>
          <table:table-cell office:value-type="float" office:value="419410145247" table:style-name="ce27">
            <text:p>419410145247</text:p>
          </table:table-cell>
          <table:table-cell office:value-type="float" office:value="9292457521" table:style-name="ce30">
            <text:p>92924575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0" table:style-name="ce23">
            <text:p>50</text:p>
          </table:table-cell>
          <table:table-cell office:value-type="string" table:style-name="ce29">
            <text:p>GUBBALA RAJUNAIDU</text:p>
          </table:table-cell>
          <table:table-cell table:style-name="ce29"/>
          <table:table-cell office:value-type="float" office:value="227876332232" table:style-name="ce27">
            <text:p>227876332232</text:p>
          </table:table-cell>
          <table:table-cell office:value-type="float" office:value="9866656225" table:style-name="ce30">
            <text:p>98666562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1" table:style-name="ce23">
            <text:p>51</text:p>
          </table:table-cell>
          <table:table-cell office:value-type="string" table:style-name="ce29">
            <text:p>DUNGA ESWARA RAO</text:p>
          </table:table-cell>
          <table:table-cell table:style-name="ce29"/>
          <table:table-cell office:value-type="float" office:value="553885925949" table:style-name="ce27">
            <text:p>553885925949</text:p>
          </table:table-cell>
          <table:table-cell office:value-type="float" office:value="9642480932" table:style-name="ce30">
            <text:p>96424809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2" table:style-name="ce23">
            <text:p>52</text:p>
          </table:table-cell>
          <table:table-cell office:value-type="string" table:style-name="ce29">
            <text:p>KANDIPILLI APPA RAO</text:p>
          </table:table-cell>
          <table:table-cell table:style-name="ce29"/>
          <table:table-cell office:value-type="float" office:value="315742301898" table:style-name="ce27">
            <text:p>315742301898</text:p>
          </table:table-cell>
          <table:table-cell office:value-type="float" office:value="9177237118" table:style-name="ce30">
            <text:p>91772371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3" table:style-name="ce23">
            <text:p>53</text:p>
          </table:table-cell>
          <table:table-cell office:value-type="string" table:style-name="ce29">
            <text:p>NAGALA SIMHACHALAM</text:p>
          </table:table-cell>
          <table:table-cell table:style-name="ce29"/>
          <table:table-cell office:value-type="float" office:value="376722454237" table:style-name="ce27">
            <text:p>376722454237</text:p>
          </table:table-cell>
          <table:table-cell office:value-type="float" office:value="9912046625" table:style-name="ce30">
            <text:p>99120466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4" table:style-name="ce23">
            <text:p>54</text:p>
          </table:table-cell>
          <table:table-cell office:value-type="string" table:style-name="ce29">
            <text:p>DUNGA JOGA RAO</text:p>
          </table:table-cell>
          <table:table-cell table:style-name="ce29"/>
          <table:table-cell office:value-type="float" office:value="896838354807" table:style-name="ce27">
            <text:p>896838354807</text:p>
          </table:table-cell>
          <table:table-cell office:value-type="float" office:value="964847950" table:style-name="ce30">
            <text:p>96484795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5" table:style-name="ce23">
            <text:p>55</text:p>
          </table:table-cell>
          <table:table-cell office:value-type="string" table:style-name="ce29">
            <text:p>GUBBALA RAMANA</text:p>
          </table:table-cell>
          <table:table-cell table:style-name="ce29"/>
          <table:table-cell office:value-type="float" office:value="417146338871" table:style-name="ce27">
            <text:p>417146338871</text:p>
          </table:table-cell>
          <table:table-cell office:value-type="float" office:value="9000825169" table:style-name="ce30">
            <text:p>90008251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6" table:style-name="ce23">
            <text:p>56</text:p>
          </table:table-cell>
          <table:table-cell office:value-type="string" table:style-name="ce29">
            <text:p>DAMMU APPA RAO</text:p>
          </table:table-cell>
          <table:table-cell table:style-name="ce29"/>
          <table:table-cell office:value-type="float" office:value="425105104322" table:style-name="ce27">
            <text:p>425105104322</text:p>
          </table:table-cell>
          <table:table-cell office:value-type="float" office:value="9676773992" table:style-name="ce30">
            <text:p>96767739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7" table:style-name="ce23">
            <text:p>57</text:p>
          </table:table-cell>
          <table:table-cell office:value-type="string" table:style-name="ce29">
            <text:p>DUNGA MULILINAIDU</text:p>
          </table:table-cell>
          <table:table-cell table:style-name="ce29"/>
          <table:table-cell office:value-type="float" office:value="986449069969" table:style-name="ce27">
            <text:p>986449069969</text:p>
          </table:table-cell>
          <table:table-cell office:value-type="float" office:value="9700036117" table:style-name="ce30">
            <text:p>970003611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8" table:style-name="ce23">
            <text:p>58</text:p>
          </table:table-cell>
          <table:table-cell office:value-type="string" table:style-name="ce29">
            <text:p>NAGALA KANAKA RAJU</text:p>
          </table:table-cell>
          <table:table-cell table:style-name="ce29"/>
          <table:table-cell office:value-type="float" office:value="302386775635" table:style-name="ce27">
            <text:p>302386775635</text:p>
          </table:table-cell>
          <table:table-cell office:value-type="float" office:value="9177849814" table:style-name="ce30">
            <text:p>91778498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59" table:style-name="ce23">
            <text:p>59</text:p>
          </table:table-cell>
          <table:table-cell office:value-type="string" table:style-name="ce29">
            <text:p>VADISILA BABU RAO</text:p>
          </table:table-cell>
          <table:table-cell table:style-name="ce29"/>
          <table:table-cell office:value-type="float" office:value="980107822284" table:style-name="ce27">
            <text:p>980107822284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0" table:style-name="ce23">
            <text:p>60</text:p>
          </table:table-cell>
          <table:table-cell office:value-type="string" table:style-name="ce29">
            <text:p>KAKI NOOKA APPA RAO</text:p>
          </table:table-cell>
          <table:table-cell table:style-name="ce29"/>
          <table:table-cell office:value-type="float" office:value="336561368714" table:style-name="ce27">
            <text:p>336561368714</text:p>
          </table:table-cell>
          <table:table-cell office:value-type="float" office:value="9177204191" table:style-name="ce30">
            <text:p>91772041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1" table:style-name="ce23">
            <text:p>61</text:p>
          </table:table-cell>
          <table:table-cell office:value-type="string" table:style-name="ce29">
            <text:p>MALLI SUBBA RAO</text:p>
          </table:table-cell>
          <table:table-cell table:style-name="ce29"/>
          <table:table-cell office:value-type="float" office:value="264184154275" table:style-name="ce27">
            <text:p>264184154275</text:p>
          </table:table-cell>
          <table:table-cell office:value-type="float" office:value="8374050462" table:style-name="ce30">
            <text:p>83740504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2" table:style-name="ce23">
            <text:p>62</text:p>
          </table:table-cell>
          <table:table-cell office:value-type="string" table:style-name="ce29">
            <text:p>ILLA KANNAYYA</text:p>
          </table:table-cell>
          <table:table-cell table:style-name="ce29"/>
          <table:table-cell office:value-type="float" office:value="332288440839" table:style-name="ce27">
            <text:p>332288440839</text:p>
          </table:table-cell>
          <table:table-cell office:value-type="float" office:value="8790371080" table:style-name="ce30">
            <text:p>87903710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3" table:style-name="ce23">
            <text:p>63</text:p>
          </table:table-cell>
          <table:table-cell office:value-type="string" table:style-name="ce29">
            <text:p>MALLI APPA RAO</text:p>
          </table:table-cell>
          <table:table-cell table:style-name="ce29"/>
          <table:table-cell office:value-type="float" office:value="895291997801" table:style-name="ce27">
            <text:p>895291997801</text:p>
          </table:table-cell>
          <table:table-cell office:value-type="float" office:value="9963974892" table:style-name="ce30">
            <text:p>99639748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4" table:style-name="ce23">
            <text:p>64</text:p>
          </table:table-cell>
          <table:table-cell office:value-type="string" table:style-name="ce29">
            <text:p>MALLI APPA RAO</text:p>
          </table:table-cell>
          <table:table-cell table:style-name="ce29"/>
          <table:table-cell office:value-type="float" office:value="938494714537" table:style-name="ce27">
            <text:p>938494714537</text:p>
          </table:table-cell>
          <table:table-cell office:value-type="float" office:value="9550688021" table:style-name="ce30">
            <text:p>95506880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5" table:style-name="ce23">
            <text:p>65</text:p>
          </table:table-cell>
          <table:table-cell office:value-type="string" table:style-name="ce29">
            <text:p>POLAVARAPU APPA RAO</text:p>
          </table:table-cell>
          <table:table-cell table:style-name="ce29"/>
          <table:table-cell office:value-type="float" office:value="464349786471" table:style-name="ce27">
            <text:p>464349786471</text:p>
          </table:table-cell>
          <table:table-cell office:value-type="float" office:value="9949008049" table:style-name="ce30">
            <text:p>99490080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6" table:style-name="ce23">
            <text:p>66</text:p>
          </table:table-cell>
          <table:table-cell office:value-type="string" table:style-name="ce29">
            <text:p>KOVIRI SRIRAMULU</text:p>
          </table:table-cell>
          <table:table-cell table:style-name="ce29"/>
          <table:table-cell office:value-type="float" office:value="984111781798" table:style-name="ce27">
            <text:p>984111781798</text:p>
          </table:table-cell>
          <table:table-cell office:value-type="float" office:value="9949797688" table:style-name="ce30">
            <text:p>99497976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7" table:style-name="ce23">
            <text:p>67</text:p>
          </table:table-cell>
          <table:table-cell office:value-type="string" table:style-name="ce29">
            <text:p>DAMMU TIRUPUTHI RAO</text:p>
          </table:table-cell>
          <table:table-cell table:style-name="ce29"/>
          <table:table-cell office:value-type="float" office:value="799125802581" table:style-name="ce27">
            <text:p>799125802581</text:p>
          </table:table-cell>
          <table:table-cell office:value-type="float" office:value="9550454920" table:style-name="ce30">
            <text:p>95504549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8" table:style-name="ce23">
            <text:p>68</text:p>
          </table:table-cell>
          <table:table-cell office:value-type="string" table:style-name="ce29">
            <text:p>KAKI ESWARA RAO</text:p>
          </table:table-cell>
          <table:table-cell table:style-name="ce29"/>
          <table:table-cell office:value-type="float" office:value="382687800151" table:style-name="ce27">
            <text:p>382687800151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69" table:style-name="ce23">
            <text:p>69</text:p>
          </table:table-cell>
          <table:table-cell office:value-type="string" table:style-name="ce29">
            <text:p>DOMA RAMANA</text:p>
          </table:table-cell>
          <table:table-cell table:style-name="ce29"/>
          <table:table-cell office:value-type="float" office:value="635836729299" table:style-name="ce27">
            <text:p>635836729299</text:p>
          </table:table-cell>
          <table:table-cell office:value-type="float" office:value="7893438525" table:style-name="ce30">
            <text:p>78934385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0" table:style-name="ce23">
            <text:p>70</text:p>
          </table:table-cell>
          <table:table-cell office:value-type="string" table:style-name="ce29">
            <text:p>GUBBALA RAMANA</text:p>
          </table:table-cell>
          <table:table-cell table:style-name="ce29"/>
          <table:table-cell office:value-type="float" office:value="825751812537" table:style-name="ce27">
            <text:p>825751812537</text:p>
          </table:table-cell>
          <table:table-cell office:value-type="float" office:value="9866656555" table:style-name="ce30">
            <text:p>98666565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1" table:style-name="ce23">
            <text:p>71</text:p>
          </table:table-cell>
          <table:table-cell office:value-type="string" table:style-name="ce29">
            <text:p>KAKI NOOKA RAJU</text:p>
          </table:table-cell>
          <table:table-cell table:style-name="ce29"/>
          <table:table-cell office:value-type="float" office:value="823093916482" table:style-name="ce27">
            <text:p>823093916482</text:p>
          </table:table-cell>
          <table:table-cell office:value-type="float" office:value="9177204191" table:style-name="ce30">
            <text:p>91772041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2" table:style-name="ce23">
            <text:p>72</text:p>
          </table:table-cell>
          <table:table-cell office:value-type="string" table:style-name="ce29">
            <text:p>POLAVARAPU SURI BABU</text:p>
          </table:table-cell>
          <table:table-cell table:style-name="ce29"/>
          <table:table-cell office:value-type="float" office:value="873791260092" table:style-name="ce27">
            <text:p>873791260092</text:p>
          </table:table-cell>
          <table:table-cell office:value-type="float" office:value="8897250776" table:style-name="ce30">
            <text:p>889725077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3" table:style-name="ce23">
            <text:p>73</text:p>
          </table:table-cell>
          <table:table-cell office:value-type="string" table:style-name="ce29">
            <text:p>KAKI PARUNAIDU</text:p>
          </table:table-cell>
          <table:table-cell table:style-name="ce29"/>
          <table:table-cell office:value-type="float" office:value="623147149117" table:style-name="ce27">
            <text:p>623147149117</text:p>
          </table:table-cell>
          <table:table-cell office:value-type="float" office:value="9701790968" table:style-name="ce30">
            <text:p>97017909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4" table:style-name="ce23">
            <text:p>74</text:p>
          </table:table-cell>
          <table:table-cell office:value-type="string" table:style-name="ce29">
            <text:p>SURAMPUDI DEMULLU</text:p>
          </table:table-cell>
          <table:table-cell table:style-name="ce29"/>
          <table:table-cell office:value-type="float" office:value="359217758193" table:style-name="ce27">
            <text:p>359217758193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5" table:style-name="ce23">
            <text:p>75</text:p>
          </table:table-cell>
          <table:table-cell office:value-type="string" table:style-name="ce29">
            <text:p>DAMMU AKKI NAIDU</text:p>
          </table:table-cell>
          <table:table-cell table:style-name="ce29"/>
          <table:table-cell office:value-type="float" office:value="99285586082" table:style-name="ce27">
            <text:p>99285586082</text:p>
          </table:table-cell>
          <table:table-cell office:value-type="float" office:value="9678493503" table:style-name="ce30">
            <text:p>967849350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6" table:style-name="ce23">
            <text:p>76</text:p>
          </table:table-cell>
          <table:table-cell office:value-type="string" table:style-name="ce29">
            <text:p>KAKI RAMANA BABU</text:p>
          </table:table-cell>
          <table:table-cell table:style-name="ce29"/>
          <table:table-cell office:value-type="float" office:value="818620252336" table:style-name="ce27">
            <text:p>818620252336</text:p>
          </table:table-cell>
          <table:table-cell office:value-type="float" office:value="9000824937" table:style-name="ce30">
            <text:p>90008249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7" table:style-name="ce23">
            <text:p>77</text:p>
          </table:table-cell>
          <table:table-cell office:value-type="string" table:style-name="ce29">
            <text:p>VADISILA APPA RAO</text:p>
          </table:table-cell>
          <table:table-cell table:style-name="ce29"/>
          <table:table-cell office:value-type="float" office:value="216129456299" table:style-name="ce27">
            <text:p>216129456299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8" table:style-name="ce23">
            <text:p>78</text:p>
          </table:table-cell>
          <table:table-cell office:value-type="string" table:style-name="ce29">
            <text:p>NAGALA APPA RAO</text:p>
          </table:table-cell>
          <table:table-cell table:style-name="ce29"/>
          <table:table-cell office:value-type="float" office:value="956992779582" table:style-name="ce27">
            <text:p>956992779582</text:p>
          </table:table-cell>
          <table:table-cell office:value-type="float" office:value="9966513192" table:style-name="ce30">
            <text:p>99665131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79" table:style-name="ce23">
            <text:p>79</text:p>
          </table:table-cell>
          <table:table-cell office:value-type="string" table:style-name="ce29">
            <text:p>VADISILA APPA RAO</text:p>
          </table:table-cell>
          <table:table-cell table:style-name="ce29"/>
          <table:table-cell office:value-type="float" office:value="616475477083" table:style-name="ce27">
            <text:p>616475477083</text:p>
          </table:table-cell>
          <table:table-cell office:value-type="float" office:value="9652141027" table:style-name="ce30">
            <text:p>96521410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0" table:style-name="ce23">
            <text:p>80</text:p>
          </table:table-cell>
          <table:table-cell office:value-type="string" table:style-name="ce29">
            <text:p>KOVIRI APPA RAO</text:p>
          </table:table-cell>
          <table:table-cell table:style-name="ce29"/>
          <table:table-cell office:value-type="float" office:value="742814263054" table:style-name="ce27">
            <text:p>742814263054</text:p>
          </table:table-cell>
          <table:table-cell office:value-type="float" office:value="9849472236" table:style-name="ce30">
            <text:p>98494722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1" table:style-name="ce23">
            <text:p>81</text:p>
          </table:table-cell>
          <table:table-cell office:value-type="string" table:style-name="ce29">
            <text:p>KANDIPILLI VENKATA NAGA APPA RAO</text:p>
          </table:table-cell>
          <table:table-cell table:style-name="ce29"/>
          <table:table-cell office:value-type="float" office:value="272320658160" table:style-name="ce27">
            <text:p>272320658160</text:p>
          </table:table-cell>
          <table:table-cell office:value-type="float" office:value="8463907206" table:style-name="ce30">
            <text:p>84639072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2" table:style-name="ce23">
            <text:p>82</text:p>
          </table:table-cell>
          <table:table-cell office:value-type="string" table:style-name="ce29">
            <text:p>DOM NARASAMMA</text:p>
          </table:table-cell>
          <table:table-cell table:style-name="ce29"/>
          <table:table-cell office:value-type="float" office:value="349818760202" table:style-name="ce27">
            <text:p>349818760202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3" table:style-name="ce23">
            <text:p>83</text:p>
          </table:table-cell>
          <table:table-cell office:value-type="string" table:style-name="ce29">
            <text:p>DAMMU ESWARA RAO</text:p>
          </table:table-cell>
          <table:table-cell table:style-name="ce29"/>
          <table:table-cell office:value-type="float" office:value="668282004999" table:style-name="ce27">
            <text:p>668282004999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4" table:style-name="ce23">
            <text:p>84</text:p>
          </table:table-cell>
          <table:table-cell office:value-type="string" table:style-name="ce29">
            <text:p>NAGALA APPALA KONDA</text:p>
          </table:table-cell>
          <table:table-cell table:style-name="ce29"/>
          <table:table-cell office:value-type="float" office:value="951261116763" table:style-name="ce27">
            <text:p>951261116763</text:p>
          </table:table-cell>
          <table:table-cell office:value-type="float" office:value="9010577459" table:style-name="ce30">
            <text:p>90105774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5" table:style-name="ce23">
            <text:p>85</text:p>
          </table:table-cell>
          <table:table-cell office:value-type="string" table:style-name="ce29">
            <text:p>DAMMU PARUNAIDU</text:p>
          </table:table-cell>
          <table:table-cell table:style-name="ce29"/>
          <table:table-cell office:value-type="float" office:value="561869743319" table:style-name="ce27">
            <text:p>561869743319</text:p>
          </table:table-cell>
          <table:table-cell office:value-type="float" office:value="8978990254" table:style-name="ce30">
            <text:p>89789902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6" table:style-name="ce23">
            <text:p>86</text:p>
          </table:table-cell>
          <table:table-cell office:value-type="string" table:style-name="ce29">
            <text:p>NAGALA NOOKESWARA RAO</text:p>
          </table:table-cell>
          <table:table-cell table:style-name="ce29"/>
          <table:table-cell office:value-type="float" office:value="655155062953" table:style-name="ce27">
            <text:p>655155062953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7" table:style-name="ce23">
            <text:p>87</text:p>
          </table:table-cell>
          <table:table-cell office:value-type="string" table:style-name="ce29">
            <text:p>PILLI PRASAD</text:p>
          </table:table-cell>
          <table:table-cell table:style-name="ce29"/>
          <table:table-cell office:value-type="float" office:value="328375056633" table:style-name="ce27">
            <text:p>328375056633</text:p>
          </table:table-cell>
          <table:table-cell office:value-type="float" office:value="8186090160" table:style-name="ce30">
            <text:p>81860901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8" table:style-name="ce23">
            <text:p>88</text:p>
          </table:table-cell>
          <table:table-cell office:value-type="string" table:style-name="ce29">
            <text:p>DOMA RAMA RAO</text:p>
          </table:table-cell>
          <table:table-cell table:style-name="ce29"/>
          <table:table-cell office:value-type="float" office:value="513483541601" table:style-name="ce27">
            <text:p>513483541601</text:p>
          </table:table-cell>
          <table:table-cell office:value-type="float" office:value="8977909982" table:style-name="ce30">
            <text:p>89779099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89" table:style-name="ce23">
            <text:p>89</text:p>
          </table:table-cell>
          <table:table-cell office:value-type="string" table:style-name="ce29">
            <text:p>PILLI SANYASI RAO</text:p>
          </table:table-cell>
          <table:table-cell table:style-name="ce29"/>
          <table:table-cell office:value-type="float" office:value="425125134808" table:style-name="ce27">
            <text:p>425125134808</text:p>
          </table:table-cell>
          <table:table-cell office:value-type="float" office:value="9177213831" table:style-name="ce30">
            <text:p>91772138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90" table:style-name="ce23">
            <text:p>90</text:p>
          </table:table-cell>
          <table:table-cell office:value-type="string" table:style-name="ce29">
            <text:p>DUNGA RAMU</text:p>
          </table:table-cell>
          <table:table-cell table:style-name="ce29"/>
          <table:table-cell office:value-type="float" office:value="713288348923" table:style-name="ce27">
            <text:p>713288348923</text:p>
          </table:table-cell>
          <table:table-cell office:value-type="float" office:value="9866110560" table:style-name="ce30">
            <text:p>98661105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91" table:style-name="ce23">
            <text:p>91</text:p>
          </table:table-cell>
          <table:table-cell office:value-type="string" table:style-name="ce29">
            <text:p>ANASURI CHINA APPA RAO</text:p>
          </table:table-cell>
          <table:table-cell table:style-name="ce29"/>
          <table:table-cell office:value-type="float" office:value="706994682413" table:style-name="ce27">
            <text:p>706994682413</text:p>
          </table:table-cell>
          <table:table-cell office:value-type="float" office:value="9989785942" table:style-name="ce30">
            <text:p>99897859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92" table:style-name="ce23">
            <text:p>92</text:p>
          </table:table-cell>
          <table:table-cell office:value-type="string" table:style-name="ce29">
            <text:p>DUNGA NOOKA RAJU</text:p>
          </table:table-cell>
          <table:table-cell table:style-name="ce29"/>
          <table:table-cell office:value-type="float" office:value="595266385683" table:style-name="ce27">
            <text:p>595266385683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<text:s text:c="4"/>Operative Society</text:p>
          </table:table-cell>
          <table:table-cell office:value-type="string" table:style-name="ce23">
            <text:p>Member</text:p>
          </table:table-cell>
          <table:table-cell office:value-type="float" office:value="93" table:style-name="ce23">
            <text:p>93</text:p>
          </table:table-cell>
          <table:table-cell office:value-type="string" table:style-name="ce29">
            <text:p>KAKI RAMANA BABU</text:p>
          </table:table-cell>
          <table:table-cell table:style-name="ce29"/>
          <table:table-cell office:value-type="float" office:value="985881241002" table:style-name="ce27">
            <text:p>985881241002</text:p>
          </table:table-cell>
          <table:table-cell office:value-type="float" office:value="9618910423" table:style-name="ce30">
            <text:p>961891042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4" table:style-name="ce23">
            <text:p>94</text:p>
          </table:table-cell>
          <table:table-cell office:value-type="string" table:style-name="ce29">
            <text:p>DUNGA NAGA APPA RAO</text:p>
          </table:table-cell>
          <table:table-cell table:style-name="ce29"/>
          <table:table-cell office:value-type="float" office:value="662841678859" table:style-name="ce27">
            <text:p>662841678859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5" table:style-name="ce23">
            <text:p>95</text:p>
          </table:table-cell>
          <table:table-cell office:value-type="string" table:style-name="ce29">
            <text:p>DUNGA JOGA RAO</text:p>
          </table:table-cell>
          <table:table-cell table:style-name="ce29"/>
          <table:table-cell office:value-type="float" office:value="971805776502" table:style-name="ce27">
            <text:p>971805776502</text:p>
          </table:table-cell>
          <table:table-cell office:value-type="float" office:value="9666037568" table:style-name="ce30">
            <text:p>96660375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6" table:style-name="ce23">
            <text:p>96</text:p>
          </table:table-cell>
          <table:table-cell office:value-type="string" table:style-name="ce29">
            <text:p>KAKARA PAIDI RAJU</text:p>
          </table:table-cell>
          <table:table-cell table:style-name="ce29"/>
          <table:table-cell office:value-type="float" office:value="449942523528" table:style-name="ce27">
            <text:p>449942523528</text:p>
          </table:table-cell>
          <table:table-cell office:value-type="float" office:value="7799423299" table:style-name="ce30">
            <text:p>779942329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7" table:style-name="ce23">
            <text:p>97</text:p>
          </table:table-cell>
          <table:table-cell office:value-type="string" table:style-name="ce29">
            <text:p>DUNGA SANYASI RAO</text:p>
          </table:table-cell>
          <table:table-cell table:style-name="ce29"/>
          <table:table-cell office:value-type="float" office:value="447684337645" table:style-name="ce27">
            <text:p>447684337645</text:p>
          </table:table-cell>
          <table:table-cell office:value-type="float" office:value="9273958000" table:style-name="ce30">
            <text:p>92739580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8" table:style-name="ce23">
            <text:p>98</text:p>
          </table:table-cell>
          <table:table-cell office:value-type="string" table:style-name="ce29">
            <text:p>DAMMU NAGESWARA RAO</text:p>
          </table:table-cell>
          <table:table-cell table:style-name="ce29"/>
          <table:table-cell office:value-type="float" office:value="761566772922" table:style-name="ce27">
            <text:p>761566772922</text:p>
          </table:table-cell>
          <table:table-cell office:value-type="float" office:value="1618584016" table:style-name="ce30">
            <text:p>16185840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99" table:style-name="ce23">
            <text:p>99</text:p>
          </table:table-cell>
          <table:table-cell office:value-type="string" table:style-name="ce29">
            <text:p>MUNGARA NAGA RAJU</text:p>
          </table:table-cell>
          <table:table-cell table:style-name="ce29"/>
          <table:table-cell office:value-type="float" office:value="468059172891" table:style-name="ce27">
            <text:p>468059172891</text:p>
          </table:table-cell>
          <table:table-cell office:value-type="float" office:value="810619380" table:style-name="ce30">
            <text:p>8106193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0" table:style-name="ce23">
            <text:p>100</text:p>
          </table:table-cell>
          <table:table-cell office:value-type="string" table:style-name="ce29">
            <text:p>GUBBALA GOWRI SANKARA RAO</text:p>
          </table:table-cell>
          <table:table-cell table:style-name="ce29"/>
          <table:table-cell office:value-type="float" office:value="928255688572" table:style-name="ce27">
            <text:p>928255688572</text:p>
          </table:table-cell>
          <table:table-cell office:value-type="string" table:style-name="ce30">
            <text:p><text:s text:c="4"/>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1" table:style-name="ce23">
            <text:p>101</text:p>
          </table:table-cell>
          <table:table-cell office:value-type="string" table:style-name="ce29">
            <text:p>MALLI SANKARA RAO</text:p>
          </table:table-cell>
          <table:table-cell table:style-name="ce29"/>
          <table:table-cell office:value-type="float" office:value="987774969998" table:style-name="ce27">
            <text:p>987774969998</text:p>
          </table:table-cell>
          <table:table-cell office:value-type="float" office:value="9949232856" table:style-name="ce30">
            <text:p>994923285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2" table:style-name="ce23">
            <text:p>102</text:p>
          </table:table-cell>
          <table:table-cell office:value-type="string" table:style-name="ce29">
            <text:p>THUTTA KANAKA APPA RAO</text:p>
          </table:table-cell>
          <table:table-cell table:style-name="ce29"/>
          <table:table-cell office:value-type="float" office:value="707861960801" table:style-name="ce27">
            <text:p>707861960801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3" table:style-name="ce23">
            <text:p>103</text:p>
          </table:table-cell>
          <table:table-cell office:value-type="string" table:style-name="ce29">
            <text:p>ANASURI RAMA RAO</text:p>
          </table:table-cell>
          <table:table-cell table:style-name="ce29"/>
          <table:table-cell office:value-type="float" office:value="862382348280" table:style-name="ce27">
            <text:p>862382348280</text:p>
          </table:table-cell>
          <table:table-cell office:value-type="float" office:value="9573040935" table:style-name="ce30">
            <text:p>957304093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4" table:style-name="ce23">
            <text:p>104</text:p>
          </table:table-cell>
          <table:table-cell office:value-type="string" table:style-name="ce29">
            <text:p>VALLI LAKSHMANA RAO</text:p>
          </table:table-cell>
          <table:table-cell table:style-name="ce29"/>
          <table:table-cell office:value-type="float" office:value="238171829407" table:style-name="ce27">
            <text:p>238171829407</text:p>
          </table:table-cell>
          <table:table-cell office:value-type="float" office:value="8978486225" table:style-name="ce30">
            <text:p>89784862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5" table:style-name="ce23">
            <text:p>105</text:p>
          </table:table-cell>
          <table:table-cell office:value-type="string" table:style-name="ce29">
            <text:p>ANASURI RAMU</text:p>
          </table:table-cell>
          <table:table-cell table:style-name="ce29"/>
          <table:table-cell office:value-type="float" office:value="707861960801" table:style-name="ce27">
            <text:p>707861960801</text:p>
          </table:table-cell>
          <table:table-cell office:value-type="float" office:value="9010545946" table:style-name="ce30">
            <text:p>90105459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6" table:style-name="ce23">
            <text:p>106</text:p>
          </table:table-cell>
          <table:table-cell office:value-type="string" table:style-name="ce29">
            <text:p>DUNGA RAMANAUI</text:p>
          </table:table-cell>
          <table:table-cell table:style-name="ce29"/>
          <table:table-cell office:value-type="float" office:value="755323352109" table:style-name="ce27">
            <text:p>755323352109</text:p>
          </table:table-cell>
          <table:table-cell office:value-type="float" office:value="7893812459" table:style-name="ce30">
            <text:p>78938124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7" table:style-name="ce23">
            <text:p>107</text:p>
          </table:table-cell>
          <table:table-cell office:value-type="string" table:style-name="ce29">
            <text:p>DUNGA NAGESWARA RAO</text:p>
          </table:table-cell>
          <table:table-cell table:style-name="ce29"/>
          <table:table-cell office:value-type="float" office:value="430542155246" table:style-name="ce27">
            <text:p>430542155246</text:p>
          </table:table-cell>
          <table:table-cell office:value-type="float" office:value="8185845842" table:style-name="ce30">
            <text:p>81858458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8" table:style-name="ce23">
            <text:p>108</text:p>
          </table:table-cell>
          <table:table-cell office:value-type="string" table:style-name="ce29">
            <text:p>DHOMA GOVINDA RAJU</text:p>
          </table:table-cell>
          <table:table-cell table:style-name="ce29"/>
          <table:table-cell office:value-type="float" office:value="411767133887" table:style-name="ce27">
            <text:p>411767133887</text:p>
          </table:table-cell>
          <table:table-cell office:value-type="float" office:value="9542917951" table:style-name="ce30">
            <text:p>95429179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09" table:style-name="ce23">
            <text:p>109</text:p>
          </table:table-cell>
          <table:table-cell office:value-type="string" table:style-name="ce29">
            <text:p>KAKI LAKSHMANA RAO</text:p>
          </table:table-cell>
          <table:table-cell table:style-name="ce29"/>
          <table:table-cell office:value-type="float" office:value="420325043115" table:style-name="ce27">
            <text:p>420325043115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0" table:style-name="ce23">
            <text:p>110</text:p>
          </table:table-cell>
          <table:table-cell office:value-type="string" table:style-name="ce29">
            <text:p>VALLI SANKARA RAO</text:p>
          </table:table-cell>
          <table:table-cell table:style-name="ce29"/>
          <table:table-cell office:value-type="float" office:value="356969433874" table:style-name="ce27">
            <text:p>356969433874</text:p>
          </table:table-cell>
          <table:table-cell office:value-type="float" office:value="9160574002" table:style-name="ce30">
            <text:p>91605740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1" table:style-name="ce23">
            <text:p>111</text:p>
          </table:table-cell>
          <table:table-cell office:value-type="string" table:style-name="ce29">
            <text:p>KAKI CHODA APPA RAO</text:p>
          </table:table-cell>
          <table:table-cell table:style-name="ce29"/>
          <table:table-cell office:value-type="float" office:value="815339686779" table:style-name="ce27">
            <text:p>815339686779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2" table:style-name="ce23">
            <text:p>112</text:p>
          </table:table-cell>
          <table:table-cell office:value-type="string" table:style-name="ce29">
            <text:p>BATTINA THALUPULA RAO</text:p>
          </table:table-cell>
          <table:table-cell table:style-name="ce29"/>
          <table:table-cell office:value-type="float" office:value="386750599583" table:style-name="ce27">
            <text:p>386750599583</text:p>
          </table:table-cell>
          <table:table-cell office:value-type="float" office:value="9505405365" table:style-name="ce30">
            <text:p>95054053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3" table:style-name="ce23">
            <text:p>113</text:p>
          </table:table-cell>
          <table:table-cell office:value-type="string" table:style-name="ce29">
            <text:p>PILLI SIVA</text:p>
          </table:table-cell>
          <table:table-cell table:style-name="ce29"/>
          <table:table-cell office:value-type="float" office:value="761706456369" table:style-name="ce27">
            <text:p>761706456369</text:p>
          </table:table-cell>
          <table:table-cell office:value-type="float" office:value="9553530634" table:style-name="ce30">
            <text:p>95535306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4" table:style-name="ce23">
            <text:p>114</text:p>
          </table:table-cell>
          <table:table-cell office:value-type="string" table:style-name="ce29">
            <text:p>PILLI GOVINDA RAO</text:p>
          </table:table-cell>
          <table:table-cell table:style-name="ce29"/>
          <table:table-cell office:value-type="float" office:value="497577886079" table:style-name="ce27">
            <text:p>497577886079</text:p>
          </table:table-cell>
          <table:table-cell office:value-type="float" office:value="9951676411" table:style-name="ce30">
            <text:p>995167641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5" table:style-name="ce23">
            <text:p>115</text:p>
          </table:table-cell>
          <table:table-cell office:value-type="string" table:style-name="ce29">
            <text:p>VALLI APPALA RAJU</text:p>
          </table:table-cell>
          <table:table-cell table:style-name="ce29"/>
          <table:table-cell office:value-type="float" office:value="594739587985" table:style-name="ce27">
            <text:p>594739587985</text:p>
          </table:table-cell>
          <table:table-cell office:value-type="float" office:value="9963831793" table:style-name="ce30">
            <text:p>99638317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6" table:style-name="ce23">
            <text:p>116</text:p>
          </table:table-cell>
          <table:table-cell office:value-type="string" table:style-name="ce29">
            <text:p>PILLI SRINU</text:p>
          </table:table-cell>
          <table:table-cell table:style-name="ce29"/>
          <table:table-cell office:value-type="float" office:value="426525802849" table:style-name="ce27">
            <text:p>426525802849</text:p>
          </table:table-cell>
          <table:table-cell office:value-type="float" office:value="9640970778" table:style-name="ce30">
            <text:p>96409707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7" table:style-name="ce23">
            <text:p>117</text:p>
          </table:table-cell>
          <table:table-cell office:value-type="string" table:style-name="ce29">
            <text:p>ILLA VEERAJU</text:p>
          </table:table-cell>
          <table:table-cell table:style-name="ce29"/>
          <table:table-cell office:value-type="float" office:value="508969808015" table:style-name="ce27">
            <text:p>508969808015</text:p>
          </table:table-cell>
          <table:table-cell office:value-type="float" office:value="8374044238" table:style-name="ce30">
            <text:p>83740442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8" table:style-name="ce23">
            <text:p>118</text:p>
          </table:table-cell>
          <table:table-cell office:value-type="string" table:style-name="ce29">
            <text:p>PILLI NAGESWARA RAO</text:p>
          </table:table-cell>
          <table:table-cell table:style-name="ce29"/>
          <table:table-cell office:value-type="float" office:value="701889501003" table:style-name="ce27">
            <text:p>701889501003</text:p>
          </table:table-cell>
          <table:table-cell office:value-type="float" office:value="9000524939" table:style-name="ce30">
            <text:p>90005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19" table:style-name="ce23">
            <text:p>119</text:p>
          </table:table-cell>
          <table:table-cell office:value-type="string" table:style-name="ce29">
            <text:p>GEDDADA APPA RAO</text:p>
          </table:table-cell>
          <table:table-cell table:style-name="ce29"/>
          <table:table-cell office:value-type="float" office:value="869699491770" table:style-name="ce27">
            <text:p>869699491770</text:p>
          </table:table-cell>
          <table:table-cell office:value-type="float" office:value="9848380587" table:style-name="ce30">
            <text:p>984838058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0" table:style-name="ce23">
            <text:p>120</text:p>
          </table:table-cell>
          <table:table-cell office:value-type="string" table:style-name="ce29">
            <text:p>VADISILA APPA RAO</text:p>
          </table:table-cell>
          <table:table-cell table:style-name="ce29"/>
          <table:table-cell office:value-type="float" office:value="883071928281" table:style-name="ce27">
            <text:p>883071928281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1" table:style-name="ce23">
            <text:p>121</text:p>
          </table:table-cell>
          <table:table-cell office:value-type="string" table:style-name="ce29">
            <text:p>GUBBA RAMUNAIDU</text:p>
          </table:table-cell>
          <table:table-cell table:style-name="ce29"/>
          <table:table-cell office:value-type="float" office:value="546273086763" table:style-name="ce27">
            <text:p>546273086763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2" table:style-name="ce23">
            <text:p>122</text:p>
          </table:table-cell>
          <table:table-cell office:value-type="string" table:style-name="ce29">
            <text:p>DAMMU NOOKA RAJU</text:p>
          </table:table-cell>
          <table:table-cell table:style-name="ce29"/>
          <table:table-cell office:value-type="float" office:value="835992075658" table:style-name="ce27">
            <text:p>835992075658</text:p>
          </table:table-cell>
          <table:table-cell office:value-type="float" office:value="9000824937" table:style-name="ce30">
            <text:p>90008249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3" table:style-name="ce23">
            <text:p>123</text:p>
          </table:table-cell>
          <table:table-cell office:value-type="string" table:style-name="ce29">
            <text:p>MALLI APPA RAO</text:p>
          </table:table-cell>
          <table:table-cell table:style-name="ce29"/>
          <table:table-cell office:value-type="float" office:value="913952355168" table:style-name="ce27">
            <text:p>913952355168</text:p>
          </table:table-cell>
          <table:table-cell office:value-type="float" office:value="9959889359" table:style-name="ce30">
            <text:p>99598893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4" table:style-name="ce23">
            <text:p>124</text:p>
          </table:table-cell>
          <table:table-cell office:value-type="string" table:style-name="ce29">
            <text:p>ANDIBOYINA NAGA APPA RAO</text:p>
          </table:table-cell>
          <table:table-cell table:style-name="ce29"/>
          <table:table-cell office:value-type="float" office:value="695052406890" table:style-name="ce27">
            <text:p>695052406890</text:p>
          </table:table-cell>
          <table:table-cell office:value-type="float" office:value="9618866852" table:style-name="ce30">
            <text:p>96188668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5" table:style-name="ce23">
            <text:p>125</text:p>
          </table:table-cell>
          <table:table-cell office:value-type="string" table:style-name="ce29">
            <text:p>DAMMU APPALA NAIDU</text:p>
          </table:table-cell>
          <table:table-cell table:style-name="ce29"/>
          <table:table-cell office:value-type="float" office:value="640868308992" table:style-name="ce27">
            <text:p>640868308992</text:p>
          </table:table-cell>
          <table:table-cell office:value-type="float" office:value="9963717520" table:style-name="ce30">
            <text:p>99637175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6" table:style-name="ce23">
            <text:p>126</text:p>
          </table:table-cell>
          <table:table-cell office:value-type="string" table:style-name="ce29">
            <text:p>DUNGA GANESH</text:p>
          </table:table-cell>
          <table:table-cell table:style-name="ce29"/>
          <table:table-cell office:value-type="float" office:value="510815245070" table:style-name="ce27">
            <text:p>510815245070</text:p>
          </table:table-cell>
          <table:table-cell office:value-type="float" office:value="9966513192" table:style-name="ce30">
            <text:p>99665131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7" table:style-name="ce23">
            <text:p>127</text:p>
          </table:table-cell>
          <table:table-cell office:value-type="string" table:style-name="ce29">
            <text:p>DOMA SRINIVASA RAO</text:p>
          </table:table-cell>
          <table:table-cell table:style-name="ce29"/>
          <table:table-cell office:value-type="float" office:value="706756784575" table:style-name="ce27">
            <text:p>706756784575</text:p>
          </table:table-cell>
          <table:table-cell office:value-type="float" office:value="7893438525" table:style-name="ce30">
            <text:p>78934385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8" table:style-name="ce23">
            <text:p>128</text:p>
          </table:table-cell>
          <table:table-cell office:value-type="string" table:style-name="ce29">
            <text:p>VADISILA APPALA KONDA</text:p>
          </table:table-cell>
          <table:table-cell table:style-name="ce29"/>
          <table:table-cell office:value-type="float" office:value="828981289003" table:style-name="ce27">
            <text:p>828981289003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29" table:style-name="ce23">
            <text:p>129</text:p>
          </table:table-cell>
          <table:table-cell office:value-type="string" table:style-name="ce29">
            <text:p>PILLI GANGA RAJU</text:p>
          </table:table-cell>
          <table:table-cell table:style-name="ce29"/>
          <table:table-cell office:value-type="float" office:value="346823622706" table:style-name="ce27">
            <text:p>346823622706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0" table:style-name="ce23">
            <text:p>130</text:p>
          </table:table-cell>
          <table:table-cell office:value-type="string" table:style-name="ce29">
            <text:p>ANASURI KRISHNA</text:p>
          </table:table-cell>
          <table:table-cell table:style-name="ce29"/>
          <table:table-cell office:value-type="float" office:value="763182617083" table:style-name="ce27">
            <text:p>763182617083</text:p>
          </table:table-cell>
          <table:table-cell office:value-type="float" office:value="9949455939" table:style-name="ce30">
            <text:p>9949455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1" table:style-name="ce23">
            <text:p>131</text:p>
          </table:table-cell>
          <table:table-cell office:value-type="string" table:style-name="ce29">
            <text:p>DAMMU NAGARAJU</text:p>
          </table:table-cell>
          <table:table-cell table:style-name="ce29"/>
          <table:table-cell office:value-type="float" office:value="515866041062" table:style-name="ce27">
            <text:p>515866041062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2" table:style-name="ce23">
            <text:p>132</text:p>
          </table:table-cell>
          <table:table-cell office:value-type="string" table:style-name="ce29">
            <text:p>ILLA APPALA RAJU</text:p>
          </table:table-cell>
          <table:table-cell table:style-name="ce29"/>
          <table:table-cell office:value-type="float" office:value="659558953207" table:style-name="ce27">
            <text:p>659558953207</text:p>
          </table:table-cell>
          <table:table-cell office:value-type="float" office:value="9866107126" table:style-name="ce30">
            <text:p>98661071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3" table:style-name="ce23">
            <text:p>133</text:p>
          </table:table-cell>
          <table:table-cell office:value-type="string" table:style-name="ce29">
            <text:p>NAGALA GAGANNADHAM</text:p>
          </table:table-cell>
          <table:table-cell table:style-name="ce29"/>
          <table:table-cell office:value-type="float" office:value="291255040125" table:style-name="ce27">
            <text:p>291255040125</text:p>
          </table:table-cell>
          <table:table-cell office:value-type="float" office:value="9949960955" table:style-name="ce30">
            <text:p>99499609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4" table:style-name="ce23">
            <text:p>134</text:p>
          </table:table-cell>
          <table:table-cell office:value-type="string" table:style-name="ce29">
            <text:p>NAGALA ATCHIYYA NAIDU</text:p>
          </table:table-cell>
          <table:table-cell table:style-name="ce29"/>
          <table:table-cell office:value-type="float" office:value="561095053653" table:style-name="ce27">
            <text:p>561095053653</text:p>
          </table:table-cell>
          <table:table-cell office:value-type="float" office:value="8187813056" table:style-name="ce30">
            <text:p>818781305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5" table:style-name="ce23">
            <text:p>135</text:p>
          </table:table-cell>
          <table:table-cell office:value-type="string" table:style-name="ce29">
            <text:p>NAGALA LAKSHMANA</text:p>
          </table:table-cell>
          <table:table-cell table:style-name="ce29"/>
          <table:table-cell office:value-type="float" office:value="951579456007" table:style-name="ce27">
            <text:p>951579456007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6" table:style-name="ce23">
            <text:p>136</text:p>
          </table:table-cell>
          <table:table-cell office:value-type="string" table:style-name="ce29">
            <text:p>KAKKALA SANYASI RAO</text:p>
          </table:table-cell>
          <table:table-cell table:style-name="ce29"/>
          <table:table-cell office:value-type="float" office:value="308164078914" table:style-name="ce27">
            <text:p>308164078914</text:p>
          </table:table-cell>
          <table:table-cell office:value-type="float" office:value="9959224279" table:style-name="ce30">
            <text:p>995922427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7" table:style-name="ce23">
            <text:p>137</text:p>
          </table:table-cell>
          <table:table-cell office:value-type="string" table:style-name="ce29">
            <text:p>GEDDADA RAMAKRISHNA</text:p>
          </table:table-cell>
          <table:table-cell table:style-name="ce29"/>
          <table:table-cell office:value-type="float" office:value="664749503287" table:style-name="ce27">
            <text:p>664749503287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8" table:style-name="ce23">
            <text:p>138</text:p>
          </table:table-cell>
          <table:table-cell office:value-type="string" table:style-name="ce29">
            <text:p>KOVIRI VENKUNAIDU</text:p>
          </table:table-cell>
          <table:table-cell table:style-name="ce29"/>
          <table:table-cell office:value-type="float" office:value="763124501570" table:style-name="ce27">
            <text:p>763124501570</text:p>
          </table:table-cell>
          <table:table-cell office:value-type="float" office:value="9963130125" table:style-name="ce30">
            <text:p>99631301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39" table:style-name="ce23">
            <text:p>139</text:p>
          </table:table-cell>
          <table:table-cell office:value-type="string" table:style-name="ce29">
            <text:p>THUTTA ADIYYA</text:p>
          </table:table-cell>
          <table:table-cell table:style-name="ce29"/>
          <table:table-cell office:value-type="float" office:value="494293055378" table:style-name="ce27">
            <text:p>494293055378</text:p>
          </table:table-cell>
          <table:table-cell office:value-type="float" office:value="9666775882" table:style-name="ce30">
            <text:p>96667758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0" table:style-name="ce23">
            <text:p>140</text:p>
          </table:table-cell>
          <table:table-cell office:value-type="string" table:style-name="ce29">
            <text:p>MARISA NAGA RAJU</text:p>
          </table:table-cell>
          <table:table-cell table:style-name="ce29"/>
          <table:table-cell office:value-type="float" office:value="576529167449" table:style-name="ce27">
            <text:p>576529167449</text:p>
          </table:table-cell>
          <table:table-cell office:value-type="float" office:value="9866482261" table:style-name="ce30">
            <text:p>98664822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1" table:style-name="ce23">
            <text:p>141</text:p>
          </table:table-cell>
          <table:table-cell office:value-type="string" table:style-name="ce29">
            <text:p>GEESALA NOOKA APPA RAO</text:p>
          </table:table-cell>
          <table:table-cell table:style-name="ce29"/>
          <table:table-cell office:value-type="float" office:value="792479535885" table:style-name="ce27">
            <text:p>792479535885</text:p>
          </table:table-cell>
          <table:table-cell office:value-type="float" office:value="9000991138" table:style-name="ce30">
            <text:p>90009911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2" table:style-name="ce23">
            <text:p>142</text:p>
          </table:table-cell>
          <table:table-cell office:value-type="string" table:style-name="ce29">
            <text:p>MALLI VEERA BABU</text:p>
          </table:table-cell>
          <table:table-cell table:style-name="ce29"/>
          <table:table-cell office:value-type="float" office:value="884461636691" table:style-name="ce27">
            <text:p>884461636691</text:p>
          </table:table-cell>
          <table:table-cell office:value-type="float" office:value="9849790173" table:style-name="ce30">
            <text:p>98497901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3" table:style-name="ce23">
            <text:p>143</text:p>
          </table:table-cell>
          <table:table-cell office:value-type="string" table:style-name="ce29">
            <text:p>GEESALA APPA RAO</text:p>
          </table:table-cell>
          <table:table-cell table:style-name="ce29"/>
          <table:table-cell office:value-type="float" office:value="723812390838" table:style-name="ce27">
            <text:p>723812390838</text:p>
          </table:table-cell>
          <table:table-cell office:value-type="float" office:value="7036411042" table:style-name="ce30">
            <text:p>70364110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4" table:style-name="ce23">
            <text:p>144</text:p>
          </table:table-cell>
          <table:table-cell office:value-type="string" table:style-name="ce29">
            <text:p>MALLI RAMANA APPA RAO</text:p>
          </table:table-cell>
          <table:table-cell table:style-name="ce29"/>
          <table:table-cell office:value-type="float" office:value="453849964106" table:style-name="ce27">
            <text:p>453849964106</text:p>
          </table:table-cell>
          <table:table-cell office:value-type="float" office:value="9704773704" table:style-name="ce30">
            <text:p>970477370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5" table:style-name="ce23">
            <text:p>145</text:p>
          </table:table-cell>
          <table:table-cell office:value-type="string" table:style-name="ce29">
            <text:p>ANASURI PARAMESH</text:p>
          </table:table-cell>
          <table:table-cell table:style-name="ce29"/>
          <table:table-cell office:value-type="float" office:value="645923689070" table:style-name="ce27">
            <text:p>645923689070</text:p>
          </table:table-cell>
          <table:table-cell office:value-type="float" office:value="984877592" table:style-name="ce30">
            <text:p>9848775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6" table:style-name="ce23">
            <text:p>146</text:p>
          </table:table-cell>
          <table:table-cell office:value-type="string" table:style-name="ce29">
            <text:p>DHOMA YESUDAS</text:p>
          </table:table-cell>
          <table:table-cell table:style-name="ce29"/>
          <table:table-cell office:value-type="float" office:value="992590121864" table:style-name="ce27">
            <text:p>992590121864</text:p>
          </table:table-cell>
          <table:table-cell office:value-type="float" office:value="970132902" table:style-name="ce30">
            <text:p>9701329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7" table:style-name="ce23">
            <text:p>147</text:p>
          </table:table-cell>
          <table:table-cell office:value-type="string" table:style-name="ce29">
            <text:p>NAGALA RAMANA</text:p>
          </table:table-cell>
          <table:table-cell table:style-name="ce29"/>
          <table:table-cell office:value-type="float" office:value="25552272189" table:style-name="ce27">
            <text:p>25552272189</text:p>
          </table:table-cell>
          <table:table-cell office:value-type="float" office:value="9618474749" table:style-name="ce30">
            <text:p>96184747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8" table:style-name="ce23">
            <text:p>148</text:p>
          </table:table-cell>
          <table:table-cell office:value-type="string" table:style-name="ce29">
            <text:p>THUTTA SATYANARAYANA</text:p>
          </table:table-cell>
          <table:table-cell table:style-name="ce29"/>
          <table:table-cell office:value-type="float" office:value="560142711460" table:style-name="ce27">
            <text:p>560142711460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49" table:style-name="ce23">
            <text:p>149</text:p>
          </table:table-cell>
          <table:table-cell office:value-type="string" table:style-name="ce29">
            <text:p>DHARA ESWARA RAO</text:p>
          </table:table-cell>
          <table:table-cell table:style-name="ce29"/>
          <table:table-cell office:value-type="float" office:value="394867052803" table:style-name="ce27">
            <text:p>394867052803</text:p>
          </table:table-cell>
          <table:table-cell office:value-type="float" office:value="9966513192" table:style-name="ce30">
            <text:p>99665131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0" table:style-name="ce23">
            <text:p>150</text:p>
          </table:table-cell>
          <table:table-cell office:value-type="string" table:style-name="ce29">
            <text:p>BANDA SOMULU</text:p>
          </table:table-cell>
          <table:table-cell table:style-name="ce29"/>
          <table:table-cell office:value-type="float" office:value="686910361524" table:style-name="ce27">
            <text:p>686910361524</text:p>
          </table:table-cell>
          <table:table-cell office:value-type="float" office:value="7799423299" table:style-name="ce30">
            <text:p>779942329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1" table:style-name="ce23">
            <text:p>151</text:p>
          </table:table-cell>
          <table:table-cell office:value-type="string" table:style-name="ce29">
            <text:p>DAMMU CHINNA YELLAYYA</text:p>
          </table:table-cell>
          <table:table-cell table:style-name="ce29"/>
          <table:table-cell office:value-type="float" office:value="537313574466" table:style-name="ce27">
            <text:p>537313574466</text:p>
          </table:table-cell>
          <table:table-cell office:value-type="float" office:value="9000824939" table:style-name="ce30">
            <text:p>90008249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2" table:style-name="ce23">
            <text:p>152</text:p>
          </table:table-cell>
          <table:table-cell office:value-type="string" table:style-name="ce29">
            <text:p>GUBBALA SATYANARAYANA</text:p>
          </table:table-cell>
          <table:table-cell table:style-name="ce29"/>
          <table:table-cell office:value-type="float" office:value="809639244720" table:style-name="ce27">
            <text:p>809639244720</text:p>
          </table:table-cell>
          <table:table-cell office:value-type="float" office:value="7730093238" table:style-name="ce30">
            <text:p>77300932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3" table:style-name="ce23">
            <text:p>153</text:p>
          </table:table-cell>
          <table:table-cell office:value-type="string" table:style-name="ce29">
            <text:p>KANDIPILLI KASIVISWANADHAM</text:p>
          </table:table-cell>
          <table:table-cell table:style-name="ce29"/>
          <table:table-cell office:value-type="float" office:value="986279038509" table:style-name="ce27">
            <text:p>986279038509</text:p>
          </table:table-cell>
          <table:table-cell office:value-type="float" office:value="9618975971" table:style-name="ce30">
            <text:p>961897597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4" table:style-name="ce23">
            <text:p>154</text:p>
          </table:table-cell>
          <table:table-cell office:value-type="string" table:style-name="ce29">
            <text:p>NAGALA THATARAO</text:p>
          </table:table-cell>
          <table:table-cell table:style-name="ce29"/>
          <table:table-cell office:value-type="float" office:value="34103473660" table:style-name="ce27">
            <text:p>34103473660</text:p>
          </table:table-cell>
          <table:table-cell office:value-type="float" office:value="7286044962" table:style-name="ce30">
            <text:p>72860449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5" table:style-name="ce23">
            <text:p>155</text:p>
          </table:table-cell>
          <table:table-cell office:value-type="string" table:style-name="ce29">
            <text:p>SEYDA CHINNA APPA RAO</text:p>
          </table:table-cell>
          <table:table-cell table:style-name="ce29"/>
          <table:table-cell office:value-type="float" office:value="972337225128" table:style-name="ce27">
            <text:p>972337225128</text:p>
          </table:table-cell>
          <table:table-cell office:value-type="float" office:value="9701524108" table:style-name="ce30">
            <text:p>97015241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6" table:style-name="ce23">
            <text:p>156</text:p>
          </table:table-cell>
          <table:table-cell office:value-type="string" table:style-name="ce29">
            <text:p>MALLI CHINA RAMNA</text:p>
          </table:table-cell>
          <table:table-cell table:style-name="ce29"/>
          <table:table-cell office:value-type="float" office:value="566657034632" table:style-name="ce27">
            <text:p>566657034632</text:p>
          </table:table-cell>
          <table:table-cell office:value-type="float" office:value="9652157894" table:style-name="ce30">
            <text:p>96521578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7" table:style-name="ce23">
            <text:p>157</text:p>
          </table:table-cell>
          <table:table-cell office:value-type="string" table:style-name="ce29">
            <text:p>SEYDA RAMASANKARA RAO</text:p>
          </table:table-cell>
          <table:table-cell table:style-name="ce29"/>
          <table:table-cell office:value-type="float" office:value="411080503612" table:style-name="ce27">
            <text:p>411080503612</text:p>
          </table:table-cell>
          <table:table-cell office:value-type="float" office:value="9989072374" table:style-name="ce30">
            <text:p>998907237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8" table:style-name="ce23">
            <text:p>158</text:p>
          </table:table-cell>
          <table:table-cell office:value-type="string" table:style-name="ce29">
            <text:p>GEDDADA NAGA RAJU</text:p>
          </table:table-cell>
          <table:table-cell table:style-name="ce29"/>
          <table:table-cell office:value-type="float" office:value="299312923636" table:style-name="ce27">
            <text:p>299312923636</text:p>
          </table:table-cell>
          <table:table-cell office:value-type="float" office:value="8019873292" table:style-name="ce30">
            <text:p>80198732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59" table:style-name="ce23">
            <text:p>159</text:p>
          </table:table-cell>
          <table:table-cell office:value-type="string" table:style-name="ce29">
            <text:p>MARISA PARRI RAJU</text:p>
          </table:table-cell>
          <table:table-cell table:style-name="ce29"/>
          <table:table-cell office:value-type="float" office:value="963915753045" table:style-name="ce27">
            <text:p>963915753045</text:p>
          </table:table-cell>
          <table:table-cell office:value-type="float" office:value="9866883071" table:style-name="ce30">
            <text:p>986688307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0" table:style-name="ce23">
            <text:p>160</text:p>
          </table:table-cell>
          <table:table-cell office:value-type="string" table:style-name="ce29">
            <text:p>PITHANI SRINU</text:p>
          </table:table-cell>
          <table:table-cell table:style-name="ce29"/>
          <table:table-cell office:value-type="float" office:value="342068283195" table:style-name="ce27">
            <text:p>342068283195</text:p>
          </table:table-cell>
          <table:table-cell office:value-type="float" office:value="9618584016" table:style-name="ce30">
            <text:p>96185840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1" table:style-name="ce23">
            <text:p>161</text:p>
          </table:table-cell>
          <table:table-cell office:value-type="string" table:style-name="ce29">
            <text:p>DAMMU PEDDA YELLAYYA</text:p>
          </table:table-cell>
          <table:table-cell table:style-name="ce29"/>
          <table:table-cell office:value-type="float" office:value="932428681513" table:style-name="ce27">
            <text:p>932428681513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2" table:style-name="ce23">
            <text:p>162</text:p>
          </table:table-cell>
          <table:table-cell office:value-type="string" table:style-name="ce29">
            <text:p>BANDA NAIDU BABU</text:p>
          </table:table-cell>
          <table:table-cell table:style-name="ce29"/>
          <table:table-cell office:value-type="float" office:value="214095309635" table:style-name="ce27">
            <text:p>214095309635</text:p>
          </table:table-cell>
          <table:table-cell office:value-type="float" office:value="9912748286" table:style-name="ce30">
            <text:p>99127482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3" table:style-name="ce23">
            <text:p>163</text:p>
          </table:table-cell>
          <table:table-cell office:value-type="string" table:style-name="ce29">
            <text:p>ANASURI SOBHANA</text:p>
          </table:table-cell>
          <table:table-cell table:style-name="ce29"/>
          <table:table-cell office:value-type="float" office:value="837791430488" table:style-name="ce27">
            <text:p>837791430488</text:p>
          </table:table-cell>
          <table:table-cell office:value-type="float" office:value="8374043863" table:style-name="ce30">
            <text:p>837404386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4" table:style-name="ce23">
            <text:p>164</text:p>
          </table:table-cell>
          <table:table-cell office:value-type="string" table:style-name="ce29">
            <text:p>DUNGA NOOKA RAJU</text:p>
          </table:table-cell>
          <table:table-cell table:style-name="ce29"/>
          <table:table-cell office:value-type="float" office:value="889548452492" table:style-name="ce27">
            <text:p>889548452492</text:p>
          </table:table-cell>
          <table:table-cell office:value-type="float" office:value="9985475089" table:style-name="ce30">
            <text:p>99854750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5" table:style-name="ce23">
            <text:p>165</text:p>
          </table:table-cell>
          <table:table-cell office:value-type="string" table:style-name="ce29">
            <text:p>GUBBALA APPALA RAJU</text:p>
          </table:table-cell>
          <table:table-cell table:style-name="ce29"/>
          <table:table-cell office:value-type="float" office:value="308568698228" table:style-name="ce27">
            <text:p>308568698228</text:p>
          </table:table-cell>
          <table:table-cell office:value-type="float" office:value="8016269878" table:style-name="ce30">
            <text:p>80162698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6" table:style-name="ce23">
            <text:p>166</text:p>
          </table:table-cell>
          <table:table-cell office:value-type="string" table:style-name="ce29">
            <text:p>GUBBALA RAVI</text:p>
          </table:table-cell>
          <table:table-cell table:style-name="ce29"/>
          <table:table-cell office:value-type="float" office:value="718843702461" table:style-name="ce27">
            <text:p>718843702461</text:p>
          </table:table-cell>
          <table:table-cell office:value-type="float" office:value="9866656225" table:style-name="ce30">
            <text:p>98666562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7" table:style-name="ce23">
            <text:p>167</text:p>
          </table:table-cell>
          <table:table-cell office:value-type="string" table:style-name="ce29">
            <text:p>ILLA VASU</text:p>
          </table:table-cell>
          <table:table-cell table:style-name="ce29"/>
          <table:table-cell office:value-type="float" office:value="342804302985" table:style-name="ce27">
            <text:p>342804302985</text:p>
          </table:table-cell>
          <table:table-cell office:value-type="float" office:value="9963831793" table:style-name="ce30">
            <text:p>99638317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8" table:style-name="ce23">
            <text:p>168</text:p>
          </table:table-cell>
          <table:table-cell office:value-type="string" table:style-name="ce29">
            <text:p>NAKARABOYINA VENKATARAMANA</text:p>
          </table:table-cell>
          <table:table-cell table:style-name="ce29"/>
          <table:table-cell office:value-type="float" office:value="484056481199" table:style-name="ce27">
            <text:p>484056481199</text:p>
          </table:table-cell>
          <table:table-cell office:value-type="float" office:value="9849381482" table:style-name="ce30">
            <text:p>98493814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69" table:style-name="ce23">
            <text:p>169</text:p>
          </table:table-cell>
          <table:table-cell office:value-type="string" table:style-name="ce29">
            <text:p>BATTINA PRAKASH</text:p>
          </table:table-cell>
          <table:table-cell table:style-name="ce29"/>
          <table:table-cell office:value-type="float" office:value="727222676532" table:style-name="ce27">
            <text:p>727222676532</text:p>
          </table:table-cell>
          <table:table-cell office:value-type="float" office:value="9502195423" table:style-name="ce30">
            <text:p>950219542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0" table:style-name="ce23">
            <text:p>170</text:p>
          </table:table-cell>
          <table:table-cell office:value-type="string" table:style-name="ce29">
            <text:p>KANDIPILLI PAIDI RAJU</text:p>
          </table:table-cell>
          <table:table-cell table:style-name="ce29"/>
          <table:table-cell office:value-type="float" office:value="948001708059" table:style-name="ce27">
            <text:p>948001708059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1" table:style-name="ce23">
            <text:p>171</text:p>
          </table:table-cell>
          <table:table-cell office:value-type="string" table:style-name="ce29">
            <text:p>KAKKALA NAGA APPA RAO</text:p>
          </table:table-cell>
          <table:table-cell table:style-name="ce29"/>
          <table:table-cell office:value-type="float" office:value="905238356847" table:style-name="ce27">
            <text:p>905238356847</text:p>
          </table:table-cell>
          <table:table-cell office:value-type="float" office:value="9059906645" table:style-name="ce30">
            <text:p>905990664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2" table:style-name="ce23">
            <text:p>172</text:p>
          </table:table-cell>
          <table:table-cell office:value-type="string" table:style-name="ce29">
            <text:p>NAGALA GOVINDA RAO</text:p>
          </table:table-cell>
          <table:table-cell table:style-name="ce29"/>
          <table:table-cell office:value-type="float" office:value="216113094311" table:style-name="ce27">
            <text:p>216113094311</text:p>
          </table:table-cell>
          <table:table-cell office:value-type="float" office:value="9908722483" table:style-name="ce30">
            <text:p>99087224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3" table:style-name="ce23">
            <text:p>173</text:p>
          </table:table-cell>
          <table:table-cell office:value-type="string" table:style-name="ce29">
            <text:p>GEDDEDA SRINU</text:p>
          </table:table-cell>
          <table:table-cell table:style-name="ce29"/>
          <table:table-cell office:value-type="float" office:value="869170429360" table:style-name="ce27">
            <text:p>869170429360</text:p>
          </table:table-cell>
          <table:table-cell office:value-type="float" office:value="9949492877" table:style-name="ce30">
            <text:p>99494928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4" table:style-name="ce23">
            <text:p>174</text:p>
          </table:table-cell>
          <table:table-cell office:value-type="string" table:style-name="ce29">
            <text:p>GESALA CHITTI BABU</text:p>
          </table:table-cell>
          <table:table-cell table:style-name="ce29"/>
          <table:table-cell office:value-type="float" office:value="332163349393" table:style-name="ce27">
            <text:p>332163349393</text:p>
          </table:table-cell>
          <table:table-cell office:value-type="float" office:value="9291626863" table:style-name="ce30">
            <text:p>929162686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5" table:style-name="ce23">
            <text:p>175</text:p>
          </table:table-cell>
          <table:table-cell office:value-type="string" table:style-name="ce29">
            <text:p>BADIDHABOYINA APPALA SWAMY</text:p>
          </table:table-cell>
          <table:table-cell table:style-name="ce29"/>
          <table:table-cell office:value-type="float" office:value="750173212709" table:style-name="ce27">
            <text:p>750173212709</text:p>
          </table:table-cell>
          <table:table-cell office:value-type="float" office:value="9187127990" table:style-name="ce30">
            <text:p>91871279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6" table:style-name="ce23">
            <text:p>176</text:p>
          </table:table-cell>
          <table:table-cell office:value-type="string" table:style-name="ce29">
            <text:p>THUTTA NOOKANADHAM</text:p>
          </table:table-cell>
          <table:table-cell table:style-name="ce29"/>
          <table:table-cell office:value-type="float" office:value="575832688353" table:style-name="ce27">
            <text:p>575832688353</text:p>
          </table:table-cell>
          <table:table-cell office:value-type="float" office:value="7330610989" table:style-name="ce30">
            <text:p>73306109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7" table:style-name="ce23">
            <text:p>177</text:p>
          </table:table-cell>
          <table:table-cell office:value-type="string" table:style-name="ce29">
            <text:p>GEESALA LAKSHMANA RAO</text:p>
          </table:table-cell>
          <table:table-cell table:style-name="ce29"/>
          <table:table-cell office:value-type="float" office:value="369652001338" table:style-name="ce27">
            <text:p>369652001338</text:p>
          </table:table-cell>
          <table:table-cell office:value-type="float" office:value="9963231477" table:style-name="ce30">
            <text:p>99632314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8" table:style-name="ce23">
            <text:p>178</text:p>
          </table:table-cell>
          <table:table-cell office:value-type="string" table:style-name="ce29">
            <text:p>PILLI APPA RAO</text:p>
          </table:table-cell>
          <table:table-cell table:style-name="ce29"/>
          <table:table-cell office:value-type="float" office:value="494927554392" table:style-name="ce27">
            <text:p>494927554392</text:p>
          </table:table-cell>
          <table:table-cell office:value-type="float" office:value="9959793882" table:style-name="ce30">
            <text:p>99597938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79" table:style-name="ce23">
            <text:p>179</text:p>
          </table:table-cell>
          <table:table-cell office:value-type="string" table:style-name="ce29">
            <text:p>BANDA PAIDI RAJU</text:p>
          </table:table-cell>
          <table:table-cell table:style-name="ce29"/>
          <table:table-cell office:value-type="float" office:value="629967919286" table:style-name="ce27">
            <text:p>629967919286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0" table:style-name="ce23">
            <text:p>180</text:p>
          </table:table-cell>
          <table:table-cell office:value-type="string" table:style-name="ce29">
            <text:p>DAMMU APPALA RAJU</text:p>
          </table:table-cell>
          <table:table-cell table:style-name="ce29"/>
          <table:table-cell office:value-type="float" office:value="687243114813" table:style-name="ce27">
            <text:p>687243114813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1" table:style-name="ce23">
            <text:p>181</text:p>
          </table:table-cell>
          <table:table-cell office:value-type="string" table:style-name="ce29">
            <text:p>NAGALA ESWARA RAO</text:p>
          </table:table-cell>
          <table:table-cell table:style-name="ce29"/>
          <table:table-cell office:value-type="float" office:value="751744046498" table:style-name="ce27">
            <text:p>751744046498</text:p>
          </table:table-cell>
          <table:table-cell office:value-type="float" office:value="9505029806" table:style-name="ce30">
            <text:p>95050298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2" table:style-name="ce23">
            <text:p>182</text:p>
          </table:table-cell>
          <table:table-cell office:value-type="string" table:style-name="ce29">
            <text:p>DAMMU NAGESWARA RAO</text:p>
          </table:table-cell>
          <table:table-cell table:style-name="ce29"/>
          <table:table-cell office:value-type="float" office:value="563051606583" table:style-name="ce27">
            <text:p>563051606583</text:p>
          </table:table-cell>
          <table:table-cell office:value-type="float" office:value="9866340687" table:style-name="ce30">
            <text:p>986634068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3" table:style-name="ce23">
            <text:p>183</text:p>
          </table:table-cell>
          <table:table-cell office:value-type="string" table:style-name="ce29">
            <text:p>NAGALA SEETHA APPA RAO</text:p>
          </table:table-cell>
          <table:table-cell table:style-name="ce29"/>
          <table:table-cell office:value-type="float" office:value="810101892747" table:style-name="ce27">
            <text:p>810101892747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4" table:style-name="ce23">
            <text:p>184</text:p>
          </table:table-cell>
          <table:table-cell office:value-type="string" table:style-name="ce29">
            <text:p>BANDA APPALA RAJU</text:p>
          </table:table-cell>
          <table:table-cell table:style-name="ce29"/>
          <table:table-cell office:value-type="float" office:value="349510850800" table:style-name="ce27">
            <text:p>349510850800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5" table:style-name="ce23">
            <text:p>185</text:p>
          </table:table-cell>
          <table:table-cell office:value-type="string" table:style-name="ce29">
            <text:p>MALLI RAMANA BABU</text:p>
          </table:table-cell>
          <table:table-cell table:style-name="ce29"/>
          <table:table-cell office:value-type="float" office:value="298966296938" table:style-name="ce27">
            <text:p>298966296938</text:p>
          </table:table-cell>
          <table:table-cell office:value-type="float" office:value="9908748027" table:style-name="ce30">
            <text:p>99087480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6" table:style-name="ce23">
            <text:p>186</text:p>
          </table:table-cell>
          <table:table-cell office:value-type="string" table:style-name="ce29">
            <text:p>DUNGA SANYASI RAO</text:p>
          </table:table-cell>
          <table:table-cell table:style-name="ce29"/>
          <table:table-cell office:value-type="float" office:value="430473103234" table:style-name="ce27">
            <text:p>430473103234</text:p>
          </table:table-cell>
          <table:table-cell office:value-type="float" office:value="9701708521" table:style-name="ce30">
            <text:p>97017085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Atchutapuram</text:p>
          </table:table-cell>
          <table:table-cell office:value-type="string" table:style-name="ce24">
            <text:p>Kondakarla</text:p>
          </table:table-cell>
          <table:table-cell table:style-name="ce23"/>
          <table:table-cell office:value-type="float" office:value="531033" table:style-name="ce25">
            <text:p>531033</text:p>
          </table:table-cell>
          <table:table-cell office:value-type="float" office:value="1" table:style-name="ce25">
            <text:p>1</text:p>
          </table:table-cell>
          <table:table-cell office:value-type="string" table:style-name="ce23">
            <text:p>In Land Fisherman Co -Operative Society Kondakarla Atchutapuram Mandal,REG .NO. A-1103</text:p>
          </table:table-cell>
          <table:table-cell office:value-type="string" table:style-name="ce23">
            <text:p>Member</text:p>
          </table:table-cell>
          <table:table-cell office:value-type="float" office:value="187" table:style-name="ce23">
            <text:p>187</text:p>
          </table:table-cell>
          <table:table-cell office:value-type="string" table:style-name="ce29">
            <text:p>DAMMU RAVI KUMAR</text:p>
          </table:table-cell>
          <table:table-cell table:style-name="ce29"/>
          <table:table-cell office:value-type="float" office:value="470073872914" table:style-name="ce27">
            <text:p>470073872914</text:p>
          </table:table-cell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1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88" table:style-name="ce23">
            <text:p>188</text:p>
          </table:table-cell>
          <table:table-cell office:value-type="string" table:style-name="ce32">
            <text:p>BONGIPALLI APPAYYAMMA</text:p>
          </table:table-cell>
          <table:table-cell table:style-name="ce32"/>
          <table:table-cell office:value-type="float" office:value="694727935950" table:style-name="ce33">
            <text:p>694727935950</text:p>
          </table:table-cell>
          <table:table-cell office:value-type="float" office:value="9703971368" table:style-name="ce34">
            <text:p>970397136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89" table:style-name="ce23">
            <text:p>189</text:p>
          </table:table-cell>
          <table:table-cell office:value-type="string" table:style-name="ce26">
            <text:p>CHODIPALLI MUCHALAMMA</text:p>
          </table:table-cell>
          <table:table-cell table:style-name="ce26"/>
          <table:table-cell office:value-type="float" office:value="307574604187" table:style-name="ce27">
            <text:p>307574604187</text:p>
          </table:table-cell>
          <table:table-cell office:value-type="float" office:value="9703971368" table:style-name="ce28">
            <text:p>970397136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0" table:style-name="ce23">
            <text:p>190</text:p>
          </table:table-cell>
          <table:table-cell office:value-type="string" table:style-name="ce26">
            <text:p>YERIPILLI NOOKAMMA</text:p>
          </table:table-cell>
          <table:table-cell table:style-name="ce26"/>
          <table:table-cell office:value-type="float" office:value="264728686600" table:style-name="ce27">
            <text:p>264728686600</text:p>
          </table:table-cell>
          <table:table-cell office:value-type="float" office:value="9703971368" table:style-name="ce28">
            <text:p>970397136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1" table:style-name="ce23">
            <text:p>191</text:p>
          </table:table-cell>
          <table:table-cell office:value-type="string" table:style-name="ce26">
            <text:p>MYLAPILLI YELLAYYAMMA</text:p>
          </table:table-cell>
          <table:table-cell table:style-name="ce26"/>
          <table:table-cell office:value-type="float" office:value="462341876710" table:style-name="ce27">
            <text:p>462341876710</text:p>
          </table:table-cell>
          <table:table-cell office:value-type="float" office:value="7075646324" table:style-name="ce28">
            <text:p>7075646324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2" table:style-name="ce23">
            <text:p>192</text:p>
          </table:table-cell>
          <table:table-cell office:value-type="string" table:style-name="ce26">
            <text:p>KARRI NALAMMA</text:p>
          </table:table-cell>
          <table:table-cell table:style-name="ce26"/>
          <table:table-cell office:value-type="float" office:value="278243044860" table:style-name="ce27">
            <text:p>278243044860</text:p>
          </table:table-cell>
          <table:table-cell office:value-type="float" office:value="9603605359" table:style-name="ce28">
            <text:p>9603605359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3" table:style-name="ce23">
            <text:p>193</text:p>
          </table:table-cell>
          <table:table-cell office:value-type="string" table:style-name="ce26">
            <text:p>BODDU KONDAMMA</text:p>
          </table:table-cell>
          <table:table-cell table:style-name="ce26"/>
          <table:table-cell office:value-type="float" office:value="583512617131" table:style-name="ce27">
            <text:p>583512617131</text:p>
          </table:table-cell>
          <table:table-cell office:value-type="float" office:value="7093242044" table:style-name="ce28">
            <text:p>7093242044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4" table:style-name="ce23">
            <text:p>194</text:p>
          </table:table-cell>
          <table:table-cell office:value-type="string" table:style-name="ce26">
            <text:p>SURAPATHI LAKSHMAMMA</text:p>
          </table:table-cell>
          <table:table-cell table:style-name="ce26"/>
          <table:table-cell office:value-type="float" office:value="804479552662" table:style-name="ce27">
            <text:p>804479552662</text:p>
          </table:table-cell>
          <table:table-cell office:value-type="float" office:value="9701822434" table:style-name="ce28">
            <text:p>9701822434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5" table:style-name="ce23">
            <text:p>195</text:p>
          </table:table-cell>
          <table:table-cell office:value-type="string" table:style-name="ce26">
            <text:p>BADI SATHAMMA</text:p>
          </table:table-cell>
          <table:table-cell table:style-name="ce26"/>
          <table:table-cell office:value-type="float" office:value="400136510377" table:style-name="ce27">
            <text:p>400136510377</text:p>
          </table:table-cell>
          <table:table-cell office:value-type="float" office:value="7075646324" table:style-name="ce28">
            <text:p>7075646324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6" table:style-name="ce23">
            <text:p>196</text:p>
          </table:table-cell>
          <table:table-cell office:value-type="string" table:style-name="ce26">
            <text:p>GARIKINA MOGGAMMA</text:p>
          </table:table-cell>
          <table:table-cell table:style-name="ce26"/>
          <table:table-cell office:value-type="float" office:value="910766477320" table:style-name="ce27">
            <text:p>910766477320</text:p>
          </table:table-cell>
          <table:table-cell office:value-type="float" office:value="7997405361" table:style-name="ce28">
            <text:p>799740536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7" table:style-name="ce23">
            <text:p>197</text:p>
          </table:table-cell>
          <table:table-cell office:value-type="string" table:style-name="ce26">
            <text:p>ANDOBOYINA DHANA LAKSHMI</text:p>
          </table:table-cell>
          <table:table-cell table:style-name="ce26"/>
          <table:table-cell office:value-type="float" office:value="412325825812" table:style-name="ce27">
            <text:p>412325825812</text:p>
          </table:table-cell>
          <table:table-cell office:value-type="float" office:value="7337216921" table:style-name="ce28">
            <text:p>733721692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8" table:style-name="ce23">
            <text:p>198</text:p>
          </table:table-cell>
          <table:table-cell office:value-type="string" table:style-name="ce26">
            <text:p>VASUPALLI PARADESAMMA</text:p>
          </table:table-cell>
          <table:table-cell table:style-name="ce26"/>
          <table:table-cell office:value-type="float" office:value="549894021704" table:style-name="ce27">
            <text:p>549894021704</text:p>
          </table:table-cell>
          <table:table-cell office:value-type="float" office:value="9505296405" table:style-name="ce28">
            <text:p>9505296405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199" table:style-name="ce23">
            <text:p>199</text:p>
          </table:table-cell>
          <table:table-cell office:value-type="string" table:style-name="ce26">
            <text:p>UMMIDI ATCHIYYAMMA</text:p>
          </table:table-cell>
          <table:table-cell table:style-name="ce26"/>
          <table:table-cell office:value-type="float" office:value="917569313942" table:style-name="ce27">
            <text:p>917569313942</text:p>
          </table:table-cell>
          <table:table-cell office:value-type="float" office:value="9490562891" table:style-name="ce28">
            <text:p>949056289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0" table:style-name="ce23">
            <text:p>200</text:p>
          </table:table-cell>
          <table:table-cell office:value-type="string" table:style-name="ce26">
            <text:p>MYLAPALLI GURAYYAMMA</text:p>
          </table:table-cell>
          <table:table-cell table:style-name="ce26"/>
          <table:table-cell office:value-type="float" office:value="716465213651" table:style-name="ce27">
            <text:p>716465213651</text:p>
          </table:table-cell>
          <table:table-cell office:value-type="float" office:value="7680837628" table:style-name="ce28">
            <text:p>768083762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1" table:style-name="ce23">
            <text:p>201</text:p>
          </table:table-cell>
          <table:table-cell office:value-type="string" table:style-name="ce26">
            <text:p>YERIPILLI APPAYYAMMA</text:p>
          </table:table-cell>
          <table:table-cell table:style-name="ce26"/>
          <table:table-cell office:value-type="float" office:value="602222224439" table:style-name="ce27">
            <text:p>602222224439</text:p>
          </table:table-cell>
          <table:table-cell office:value-type="float" office:value="8331956829" table:style-name="ce28">
            <text:p>8331956829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2" table:style-name="ce23">
            <text:p>202</text:p>
          </table:table-cell>
          <table:table-cell office:value-type="string" table:style-name="ce26">
            <text:p>VASUPALLI RAMANNA</text:p>
          </table:table-cell>
          <table:table-cell table:style-name="ce26"/>
          <table:table-cell office:value-type="float" office:value="552163872949" table:style-name="ce27">
            <text:p>552163872949</text:p>
          </table:table-cell>
          <table:table-cell office:value-type="float" office:value="9959786426" table:style-name="ce28">
            <text:p>9959786426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3" table:style-name="ce23">
            <text:p>203</text:p>
          </table:table-cell>
          <table:table-cell office:value-type="string" table:style-name="ce26">
            <text:p>BEVARA SATYAVATHI</text:p>
          </table:table-cell>
          <table:table-cell table:style-name="ce26"/>
          <table:table-cell office:value-type="float" office:value="541884208616" table:style-name="ce27">
            <text:p>541884208616</text:p>
          </table:table-cell>
          <table:table-cell office:value-type="float" office:value="8142576495" table:style-name="ce28">
            <text:p>8142576495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4" table:style-name="ce23">
            <text:p>204</text:p>
          </table:table-cell>
          <table:table-cell office:value-type="string" table:style-name="ce26">
            <text:p>PAPPU HARITHA</text:p>
          </table:table-cell>
          <table:table-cell table:style-name="ce26"/>
          <table:table-cell office:value-type="float" office:value="627825124095" table:style-name="ce27">
            <text:p>627825124095</text:p>
          </table:table-cell>
          <table:table-cell office:value-type="float" office:value="7075765000" table:style-name="ce28">
            <text:p>7075765000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5" table:style-name="ce23">
            <text:p>205</text:p>
          </table:table-cell>
          <table:table-cell office:value-type="string" table:style-name="ce26">
            <text:p>ARJALA POLAMMA</text:p>
          </table:table-cell>
          <table:table-cell table:style-name="ce26"/>
          <table:table-cell office:value-type="float" office:value="845641519283" table:style-name="ce27">
            <text:p>845641519283</text:p>
          </table:table-cell>
          <table:table-cell office:value-type="float" office:value="9581543267" table:style-name="ce28">
            <text:p>9581543267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6" table:style-name="ce23">
            <text:p>206</text:p>
          </table:table-cell>
          <table:table-cell office:value-type="string" table:style-name="ce26">
            <text:p>BODDU SATHAMMA</text:p>
          </table:table-cell>
          <table:table-cell table:style-name="ce26"/>
          <table:table-cell office:value-type="float" office:value="501903385703" table:style-name="ce27">
            <text:p>501903385703</text:p>
          </table:table-cell>
          <table:table-cell office:value-type="float" office:value="9581543268" table:style-name="ce28">
            <text:p>958154326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7" table:style-name="ce23">
            <text:p>207</text:p>
          </table:table-cell>
          <table:table-cell office:value-type="string" table:style-name="ce26">
            <text:p>SURADA GANGA</text:p>
          </table:table-cell>
          <table:table-cell table:style-name="ce26"/>
          <table:table-cell office:value-type="float" office:value="546068284562" table:style-name="ce27">
            <text:p>546068284562</text:p>
          </table:table-cell>
          <table:table-cell office:value-type="float" office:value="7095385821" table:style-name="ce28">
            <text:p>709538582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8" table:style-name="ce23">
            <text:p>208</text:p>
          </table:table-cell>
          <table:table-cell office:value-type="string" table:style-name="ce26">
            <text:p>VADAREVU NOOKARATNAM</text:p>
          </table:table-cell>
          <table:table-cell table:style-name="ce26"/>
          <table:table-cell office:value-type="float" office:value="296367313294" table:style-name="ce27">
            <text:p>296367313294</text:p>
          </table:table-cell>
          <table:table-cell office:value-type="float" office:value="8008816861" table:style-name="ce28">
            <text:p>800881686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09" table:style-name="ce23">
            <text:p>209</text:p>
          </table:table-cell>
          <table:table-cell office:value-type="string" table:style-name="ce26">
            <text:p>PAALIPI MANGA</text:p>
          </table:table-cell>
          <table:table-cell table:style-name="ce26"/>
          <table:table-cell office:value-type="float" office:value="724780678023" table:style-name="ce27">
            <text:p>724780678023</text:p>
          </table:table-cell>
          <table:table-cell office:value-type="float" office:value="8008079916" table:style-name="ce28">
            <text:p>8008079916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0" table:style-name="ce23">
            <text:p>210</text:p>
          </table:table-cell>
          <table:table-cell office:value-type="string" table:style-name="ce26">
            <text:p>BADE SUBADRA</text:p>
          </table:table-cell>
          <table:table-cell table:style-name="ce26"/>
          <table:table-cell office:value-type="float" office:value="690508203593" table:style-name="ce27">
            <text:p>690508203593</text:p>
          </table:table-cell>
          <table:table-cell office:value-type="float" office:value="8008079916" table:style-name="ce28">
            <text:p>8008079916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1" table:style-name="ce23">
            <text:p>211</text:p>
          </table:table-cell>
          <table:table-cell office:value-type="string" table:style-name="ce26">
            <text:p>NAKKA THOTAMMA</text:p>
          </table:table-cell>
          <table:table-cell table:style-name="ce26"/>
          <table:table-cell office:value-type="float" office:value="347714686210" table:style-name="ce27">
            <text:p>347714686210</text:p>
          </table:table-cell>
          <table:table-cell office:value-type="float" office:value="9133860652" table:style-name="ce28">
            <text:p>9133860652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2" table:style-name="ce23">
            <text:p>212</text:p>
          </table:table-cell>
          <table:table-cell office:value-type="string" table:style-name="ce26">
            <text:p>GARIKINA LAKSHMI</text:p>
          </table:table-cell>
          <table:table-cell table:style-name="ce26"/>
          <table:table-cell office:value-type="float" office:value="646267490100" table:style-name="ce27">
            <text:p>646267490100</text:p>
          </table:table-cell>
          <table:table-cell office:value-type="float" office:value="7095385821" table:style-name="ce28">
            <text:p>709538582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3" table:style-name="ce23">
            <text:p>213</text:p>
          </table:table-cell>
          <table:table-cell office:value-type="string" table:style-name="ce26">
            <text:p>BADI RAMULAMMA</text:p>
          </table:table-cell>
          <table:table-cell table:style-name="ce26"/>
          <table:table-cell office:value-type="float" office:value="419426441575" table:style-name="ce27">
            <text:p>419426441575</text:p>
          </table:table-cell>
          <table:table-cell office:value-type="float" office:value="9676431526" table:style-name="ce28">
            <text:p>9676431526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4" table:style-name="ce23">
            <text:p>214</text:p>
          </table:table-cell>
          <table:table-cell office:value-type="string" table:style-name="ce26">
            <text:p>KOLA ADHI LAKSHMI</text:p>
          </table:table-cell>
          <table:table-cell table:style-name="ce26"/>
          <table:table-cell office:value-type="float" office:value="861517279105" table:style-name="ce27">
            <text:p>861517279105</text:p>
          </table:table-cell>
          <table:table-cell office:value-type="float" office:value="9885626347" table:style-name="ce28">
            <text:p>9885626347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5" table:style-name="ce23">
            <text:p>215</text:p>
          </table:table-cell>
          <table:table-cell office:value-type="string" table:style-name="ce26">
            <text:p>SURADA RAMULAMMA</text:p>
          </table:table-cell>
          <table:table-cell table:style-name="ce26"/>
          <table:table-cell office:value-type="float" office:value="568462264733" table:style-name="ce27">
            <text:p>568462264733</text:p>
          </table:table-cell>
          <table:table-cell office:value-type="float" office:value="9063954947" table:style-name="ce28">
            <text:p>9063954947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6" table:style-name="ce23">
            <text:p>216</text:p>
          </table:table-cell>
          <table:table-cell office:value-type="string" table:style-name="ce26">
            <text:p>GANAGALLA DHANAYYAMMA</text:p>
          </table:table-cell>
          <table:table-cell table:style-name="ce26"/>
          <table:table-cell office:value-type="float" office:value="982767476995" table:style-name="ce27">
            <text:p>982767476995</text:p>
          </table:table-cell>
          <table:table-cell office:value-type="float" office:value="9848298627" table:style-name="ce28">
            <text:p>9848298627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7" table:style-name="ce23">
            <text:p>217</text:p>
          </table:table-cell>
          <table:table-cell office:value-type="string" table:style-name="ce26">
            <text:p>KADIRI GURAMMA</text:p>
          </table:table-cell>
          <table:table-cell table:style-name="ce26"/>
          <table:table-cell office:value-type="float" office:value="905389519251" table:style-name="ce27">
            <text:p>905389519251</text:p>
          </table:table-cell>
          <table:table-cell office:value-type="float" office:value="8897207031" table:style-name="ce28">
            <text:p>8897207031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8" table:style-name="ce23">
            <text:p>218</text:p>
          </table:table-cell>
          <table:table-cell office:value-type="string" table:style-name="ce26">
            <text:p>GANAGALLA YELLAYYAMMA</text:p>
          </table:table-cell>
          <table:table-cell table:style-name="ce26"/>
          <table:table-cell office:value-type="float" office:value="603557924524" table:style-name="ce27">
            <text:p>603557924524</text:p>
          </table:table-cell>
          <table:table-cell office:value-type="float" office:value="7036146825" table:style-name="ce28">
            <text:p>7036146825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19" table:style-name="ce23">
            <text:p>219</text:p>
          </table:table-cell>
          <table:table-cell office:value-type="string" table:style-name="ce26">
            <text:p>GANAGALLA PYDAMMA</text:p>
          </table:table-cell>
          <table:table-cell table:style-name="ce26"/>
          <table:table-cell office:value-type="float" office:value="858370240238" table:style-name="ce27">
            <text:p>858370240238</text:p>
          </table:table-cell>
          <table:table-cell office:value-type="float" office:value="7793929493" table:style-name="ce28">
            <text:p>7793929493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20" table:style-name="ce23">
            <text:p>220</text:p>
          </table:table-cell>
          <table:table-cell office:value-type="string" table:style-name="ce26">
            <text:p>BODDU LAKSHMI</text:p>
          </table:table-cell>
          <table:table-cell table:style-name="ce26"/>
          <table:table-cell office:value-type="float" office:value="858193514199" table:style-name="ce27">
            <text:p>858193514199</text:p>
          </table:table-cell>
          <table:table-cell office:value-type="float" office:value="9640615618" table:style-name="ce28">
            <text:p>9640615618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21" table:style-name="ce23">
            <text:p>221</text:p>
          </table:table-cell>
          <table:table-cell office:value-type="string" table:style-name="ce26">
            <text:p>CHINNIPILLI POLAMMA</text:p>
          </table:table-cell>
          <table:table-cell table:style-name="ce26"/>
          <table:table-cell office:value-type="float" office:value="381724101620" table:style-name="ce27">
            <text:p>381724101620</text:p>
          </table:table-cell>
          <table:table-cell office:value-type="float" office:value="8374534550" table:style-name="ce28">
            <text:p>8374534550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22" table:style-name="ce23">
            <text:p>222</text:p>
          </table:table-cell>
          <table:table-cell office:value-type="string" table:style-name="ce26">
            <text:p>SURADA NARASAYYAMMA</text:p>
          </table:table-cell>
          <table:table-cell table:style-name="ce26"/>
          <table:table-cell office:value-type="float" office:value="830457939910" table:style-name="ce27">
            <text:p>830457939910</text:p>
          </table:table-cell>
          <table:table-cell office:value-type="float" office:value="9885626347" table:style-name="ce28">
            <text:p>9885626347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23" table:style-name="ce23">
            <text:p>223</text:p>
          </table:table-cell>
          <table:table-cell office:value-type="string" table:style-name="ce26">
            <text:p>MEDA YELLAYYAMMA</text:p>
          </table:table-cell>
          <table:table-cell table:style-name="ce26"/>
          <table:table-cell office:value-type="float" office:value="600418866955" table:style-name="ce27">
            <text:p>600418866955</text:p>
          </table:table-cell>
          <table:table-cell office:value-type="float" office:value="9676431526" table:style-name="ce28">
            <text:p>9676431526</text:p>
          </table:table-cell>
          <table:table-cell table:number-columns-repeated="3" table:style-name="ce23"/>
          <table:table-cell table:number-columns-repeated="16368"/>
        </table:table-row>
        <table:table-row table:style-name="ro2">
          <table:table-cell office:value-type="string" table:style-name="ce23">
            <text:p>VISAKHAPATNAM</text:p>
          </table:table-cell>
          <table:table-cell table:number-columns-repeated="2" table:style-name="ce24"/>
          <table:table-cell table:style-name="ce23"/>
          <table:table-cell table:style-name="ce25"/>
          <table:table-cell office:value-type="float" office:value="2" table:style-name="ce25">
            <text:p>2</text:p>
          </table:table-cell>
          <table:table-cell office:value-type="string" table:style-name="ce35">
            <text:p>SRI POLAMMAMBA MAHILA MATSYAKARA SAHAKARA SANGHAM REG .NO. A-117, DATE -24-10-2006<text:s text:c="2"/></text:p>
          </table:table-cell>
          <table:table-cell office:value-type="string" table:style-name="ce23">
            <text:p>Member</text:p>
          </table:table-cell>
          <table:table-cell office:value-type="float" office:value="224" table:style-name="ce23">
            <text:p>224</text:p>
          </table:table-cell>
          <table:table-cell office:value-type="string" table:style-name="ce26">
            <text:p>MEDA YELLAMMA</text:p>
          </table:table-cell>
          <table:table-cell table:style-name="ce26"/>
          <table:table-cell office:value-type="float" office:value="255250085946" table:style-name="ce27">
            <text:p>255250085946</text:p>
          </table:table-cell>
          <table:table-cell office:value-type="float" office:value="9676431526" table:style-name="ce28">
            <text:p>96764315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25" table:style-name="ce23">
            <text:p>225</text:p>
          </table:table-cell>
          <table:table-cell office:value-type="string" table:style-name="ce36">
            <text:p>KADIRI SATHI BABU</text:p>
          </table:table-cell>
          <table:table-cell table:style-name="ce36"/>
          <table:table-cell office:value-type="float" office:value="799229991769" table:style-name="ce27">
            <text:p>799229991769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26" table:style-name="ce23">
            <text:p>226</text:p>
          </table:table-cell>
          <table:table-cell office:value-type="string" table:style-name="ce37">
            <text:p>PADALA VENKATA SURYA NARAYANA</text:p>
          </table:table-cell>
          <table:table-cell table:style-name="ce37"/>
          <table:table-cell office:value-type="float" office:value="814727150190" table:style-name="ce27">
            <text:p>814727150190</text:p>
          </table:table-cell>
          <table:table-cell office:value-type="float" office:value="9640818766" table:style-name="ce28">
            <text:p>96408187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27" table:style-name="ce23">
            <text:p>227</text:p>
          </table:table-cell>
          <table:table-cell office:value-type="string" table:style-name="ce37">
            <text:p>PADALA GANGA</text:p>
          </table:table-cell>
          <table:table-cell table:style-name="ce37"/>
          <table:table-cell office:value-type="float" office:value="246269543237" table:style-name="ce27">
            <text:p>246269543237</text:p>
          </table:table-cell>
          <table:table-cell office:value-type="float" office:value="9640818766" table:style-name="ce28">
            <text:p>96408187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28" table:style-name="ce23">
            <text:p>228</text:p>
          </table:table-cell>
          <table:table-cell office:value-type="string" table:style-name="ce37">
            <text:p>PADALA RAMANA</text:p>
          </table:table-cell>
          <table:table-cell table:style-name="ce37"/>
          <table:table-cell office:value-type="float" office:value="375111010393" table:style-name="ce27">
            <text:p>375111010393</text:p>
          </table:table-cell>
          <table:table-cell office:value-type="float" office:value="9705117400" table:style-name="ce28">
            <text:p>97051174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29" table:style-name="ce23">
            <text:p>229</text:p>
          </table:table-cell>
          <table:table-cell office:value-type="string" table:style-name="ce37">
            <text:p>PADALA GYRAMMA</text:p>
          </table:table-cell>
          <table:table-cell table:style-name="ce37"/>
          <table:table-cell office:value-type="float" office:value="787501417900" table:style-name="ce27">
            <text:p>787501417900</text:p>
          </table:table-cell>
          <table:table-cell office:value-type="float" office:value="9705117400" table:style-name="ce28">
            <text:p>97051174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0" table:style-name="ce23">
            <text:p>230</text:p>
          </table:table-cell>
          <table:table-cell office:value-type="string" table:style-name="ce37">
            <text:p>NAKKA APPARAO</text:p>
          </table:table-cell>
          <table:table-cell table:style-name="ce37"/>
          <table:table-cell office:value-type="float" office:value="268571177217" table:style-name="ce27">
            <text:p>268571177217</text:p>
          </table:table-cell>
          <table:table-cell office:value-type="float" office:value="9652193720" table:style-name="ce28">
            <text:p>96521937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1" table:style-name="ce23">
            <text:p>231</text:p>
          </table:table-cell>
          <table:table-cell office:value-type="string" table:style-name="ce37">
            <text:p>NAKKA LAXMI</text:p>
          </table:table-cell>
          <table:table-cell table:style-name="ce37"/>
          <table:table-cell office:value-type="float" office:value="892879069278" table:style-name="ce27">
            <text:p>892879069278</text:p>
          </table:table-cell>
          <table:table-cell office:value-type="float" office:value="9652193720" table:style-name="ce28">
            <text:p>96521937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2" table:style-name="ce23">
            <text:p>232</text:p>
          </table:table-cell>
          <table:table-cell office:value-type="string" table:style-name="ce37">
            <text:p>PADALA NARSINGARAO GANDHI</text:p>
          </table:table-cell>
          <table:table-cell table:style-name="ce37"/>
          <table:table-cell office:value-type="float" office:value="261756995008" table:style-name="ce27">
            <text:p>261756995008</text:p>
          </table:table-cell>
          <table:table-cell office:value-type="float" office:value="9666027520" table:style-name="ce28">
            <text:p>96660275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3" table:style-name="ce23">
            <text:p>233</text:p>
          </table:table-cell>
          <table:table-cell office:value-type="string" table:style-name="ce37">
            <text:p>NAKKA MANIKYAM</text:p>
          </table:table-cell>
          <table:table-cell table:style-name="ce37"/>
          <table:table-cell office:value-type="float" office:value="928880020887" table:style-name="ce27">
            <text:p>928880020887</text:p>
          </table:table-cell>
          <table:table-cell office:value-type="float" office:value="7093227133" table:style-name="ce28">
            <text:p>70932271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4" table:style-name="ce23">
            <text:p>234</text:p>
          </table:table-cell>
          <table:table-cell office:value-type="string" table:style-name="ce37">
            <text:p>NAKKA LOVA LAXMI</text:p>
          </table:table-cell>
          <table:table-cell table:style-name="ce37"/>
          <table:table-cell office:value-type="float" office:value="285656934899" table:style-name="ce27">
            <text:p>285656934899</text:p>
          </table:table-cell>
          <table:table-cell office:value-type="float" office:value="7093227133" table:style-name="ce28">
            <text:p>70932271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5" table:style-name="ce23">
            <text:p>235</text:p>
          </table:table-cell>
          <table:table-cell office:value-type="string" table:style-name="ce37">
            <text:p>NAKKA APPARAO</text:p>
          </table:table-cell>
          <table:table-cell table:style-name="ce37"/>
          <table:table-cell office:value-type="float" office:value="803687610129" table:style-name="ce27">
            <text:p>803687610129</text:p>
          </table:table-cell>
          <table:table-cell office:value-type="float" office:value="9177040912" table:style-name="ce28">
            <text:p>91770409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6" table:style-name="ce23">
            <text:p>236</text:p>
          </table:table-cell>
          <table:table-cell office:value-type="string" table:style-name="ce37">
            <text:p>NAKKA NARASAMMA</text:p>
          </table:table-cell>
          <table:table-cell table:style-name="ce37"/>
          <table:table-cell office:value-type="float" office:value="738682680714" table:style-name="ce27">
            <text:p>738682680714</text:p>
          </table:table-cell>
          <table:table-cell office:value-type="float" office:value="9177040912" table:style-name="ce28">
            <text:p>91770409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7" table:style-name="ce23">
            <text:p>237</text:p>
          </table:table-cell>
          <table:table-cell office:value-type="string" table:style-name="ce37">
            <text:p>GALAGATI LOVAMMA</text:p>
          </table:table-cell>
          <table:table-cell table:style-name="ce37"/>
          <table:table-cell office:value-type="float" office:value="382308025239" table:style-name="ce27">
            <text:p>382308025239</text:p>
          </table:table-cell>
          <table:table-cell office:value-type="float" office:value="7032066978" table:style-name="ce28">
            <text:p>7032066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8" table:style-name="ce23">
            <text:p>238</text:p>
          </table:table-cell>
          <table:table-cell office:value-type="string" table:style-name="ce37">
            <text:p>GALAGATI RAMARAO</text:p>
          </table:table-cell>
          <table:table-cell table:style-name="ce37"/>
          <table:table-cell office:value-type="float" office:value="359059635265" table:style-name="ce27">
            <text:p>359059635265</text:p>
          </table:table-cell>
          <table:table-cell office:value-type="float" office:value="7032066978" table:style-name="ce28">
            <text:p>7032066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39" table:style-name="ce23">
            <text:p>239</text:p>
          </table:table-cell>
          <table:table-cell office:value-type="string" table:style-name="ce37">
            <text:p>PADALA APPALANARASA</text:p>
          </table:table-cell>
          <table:table-cell table:style-name="ce37"/>
          <table:table-cell office:value-type="float" office:value="865877210691" table:style-name="ce27">
            <text:p>865877210691</text:p>
          </table:table-cell>
          <table:table-cell office:value-type="float" office:value="7032066978" table:style-name="ce28">
            <text:p>7032066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0" table:style-name="ce23">
            <text:p>240</text:p>
          </table:table-cell>
          <table:table-cell office:value-type="string" table:style-name="ce37">
            <text:p>NAKKA RAJAMMA</text:p>
          </table:table-cell>
          <table:table-cell table:style-name="ce37"/>
          <table:table-cell office:value-type="float" office:value="584682180831" table:style-name="ce27">
            <text:p>584682180831</text:p>
          </table:table-cell>
          <table:table-cell office:value-type="float" office:value="7893246337" table:style-name="ce28">
            <text:p>78932463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1" table:style-name="ce23">
            <text:p>241</text:p>
          </table:table-cell>
          <table:table-cell office:value-type="string" table:style-name="ce37">
            <text:p>PADALA KUMARI</text:p>
          </table:table-cell>
          <table:table-cell table:style-name="ce37"/>
          <table:table-cell office:value-type="float" office:value="279667390185" table:style-name="ce27">
            <text:p>279667390185</text:p>
          </table:table-cell>
          <table:table-cell office:value-type="float" office:value="7032066978" table:style-name="ce28">
            <text:p>7032066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2" table:style-name="ce23">
            <text:p>242</text:p>
          </table:table-cell>
          <table:table-cell office:value-type="string" table:style-name="ce37">
            <text:p>NAKKA RAMANA</text:p>
          </table:table-cell>
          <table:table-cell table:style-name="ce37"/>
          <table:table-cell office:value-type="float" office:value="873235841399" table:style-name="ce27">
            <text:p>873235841399</text:p>
          </table:table-cell>
          <table:table-cell office:value-type="float" office:value="7893246337" table:style-name="ce28">
            <text:p>78932463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3" table:style-name="ce23">
            <text:p>243</text:p>
          </table:table-cell>
          <table:table-cell office:value-type="string" table:style-name="ce37">
            <text:p>PADALA CHINA RAMANA</text:p>
          </table:table-cell>
          <table:table-cell table:style-name="ce37"/>
          <table:table-cell office:value-type="float" office:value="433353168203" table:style-name="ce27">
            <text:p>433353168203</text:p>
          </table:table-cell>
          <table:table-cell office:value-type="float" office:value="7032066978" table:style-name="ce28">
            <text:p>7032066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4" table:style-name="ce23">
            <text:p>244</text:p>
          </table:table-cell>
          <table:table-cell office:value-type="string" table:style-name="ce37">
            <text:p>NAKKA RAMANAMMA</text:p>
          </table:table-cell>
          <table:table-cell table:style-name="ce37"/>
          <table:table-cell office:value-type="float" office:value="320685012091" table:style-name="ce27">
            <text:p>320685012091</text:p>
          </table:table-cell>
          <table:table-cell office:value-type="float" office:value="8374677646" table:style-name="ce28">
            <text:p>83746776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5" table:style-name="ce23">
            <text:p>245</text:p>
          </table:table-cell>
          <table:table-cell office:value-type="string" table:style-name="ce37">
            <text:p>NAKKA YARRESU</text:p>
          </table:table-cell>
          <table:table-cell table:style-name="ce37"/>
          <table:table-cell office:value-type="float" office:value="773172677978" table:style-name="ce27">
            <text:p>773172677978</text:p>
          </table:table-cell>
          <table:table-cell office:value-type="float" office:value="8374677646" table:style-name="ce28">
            <text:p>83746776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6" table:style-name="ce23">
            <text:p>246</text:p>
          </table:table-cell>
          <table:table-cell office:value-type="string" table:style-name="ce37">
            <text:p>PADALA KANNAYYA</text:p>
          </table:table-cell>
          <table:table-cell table:style-name="ce37"/>
          <table:table-cell office:value-type="float" office:value="977567034929" table:style-name="ce27">
            <text:p>977567034929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7" table:style-name="ce23">
            <text:p>247</text:p>
          </table:table-cell>
          <table:table-cell office:value-type="string" table:style-name="ce37">
            <text:p>PADALA APPALANARASA</text:p>
          </table:table-cell>
          <table:table-cell table:style-name="ce37"/>
          <table:table-cell office:value-type="float" office:value="646105526496" table:style-name="ce27">
            <text:p>646105526496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8" table:style-name="ce23">
            <text:p>248</text:p>
          </table:table-cell>
          <table:table-cell office:value-type="string" table:style-name="ce37">
            <text:p>PADALA APPARAO</text:p>
          </table:table-cell>
          <table:table-cell table:style-name="ce37"/>
          <table:table-cell office:value-type="float" office:value="430928740002" table:style-name="ce27">
            <text:p>430928740002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49" table:style-name="ce23">
            <text:p>249</text:p>
          </table:table-cell>
          <table:table-cell office:value-type="string" table:style-name="ce37">
            <text:p>PADALA LAXMI</text:p>
          </table:table-cell>
          <table:table-cell table:style-name="ce37"/>
          <table:table-cell office:value-type="float" office:value="609008960607" table:style-name="ce27">
            <text:p>609008960607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0" table:style-name="ce23">
            <text:p>250</text:p>
          </table:table-cell>
          <table:table-cell office:value-type="string" table:style-name="ce37">
            <text:p>NAKKA SRINU</text:p>
          </table:table-cell>
          <table:table-cell table:style-name="ce37"/>
          <table:table-cell office:value-type="float" office:value="844261550122" table:style-name="ce27">
            <text:p>844261550122</text:p>
          </table:table-cell>
          <table:table-cell office:value-type="float" office:value="9908498373" table:style-name="ce28">
            <text:p>99084983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1" table:style-name="ce23">
            <text:p>251</text:p>
          </table:table-cell>
          <table:table-cell office:value-type="string" table:style-name="ce37">
            <text:p>NAKKA APPALARAJU</text:p>
          </table:table-cell>
          <table:table-cell table:style-name="ce37"/>
          <table:table-cell office:value-type="float" office:value="303713939619" table:style-name="ce27">
            <text:p>303713939619</text:p>
          </table:table-cell>
          <table:table-cell office:value-type="float" office:value="9908498373" table:style-name="ce28">
            <text:p>99084983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2" table:style-name="ce23">
            <text:p>252</text:p>
          </table:table-cell>
          <table:table-cell office:value-type="string" table:style-name="ce37">
            <text:p>SAVALLA NAGARAJU</text:p>
          </table:table-cell>
          <table:table-cell table:style-name="ce37"/>
          <table:table-cell office:value-type="float" office:value="981779466762" table:style-name="ce27">
            <text:p>981779466762</text:p>
          </table:table-cell>
          <table:table-cell office:value-type="float" office:value="9866245465" table:style-name="ce28">
            <text:p>98662454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3" table:style-name="ce23">
            <text:p>253</text:p>
          </table:table-cell>
          <table:table-cell office:value-type="string" table:style-name="ce37">
            <text:p>KADIRI APPALARAJU</text:p>
          </table:table-cell>
          <table:table-cell table:style-name="ce37"/>
          <table:table-cell office:value-type="float" office:value="700852110435" table:style-name="ce27">
            <text:p>700852110435</text:p>
          </table:table-cell>
          <table:table-cell office:value-type="float" office:value="7893359596" table:style-name="ce28">
            <text:p>789335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4" table:style-name="ce23">
            <text:p>254</text:p>
          </table:table-cell>
          <table:table-cell office:value-type="string" table:style-name="ce37">
            <text:p>KADIRI TATARAO</text:p>
          </table:table-cell>
          <table:table-cell table:style-name="ce37"/>
          <table:table-cell office:value-type="float" office:value="922156268591" table:style-name="ce27">
            <text:p>922156268591</text:p>
          </table:table-cell>
          <table:table-cell office:value-type="float" office:value="9676495978" table:style-name="ce28">
            <text:p>96764959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5" table:style-name="ce23">
            <text:p>255</text:p>
          </table:table-cell>
          <table:table-cell office:value-type="string" table:style-name="ce37">
            <text:p>BADA KASIRAO</text:p>
          </table:table-cell>
          <table:table-cell table:style-name="ce37"/>
          <table:table-cell office:value-type="float" office:value="592908099802" table:style-name="ce27">
            <text:p>592908099802</text:p>
          </table:table-cell>
          <table:table-cell office:value-type="float" office:value="9989551823" table:style-name="ce28">
            <text:p>998955182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6" table:style-name="ce23">
            <text:p>256</text:p>
          </table:table-cell>
          <table:table-cell office:value-type="string" table:style-name="ce37">
            <text:p>KADIRI APPARAO</text:p>
          </table:table-cell>
          <table:table-cell table:style-name="ce37"/>
          <table:table-cell office:value-type="float" office:value="916505953436" table:style-name="ce27">
            <text:p>916505953436</text:p>
          </table:table-cell>
          <table:table-cell office:value-type="float" office:value="7893348542" table:style-name="ce28">
            <text:p>78933485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7" table:style-name="ce23">
            <text:p>257</text:p>
          </table:table-cell>
          <table:table-cell office:value-type="string" table:style-name="ce37">
            <text:p>KADIRI RAVI KUMAR</text:p>
          </table:table-cell>
          <table:table-cell table:style-name="ce37"/>
          <table:table-cell office:value-type="float" office:value="226345298684" table:style-name="ce27">
            <text:p>226345298684</text:p>
          </table:table-cell>
          <table:table-cell office:value-type="float" office:value="7893348542" table:style-name="ce28">
            <text:p>78933485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8" table:style-name="ce23">
            <text:p>258</text:p>
          </table:table-cell>
          <table:table-cell office:value-type="string" table:style-name="ce37">
            <text:p>SAVALLA GURRAYYA</text:p>
          </table:table-cell>
          <table:table-cell table:style-name="ce37"/>
          <table:table-cell office:value-type="float" office:value="984287757548" table:style-name="ce27">
            <text:p>984287757548</text:p>
          </table:table-cell>
          <table:table-cell office:value-type="float" office:value="8106220093" table:style-name="ce28">
            <text:p>81062200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59" table:style-name="ce23">
            <text:p>259</text:p>
          </table:table-cell>
          <table:table-cell office:value-type="string" table:style-name="ce37">
            <text:p>SAVALLA SAVITRI</text:p>
          </table:table-cell>
          <table:table-cell table:style-name="ce37"/>
          <table:table-cell office:value-type="float" office:value="993255491683" table:style-name="ce27">
            <text:p>993255491683</text:p>
          </table:table-cell>
          <table:table-cell office:value-type="float" office:value="8106220093" table:style-name="ce28">
            <text:p>81062200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0" table:style-name="ce23">
            <text:p>260</text:p>
          </table:table-cell>
          <table:table-cell office:value-type="string" table:style-name="ce37">
            <text:p>EDALA KURESU</text:p>
          </table:table-cell>
          <table:table-cell table:style-name="ce37"/>
          <table:table-cell office:value-type="float" office:value="355020797017" table:style-name="ce27">
            <text:p>355020797017</text:p>
          </table:table-cell>
          <table:table-cell office:value-type="float" office:value="9502117715" table:style-name="ce28">
            <text:p>95021177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1" table:style-name="ce23">
            <text:p>261</text:p>
          </table:table-cell>
          <table:table-cell office:value-type="string" table:style-name="ce37">
            <text:p>BADA NOOKARAJU</text:p>
          </table:table-cell>
          <table:table-cell table:style-name="ce37"/>
          <table:table-cell office:value-type="float" office:value="984621876993" table:style-name="ce27">
            <text:p>984621876993</text:p>
          </table:table-cell>
          <table:table-cell office:value-type="float" office:value="9502117715" table:style-name="ce28">
            <text:p>95021177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2" table:style-name="ce23">
            <text:p>262</text:p>
          </table:table-cell>
          <table:table-cell office:value-type="string" table:style-name="ce37">
            <text:p>BADA RAMU</text:p>
          </table:table-cell>
          <table:table-cell table:style-name="ce37"/>
          <table:table-cell office:value-type="float" office:value="249597839565" table:style-name="ce27">
            <text:p>249597839565</text:p>
          </table:table-cell>
          <table:table-cell office:value-type="float" office:value="9849394009" table:style-name="ce28">
            <text:p>984939400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3" table:style-name="ce23">
            <text:p>263</text:p>
          </table:table-cell>
          <table:table-cell office:value-type="string" table:style-name="ce37">
            <text:p>BADA NAGARAJU</text:p>
          </table:table-cell>
          <table:table-cell table:style-name="ce37"/>
          <table:table-cell office:value-type="float" office:value="269390261557" table:style-name="ce27">
            <text:p>269390261557</text:p>
          </table:table-cell>
          <table:table-cell office:value-type="float" office:value="7382193426" table:style-name="ce28">
            <text:p>73821934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4" table:style-name="ce23">
            <text:p>264</text:p>
          </table:table-cell>
          <table:table-cell office:value-type="string" table:style-name="ce37">
            <text:p>KANTUMUTCHE SWAMI</text:p>
          </table:table-cell>
          <table:table-cell table:style-name="ce37"/>
          <table:table-cell office:value-type="float" office:value="714716902776" table:style-name="ce27">
            <text:p>714716902776</text:p>
          </table:table-cell>
          <table:table-cell office:value-type="float" office:value="9177028348" table:style-name="ce28">
            <text:p>917702834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5" table:style-name="ce23">
            <text:p>265</text:p>
          </table:table-cell>
          <table:table-cell office:value-type="string" table:style-name="ce37">
            <text:p>KANTUMUTCHE SANKAR</text:p>
          </table:table-cell>
          <table:table-cell table:style-name="ce37"/>
          <table:table-cell office:value-type="float" office:value="924911939219" table:style-name="ce27">
            <text:p>924911939219</text:p>
          </table:table-cell>
          <table:table-cell office:value-type="float" office:value="9989281277" table:style-name="ce28">
            <text:p>99892812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6" table:style-name="ce23">
            <text:p>266</text:p>
          </table:table-cell>
          <table:table-cell office:value-type="string" table:style-name="ce37">
            <text:p>KADIRI SATYAVATHI</text:p>
          </table:table-cell>
          <table:table-cell table:style-name="ce37"/>
          <table:table-cell office:value-type="float" office:value="385503002686" table:style-name="ce27">
            <text:p>385503002686</text:p>
          </table:table-cell>
          <table:table-cell office:value-type="float" office:value="9247361680" table:style-name="ce28">
            <text:p>92473616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7" table:style-name="ce23">
            <text:p>267</text:p>
          </table:table-cell>
          <table:table-cell office:value-type="string" table:style-name="ce37">
            <text:p>KADIRI SATHI BABU</text:p>
          </table:table-cell>
          <table:table-cell table:style-name="ce37"/>
          <table:table-cell office:value-type="float" office:value="323164347038" table:style-name="ce27">
            <text:p>323164347038</text:p>
          </table:table-cell>
          <table:table-cell office:value-type="float" office:value="9177754504" table:style-name="ce28">
            <text:p>917775450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8" table:style-name="ce23">
            <text:p>268</text:p>
          </table:table-cell>
          <table:table-cell office:value-type="string" table:style-name="ce37">
            <text:p>SAVALLA APPARAO</text:p>
          </table:table-cell>
          <table:table-cell table:style-name="ce37"/>
          <table:table-cell office:value-type="float" office:value="823110268231" table:style-name="ce27">
            <text:p>823110268231</text:p>
          </table:table-cell>
          <table:table-cell office:value-type="float" office:value="9490708610" table:style-name="ce28">
            <text:p>949070861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69" table:style-name="ce23">
            <text:p>269</text:p>
          </table:table-cell>
          <table:table-cell office:value-type="string" table:style-name="ce37">
            <text:p>SAVALLA ARJUNRAO</text:p>
          </table:table-cell>
          <table:table-cell table:style-name="ce37"/>
          <table:table-cell office:value-type="float" office:value="222222778936" table:style-name="ce27">
            <text:p>222222778936</text:p>
          </table:table-cell>
          <table:table-cell office:value-type="float" office:value="9949284373" table:style-name="ce28">
            <text:p>99492843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0" table:style-name="ce23">
            <text:p>270</text:p>
          </table:table-cell>
          <table:table-cell office:value-type="string" table:style-name="ce37">
            <text:p>KASAVARAPU RAMU</text:p>
          </table:table-cell>
          <table:table-cell table:style-name="ce37"/>
          <table:table-cell office:value-type="float" office:value="556265732774" table:style-name="ce27">
            <text:p>556265732774</text:p>
          </table:table-cell>
          <table:table-cell office:value-type="float" office:value="8374878328" table:style-name="ce28">
            <text:p>83748783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1" table:style-name="ce23">
            <text:p>271</text:p>
          </table:table-cell>
          <table:table-cell office:value-type="string" table:style-name="ce37">
            <text:p>CHINTHAPALLI <text:s/>APPANNA</text:p>
          </table:table-cell>
          <table:table-cell table:style-name="ce37"/>
          <table:table-cell office:value-type="float" office:value="610757384554" table:style-name="ce27">
            <text:p>610757384554</text:p>
          </table:table-cell>
          <table:table-cell office:value-type="float" office:value="9866515860" table:style-name="ce28">
            <text:p>98665158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2" table:style-name="ce23">
            <text:p>272</text:p>
          </table:table-cell>
          <table:table-cell office:value-type="string" table:style-name="ce37">
            <text:p>BADA SATYA RAO</text:p>
          </table:table-cell>
          <table:table-cell table:style-name="ce37"/>
          <table:table-cell office:value-type="float" office:value="848721818725" table:style-name="ce27">
            <text:p>848721818725</text:p>
          </table:table-cell>
          <table:table-cell office:value-type="float" office:value="8897496226" table:style-name="ce28">
            <text:p>88974962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3" table:style-name="ce23">
            <text:p>273</text:p>
          </table:table-cell>
          <table:table-cell office:value-type="string" table:style-name="ce37">
            <text:p>MAMIDI YARRAYYA</text:p>
          </table:table-cell>
          <table:table-cell table:style-name="ce37"/>
          <table:table-cell office:value-type="float" office:value="930967675589" table:style-name="ce27">
            <text:p>930967675589</text:p>
          </table:table-cell>
          <table:table-cell office:value-type="float" office:value="8523014544" table:style-name="ce28">
            <text:p>852301454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4" table:style-name="ce23">
            <text:p>274</text:p>
          </table:table-cell>
          <table:table-cell office:value-type="string" table:style-name="ce37">
            <text:p>KADIRI KRISHNAVENI</text:p>
          </table:table-cell>
          <table:table-cell table:style-name="ce37"/>
          <table:table-cell office:value-type="float" office:value="718227002227" table:style-name="ce27">
            <text:p>718227002227</text:p>
          </table:table-cell>
          <table:table-cell office:value-type="float" office:value="9100629962" table:style-name="ce28">
            <text:p>91006299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5" table:style-name="ce23">
            <text:p>275</text:p>
          </table:table-cell>
          <table:table-cell office:value-type="string" table:style-name="ce37">
            <text:p>KADIRI NAGARAJU</text:p>
          </table:table-cell>
          <table:table-cell table:style-name="ce37"/>
          <table:table-cell office:value-type="float" office:value="521385331566" table:style-name="ce27">
            <text:p>521385331566</text:p>
          </table:table-cell>
          <table:table-cell office:value-type="float" office:value="9100629962" table:style-name="ce28">
            <text:p>91006299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6" table:style-name="ce23">
            <text:p>276</text:p>
          </table:table-cell>
          <table:table-cell office:value-type="string" table:style-name="ce37">
            <text:p>CHINTHAPALLI MURTY RAJU</text:p>
          </table:table-cell>
          <table:table-cell table:style-name="ce37"/>
          <table:table-cell office:value-type="float" office:value="667150881074" table:style-name="ce27">
            <text:p>667150881074</text:p>
          </table:table-cell>
          <table:table-cell office:value-type="float" office:value="9491686981" table:style-name="ce28">
            <text:p>94916869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7" table:style-name="ce23">
            <text:p>277</text:p>
          </table:table-cell>
          <table:table-cell office:value-type="string" table:style-name="ce37">
            <text:p>CHINTHAPALLI APPALARAJU</text:p>
          </table:table-cell>
          <table:table-cell table:style-name="ce37"/>
          <table:table-cell office:value-type="float" office:value="786737315302" table:style-name="ce27">
            <text:p>786737315302</text:p>
          </table:table-cell>
          <table:table-cell office:value-type="float" office:value="9491686981" table:style-name="ce28">
            <text:p>94916869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8" table:style-name="ce23">
            <text:p>278</text:p>
          </table:table-cell>
          <table:table-cell office:value-type="string" table:style-name="ce37">
            <text:p>CHINTHAPALLI ESWARRAO</text:p>
          </table:table-cell>
          <table:table-cell table:style-name="ce37"/>
          <table:table-cell office:value-type="float" office:value="883242467826" table:style-name="ce27">
            <text:p>883242467826</text:p>
          </table:table-cell>
          <table:table-cell office:value-type="float" office:value="9866515860" table:style-name="ce28">
            <text:p>98665158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79" table:style-name="ce23">
            <text:p>279</text:p>
          </table:table-cell>
          <table:table-cell office:value-type="string" table:style-name="ce37">
            <text:p>CHINTAPALLI YELLAMMA</text:p>
          </table:table-cell>
          <table:table-cell table:style-name="ce37"/>
          <table:table-cell office:value-type="float" office:value="686957721893" table:style-name="ce27">
            <text:p>686957721893</text:p>
          </table:table-cell>
          <table:table-cell office:value-type="float" office:value="9866515860" table:style-name="ce28">
            <text:p>98665158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24">
            <text:p>NARSIPATNAM</text:p>
          </table:table-cell>
          <table:table-cell table:style-name="ce23"/>
          <table:table-cell office:value-type="float" office:value="531116" table:style-name="ce25">
            <text:p>531116</text:p>
          </table:table-cell>
          <table:table-cell office:value-type="float" office:value="3" table:style-name="ce25">
            <text:p>3</text:p>
          </table:table-cell>
          <table:table-cell office:value-type="string" table:style-name="ce23">
            <text:p><text:s text:c="6"/>NARSIPATNAM FISHER MEN <text:s/>CO-OPERATIVE SOCIETY <text:s text:c="2"/>REG .NO. A-45</text:p>
          </table:table-cell>
          <table:table-cell office:value-type="string" table:style-name="ce23">
            <text:p>Member</text:p>
          </table:table-cell>
          <table:table-cell office:value-type="float" office:value="280" table:style-name="ce23">
            <text:p>280</text:p>
          </table:table-cell>
          <table:table-cell office:value-type="string" table:style-name="ce37">
            <text:p>KADIRI PENTAMMA</text:p>
          </table:table-cell>
          <table:table-cell table:style-name="ce37"/>
          <table:table-cell office:value-type="float" office:value="636380467838" table:style-name="ce27">
            <text:p>636380467838</text:p>
          </table:table-cell>
          <table:table-cell office:value-type="float" office:value="9676495978" table:style-name="ce28">
            <text:p>967649597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1" table:style-name="ce23">
            <text:p>281</text:p>
          </table:table-cell>
          <table:table-cell office:value-type="string" table:style-name="ce36">
            <text:p>Vengala Nagaraju</text:p>
          </table:table-cell>
          <table:table-cell table:style-name="ce36"/>
          <table:table-cell office:value-type="float" office:value="845316017447" table:style-name="ce27">
            <text:p>845316017447</text:p>
          </table:table-cell>
          <table:table-cell office:value-type="float" office:value="7093153397" table:style-name="ce28">
            <text:p>709315339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2" table:style-name="ce23">
            <text:p>282</text:p>
          </table:table-cell>
          <table:table-cell office:value-type="string" table:style-name="ce39">
            <text:p>Siripurapu Yesudasu</text:p>
          </table:table-cell>
          <table:table-cell table:style-name="ce39"/>
          <table:table-cell office:value-type="float" office:value="601300951031" table:style-name="ce27">
            <text:p>601300951031</text:p>
          </table:table-cell>
          <table:table-cell office:value-type="float" office:value="9676487040" table:style-name="ce28">
            <text:p>967648704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3" table:style-name="ce23">
            <text:p>283</text:p>
          </table:table-cell>
          <table:table-cell office:value-type="string" table:style-name="ce39">
            <text:p>Chinthalapudi Appalakonda</text:p>
          </table:table-cell>
          <table:table-cell table:style-name="ce39"/>
          <table:table-cell office:value-type="float" office:value="930703825289" table:style-name="ce27">
            <text:p>930703825289</text:p>
          </table:table-cell>
          <table:table-cell office:value-type="float" office:value="9666041806" table:style-name="ce28">
            <text:p>966604180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4" table:style-name="ce23">
            <text:p>284</text:p>
          </table:table-cell>
          <table:table-cell office:value-type="string" table:style-name="ce39">
            <text:p>kamireddi sathi Babu</text:p>
          </table:table-cell>
          <table:table-cell table:style-name="ce39"/>
          <table:table-cell office:value-type="float" office:value="929000089729" table:style-name="ce27">
            <text:p>929000089729</text:p>
          </table:table-cell>
          <table:table-cell office:value-type="float" office:value="8096937521" table:style-name="ce28">
            <text:p>809693752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5" table:style-name="ce23">
            <text:p>285</text:p>
          </table:table-cell>
          <table:table-cell office:value-type="string" table:style-name="ce39">
            <text:p>Niddara MathuNaidu</text:p>
          </table:table-cell>
          <table:table-cell table:style-name="ce39"/>
          <table:table-cell office:value-type="float" office:value="594817327959" table:style-name="ce27">
            <text:p>594817327959</text:p>
          </table:table-cell>
          <table:table-cell office:value-type="float" office:value="9666041543" table:style-name="ce28">
            <text:p>966604154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6" table:style-name="ce23">
            <text:p>286</text:p>
          </table:table-cell>
          <table:table-cell office:value-type="string" table:style-name="ce39">
            <text:p>SANDHAKA NARAYANA</text:p>
          </table:table-cell>
          <table:table-cell table:style-name="ce39"/>
          <table:table-cell office:value-type="float" office:value="841217833399" table:style-name="ce27">
            <text:p>841217833399</text:p>
          </table:table-cell>
          <table:table-cell office:value-type="float" office:value="9704778089" table:style-name="ce28">
            <text:p>970477808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7" table:style-name="ce23">
            <text:p>287</text:p>
          </table:table-cell>
          <table:table-cell office:value-type="string" table:style-name="ce39">
            <text:p>PETLA ACHIYYANAIDU</text:p>
          </table:table-cell>
          <table:table-cell table:style-name="ce39"/>
          <table:table-cell office:value-type="float" office:value="924255030552" table:style-name="ce27">
            <text:p>924255030552</text:p>
          </table:table-cell>
          <table:table-cell office:value-type="float" office:value="9676371605" table:style-name="ce28">
            <text:p>967637160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8" table:style-name="ce23">
            <text:p>288</text:p>
          </table:table-cell>
          <table:table-cell office:value-type="string" table:style-name="ce39">
            <text:p>MDAGALA SOMAYYA</text:p>
          </table:table-cell>
          <table:table-cell table:style-name="ce39"/>
          <table:table-cell office:value-type="float" office:value="482825472390" table:style-name="ce27">
            <text:p>482825472390</text:p>
          </table:table-cell>
          <table:table-cell office:value-type="float" office:value="9177995069" table:style-name="ce28">
            <text:p>917799506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89" table:style-name="ce23">
            <text:p>289</text:p>
          </table:table-cell>
          <table:table-cell office:value-type="string" table:style-name="ce39">
            <text:p>SIMMA RAJU</text:p>
          </table:table-cell>
          <table:table-cell table:style-name="ce39"/>
          <table:table-cell office:value-type="float" office:value="760132637504" table:style-name="ce27">
            <text:p>760132637504</text:p>
          </table:table-cell>
          <table:table-cell office:value-type="float" office:value="8374927886" table:style-name="ce28">
            <text:p>837492788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0" table:style-name="ce23">
            <text:p>290</text:p>
          </table:table-cell>
          <table:table-cell office:value-type="string" table:style-name="ce39">
            <text:p>SURADA BHULOKA</text:p>
          </table:table-cell>
          <table:table-cell table:style-name="ce39"/>
          <table:table-cell office:value-type="float" office:value="330151524433" table:style-name="ce27">
            <text:p>330151524433</text:p>
          </table:table-cell>
          <table:table-cell office:value-type="float" office:value="9290428006" table:style-name="ce28">
            <text:p>929042800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1" table:style-name="ce23">
            <text:p>291</text:p>
          </table:table-cell>
          <table:table-cell office:value-type="string" table:style-name="ce39">
            <text:p>SUKALA MATUNAIDU</text:p>
          </table:table-cell>
          <table:table-cell table:style-name="ce39"/>
          <table:table-cell office:value-type="float" office:value="932614497770" table:style-name="ce27">
            <text:p>932614497770</text:p>
          </table:table-cell>
          <table:table-cell office:value-type="float" office:value="8977762625" table:style-name="ce28">
            <text:p>897776262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2" table:style-name="ce23">
            <text:p>292</text:p>
          </table:table-cell>
          <table:table-cell office:value-type="string" table:style-name="ce39">
            <text:p>VENGALA NOOKARAJU</text:p>
          </table:table-cell>
          <table:table-cell table:style-name="ce39"/>
          <table:table-cell office:value-type="float" office:value="536066503521" table:style-name="ce27">
            <text:p>536066503521</text:p>
          </table:table-cell>
          <table:table-cell office:value-type="float" office:value="9553181288" table:style-name="ce28">
            <text:p>955318128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3" table:style-name="ce23">
            <text:p>293</text:p>
          </table:table-cell>
          <table:table-cell office:value-type="string" table:style-name="ce39">
            <text:p>VENGALA ERRAYYA</text:p>
          </table:table-cell>
          <table:table-cell table:style-name="ce39"/>
          <table:table-cell office:value-type="float" office:value="641672599078" table:style-name="ce27">
            <text:p>641672599078</text:p>
          </table:table-cell>
          <table:table-cell office:value-type="float" office:value="9515274909" table:style-name="ce28">
            <text:p>951527490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4" table:style-name="ce23">
            <text:p>294</text:p>
          </table:table-cell>
          <table:table-cell office:value-type="string" table:style-name="ce39">
            <text:p>MARTHI TATIYYULU</text:p>
          </table:table-cell>
          <table:table-cell table:style-name="ce39"/>
          <table:table-cell office:value-type="float" office:value="636389971903" table:style-name="ce27">
            <text:p>636389971903</text:p>
          </table:table-cell>
          <table:table-cell office:value-type="float" office:value="7093153397" table:style-name="ce28">
            <text:p>709315339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5" table:style-name="ce23">
            <text:p>295</text:p>
          </table:table-cell>
          <table:table-cell office:value-type="string" table:style-name="ce39">
            <text:p>SANGA <text:s/>SATYANARAYANA</text:p>
          </table:table-cell>
          <table:table-cell table:style-name="ce39"/>
          <table:table-cell office:value-type="float" office:value="536291243825" table:style-name="ce27">
            <text:p>536291243825</text:p>
          </table:table-cell>
          <table:table-cell office:value-type="float" office:value="9848817034" table:style-name="ce28">
            <text:p>984881703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6" table:style-name="ce23">
            <text:p>296</text:p>
          </table:table-cell>
          <table:table-cell office:value-type="string" table:style-name="ce39">
            <text:p>NADIGATLA NAGARAJU</text:p>
          </table:table-cell>
          <table:table-cell table:style-name="ce39"/>
          <table:table-cell table:style-name="ce27"/>
          <table:table-cell office:value-type="float" office:value="9000161460" table:style-name="ce28">
            <text:p>900016146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7" table:style-name="ce23">
            <text:p>297</text:p>
          </table:table-cell>
          <table:table-cell office:value-type="string" table:style-name="ce39">
            <text:p>NADIGATLA POTHURAJU</text:p>
          </table:table-cell>
          <table:table-cell table:style-name="ce39"/>
          <table:table-cell office:value-type="float" office:value="920425146895" table:style-name="ce27">
            <text:p>920425146895</text:p>
          </table:table-cell>
          <table:table-cell office:value-type="float" office:value="9000161460" table:style-name="ce28">
            <text:p>900016146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24">
            <text:p>NARSIPATNAM</text:p>
          </table:table-cell>
          <table:table-cell office:value-type="string" table:style-name="ce38">
            <text:p>Dharmasagaram </text:p>
          </table:table-cell>
          <table:table-cell table:style-name="ce23"/>
          <table:table-cell office:value-type="float" office:value="531118" table:style-name="ce25">
            <text:p>531118</text:p>
          </table:table-cell>
          <table:table-cell office:value-type="float" office:value="4" table:style-name="ce25">
            <text:p>4</text:p>
          </table:table-cell>
          <table:table-cell office:value-type="string" table:style-name="ce23">
            <text:p><text:s text:c="2"/>Dharmasagaram fisher Men Co-operative society <text:s text:c="3"/>REG .NO. A-51</text:p>
          </table:table-cell>
          <table:table-cell office:value-type="string" table:style-name="ce23">
            <text:p>Member</text:p>
          </table:table-cell>
          <table:table-cell office:value-type="float" office:value="298" table:style-name="ce23">
            <text:p>298</text:p>
          </table:table-cell>
          <table:table-cell office:value-type="string" table:style-name="ce39">
            <text:p>NADIGATLA NOOKARAJU</text:p>
          </table:table-cell>
          <table:table-cell table:style-name="ce39"/>
          <table:table-cell office:value-type="float" office:value="306808062749" table:style-name="ce27">
            <text:p>306808062749</text:p>
          </table:table-cell>
          <table:table-cell office:value-type="float" office:value="8333040468" table:style-name="ce28">
            <text:p>83330404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299" table:style-name="ce23">
            <text:p>299</text:p>
          </table:table-cell>
          <table:table-cell office:value-type="string" table:style-name="ce26">
            <text:p>NAKKA VENKATARAMANA</text:p>
          </table:table-cell>
          <table:table-cell table:style-name="ce26"/>
          <table:table-cell office:value-type="float" office:value="489497892945" table:style-name="ce27">
            <text:p>489497892945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0" table:style-name="ce23">
            <text:p>300</text:p>
          </table:table-cell>
          <table:table-cell office:value-type="string" table:style-name="ce26">
            <text:p>NAKKA <text:s/>ASANNA</text:p>
          </table:table-cell>
          <table:table-cell table:style-name="ce26"/>
          <table:table-cell office:value-type="float" office:value="502847545314" table:style-name="ce27">
            <text:p>502847545314</text:p>
          </table:table-cell>
          <table:table-cell office:value-type="float" office:value="9502260901" table:style-name="ce28">
            <text:p>950226090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1" table:style-name="ce23">
            <text:p>301</text:p>
          </table:table-cell>
          <table:table-cell office:value-type="string" table:style-name="ce26">
            <text:p>NAKKA <text:s/>SATYANARAYANA</text:p>
          </table:table-cell>
          <table:table-cell table:style-name="ce26"/>
          <table:table-cell office:value-type="float" office:value="571576540116" table:style-name="ce27">
            <text:p>571576540116</text:p>
          </table:table-cell>
          <table:table-cell office:value-type="float" office:value="7674951478" table:style-name="ce28">
            <text:p>76749514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2" table:style-name="ce23">
            <text:p>302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721259522921" table:style-name="ce27">
            <text:p>721259522921</text:p>
          </table:table-cell>
          <table:table-cell office:value-type="float" office:value="9177355207" table:style-name="ce28">
            <text:p>91773552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3" table:style-name="ce23">
            <text:p>303</text:p>
          </table:table-cell>
          <table:table-cell office:value-type="string" table:style-name="ce26">
            <text:p>PADALA <text:s/>APPANNA</text:p>
          </table:table-cell>
          <table:table-cell table:style-name="ce26"/>
          <table:table-cell office:value-type="float" office:value="562965209151" table:style-name="ce27">
            <text:p>562965209151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4" table:style-name="ce23">
            <text:p>304</text:p>
          </table:table-cell>
          <table:table-cell office:value-type="string" table:style-name="ce26">
            <text:p>PADALA <text:s/>SANYASI</text:p>
          </table:table-cell>
          <table:table-cell table:style-name="ce26"/>
          <table:table-cell office:value-type="float" office:value="601876094020" table:style-name="ce27">
            <text:p>601876094020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5" table:style-name="ce23">
            <text:p>305</text:p>
          </table:table-cell>
          <table:table-cell office:value-type="string" table:style-name="ce26">
            <text:p>PADALA <text:s/>APPARAO</text:p>
          </table:table-cell>
          <table:table-cell table:style-name="ce26"/>
          <table:table-cell office:value-type="float" office:value="310112983782" table:style-name="ce27">
            <text:p>310112983782</text:p>
          </table:table-cell>
          <table:table-cell office:value-type="float" office:value="9000457189" table:style-name="ce28">
            <text:p>90004571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6" table:style-name="ce23">
            <text:p>306</text:p>
          </table:table-cell>
          <table:table-cell office:value-type="string" table:style-name="ce26">
            <text:p>GALAGATLA <text:s/>DALINAIDU</text:p>
          </table:table-cell>
          <table:table-cell table:style-name="ce26"/>
          <table:table-cell office:value-type="float" office:value="820322392759" table:style-name="ce27">
            <text:p>820322392759</text:p>
          </table:table-cell>
          <table:table-cell office:value-type="float" office:value="9502532165" table:style-name="ce28">
            <text:p>95025321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7" table:style-name="ce23">
            <text:p>307</text:p>
          </table:table-cell>
          <table:table-cell office:value-type="string" table:style-name="ce26">
            <text:p>GALAGATLA <text:s/>APPARAO</text:p>
          </table:table-cell>
          <table:table-cell table:style-name="ce26"/>
          <table:table-cell office:value-type="float" office:value="905144613942" table:style-name="ce27">
            <text:p>905144613942</text:p>
          </table:table-cell>
          <table:table-cell office:value-type="float" office:value="9502532165" table:style-name="ce28">
            <text:p>95025321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8" table:style-name="ce23">
            <text:p>308</text:p>
          </table:table-cell>
          <table:table-cell office:value-type="string" table:style-name="ce26">
            <text:p>GALAGATLA <text:s text:c="2"/>APPARAO</text:p>
          </table:table-cell>
          <table:table-cell table:style-name="ce26"/>
          <table:table-cell office:value-type="float" office:value="674002894936" table:style-name="ce27">
            <text:p>674002894936</text:p>
          </table:table-cell>
          <table:table-cell office:value-type="float" office:value="7893008554" table:style-name="ce28">
            <text:p>78930085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09" table:style-name="ce23">
            <text:p>309</text:p>
          </table:table-cell>
          <table:table-cell office:value-type="string" table:style-name="ce26">
            <text:p>GALAGATLA <text:s/>VARAHALU</text:p>
          </table:table-cell>
          <table:table-cell table:style-name="ce26"/>
          <table:table-cell office:value-type="float" office:value="662613430867" table:style-name="ce27">
            <text:p>662613430867</text:p>
          </table:table-cell>
          <table:table-cell office:value-type="float" office:value="9618498608" table:style-name="ce28">
            <text:p>96184986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0" table:style-name="ce23">
            <text:p>310</text:p>
          </table:table-cell>
          <table:table-cell office:value-type="string" table:style-name="ce26">
            <text:p>PADALA <text:s/>APPARAO</text:p>
          </table:table-cell>
          <table:table-cell table:style-name="ce26"/>
          <table:table-cell office:value-type="float" office:value="991341658608" table:style-name="ce27">
            <text:p>991341658608</text:p>
          </table:table-cell>
          <table:table-cell office:value-type="float" office:value="7893008554" table:style-name="ce28">
            <text:p>78930085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1" table:style-name="ce23">
            <text:p>311</text:p>
          </table:table-cell>
          <table:table-cell office:value-type="string" table:style-name="ce26">
            <text:p>PADALA <text:s/>NOOKARAJU</text:p>
          </table:table-cell>
          <table:table-cell table:style-name="ce26"/>
          <table:table-cell office:value-type="float" office:value="686866143714" table:style-name="ce27">
            <text:p>686866143714</text:p>
          </table:table-cell>
          <table:table-cell office:value-type="float" office:value="7893008554" table:style-name="ce28">
            <text:p>78930085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2" table:style-name="ce23">
            <text:p>312</text:p>
          </table:table-cell>
          <table:table-cell office:value-type="string" table:style-name="ce26">
            <text:p>PADALA <text:s/>BENNAYYA</text:p>
          </table:table-cell>
          <table:table-cell table:style-name="ce26"/>
          <table:table-cell office:value-type="float" office:value="885403588756" table:style-name="ce27">
            <text:p>885403588756</text:p>
          </table:table-cell>
          <table:table-cell office:value-type="float" office:value="8978430546" table:style-name="ce28">
            <text:p>89784305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3" table:style-name="ce23">
            <text:p>313</text:p>
          </table:table-cell>
          <table:table-cell office:value-type="string" table:style-name="ce26">
            <text:p>PADALA <text:s/>NOOKARAJU</text:p>
          </table:table-cell>
          <table:table-cell table:style-name="ce26"/>
          <table:table-cell office:value-type="float" office:value="238221537623" table:style-name="ce27">
            <text:p>238221537623</text:p>
          </table:table-cell>
          <table:table-cell office:value-type="float" office:value="8978430546" table:style-name="ce28">
            <text:p>89784305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4" table:style-name="ce23">
            <text:p>314</text:p>
          </table:table-cell>
          <table:table-cell office:value-type="string" table:style-name="ce26">
            <text:p>NAKKA RAMBABU</text:p>
          </table:table-cell>
          <table:table-cell table:style-name="ce26"/>
          <table:table-cell office:value-type="float" office:value="232711720649" table:style-name="ce27">
            <text:p>232711720649</text:p>
          </table:table-cell>
          <table:table-cell office:value-type="float" office:value="9000480675" table:style-name="ce28">
            <text:p>900048067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5" table:style-name="ce23">
            <text:p>315</text:p>
          </table:table-cell>
          <table:table-cell office:value-type="string" table:style-name="ce26">
            <text:p>NAKKA <text:s/>RAMBABU</text:p>
          </table:table-cell>
          <table:table-cell table:style-name="ce26"/>
          <table:table-cell office:value-type="float" office:value="314101349669" table:style-name="ce27">
            <text:p>314101349669</text:p>
          </table:table-cell>
          <table:table-cell office:value-type="float" office:value="8978417880" table:style-name="ce28">
            <text:p>89784178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6" table:style-name="ce23">
            <text:p>316</text:p>
          </table:table-cell>
          <table:table-cell office:value-type="string" table:style-name="ce26">
            <text:p>NAKKA <text:s/>NOOKARAJU</text:p>
          </table:table-cell>
          <table:table-cell table:style-name="ce26"/>
          <table:table-cell office:value-type="float" office:value="278034551320" table:style-name="ce27">
            <text:p>278034551320</text:p>
          </table:table-cell>
          <table:table-cell office:value-type="float" office:value="9177814980" table:style-name="ce28">
            <text:p>91778149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7" table:style-name="ce23">
            <text:p>317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504947009280" table:style-name="ce27">
            <text:p>504947009280</text:p>
          </table:table-cell>
          <table:table-cell office:value-type="float" office:value="7702298100" table:style-name="ce28">
            <text:p>77022981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8" table:style-name="ce23">
            <text:p>318</text:p>
          </table:table-cell>
          <table:table-cell office:value-type="string" table:style-name="ce26">
            <text:p>GALAGATLA <text:s/>BAPANIYA</text:p>
          </table:table-cell>
          <table:table-cell table:style-name="ce26"/>
          <table:table-cell office:value-type="float" office:value="717575236859" table:style-name="ce27">
            <text:p>717575236859</text:p>
          </table:table-cell>
          <table:table-cell office:value-type="float" office:value="9908735539" table:style-name="ce28">
            <text:p>99087355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19" table:style-name="ce23">
            <text:p>319</text:p>
          </table:table-cell>
          <table:table-cell office:value-type="string" table:style-name="ce26">
            <text:p>GALAGATLA <text:s/>APPARAO</text:p>
          </table:table-cell>
          <table:table-cell table:style-name="ce26"/>
          <table:table-cell office:value-type="float" office:value="545733313904" table:style-name="ce27">
            <text:p>545733313904</text:p>
          </table:table-cell>
          <table:table-cell office:value-type="float" office:value="9573708242" table:style-name="ce28">
            <text:p>95737082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0" table:style-name="ce23">
            <text:p>320</text:p>
          </table:table-cell>
          <table:table-cell office:value-type="string" table:style-name="ce26">
            <text:p>PADALA <text:s/>DONGABABU</text:p>
          </table:table-cell>
          <table:table-cell table:style-name="ce26"/>
          <table:table-cell office:value-type="float" office:value="639984458315" table:style-name="ce27">
            <text:p>639984458315</text:p>
          </table:table-cell>
          <table:table-cell office:value-type="float" office:value="7674951478" table:style-name="ce28">
            <text:p>76749514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1" table:style-name="ce23">
            <text:p>321</text:p>
          </table:table-cell>
          <table:table-cell office:value-type="string" table:style-name="ce26">
            <text:p>PADALA <text:s/>NOOKARAJU</text:p>
          </table:table-cell>
          <table:table-cell table:style-name="ce26"/>
          <table:table-cell office:value-type="float" office:value="301297021107" table:style-name="ce27">
            <text:p>301297021107</text:p>
          </table:table-cell>
          <table:table-cell office:value-type="float" office:value="8008168532" table:style-name="ce28">
            <text:p>80081685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2" table:style-name="ce23">
            <text:p>322</text:p>
          </table:table-cell>
          <table:table-cell office:value-type="string" table:style-name="ce26">
            <text:p>GAJARI <text:s/>APPARAO</text:p>
          </table:table-cell>
          <table:table-cell table:style-name="ce26"/>
          <table:table-cell office:value-type="float" office:value="488961903588" table:style-name="ce27">
            <text:p>488961903588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3" table:style-name="ce23">
            <text:p>323</text:p>
          </table:table-cell>
          <table:table-cell office:value-type="string" table:style-name="ce26">
            <text:p>NAKKA <text:s/>POTHURAJU</text:p>
          </table:table-cell>
          <table:table-cell table:style-name="ce26"/>
          <table:table-cell office:value-type="float" office:value="373893168185" table:style-name="ce27">
            <text:p>373893168185</text:p>
          </table:table-cell>
          <table:table-cell office:value-type="float" office:value="9666148569" table:style-name="ce28">
            <text:p>9666148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4" table:style-name="ce23">
            <text:p>324</text:p>
          </table:table-cell>
          <table:table-cell office:value-type="string" table:style-name="ce26">
            <text:p>NAKKA <text:s text:c="2"/>APPARAO</text:p>
          </table:table-cell>
          <table:table-cell table:style-name="ce26"/>
          <table:table-cell office:value-type="float" office:value="542306458849" table:style-name="ce27">
            <text:p>542306458849</text:p>
          </table:table-cell>
          <table:table-cell office:value-type="float" office:value="9666148569" table:style-name="ce28">
            <text:p>9666148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5" table:style-name="ce23">
            <text:p>325</text:p>
          </table:table-cell>
          <table:table-cell office:value-type="string" table:style-name="ce26">
            <text:p>NAKKA <text:s text:c="2"/>APPARAO</text:p>
          </table:table-cell>
          <table:table-cell table:style-name="ce26"/>
          <table:table-cell office:value-type="float" office:value="987639482900" table:style-name="ce27">
            <text:p>987639482900</text:p>
          </table:table-cell>
          <table:table-cell office:value-type="float" office:value="9666153349" table:style-name="ce28">
            <text:p>96661533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6" table:style-name="ce23">
            <text:p>326</text:p>
          </table:table-cell>
          <table:table-cell office:value-type="string" table:style-name="ce26">
            <text:p>GALAGATLA <text:s/>SATHIBABU</text:p>
          </table:table-cell>
          <table:table-cell table:style-name="ce26"/>
          <table:table-cell office:value-type="float" office:value="374302607693" table:style-name="ce27">
            <text:p>374302607693</text:p>
          </table:table-cell>
          <table:table-cell office:value-type="float" office:value="7330714062" table:style-name="ce28">
            <text:p>73307140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7" table:style-name="ce23">
            <text:p>327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697064773888" table:style-name="ce27">
            <text:p>697064773888</text:p>
          </table:table-cell>
          <table:table-cell office:value-type="float" office:value="9515439655" table:style-name="ce28">
            <text:p>95154396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8" table:style-name="ce23">
            <text:p>328</text:p>
          </table:table-cell>
          <table:table-cell office:value-type="string" table:style-name="ce26">
            <text:p>PADALA NARASIMHULU</text:p>
          </table:table-cell>
          <table:table-cell table:style-name="ce26"/>
          <table:table-cell office:value-type="float" office:value="468862831366" table:style-name="ce27">
            <text:p>468862831366</text:p>
          </table:table-cell>
          <table:table-cell office:value-type="float" office:value="9908873453" table:style-name="ce28">
            <text:p>99088734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29" table:style-name="ce23">
            <text:p>329</text:p>
          </table:table-cell>
          <table:table-cell office:value-type="string" table:style-name="ce26">
            <text:p>NAKKA <text:s/>SATHIBABU</text:p>
          </table:table-cell>
          <table:table-cell table:style-name="ce26"/>
          <table:table-cell office:value-type="float" office:value="805458131849" table:style-name="ce27">
            <text:p>805458131849</text:p>
          </table:table-cell>
          <table:table-cell office:value-type="float" office:value="9908873453" table:style-name="ce28">
            <text:p>99088734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0" table:style-name="ce23">
            <text:p>330</text:p>
          </table:table-cell>
          <table:table-cell office:value-type="string" table:style-name="ce26">
            <text:p>NAKKA <text:s/>ARUJUNA</text:p>
          </table:table-cell>
          <table:table-cell table:style-name="ce26"/>
          <table:table-cell office:value-type="float" office:value="275251956497" table:style-name="ce27">
            <text:p>275251956497</text:p>
          </table:table-cell>
          <table:table-cell office:value-type="float" office:value="9908873453" table:style-name="ce28">
            <text:p>99088734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1" table:style-name="ce23">
            <text:p>331</text:p>
          </table:table-cell>
          <table:table-cell office:value-type="string" table:style-name="ce26">
            <text:p>GANJARI <text:s/>RAJUBABU</text:p>
          </table:table-cell>
          <table:table-cell table:style-name="ce26"/>
          <table:table-cell office:value-type="float" office:value="706234741668" table:style-name="ce27">
            <text:p>706234741668</text:p>
          </table:table-cell>
          <table:table-cell office:value-type="float" office:value="8790846514" table:style-name="ce28">
            <text:p>87908465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2" table:style-name="ce23">
            <text:p>332</text:p>
          </table:table-cell>
          <table:table-cell office:value-type="string" table:style-name="ce26">
            <text:p>GANJARI <text:s text:c="2"/>NOOKARAJU</text:p>
          </table:table-cell>
          <table:table-cell table:style-name="ce26"/>
          <table:table-cell office:value-type="float" office:value="387756037099" table:style-name="ce27">
            <text:p>387756037099</text:p>
          </table:table-cell>
          <table:table-cell office:value-type="float" office:value="9177272627" table:style-name="ce28">
            <text:p>91772726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3" table:style-name="ce23">
            <text:p>333</text:p>
          </table:table-cell>
          <table:table-cell office:value-type="string" table:style-name="ce26">
            <text:p>PADALA <text:s/>NAGAMIYYA</text:p>
          </table:table-cell>
          <table:table-cell table:style-name="ce26"/>
          <table:table-cell office:value-type="float" office:value="915279202955" table:style-name="ce27">
            <text:p>915279202955</text:p>
          </table:table-cell>
          <table:table-cell office:value-type="float" office:value="8008168532" table:style-name="ce28">
            <text:p>80081685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4" table:style-name="ce23">
            <text:p>334</text:p>
          </table:table-cell>
          <table:table-cell office:value-type="string" table:style-name="ce26">
            <text:p>PADALA <text:s/>SANYASI</text:p>
          </table:table-cell>
          <table:table-cell table:style-name="ce26"/>
          <table:table-cell office:value-type="float" office:value="650536529187" table:style-name="ce27">
            <text:p>650536529187</text:p>
          </table:table-cell>
          <table:table-cell office:value-type="float" office:value="7502588157" table:style-name="ce28">
            <text:p>750258815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5" table:style-name="ce23">
            <text:p>335</text:p>
          </table:table-cell>
          <table:table-cell office:value-type="string" table:style-name="ce26">
            <text:p>PADALA <text:s/>LOVARAJU</text:p>
          </table:table-cell>
          <table:table-cell table:style-name="ce26"/>
          <table:table-cell office:value-type="float" office:value="738759852424" table:style-name="ce27">
            <text:p>738759852424</text:p>
          </table:table-cell>
          <table:table-cell office:value-type="float" office:value="7502588157" table:style-name="ce28">
            <text:p>750258815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6" table:style-name="ce23">
            <text:p>336</text:p>
          </table:table-cell>
          <table:table-cell office:value-type="string" table:style-name="ce26">
            <text:p>NAKKA <text:s/>DEMUDU</text:p>
          </table:table-cell>
          <table:table-cell table:style-name="ce26"/>
          <table:table-cell office:value-type="float" office:value="850702115344" table:style-name="ce27">
            <text:p>850702115344</text:p>
          </table:table-cell>
          <table:table-cell office:value-type="float" office:value="8179040718" table:style-name="ce28">
            <text:p>81790407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7" table:style-name="ce23">
            <text:p>337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808698981793" table:style-name="ce27">
            <text:p>808698981793</text:p>
          </table:table-cell>
          <table:table-cell office:value-type="float" office:value="8179040718" table:style-name="ce28">
            <text:p>81790407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8" table:style-name="ce23">
            <text:p>338</text:p>
          </table:table-cell>
          <table:table-cell office:value-type="string" table:style-name="ce26">
            <text:p>NAKKA <text:s/>NARISIMHULU</text:p>
          </table:table-cell>
          <table:table-cell table:style-name="ce26"/>
          <table:table-cell office:value-type="float" office:value="693524881470" table:style-name="ce27">
            <text:p>693524881470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39" table:style-name="ce23">
            <text:p>339</text:p>
          </table:table-cell>
          <table:table-cell office:value-type="string" table:style-name="ce26">
            <text:p>GANJARI ACHANNA</text:p>
          </table:table-cell>
          <table:table-cell table:style-name="ce26"/>
          <table:table-cell office:value-type="float" office:value="598278258356" table:style-name="ce27">
            <text:p>598278258356</text:p>
          </table:table-cell>
          <table:table-cell office:value-type="float" office:value="7093065754" table:style-name="ce28">
            <text:p>70930657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0" table:style-name="ce23">
            <text:p>340</text:p>
          </table:table-cell>
          <table:table-cell office:value-type="string" table:style-name="ce26">
            <text:p>GANJARI <text:s/>APPALARAJU</text:p>
          </table:table-cell>
          <table:table-cell table:style-name="ce26"/>
          <table:table-cell office:value-type="float" office:value="748186613761" table:style-name="ce27">
            <text:p>748186613761</text:p>
          </table:table-cell>
          <table:table-cell office:value-type="float" office:value="7093065754" table:style-name="ce28">
            <text:p>70930657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1" table:style-name="ce23">
            <text:p>341</text:p>
          </table:table-cell>
          <table:table-cell office:value-type="string" table:style-name="ce26">
            <text:p>GANJARI <text:s/>CHELLAYYA</text:p>
          </table:table-cell>
          <table:table-cell table:style-name="ce26"/>
          <table:table-cell office:value-type="float" office:value="491120332863" table:style-name="ce27">
            <text:p>491120332863</text:p>
          </table:table-cell>
          <table:table-cell office:value-type="float" office:value="9515016986" table:style-name="ce28">
            <text:p>95150169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2" table:style-name="ce23">
            <text:p>342</text:p>
          </table:table-cell>
          <table:table-cell office:value-type="string" table:style-name="ce26">
            <text:p>NAKKA <text:s/>BENNAYYA</text:p>
          </table:table-cell>
          <table:table-cell table:style-name="ce26"/>
          <table:table-cell office:value-type="float" office:value="679246462095" table:style-name="ce27">
            <text:p>679246462095</text:p>
          </table:table-cell>
          <table:table-cell office:value-type="float" office:value="9666148569" table:style-name="ce28">
            <text:p>9666148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3" table:style-name="ce23">
            <text:p>343</text:p>
          </table:table-cell>
          <table:table-cell office:value-type="string" table:style-name="ce26">
            <text:p>NAKKA SATYANARAYANA</text:p>
          </table:table-cell>
          <table:table-cell table:style-name="ce26"/>
          <table:table-cell office:value-type="float" office:value="895760524827" table:style-name="ce27">
            <text:p>895760524827</text:p>
          </table:table-cell>
          <table:table-cell office:value-type="float" office:value="9618498608" table:style-name="ce28">
            <text:p>96184986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4" table:style-name="ce23">
            <text:p>344</text:p>
          </table:table-cell>
          <table:table-cell office:value-type="string" table:style-name="ce26">
            <text:p>GANJARI <text:s/>DONGABABU</text:p>
          </table:table-cell>
          <table:table-cell table:style-name="ce26"/>
          <table:table-cell office:value-type="float" office:value="596090258741" table:style-name="ce27">
            <text:p>596090258741</text:p>
          </table:table-cell>
          <table:table-cell office:value-type="float" office:value="9704515807" table:style-name="ce28">
            <text:p>97045158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5" table:style-name="ce23">
            <text:p>345</text:p>
          </table:table-cell>
          <table:table-cell office:value-type="string" table:style-name="ce26">
            <text:p>GALAKATLA <text:s/>YERAKAYYA</text:p>
          </table:table-cell>
          <table:table-cell table:style-name="ce26"/>
          <table:table-cell office:value-type="float" office:value="481126321402" table:style-name="ce27">
            <text:p>481126321402</text:p>
          </table:table-cell>
          <table:table-cell office:value-type="float" office:value="9177814980" table:style-name="ce28">
            <text:p>91778149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6" table:style-name="ce23">
            <text:p>346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228699505675" table:style-name="ce27">
            <text:p>228699505675</text:p>
          </table:table-cell>
          <table:table-cell office:value-type="float" office:value="7659947513" table:style-name="ce28">
            <text:p>765994751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7" table:style-name="ce23">
            <text:p>347</text:p>
          </table:table-cell>
          <table:table-cell office:value-type="string" table:style-name="ce26">
            <text:p>PADALA <text:s/>POTHURAJU</text:p>
          </table:table-cell>
          <table:table-cell table:style-name="ce26"/>
          <table:table-cell office:value-type="float" office:value="299680674882" table:style-name="ce27">
            <text:p>299680674882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8" table:style-name="ce23">
            <text:p>348</text:p>
          </table:table-cell>
          <table:table-cell office:value-type="string" table:style-name="ce26">
            <text:p>NAKKA <text:s/>SATHIBABU</text:p>
          </table:table-cell>
          <table:table-cell table:style-name="ce26"/>
          <table:table-cell office:value-type="float" office:value="259479095431" table:style-name="ce27">
            <text:p>259479095431</text:p>
          </table:table-cell>
          <table:table-cell office:value-type="float" office:value="9100262431" table:style-name="ce28">
            <text:p>91002624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49" table:style-name="ce23">
            <text:p>349</text:p>
          </table:table-cell>
          <table:table-cell office:value-type="string" table:style-name="ce26">
            <text:p>NAKKA <text:s/>RAJUBABU</text:p>
          </table:table-cell>
          <table:table-cell table:style-name="ce26"/>
          <table:table-cell office:value-type="float" office:value="226604992101" table:style-name="ce27">
            <text:p>226604992101</text:p>
          </table:table-cell>
          <table:table-cell office:value-type="float" office:value="9100262731" table:style-name="ce28">
            <text:p>91002627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0" table:style-name="ce23">
            <text:p>350</text:p>
          </table:table-cell>
          <table:table-cell office:value-type="string" table:style-name="ce26">
            <text:p>NAKKA <text:s/>BOGESU</text:p>
          </table:table-cell>
          <table:table-cell table:style-name="ce26"/>
          <table:table-cell office:value-type="float" office:value="207236271650" table:style-name="ce27">
            <text:p>207236271650</text:p>
          </table:table-cell>
          <table:table-cell office:value-type="float" office:value="9490945630" table:style-name="ce28">
            <text:p>949094563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1" table:style-name="ce23">
            <text:p>351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808733694079" table:style-name="ce27">
            <text:p>808733694079</text:p>
          </table:table-cell>
          <table:table-cell office:value-type="float" office:value="7730911481" table:style-name="ce28">
            <text:p>77309114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2" table:style-name="ce23">
            <text:p>352</text:p>
          </table:table-cell>
          <table:table-cell office:value-type="string" table:style-name="ce26">
            <text:p>NAKKA NAJESWRRAO</text:p>
          </table:table-cell>
          <table:table-cell table:style-name="ce26"/>
          <table:table-cell office:value-type="float" office:value="942494547975" table:style-name="ce27">
            <text:p>942494547975</text:p>
          </table:table-cell>
          <table:table-cell office:value-type="float" office:value="9515439655" table:style-name="ce28">
            <text:p>95154396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3" table:style-name="ce23">
            <text:p>353</text:p>
          </table:table-cell>
          <table:table-cell office:value-type="string" table:style-name="ce26">
            <text:p>NAKKA <text:s/>SANYASIRAO</text:p>
          </table:table-cell>
          <table:table-cell table:style-name="ce26"/>
          <table:table-cell office:value-type="float" office:value="680121665650" table:style-name="ce27">
            <text:p>680121665650</text:p>
          </table:table-cell>
          <table:table-cell office:value-type="float" office:value="9550942907" table:style-name="ce28">
            <text:p>95509429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4" table:style-name="ce23">
            <text:p>354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886254648663" table:style-name="ce27">
            <text:p>886254648663</text:p>
          </table:table-cell>
          <table:table-cell office:value-type="float" office:value="9908441988" table:style-name="ce28">
            <text:p>9908441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5" table:style-name="ce23">
            <text:p>355</text:p>
          </table:table-cell>
          <table:table-cell office:value-type="string" table:style-name="ce26">
            <text:p>NAKKA <text:s/>BUNGAYYA</text:p>
          </table:table-cell>
          <table:table-cell table:style-name="ce26"/>
          <table:table-cell office:value-type="float" office:value="297231015498" table:style-name="ce27">
            <text:p>297231015498</text:p>
          </table:table-cell>
          <table:table-cell office:value-type="float" office:value="9652502637" table:style-name="ce28">
            <text:p>96525026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6" table:style-name="ce23">
            <text:p>356</text:p>
          </table:table-cell>
          <table:table-cell office:value-type="string" table:style-name="ce26">
            <text:p>PADALA <text:s/>NOOKARAJU</text:p>
          </table:table-cell>
          <table:table-cell table:style-name="ce26"/>
          <table:table-cell office:value-type="float" office:value="415506476528" table:style-name="ce27">
            <text:p>415506476528</text:p>
          </table:table-cell>
          <table:table-cell office:value-type="float" office:value="8008168532" table:style-name="ce28">
            <text:p>80081685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7" table:style-name="ce23">
            <text:p>357</text:p>
          </table:table-cell>
          <table:table-cell office:value-type="string" table:style-name="ce26">
            <text:p>GALAKATLA LOVARAJU</text:p>
          </table:table-cell>
          <table:table-cell table:style-name="ce26"/>
          <table:table-cell office:value-type="float" office:value="948897437690" table:style-name="ce27">
            <text:p>948897437690</text:p>
          </table:table-cell>
          <table:table-cell office:value-type="float" office:value="9177370144" table:style-name="ce28">
            <text:p>917737014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8" table:style-name="ce23">
            <text:p>358</text:p>
          </table:table-cell>
          <table:table-cell office:value-type="string" table:style-name="ce26">
            <text:p>NAKKA <text:s/>RAJABABU</text:p>
          </table:table-cell>
          <table:table-cell table:style-name="ce26"/>
          <table:table-cell office:value-type="float" office:value="497547109317" table:style-name="ce27">
            <text:p>497547109317</text:p>
          </table:table-cell>
          <table:table-cell office:value-type="float" office:value="9703096038" table:style-name="ce28">
            <text:p>97030960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59" table:style-name="ce23">
            <text:p>359</text:p>
          </table:table-cell>
          <table:table-cell office:value-type="string" table:style-name="ce26">
            <text:p>GALAKATLA <text:s/>PADHMANABAM</text:p>
          </table:table-cell>
          <table:table-cell table:style-name="ce26"/>
          <table:table-cell office:value-type="float" office:value="232082010700" table:style-name="ce27">
            <text:p>232082010700</text:p>
          </table:table-cell>
          <table:table-cell office:value-type="float" office:value="9502273742" table:style-name="ce28">
            <text:p>95022737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0" table:style-name="ce23">
            <text:p>360</text:p>
          </table:table-cell>
          <table:table-cell office:value-type="string" table:style-name="ce26">
            <text:p>NAKKA <text:s/>APPALARAJU</text:p>
          </table:table-cell>
          <table:table-cell table:style-name="ce26"/>
          <table:table-cell office:value-type="float" office:value="521744552619" table:style-name="ce27">
            <text:p>521744552619</text:p>
          </table:table-cell>
          <table:table-cell office:value-type="float" office:value="8978417880" table:style-name="ce28">
            <text:p>89784178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1" table:style-name="ce23">
            <text:p>361</text:p>
          </table:table-cell>
          <table:table-cell office:value-type="string" table:style-name="ce26">
            <text:p>PADALA <text:s/>NOOKALAMMA</text:p>
          </table:table-cell>
          <table:table-cell table:style-name="ce26"/>
          <table:table-cell office:value-type="float" office:value="668896112882" table:style-name="ce27">
            <text:p>668896112882</text:p>
          </table:table-cell>
          <table:table-cell office:value-type="float" office:value="8008168532" table:style-name="ce28">
            <text:p>80081685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2" table:style-name="ce23">
            <text:p>362</text:p>
          </table:table-cell>
          <table:table-cell office:value-type="string" table:style-name="ce26">
            <text:p>BERA <text:s/>APPARAO</text:p>
          </table:table-cell>
          <table:table-cell table:style-name="ce26"/>
          <table:table-cell office:value-type="float" office:value="454334180144" table:style-name="ce27">
            <text:p>454334180144</text:p>
          </table:table-cell>
          <table:table-cell office:value-type="float" office:value="8331097952" table:style-name="ce28">
            <text:p>83310979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3" table:style-name="ce23">
            <text:p>363</text:p>
          </table:table-cell>
          <table:table-cell office:value-type="string" table:style-name="ce26">
            <text:p>BERA <text:s/>BABAURAO</text:p>
          </table:table-cell>
          <table:table-cell table:style-name="ce26"/>
          <table:table-cell office:value-type="float" office:value="535646687147" table:style-name="ce27">
            <text:p>535646687147</text:p>
          </table:table-cell>
          <table:table-cell office:value-type="float" office:value="8978240045" table:style-name="ce28">
            <text:p>897824004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4" table:style-name="ce23">
            <text:p>364</text:p>
          </table:table-cell>
          <table:table-cell office:value-type="string" table:style-name="ce26">
            <text:p>BERA <text:s/>BRAMU</text:p>
          </table:table-cell>
          <table:table-cell table:style-name="ce26"/>
          <table:table-cell office:value-type="float" office:value="268700430940" table:style-name="ce27">
            <text:p>268700430940</text:p>
          </table:table-cell>
          <table:table-cell office:value-type="float" office:value="8790593009" table:style-name="ce28">
            <text:p>879059300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5" table:style-name="ce23">
            <text:p>365</text:p>
          </table:table-cell>
          <table:table-cell office:value-type="string" table:style-name="ce26">
            <text:p>BERA LAXMANRAO</text:p>
          </table:table-cell>
          <table:table-cell table:style-name="ce26"/>
          <table:table-cell office:value-type="float" office:value="349635601272" table:style-name="ce27">
            <text:p>349635601272</text:p>
          </table:table-cell>
          <table:table-cell office:value-type="float" office:value="9573561588" table:style-name="ce28">
            <text:p>95735615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6" table:style-name="ce23">
            <text:p>366</text:p>
          </table:table-cell>
          <table:table-cell office:value-type="string" table:style-name="ce26">
            <text:p>BERA <text:s/>NOOKARAJU</text:p>
          </table:table-cell>
          <table:table-cell table:style-name="ce26"/>
          <table:table-cell office:value-type="float" office:value="626858157900" table:style-name="ce27">
            <text:p>626858157900</text:p>
          </table:table-cell>
          <table:table-cell office:value-type="float" office:value="8331097952" table:style-name="ce28">
            <text:p>83310979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7" table:style-name="ce23">
            <text:p>367</text:p>
          </table:table-cell>
          <table:table-cell office:value-type="string" table:style-name="ce26">
            <text:p>BERA <text:s/>SIVA</text:p>
          </table:table-cell>
          <table:table-cell table:style-name="ce26"/>
          <table:table-cell office:value-type="float" office:value="942302645724" table:style-name="ce27">
            <text:p>942302645724</text:p>
          </table:table-cell>
          <table:table-cell office:value-type="float" office:value="7659942913" table:style-name="ce28">
            <text:p>765994291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8" table:style-name="ce23">
            <text:p>368</text:p>
          </table:table-cell>
          <table:table-cell office:value-type="string" table:style-name="ce26">
            <text:p>BERA <text:s/>APPARAO</text:p>
          </table:table-cell>
          <table:table-cell table:style-name="ce26"/>
          <table:table-cell office:value-type="float" office:value="412022293438" table:style-name="ce27">
            <text:p>412022293438</text:p>
          </table:table-cell>
          <table:table-cell office:value-type="float" office:value="9441486349" table:style-name="ce28">
            <text:p>94414863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69" table:style-name="ce23">
            <text:p>369</text:p>
          </table:table-cell>
          <table:table-cell office:value-type="string" table:style-name="ce26">
            <text:p>ENTI <text:s/>NAGESWRRAO</text:p>
          </table:table-cell>
          <table:table-cell table:style-name="ce26"/>
          <table:table-cell office:value-type="float" office:value="689100507300" table:style-name="ce27">
            <text:p>689100507300</text:p>
          </table:table-cell>
          <table:table-cell office:value-type="float" office:value="7036504741" table:style-name="ce28">
            <text:p>70365047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0" table:style-name="ce23">
            <text:p>370</text:p>
          </table:table-cell>
          <table:table-cell office:value-type="string" table:style-name="ce26">
            <text:p>BERA <text:s/>GURUVULU</text:p>
          </table:table-cell>
          <table:table-cell table:style-name="ce26"/>
          <table:table-cell office:value-type="float" office:value="269343741432" table:style-name="ce27">
            <text:p>269343741432</text:p>
          </table:table-cell>
          <table:table-cell office:value-type="float" office:value="9493531820" table:style-name="ce28">
            <text:p>94935318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1" table:style-name="ce23">
            <text:p>371</text:p>
          </table:table-cell>
          <table:table-cell office:value-type="string" table:style-name="ce26">
            <text:p>BERA <text:s/>CHINA NAGARAJU</text:p>
          </table:table-cell>
          <table:table-cell table:style-name="ce26"/>
          <table:table-cell office:value-type="float" office:value="666115665150" table:style-name="ce27">
            <text:p>666115665150</text:p>
          </table:table-cell>
          <table:table-cell office:value-type="float" office:value="9493531820" table:style-name="ce28">
            <text:p>94935318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2" table:style-name="ce23">
            <text:p>372</text:p>
          </table:table-cell>
          <table:table-cell office:value-type="string" table:style-name="ce26">
            <text:p>GUDE <text:s/>NOOKARAJU</text:p>
          </table:table-cell>
          <table:table-cell table:style-name="ce26"/>
          <table:table-cell office:value-type="float" office:value="213299250165" table:style-name="ce27">
            <text:p>213299250165</text:p>
          </table:table-cell>
          <table:table-cell office:value-type="float" office:value="9989869419" table:style-name="ce28">
            <text:p>99898694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3" table:style-name="ce23">
            <text:p>373</text:p>
          </table:table-cell>
          <table:table-cell office:value-type="string" table:style-name="ce26">
            <text:p>GUDE <text:s/>ACHIBABU</text:p>
          </table:table-cell>
          <table:table-cell table:style-name="ce26"/>
          <table:table-cell office:value-type="float" office:value="955397600579" table:style-name="ce27">
            <text:p>955397600579</text:p>
          </table:table-cell>
          <table:table-cell office:value-type="float" office:value="9989869419" table:style-name="ce28">
            <text:p>99898694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4" table:style-name="ce23">
            <text:p>374</text:p>
          </table:table-cell>
          <table:table-cell office:value-type="string" table:style-name="ce26">
            <text:p>GUDE <text:s/>RAMANA</text:p>
          </table:table-cell>
          <table:table-cell table:style-name="ce26"/>
          <table:table-cell office:value-type="float" office:value="235143190163" table:style-name="ce27">
            <text:p>235143190163</text:p>
          </table:table-cell>
          <table:table-cell office:value-type="float" office:value="9989869419" table:style-name="ce28">
            <text:p>99898694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5" table:style-name="ce23">
            <text:p>375</text:p>
          </table:table-cell>
          <table:table-cell office:value-type="string" table:style-name="ce26">
            <text:p>BERA <text:s/>GANGATHALLI</text:p>
          </table:table-cell>
          <table:table-cell table:style-name="ce26"/>
          <table:table-cell office:value-type="float" office:value="590543804846" table:style-name="ce27">
            <text:p>590543804846</text:p>
          </table:table-cell>
          <table:table-cell office:value-type="float" office:value="9989869419" table:style-name="ce28">
            <text:p>99898694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6" table:style-name="ce23">
            <text:p>376</text:p>
          </table:table-cell>
          <table:table-cell office:value-type="string" table:style-name="ce26">
            <text:p>GOWRIPATNAM <text:s/>RAMBABU</text:p>
          </table:table-cell>
          <table:table-cell table:style-name="ce26"/>
          <table:table-cell office:value-type="float" office:value="567996996589" table:style-name="ce27">
            <text:p>567996996589</text:p>
          </table:table-cell>
          <table:table-cell office:value-type="float" office:value="8500917976" table:style-name="ce28">
            <text:p>850091797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7" table:style-name="ce23">
            <text:p>377</text:p>
          </table:table-cell>
          <table:table-cell office:value-type="string" table:style-name="ce26">
            <text:p>GOWRIPATNAM <text:s/>CHANDARRAO</text:p>
          </table:table-cell>
          <table:table-cell table:style-name="ce26"/>
          <table:table-cell office:value-type="float" office:value="38139056763" table:style-name="ce27">
            <text:p>38139056763</text:p>
          </table:table-cell>
          <table:table-cell office:value-type="float" office:value="9493804045" table:style-name="ce28">
            <text:p>949380404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8" table:style-name="ce23">
            <text:p>378</text:p>
          </table:table-cell>
          <table:table-cell office:value-type="string" table:style-name="ce26">
            <text:p>ENTI <text:s/>GANGARAJU</text:p>
          </table:table-cell>
          <table:table-cell table:style-name="ce26"/>
          <table:table-cell office:value-type="float" office:value="801407076993" table:style-name="ce27">
            <text:p>801407076993</text:p>
          </table:table-cell>
          <table:table-cell office:value-type="float" office:value="850094041" table:style-name="ce28">
            <text:p>8500940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79" table:style-name="ce23">
            <text:p>379</text:p>
          </table:table-cell>
          <table:table-cell office:value-type="string" table:style-name="ce26">
            <text:p>YERRAVARAPU <text:s/>GOVINDA</text:p>
          </table:table-cell>
          <table:table-cell table:style-name="ce26"/>
          <table:table-cell office:value-type="float" office:value="974814462729" table:style-name="ce27">
            <text:p>974814462729</text:p>
          </table:table-cell>
          <table:table-cell office:value-type="float" office:value="850094041" table:style-name="ce28">
            <text:p>8500940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0" table:style-name="ce23">
            <text:p>380</text:p>
          </table:table-cell>
          <table:table-cell office:value-type="string" table:style-name="ce26">
            <text:p>KODURU <text:s/>SATHIBABU</text:p>
          </table:table-cell>
          <table:table-cell table:style-name="ce26"/>
          <table:table-cell office:value-type="float" office:value="263120989990" table:style-name="ce27">
            <text:p>263120989990</text:p>
          </table:table-cell>
          <table:table-cell office:value-type="float" office:value="7396299193" table:style-name="ce28">
            <text:p>73962991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1" table:style-name="ce23">
            <text:p>381</text:p>
          </table:table-cell>
          <table:table-cell office:value-type="string" table:style-name="ce26">
            <text:p>JAMPA <text:s/>RAJU</text:p>
          </table:table-cell>
          <table:table-cell table:style-name="ce26"/>
          <table:table-cell office:value-type="float" office:value="970058462640" table:style-name="ce27">
            <text:p>970058462640</text:p>
          </table:table-cell>
          <table:table-cell office:value-type="float" office:value="9701704761" table:style-name="ce28">
            <text:p>97017047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2" table:style-name="ce23">
            <text:p>382</text:p>
          </table:table-cell>
          <table:table-cell office:value-type="string" table:style-name="ce26">
            <text:p>JAMPA <text:s/>KONDALARAO</text:p>
          </table:table-cell>
          <table:table-cell table:style-name="ce26"/>
          <table:table-cell office:value-type="float" office:value="923002396820" table:style-name="ce27">
            <text:p>923002396820</text:p>
          </table:table-cell>
          <table:table-cell office:value-type="float" office:value="7076714008" table:style-name="ce28">
            <text:p>70767140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3" table:style-name="ce23">
            <text:p>383</text:p>
          </table:table-cell>
          <table:table-cell office:value-type="string" table:style-name="ce26">
            <text:p>MURAMALLA <text:s/>RAMU</text:p>
          </table:table-cell>
          <table:table-cell table:style-name="ce26"/>
          <table:table-cell office:value-type="float" office:value="428755325802" table:style-name="ce27">
            <text:p>428755325802</text:p>
          </table:table-cell>
          <table:table-cell office:value-type="float" office:value="9493022341" table:style-name="ce28">
            <text:p>94930223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4" table:style-name="ce23">
            <text:p>384</text:p>
          </table:table-cell>
          <table:table-cell office:value-type="string" table:style-name="ce26">
            <text:p>MURAMALLA <text:s/>LAXMANRAO</text:p>
          </table:table-cell>
          <table:table-cell table:style-name="ce26"/>
          <table:table-cell office:value-type="float" office:value="575901357511" table:style-name="ce27">
            <text:p>575901357511</text:p>
          </table:table-cell>
          <table:table-cell office:value-type="float" office:value="9963739175" table:style-name="ce28">
            <text:p>996373917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5" table:style-name="ce23">
            <text:p>385</text:p>
          </table:table-cell>
          <table:table-cell office:value-type="string" table:style-name="ce26">
            <text:p>MURAMALLA <text:s/>KONDALARAO</text:p>
          </table:table-cell>
          <table:table-cell table:style-name="ce26"/>
          <table:table-cell office:value-type="float" office:value="719348018510" table:style-name="ce27">
            <text:p>719348018510</text:p>
          </table:table-cell>
          <table:table-cell office:value-type="float" office:value="9618629054" table:style-name="ce28">
            <text:p>96186290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6" table:style-name="ce23">
            <text:p>386</text:p>
          </table:table-cell>
          <table:table-cell office:value-type="string" table:style-name="ce26">
            <text:p>PATANSETTI SANYASIRAO</text:p>
          </table:table-cell>
          <table:table-cell table:style-name="ce26"/>
          <table:table-cell office:value-type="float" office:value="612500360368" table:style-name="ce27">
            <text:p>612500360368</text:p>
          </table:table-cell>
          <table:table-cell office:value-type="float" office:value="9441106918" table:style-name="ce28">
            <text:p>94411069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7" table:style-name="ce23">
            <text:p>387</text:p>
          </table:table-cell>
          <table:table-cell office:value-type="string" table:style-name="ce26">
            <text:p>ENTI <text:s/>SRINIVASARAO</text:p>
          </table:table-cell>
          <table:table-cell table:style-name="ce26"/>
          <table:table-cell office:value-type="float" office:value="525420818880" table:style-name="ce27">
            <text:p>525420818880</text:p>
          </table:table-cell>
          <table:table-cell office:value-type="float" office:value="9963287065" table:style-name="ce28">
            <text:p>99632870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8" table:style-name="ce23">
            <text:p>388</text:p>
          </table:table-cell>
          <table:table-cell office:value-type="string" table:style-name="ce26">
            <text:p>ENTI <text:s/>RAJASEKHAR</text:p>
          </table:table-cell>
          <table:table-cell table:style-name="ce26"/>
          <table:table-cell office:value-type="float" office:value="428837765713" table:style-name="ce27">
            <text:p>428837765713</text:p>
          </table:table-cell>
          <table:table-cell office:value-type="float" office:value="9000728249" table:style-name="ce28">
            <text:p>90007282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89" table:style-name="ce23">
            <text:p>389</text:p>
          </table:table-cell>
          <table:table-cell office:value-type="string" table:style-name="ce26">
            <text:p>BERA <text:s/>ACHIYAMMA</text:p>
          </table:table-cell>
          <table:table-cell table:style-name="ce26"/>
          <table:table-cell office:value-type="float" office:value="618999603381" table:style-name="ce27">
            <text:p>618999603381</text:p>
          </table:table-cell>
          <table:table-cell office:value-type="float" office:value="7730993796" table:style-name="ce28">
            <text:p>77309937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0" table:style-name="ce23">
            <text:p>390</text:p>
          </table:table-cell>
          <table:table-cell office:value-type="string" table:style-name="ce26">
            <text:p>GUDE <text:s/>SRINIVASARAO</text:p>
          </table:table-cell>
          <table:table-cell table:style-name="ce26"/>
          <table:table-cell office:value-type="float" office:value="554696935047" table:style-name="ce27">
            <text:p>554696935047</text:p>
          </table:table-cell>
          <table:table-cell office:value-type="float" office:value="9502195929" table:style-name="ce28">
            <text:p>950219592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1" table:style-name="ce23">
            <text:p>391</text:p>
          </table:table-cell>
          <table:table-cell office:value-type="string" table:style-name="ce26">
            <text:p>BERA <text:s/>KANAKARAO</text:p>
          </table:table-cell>
          <table:table-cell table:style-name="ce26"/>
          <table:table-cell office:value-type="float" office:value="611944156334" table:style-name="ce27">
            <text:p>611944156334</text:p>
          </table:table-cell>
          <table:table-cell office:value-type="float" office:value="9493416098" table:style-name="ce28">
            <text:p>949341609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2" table:style-name="ce23">
            <text:p>392</text:p>
          </table:table-cell>
          <table:table-cell office:value-type="string" table:style-name="ce40">
            <text:p>BERA <text:s/>SRINU</text:p>
          </table:table-cell>
          <table:table-cell table:style-name="ce40"/>
          <table:table-cell office:value-type="float" office:value="311637358001" table:style-name="ce27">
            <text:p>311637358001</text:p>
          </table:table-cell>
          <table:table-cell office:value-type="float" office:value="9490538612" table:style-name="ce28">
            <text:p>94905386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3" table:style-name="ce23">
            <text:p>393</text:p>
          </table:table-cell>
          <table:table-cell office:value-type="string" table:style-name="ce26">
            <text:p>PATAMSETTI <text:s/>GOVINDA</text:p>
          </table:table-cell>
          <table:table-cell table:style-name="ce26"/>
          <table:table-cell office:value-type="float" office:value="641436233243" table:style-name="ce27">
            <text:p>641436233243</text:p>
          </table:table-cell>
          <table:table-cell office:value-type="float" office:value="8500366115" table:style-name="ce28">
            <text:p>85003661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4" table:style-name="ce23">
            <text:p>394</text:p>
          </table:table-cell>
          <table:table-cell office:value-type="string" table:style-name="ce26">
            <text:p>BERA <text:s/>APPARAO</text:p>
          </table:table-cell>
          <table:table-cell table:style-name="ce26"/>
          <table:table-cell office:value-type="float" office:value="454110557004" table:style-name="ce27">
            <text:p>454110557004</text:p>
          </table:table-cell>
          <table:table-cell office:value-type="float" office:value="9177737541" table:style-name="ce28">
            <text:p>91777375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5" table:style-name="ce23">
            <text:p>395</text:p>
          </table:table-cell>
          <table:table-cell office:value-type="string" table:style-name="ce26">
            <text:p>BERA <text:s/>SRINU</text:p>
          </table:table-cell>
          <table:table-cell table:style-name="ce26"/>
          <table:table-cell office:value-type="float" office:value="711366718443" table:style-name="ce27">
            <text:p>711366718443</text:p>
          </table:table-cell>
          <table:table-cell office:value-type="float" office:value="9177737541" table:style-name="ce28">
            <text:p>91777375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6" table:style-name="ce23">
            <text:p>396</text:p>
          </table:table-cell>
          <table:table-cell office:value-type="string" table:style-name="ce26">
            <text:p>PATAMSETTI <text:s/>APPARAO</text:p>
          </table:table-cell>
          <table:table-cell table:style-name="ce26"/>
          <table:table-cell office:value-type="float" office:value="347066071979" table:style-name="ce27">
            <text:p>347066071979</text:p>
          </table:table-cell>
          <table:table-cell office:value-type="float" office:value="9441106218" table:style-name="ce28">
            <text:p>94411062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7" table:style-name="ce23">
            <text:p>397</text:p>
          </table:table-cell>
          <table:table-cell office:value-type="string" table:style-name="ce26">
            <text:p>KEDARI <text:s/>DEMUDU</text:p>
          </table:table-cell>
          <table:table-cell table:style-name="ce26"/>
          <table:table-cell office:value-type="float" office:value="997581236978" table:style-name="ce27">
            <text:p>997581236978</text:p>
          </table:table-cell>
          <table:table-cell office:value-type="float" office:value="9989869364" table:style-name="ce28">
            <text:p>99898693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8" table:style-name="ce23">
            <text:p>398</text:p>
          </table:table-cell>
          <table:table-cell office:value-type="string" table:style-name="ce26">
            <text:p>CHINNI APPALAKONDA</text:p>
          </table:table-cell>
          <table:table-cell table:style-name="ce26"/>
          <table:table-cell office:value-type="float" office:value="611850143050" table:style-name="ce27">
            <text:p>611850143050</text:p>
          </table:table-cell>
          <table:table-cell office:value-type="float" office:value="7032514882" table:style-name="ce28">
            <text:p>70325148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399" table:style-name="ce23">
            <text:p>399</text:p>
          </table:table-cell>
          <table:table-cell office:value-type="string" table:style-name="ce26">
            <text:p>KAVALA <text:s/>CHANDRAYYA</text:p>
          </table:table-cell>
          <table:table-cell table:style-name="ce26"/>
          <table:table-cell office:value-type="float" office:value="711320889194" table:style-name="ce27">
            <text:p>71132088919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0" table:style-name="ce23">
            <text:p>400</text:p>
          </table:table-cell>
          <table:table-cell office:value-type="string" table:style-name="ce26">
            <text:p>KEDARI <text:s/>SANYASIRAO</text:p>
          </table:table-cell>
          <table:table-cell table:style-name="ce26"/>
          <table:table-cell office:value-type="float" office:value="810905748434" table:style-name="ce27">
            <text:p>810905748434</text:p>
          </table:table-cell>
          <table:table-cell office:value-type="float" office:value="9989869364" table:style-name="ce28">
            <text:p>99898693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1" table:style-name="ce23">
            <text:p>401</text:p>
          </table:table-cell>
          <table:table-cell office:value-type="string" table:style-name="ce26">
            <text:p>BONDA <text:s/>SOMULU</text:p>
          </table:table-cell>
          <table:table-cell table:style-name="ce26"/>
          <table:table-cell office:value-type="float" office:value="691408936149" table:style-name="ce27">
            <text:p>69140893614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2" table:style-name="ce23">
            <text:p>402</text:p>
          </table:table-cell>
          <table:table-cell office:value-type="string" table:style-name="ce26">
            <text:p>KAVALA <text:s/>KALYANAM</text:p>
          </table:table-cell>
          <table:table-cell table:style-name="ce26"/>
          <table:table-cell office:value-type="float" office:value="857922363582" table:style-name="ce27">
            <text:p>85792236358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3" table:style-name="ce23">
            <text:p>403</text:p>
          </table:table-cell>
          <table:table-cell office:value-type="string" table:style-name="ce26">
            <text:p>BONDA <text:s/>CHINA JOGULU</text:p>
          </table:table-cell>
          <table:table-cell table:style-name="ce26"/>
          <table:table-cell office:value-type="float" office:value="414902663464" table:style-name="ce27">
            <text:p>414902663464</text:p>
          </table:table-cell>
          <table:table-cell office:value-type="float" office:value="7660899212" table:style-name="ce28">
            <text:p>76608992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4" table:style-name="ce23">
            <text:p>404</text:p>
          </table:table-cell>
          <table:table-cell office:value-type="string" table:style-name="ce26">
            <text:p>KEDARI <text:s/>RAMACHANDRUDU</text:p>
          </table:table-cell>
          <table:table-cell table:style-name="ce26"/>
          <table:table-cell office:value-type="float" office:value="302434970535" table:style-name="ce27">
            <text:p>302434970535</text:p>
          </table:table-cell>
          <table:table-cell office:value-type="float" office:value="7032219233" table:style-name="ce28">
            <text:p>70322192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5" table:style-name="ce23">
            <text:p>405</text:p>
          </table:table-cell>
          <table:table-cell office:value-type="string" table:style-name="ce26">
            <text:p>KEDARI <text:s/>BENNESULU</text:p>
          </table:table-cell>
          <table:table-cell table:style-name="ce26"/>
          <table:table-cell office:value-type="float" office:value="286845263591" table:style-name="ce27">
            <text:p>28684526359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6" table:style-name="ce23">
            <text:p>406</text:p>
          </table:table-cell>
          <table:table-cell office:value-type="string" table:style-name="ce26">
            <text:p>EDALA <text:s/>NAGARAJU</text:p>
          </table:table-cell>
          <table:table-cell table:style-name="ce26"/>
          <table:table-cell office:value-type="float" office:value="630528313185" table:style-name="ce27">
            <text:p>63052831318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7" table:style-name="ce23">
            <text:p>407</text:p>
          </table:table-cell>
          <table:table-cell office:value-type="string" table:style-name="ce26">
            <text:p>NALLI SIMHACHALAM</text:p>
          </table:table-cell>
          <table:table-cell table:style-name="ce26"/>
          <table:table-cell office:value-type="float" office:value="549905104021" table:style-name="ce27">
            <text:p>54990510402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8" table:style-name="ce23">
            <text:p>408</text:p>
          </table:table-cell>
          <table:table-cell office:value-type="string" table:style-name="ce26">
            <text:p>BONDA <text:s/>POTHURAJU</text:p>
          </table:table-cell>
          <table:table-cell table:style-name="ce26"/>
          <table:table-cell office:value-type="float" office:value="906366236551" table:style-name="ce27">
            <text:p>906366236551</text:p>
          </table:table-cell>
          <table:table-cell office:value-type="float" office:value="9010526827" table:style-name="ce28">
            <text:p>90105268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09" table:style-name="ce23">
            <text:p>409</text:p>
          </table:table-cell>
          <table:table-cell office:value-type="string" table:style-name="ce26">
            <text:p>KEDARI <text:s/>TATATLU</text:p>
          </table:table-cell>
          <table:table-cell table:style-name="ce26"/>
          <table:table-cell office:value-type="float" office:value="442942098004" table:style-name="ce27">
            <text:p>442942098004</text:p>
          </table:table-cell>
          <table:table-cell office:value-type="float" office:value="9550300317" table:style-name="ce28">
            <text:p>955030031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0" table:style-name="ce23">
            <text:p>410</text:p>
          </table:table-cell>
          <table:table-cell office:value-type="string" table:style-name="ce26">
            <text:p>KEDARI <text:s/>RAMULU</text:p>
          </table:table-cell>
          <table:table-cell table:style-name="ce26"/>
          <table:table-cell office:value-type="float" office:value="287738034728" table:style-name="ce27">
            <text:p>28773803472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1" table:style-name="ce23">
            <text:p>411</text:p>
          </table:table-cell>
          <table:table-cell office:value-type="string" table:style-name="ce26">
            <text:p>CHOKKAKULA KALYANAM</text:p>
          </table:table-cell>
          <table:table-cell table:style-name="ce26"/>
          <table:table-cell office:value-type="float" office:value="672579868112" table:style-name="ce27">
            <text:p>67257986811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2" table:style-name="ce23">
            <text:p>412</text:p>
          </table:table-cell>
          <table:table-cell office:value-type="string" table:style-name="ce26">
            <text:p>BONDA <text:s/>CHINAMALLESU</text:p>
          </table:table-cell>
          <table:table-cell table:style-name="ce26"/>
          <table:table-cell office:value-type="float" office:value="779337388132" table:style-name="ce27">
            <text:p>77933738813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3" table:style-name="ce23">
            <text:p>413</text:p>
          </table:table-cell>
          <table:table-cell office:value-type="string" table:style-name="ce26">
            <text:p>HANUMANUTHU NOOKARAJU</text:p>
          </table:table-cell>
          <table:table-cell table:style-name="ce26"/>
          <table:table-cell office:value-type="float" office:value="897317536784" table:style-name="ce27">
            <text:p>89731753678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4" table:style-name="ce23">
            <text:p>414</text:p>
          </table:table-cell>
          <table:table-cell office:value-type="string" table:style-name="ce26">
            <text:p>MADDU <text:s/>RAMANA</text:p>
          </table:table-cell>
          <table:table-cell table:style-name="ce26"/>
          <table:table-cell office:value-type="float" office:value="688846279298" table:style-name="ce27">
            <text:p>688846279298</text:p>
          </table:table-cell>
          <table:table-cell office:value-type="float" office:value="9705238253" table:style-name="ce28">
            <text:p>97052382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5" table:style-name="ce23">
            <text:p>415</text:p>
          </table:table-cell>
          <table:table-cell office:value-type="string" table:style-name="ce26">
            <text:p>POTTE <text:s/>CHINARAJU</text:p>
          </table:table-cell>
          <table:table-cell table:style-name="ce26"/>
          <table:table-cell office:value-type="float" office:value="372318416733" table:style-name="ce27">
            <text:p>372318416733</text:p>
          </table:table-cell>
          <table:table-cell office:value-type="float" office:value="9908255747" table:style-name="ce28">
            <text:p>99082557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6" table:style-name="ce23">
            <text:p>416</text:p>
          </table:table-cell>
          <table:table-cell office:value-type="string" table:style-name="ce26">
            <text:p>KOTTE <text:s/>MUSILI</text:p>
          </table:table-cell>
          <table:table-cell table:style-name="ce26"/>
          <table:table-cell office:value-type="float" office:value="394523210255" table:style-name="ce27">
            <text:p>3945232102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7" table:style-name="ce23">
            <text:p>417</text:p>
          </table:table-cell>
          <table:table-cell office:value-type="string" table:style-name="ce26">
            <text:p>KOTTE <text:s/>CHINA APPARAO</text:p>
          </table:table-cell>
          <table:table-cell table:style-name="ce26"/>
          <table:table-cell office:value-type="float" office:value="813995334435" table:style-name="ce27">
            <text:p>813995334435</text:p>
          </table:table-cell>
          <table:table-cell office:value-type="float" office:value="9949135637" table:style-name="ce28">
            <text:p>99491356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8" table:style-name="ce23">
            <text:p>418</text:p>
          </table:table-cell>
          <table:table-cell office:value-type="string" table:style-name="ce26">
            <text:p>MAJJI <text:s/>NAGARAJU</text:p>
          </table:table-cell>
          <table:table-cell table:style-name="ce26"/>
          <table:table-cell office:value-type="float" office:value="979090402049" table:style-name="ce27">
            <text:p>979090402049</text:p>
          </table:table-cell>
          <table:table-cell office:value-type="float" office:value="9618788470" table:style-name="ce28">
            <text:p>96187884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19" table:style-name="ce23">
            <text:p>419</text:p>
          </table:table-cell>
          <table:table-cell office:value-type="string" table:style-name="ce26">
            <text:p>MAJJI <text:s/>APPALANAIDU</text:p>
          </table:table-cell>
          <table:table-cell table:style-name="ce26"/>
          <table:table-cell office:value-type="float" office:value="799924817973" table:style-name="ce27">
            <text:p>799924817973</text:p>
          </table:table-cell>
          <table:table-cell office:value-type="float" office:value="9603262247" table:style-name="ce28">
            <text:p>96032622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0" table:style-name="ce23">
            <text:p>420</text:p>
          </table:table-cell>
          <table:table-cell office:value-type="string" table:style-name="ce26">
            <text:p>KOTTE <text:s/>GANGARAJU</text:p>
          </table:table-cell>
          <table:table-cell table:style-name="ce26"/>
          <table:table-cell office:value-type="float" office:value="837086066192" table:style-name="ce27">
            <text:p>837086066192</text:p>
          </table:table-cell>
          <table:table-cell office:value-type="float" office:value="9866493203" table:style-name="ce28">
            <text:p>986649320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1" table:style-name="ce23">
            <text:p>421</text:p>
          </table:table-cell>
          <table:table-cell office:value-type="string" table:style-name="ce26">
            <text:p>MAJJI <text:s/>RAMANA</text:p>
          </table:table-cell>
          <table:table-cell table:style-name="ce26"/>
          <table:table-cell office:value-type="float" office:value="737703955221" table:style-name="ce27">
            <text:p>737703955221</text:p>
          </table:table-cell>
          <table:table-cell office:value-type="float" office:value="9963164515" table:style-name="ce28">
            <text:p>99631645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2" table:style-name="ce23">
            <text:p>422</text:p>
          </table:table-cell>
          <table:table-cell office:value-type="string" table:style-name="ce26">
            <text:p>CHINTHA <text:s/>SRINU</text:p>
          </table:table-cell>
          <table:table-cell table:style-name="ce26"/>
          <table:table-cell office:value-type="float" office:value="833239072264" table:style-name="ce27">
            <text:p>833239072264</text:p>
          </table:table-cell>
          <table:table-cell office:value-type="float" office:value="9542942110" table:style-name="ce28">
            <text:p>954294211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3" table:style-name="ce23">
            <text:p>423</text:p>
          </table:table-cell>
          <table:table-cell office:value-type="string" table:style-name="ce26">
            <text:p>RAMALAPU <text:s/>APPARAO</text:p>
          </table:table-cell>
          <table:table-cell table:style-name="ce26"/>
          <table:table-cell office:value-type="float" office:value="977376866490" table:style-name="ce27">
            <text:p>977376866490</text:p>
          </table:table-cell>
          <table:table-cell office:value-type="float" office:value="8096036569" table:style-name="ce28">
            <text:p>8096036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4" table:style-name="ce23">
            <text:p>424</text:p>
          </table:table-cell>
          <table:table-cell office:value-type="string" table:style-name="ce26">
            <text:p>VISSARAPU <text:s/>NOOKARAJU</text:p>
          </table:table-cell>
          <table:table-cell table:style-name="ce26"/>
          <table:table-cell office:value-type="float" office:value="768966852138" table:style-name="ce27">
            <text:p>768966852138</text:p>
          </table:table-cell>
          <table:table-cell office:value-type="float" office:value="7095270660" table:style-name="ce28">
            <text:p>70952706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5" table:style-name="ce23">
            <text:p>425</text:p>
          </table:table-cell>
          <table:table-cell office:value-type="string" table:style-name="ce26">
            <text:p>MAJJI <text:s/>RAMANA</text:p>
          </table:table-cell>
          <table:table-cell table:style-name="ce26"/>
          <table:table-cell office:value-type="float" office:value="990042606957" table:style-name="ce27">
            <text:p>990042606957</text:p>
          </table:table-cell>
          <table:table-cell office:value-type="float" office:value="9618583054" table:style-name="ce28">
            <text:p>96185830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6" table:style-name="ce23">
            <text:p>426</text:p>
          </table:table-cell>
          <table:table-cell office:value-type="string" table:style-name="ce26">
            <text:p>PADALA <text:s/>ACHINNAYUDU</text:p>
          </table:table-cell>
          <table:table-cell table:style-name="ce26"/>
          <table:table-cell office:value-type="float" office:value="630733763563" table:style-name="ce27">
            <text:p>630733763563</text:p>
          </table:table-cell>
          <table:table-cell office:value-type="float" office:value="8466931500" table:style-name="ce28">
            <text:p>84669315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7" table:style-name="ce23">
            <text:p>427</text:p>
          </table:table-cell>
          <table:table-cell office:value-type="string" table:style-name="ce26">
            <text:p>KOTTE <text:s/>NARAYANARAO</text:p>
          </table:table-cell>
          <table:table-cell table:style-name="ce26"/>
          <table:table-cell office:value-type="float" office:value="707465525478" table:style-name="ce27">
            <text:p>70746552547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8" table:style-name="ce23">
            <text:p>428</text:p>
          </table:table-cell>
          <table:table-cell office:value-type="string" table:style-name="ce26">
            <text:p>NAKKA <text:s/>CHINA RAMU</text:p>
          </table:table-cell>
          <table:table-cell table:style-name="ce26"/>
          <table:table-cell office:value-type="float" office:value="230588203331" table:style-name="ce27">
            <text:p>230588203331</text:p>
          </table:table-cell>
          <table:table-cell office:value-type="float" office:value="9666369788" table:style-name="ce28">
            <text:p>96663697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29" table:style-name="ce23">
            <text:p>429</text:p>
          </table:table-cell>
          <table:table-cell office:value-type="string" table:style-name="ce26">
            <text:p>NAKKA <text:s/>VENKANNA</text:p>
          </table:table-cell>
          <table:table-cell table:style-name="ce26"/>
          <table:table-cell office:value-type="float" office:value="888056963759" table:style-name="ce27">
            <text:p>888056963759</text:p>
          </table:table-cell>
          <table:table-cell office:value-type="float" office:value="9100898153" table:style-name="ce28">
            <text:p>91008981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0" table:style-name="ce23">
            <text:p>430</text:p>
          </table:table-cell>
          <table:table-cell office:value-type="string" table:style-name="ce26">
            <text:p>NAKKA <text:s/>AGGIRAMUDU</text:p>
          </table:table-cell>
          <table:table-cell table:style-name="ce26"/>
          <table:table-cell office:value-type="float" office:value="865374183247" table:style-name="ce27">
            <text:p>865374183247</text:p>
          </table:table-cell>
          <table:table-cell office:value-type="float" office:value="8106836990" table:style-name="ce28">
            <text:p>81068369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1" table:style-name="ce23">
            <text:p>431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885582427601" table:style-name="ce27">
            <text:p>885582427601</text:p>
          </table:table-cell>
          <table:table-cell office:value-type="float" office:value="9502915178" table:style-name="ce28">
            <text:p>95029151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2" table:style-name="ce23">
            <text:p>432</text:p>
          </table:table-cell>
          <table:table-cell office:value-type="string" table:style-name="ce26">
            <text:p>PADALA <text:s/>PEDDA APPARAO</text:p>
          </table:table-cell>
          <table:table-cell table:style-name="ce26"/>
          <table:table-cell office:value-type="float" office:value="474619657714" table:style-name="ce27">
            <text:p>474619657714</text:p>
          </table:table-cell>
          <table:table-cell office:value-type="float" office:value="9502674959" table:style-name="ce28">
            <text:p>95026749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3" table:style-name="ce23">
            <text:p>433</text:p>
          </table:table-cell>
          <table:table-cell office:value-type="string" table:style-name="ce26">
            <text:p>PADALA CHINA <text:s/>APPARAO</text:p>
          </table:table-cell>
          <table:table-cell table:style-name="ce26"/>
          <table:table-cell office:value-type="float" office:value="417419657714" table:style-name="ce27">
            <text:p>417419657714</text:p>
          </table:table-cell>
          <table:table-cell office:value-type="float" office:value="9502674959" table:style-name="ce28">
            <text:p>95026749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4" table:style-name="ce23">
            <text:p>434</text:p>
          </table:table-cell>
          <table:table-cell office:value-type="string" table:style-name="ce26">
            <text:p>NAKKA <text:s/>APPARAO</text:p>
          </table:table-cell>
          <table:table-cell table:style-name="ce26"/>
          <table:table-cell office:value-type="float" office:value="228749464235" table:style-name="ce27">
            <text:p>228749464235</text:p>
          </table:table-cell>
          <table:table-cell office:value-type="float" office:value="7702021866" table:style-name="ce28">
            <text:p>77020218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5" table:style-name="ce23">
            <text:p>435</text:p>
          </table:table-cell>
          <table:table-cell office:value-type="string" table:style-name="ce26">
            <text:p>KARRI <text:s/>DURGAYYA</text:p>
          </table:table-cell>
          <table:table-cell table:style-name="ce26"/>
          <table:table-cell office:value-type="float" office:value="988145916767" table:style-name="ce27">
            <text:p>98814591676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6" table:style-name="ce23">
            <text:p>436</text:p>
          </table:table-cell>
          <table:table-cell office:value-type="string" table:style-name="ce26">
            <text:p>ALLU <text:s/>RAJUBABU</text:p>
          </table:table-cell>
          <table:table-cell table:style-name="ce26"/>
          <table:table-cell office:value-type="float" office:value="473858732025" table:style-name="ce27">
            <text:p>47385873202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7" table:style-name="ce23">
            <text:p>437</text:p>
          </table:table-cell>
          <table:table-cell office:value-type="string" table:style-name="ce26">
            <text:p>NAKKA <text:s/>SAMBAMURTHY</text:p>
          </table:table-cell>
          <table:table-cell table:style-name="ce26"/>
          <table:table-cell office:value-type="float" office:value="780950044499" table:style-name="ce27">
            <text:p>780950044499</text:p>
          </table:table-cell>
          <table:table-cell office:value-type="float" office:value="9553903415" table:style-name="ce28">
            <text:p>95539034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8" table:style-name="ce23">
            <text:p>438</text:p>
          </table:table-cell>
          <table:table-cell office:value-type="string" table:style-name="ce26">
            <text:p>GANJARI <text:s/>APPARAO</text:p>
          </table:table-cell>
          <table:table-cell table:style-name="ce26"/>
          <table:table-cell office:value-type="float" office:value="572928438617" table:style-name="ce27">
            <text:p>572928438617</text:p>
          </table:table-cell>
          <table:table-cell office:value-type="float" office:value="9619664908" table:style-name="ce28">
            <text:p>96196649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39" table:style-name="ce23">
            <text:p>439</text:p>
          </table:table-cell>
          <table:table-cell office:value-type="string" table:style-name="ce26">
            <text:p>NAKKA <text:s/>LOVARAJU</text:p>
          </table:table-cell>
          <table:table-cell table:style-name="ce26"/>
          <table:table-cell office:value-type="float" office:value="294986300052" table:style-name="ce27">
            <text:p>294986300052</text:p>
          </table:table-cell>
          <table:table-cell office:value-type="float" office:value="9704192983" table:style-name="ce28">
            <text:p>97041929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0" table:style-name="ce23">
            <text:p>440</text:p>
          </table:table-cell>
          <table:table-cell office:value-type="string" table:style-name="ce26">
            <text:p>NAKKA <text:s/>VENKANNA</text:p>
          </table:table-cell>
          <table:table-cell table:style-name="ce26"/>
          <table:table-cell office:value-type="float" office:value="969022858314" table:style-name="ce27">
            <text:p>969022858314</text:p>
          </table:table-cell>
          <table:table-cell office:value-type="float" office:value="9701020843" table:style-name="ce28">
            <text:p>970102084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1" table:style-name="ce23">
            <text:p>441</text:p>
          </table:table-cell>
          <table:table-cell office:value-type="string" table:style-name="ce26">
            <text:p>NAKKA <text:s/>LOVAPRASAD</text:p>
          </table:table-cell>
          <table:table-cell table:style-name="ce26"/>
          <table:table-cell office:value-type="float" office:value="228323771327" table:style-name="ce27">
            <text:p>228323771327</text:p>
          </table:table-cell>
          <table:table-cell office:value-type="float" office:value="9963018773" table:style-name="ce28">
            <text:p>99630187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2" table:style-name="ce23">
            <text:p>442</text:p>
          </table:table-cell>
          <table:table-cell office:value-type="string" table:style-name="ce26">
            <text:p>NAKKA NAGARAJU</text:p>
          </table:table-cell>
          <table:table-cell table:style-name="ce26"/>
          <table:table-cell office:value-type="float" office:value="434829027520" table:style-name="ce27">
            <text:p>434829027520</text:p>
          </table:table-cell>
          <table:table-cell office:value-type="float" office:value="9100814474" table:style-name="ce28">
            <text:p>910081447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3" table:style-name="ce23">
            <text:p>443</text:p>
          </table:table-cell>
          <table:table-cell office:value-type="string" table:style-name="ce26">
            <text:p>NAKKA <text:s/>RAJUBABU</text:p>
          </table:table-cell>
          <table:table-cell table:style-name="ce26"/>
          <table:table-cell office:value-type="float" office:value="361109511352" table:style-name="ce27">
            <text:p>361109511352</text:p>
          </table:table-cell>
          <table:table-cell office:value-type="float" office:value="9618121735" table:style-name="ce28">
            <text:p>961812173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4" table:style-name="ce23">
            <text:p>444</text:p>
          </table:table-cell>
          <table:table-cell office:value-type="string" table:style-name="ce26">
            <text:p>NAKKA <text:s/>RAJUBABU</text:p>
          </table:table-cell>
          <table:table-cell table:style-name="ce26"/>
          <table:table-cell office:value-type="float" office:value="546114432831" table:style-name="ce27">
            <text:p>546114432831</text:p>
          </table:table-cell>
          <table:table-cell office:value-type="float" office:value="9849493207" table:style-name="ce28">
            <text:p>98494932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5" table:style-name="ce23">
            <text:p>445</text:p>
          </table:table-cell>
          <table:table-cell office:value-type="string" table:style-name="ce26">
            <text:p>NAKKA <text:s/>SRINUVASARAO</text:p>
          </table:table-cell>
          <table:table-cell table:style-name="ce26"/>
          <table:table-cell office:value-type="float" office:value="826995312520" table:style-name="ce27">
            <text:p>826995312520</text:p>
          </table:table-cell>
          <table:table-cell office:value-type="float" office:value="9849493207" table:style-name="ce28">
            <text:p>98494932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6" table:style-name="ce23">
            <text:p>446</text:p>
          </table:table-cell>
          <table:table-cell office:value-type="string" table:style-name="ce26">
            <text:p>NAKKA <text:s/>NOOKARAJU</text:p>
          </table:table-cell>
          <table:table-cell table:style-name="ce26"/>
          <table:table-cell office:value-type="float" office:value="442617997872" table:style-name="ce27">
            <text:p>442617997872</text:p>
          </table:table-cell>
          <table:table-cell office:value-type="float" office:value="9676910914" table:style-name="ce28">
            <text:p>96769109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7" table:style-name="ce23">
            <text:p>447</text:p>
          </table:table-cell>
          <table:table-cell office:value-type="string" table:style-name="ce26">
            <text:p>NAKKA <text:s/>SATHIBABU</text:p>
          </table:table-cell>
          <table:table-cell table:style-name="ce26"/>
          <table:table-cell office:value-type="float" office:value="577042508409" table:style-name="ce27">
            <text:p>577042508409</text:p>
          </table:table-cell>
          <table:table-cell office:value-type="float" office:value="9100412968" table:style-name="ce28">
            <text:p>91004129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8" table:style-name="ce23">
            <text:p>448</text:p>
          </table:table-cell>
          <table:table-cell office:value-type="string" table:style-name="ce26">
            <text:p>GANJARI <text:s/>KANNAYYA</text:p>
          </table:table-cell>
          <table:table-cell table:style-name="ce26"/>
          <table:table-cell office:value-type="float" office:value="893553145179" table:style-name="ce27">
            <text:p>893553145179</text:p>
          </table:table-cell>
          <table:table-cell office:value-type="float" office:value="9573474636" table:style-name="ce28">
            <text:p>95734746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49" table:style-name="ce23">
            <text:p>449</text:p>
          </table:table-cell>
          <table:table-cell office:value-type="string" table:style-name="ce26">
            <text:p>GANJARI <text:s/>BAPIRAJU</text:p>
          </table:table-cell>
          <table:table-cell table:style-name="ce26"/>
          <table:table-cell office:value-type="float" office:value="461315299532" table:style-name="ce27">
            <text:p>461315299532</text:p>
          </table:table-cell>
          <table:table-cell office:value-type="float" office:value="9000458233" table:style-name="ce28">
            <text:p>90004582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50" table:style-name="ce23">
            <text:p>450</text:p>
          </table:table-cell>
          <table:table-cell office:value-type="string" table:style-name="ce26">
            <text:p>GANJARI <text:s/>KALYANAM</text:p>
          </table:table-cell>
          <table:table-cell table:style-name="ce26"/>
          <table:table-cell office:value-type="float" office:value="346518388879" table:style-name="ce27">
            <text:p>346518388879</text:p>
          </table:table-cell>
          <table:table-cell office:value-type="float" office:value="9573474636" table:style-name="ce28">
            <text:p>95734746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51" table:style-name="ce23">
            <text:p>451</text:p>
          </table:table-cell>
          <table:table-cell office:value-type="string" table:style-name="ce26">
            <text:p>GANJAIRI <text:s text:c="2"/>RAJUBABU</text:p>
          </table:table-cell>
          <table:table-cell table:style-name="ce26"/>
          <table:table-cell office:value-type="float" office:value="658319337983" table:style-name="ce27">
            <text:p>658319337983</text:p>
          </table:table-cell>
          <table:table-cell office:value-type="float" office:value="7680008178" table:style-name="ce28">
            <text:p>76800081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52" table:style-name="ce23">
            <text:p>452</text:p>
          </table:table-cell>
          <table:table-cell office:value-type="string" table:style-name="ce26">
            <text:p>NAKKA <text:s/>RAMANA</text:p>
          </table:table-cell>
          <table:table-cell table:style-name="ce26"/>
          <table:table-cell office:value-type="float" office:value="338428888782" table:style-name="ce27">
            <text:p>338428888782</text:p>
          </table:table-cell>
          <table:table-cell office:value-type="float" office:value="9701769257" table:style-name="ce28">
            <text:p>970176925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53" table:style-name="ce23">
            <text:p>453</text:p>
          </table:table-cell>
          <table:table-cell office:value-type="string" table:style-name="ce26">
            <text:p>NAKKA <text:s/>RAJARAO</text:p>
          </table:table-cell>
          <table:table-cell table:style-name="ce26"/>
          <table:table-cell office:value-type="float" office:value="258006216879" table:style-name="ce27">
            <text:p>258006216879</text:p>
          </table:table-cell>
          <table:table-cell office:value-type="float" office:value="9849063646" table:style-name="ce28">
            <text:p>98490636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olugunta</text:p>
          </table:table-cell>
          <table:table-cell office:value-type="string" table:style-name="ce24">
            <text:p>Komaravolu</text:p>
          </table:table-cell>
          <table:table-cell table:style-name="ce23"/>
          <table:table-cell office:value-type="float" office:value="521114" table:style-name="ce25">
            <text:p>521114</text:p>
          </table:table-cell>
          <table:table-cell office:value-type="float" office:value="5" table:style-name="ce25">
            <text:p>5</text:p>
          </table:table-cell>
          <table:table-cell office:value-type="string" table:style-name="ce23">
            <text:p>Komaravolu <text:s text:c="2"/>fisher Men Co-operative society <text:s text:c="2"/>REG .NO. A-2</text:p>
          </table:table-cell>
          <table:table-cell office:value-type="string" table:style-name="ce23">
            <text:p>Member</text:p>
          </table:table-cell>
          <table:table-cell office:value-type="float" office:value="454" table:style-name="ce23">
            <text:p>454</text:p>
          </table:table-cell>
          <table:table-cell office:value-type="string" table:style-name="ce26">
            <text:p>NAKKA <text:s/>SRINUVASARAO</text:p>
          </table:table-cell>
          <table:table-cell table:style-name="ce26"/>
          <table:table-cell office:value-type="float" office:value="446649469429" table:style-name="ce27">
            <text:p>446649469429</text:p>
          </table:table-cell>
          <table:table-cell office:value-type="float" office:value="9705888152" table:style-name="ce28">
            <text:p>97058881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55" table:style-name="ce23">
            <text:p>455</text:p>
          </table:table-cell>
          <table:table-cell office:value-type="string" table:style-name="ce26">
            <text:p>Bera Sattibabu</text:p>
          </table:table-cell>
          <table:table-cell table:style-name="ce26"/>
          <table:table-cell table:style-name="ce41"/>
          <table:table-cell office:value-type="float" office:value="8106112439" table:style-name="ce28">
            <text:p>81061124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56" table:style-name="ce23">
            <text:p>456</text:p>
          </table:table-cell>
          <table:table-cell office:value-type="string" table:style-name="ce26">
            <text:p>Dalai Srinivasarao</text:p>
          </table:table-cell>
          <table:table-cell table:style-name="ce26"/>
          <table:table-cell table:style-name="ce41"/>
          <table:table-cell office:value-type="float" office:value="9000183830" table:style-name="ce28">
            <text:p>900018383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57" table:style-name="ce23">
            <text:p>457</text:p>
          </table:table-cell>
          <table:table-cell office:value-type="string" table:style-name="ce26">
            <text:p>Dalai Baburao</text:p>
          </table:table-cell>
          <table:table-cell table:style-name="ce26"/>
          <table:table-cell table:style-name="ce41"/>
          <table:table-cell office:value-type="float" office:value="9493213714" table:style-name="ce28">
            <text:p>94932137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58" table:style-name="ce23">
            <text:p>458</text:p>
          </table:table-cell>
          <table:table-cell office:value-type="string" table:style-name="ce26">
            <text:p>Bera Rajarao</text:p>
          </table:table-cell>
          <table:table-cell table:style-name="ce26"/>
          <table:table-cell table:style-name="ce41"/>
          <table:table-cell office:value-type="float" office:value="9618121594" table:style-name="ce28">
            <text:p>96181215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59" table:style-name="ce23">
            <text:p>459</text:p>
          </table:table-cell>
          <table:table-cell office:value-type="string" table:style-name="ce26">
            <text:p>Bera Nookaraju</text:p>
          </table:table-cell>
          <table:table-cell table:style-name="ce26"/>
          <table:table-cell table:style-name="ce41"/>
          <table:table-cell office:value-type="float" office:value="9493043683" table:style-name="ce28">
            <text:p>94930436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0" table:style-name="ce23">
            <text:p>460</text:p>
          </table:table-cell>
          <table:table-cell office:value-type="string" table:style-name="ce42">
            <text:p>Singidi Rajarao</text:p>
          </table:table-cell>
          <table:table-cell table:style-name="ce42"/>
          <table:table-cell table:style-name="ce41"/>
          <table:table-cell office:value-type="float" office:value="9441383655" table:style-name="ce28">
            <text:p>94413836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1" table:style-name="ce23">
            <text:p>461</text:p>
          </table:table-cell>
          <table:table-cell office:value-type="string" table:style-name="ce26">
            <text:p>singidi Nanaji</text:p>
          </table:table-cell>
          <table:table-cell table:style-name="ce26"/>
          <table:table-cell table:style-name="ce41"/>
          <table:table-cell office:value-type="float" office:value="9493635399" table:style-name="ce28">
            <text:p>949363539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2" table:style-name="ce23">
            <text:p>462</text:p>
          </table:table-cell>
          <table:table-cell office:value-type="string" table:style-name="ce26">
            <text:p>Singidi Satyarao</text:p>
          </table:table-cell>
          <table:table-cell table:style-name="ce26"/>
          <table:table-cell table:style-name="ce41"/>
          <table:table-cell office:value-type="float" office:value="9493802271" table:style-name="ce28">
            <text:p>949380227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3" table:style-name="ce23">
            <text:p>463</text:p>
          </table:table-cell>
          <table:table-cell office:value-type="string" table:style-name="ce26">
            <text:p>Jampa Narayanarao</text:p>
          </table:table-cell>
          <table:table-cell table:style-name="ce26"/>
          <table:table-cell table:style-name="ce41"/>
          <table:table-cell office:value-type="float" office:value="9441618664" table:style-name="ce28">
            <text:p>94416186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4" table:style-name="ce23">
            <text:p>464</text:p>
          </table:table-cell>
          <table:table-cell office:value-type="string" table:style-name="ce26">
            <text:p>Bera Sattibabu</text:p>
          </table:table-cell>
          <table:table-cell table:style-name="ce26"/>
          <table:table-cell table:style-name="ce41"/>
          <table:table-cell office:value-type="float" office:value="9010285714" table:style-name="ce28">
            <text:p>90102857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5" table:style-name="ce23">
            <text:p>465</text:p>
          </table:table-cell>
          <table:table-cell office:value-type="string" table:style-name="ce26">
            <text:p>Dalai Chinabai</text:p>
          </table:table-cell>
          <table:table-cell table:style-name="ce26"/>
          <table:table-cell table:style-name="ce41"/>
          <table:table-cell office:value-type="float" office:value="9849460770" table:style-name="ce28">
            <text:p>98494607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6" table:style-name="ce23">
            <text:p>466</text:p>
          </table:table-cell>
          <table:table-cell office:value-type="string" table:style-name="ce26">
            <text:p>Singidi Mangaraju</text:p>
          </table:table-cell>
          <table:table-cell table:style-name="ce26"/>
          <table:table-cell table:style-name="ce41"/>
          <table:table-cell office:value-type="float" office:value="9618355761" table:style-name="ce28">
            <text:p>96183557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7" table:style-name="ce23">
            <text:p>467</text:p>
          </table:table-cell>
          <table:table-cell office:value-type="string" table:style-name="ce26">
            <text:p>Gude Apparao</text:p>
          </table:table-cell>
          <table:table-cell table:style-name="ce26"/>
          <table:table-cell table:style-name="ce41"/>
          <table:table-cell office:value-type="float" office:value="7382546212" table:style-name="ce28">
            <text:p>73825462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8" table:style-name="ce23">
            <text:p>468</text:p>
          </table:table-cell>
          <table:table-cell office:value-type="string" table:style-name="ce26">
            <text:p>Gude Kondalarao</text:p>
          </table:table-cell>
          <table:table-cell table:style-name="ce26"/>
          <table:table-cell table:style-name="ce41"/>
          <table:table-cell office:value-type="float" office:value="7382546212" table:style-name="ce28">
            <text:p>73825462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69" table:style-name="ce23">
            <text:p>469</text:p>
          </table:table-cell>
          <table:table-cell office:value-type="string" table:style-name="ce26">
            <text:p>Kata Ramu</text:p>
          </table:table-cell>
          <table:table-cell table:style-name="ce26"/>
          <table:table-cell table:style-name="ce41"/>
          <table:table-cell office:value-type="float" office:value="9440705834" table:style-name="ce28">
            <text:p>94407058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0" table:style-name="ce23">
            <text:p>470</text:p>
          </table:table-cell>
          <table:table-cell office:value-type="string" table:style-name="ce26">
            <text:p>Dalai Satyarao</text:p>
          </table:table-cell>
          <table:table-cell table:style-name="ce26"/>
          <table:table-cell table:style-name="ce41"/>
          <table:table-cell office:value-type="float" office:value="9493621781" table:style-name="ce28">
            <text:p>94936217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1" table:style-name="ce23">
            <text:p>471</text:p>
          </table:table-cell>
          <table:table-cell office:value-type="string" table:style-name="ce26">
            <text:p>Singidi <text:s/>Srinivasarao</text:p>
          </table:table-cell>
          <table:table-cell table:style-name="ce26"/>
          <table:table-cell table:style-name="ce41"/>
          <table:table-cell office:value-type="float" office:value="8332894923" table:style-name="ce28">
            <text:p>833289492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2" table:style-name="ce23">
            <text:p>472</text:p>
          </table:table-cell>
          <table:table-cell office:value-type="string" table:style-name="ce26">
            <text:p>Dalai Venkatasatti</text:p>
          </table:table-cell>
          <table:table-cell table:style-name="ce26"/>
          <table:table-cell table:style-name="ce41"/>
          <table:table-cell office:value-type="float" office:value="8332937451" table:style-name="ce28">
            <text:p>83329374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3" table:style-name="ce23">
            <text:p>473</text:p>
          </table:table-cell>
          <table:table-cell office:value-type="string" table:style-name="ce26">
            <text:p>Bera <text:s/>Venu</text:p>
          </table:table-cell>
          <table:table-cell table:style-name="ce26"/>
          <table:table-cell table:style-name="ce41"/>
          <table:table-cell office:value-type="float" office:value="9701704691" table:style-name="ce28">
            <text:p>97017046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4" table:style-name="ce23">
            <text:p>474</text:p>
          </table:table-cell>
          <table:table-cell office:value-type="string" table:style-name="ce26">
            <text:p>Bera Srinu</text:p>
          </table:table-cell>
          <table:table-cell table:style-name="ce26"/>
          <table:table-cell table:style-name="ce41"/>
          <table:table-cell office:value-type="float" office:value="9963494408" table:style-name="ce28">
            <text:p>99634944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5" table:style-name="ce23">
            <text:p>475</text:p>
          </table:table-cell>
          <table:table-cell office:value-type="string" table:style-name="ce26">
            <text:p>Bera Siva</text:p>
          </table:table-cell>
          <table:table-cell table:style-name="ce26"/>
          <table:table-cell table:style-name="ce41"/>
          <table:table-cell office:value-type="float" office:value="9908812253" table:style-name="ce28">
            <text:p>99088122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6" table:style-name="ce23">
            <text:p>476</text:p>
          </table:table-cell>
          <table:table-cell office:value-type="string" table:style-name="ce26">
            <text:p>Bera Nanaji</text:p>
          </table:table-cell>
          <table:table-cell table:style-name="ce26"/>
          <table:table-cell table:style-name="ce41"/>
          <table:table-cell office:value-type="float" office:value="8106312003" table:style-name="ce28">
            <text:p>810631200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7" table:style-name="ce23">
            <text:p>477</text:p>
          </table:table-cell>
          <table:table-cell office:value-type="string" table:style-name="ce26">
            <text:p>Dalai Ramana</text:p>
          </table:table-cell>
          <table:table-cell table:style-name="ce26"/>
          <table:table-cell table:style-name="ce41"/>
          <table:table-cell office:value-type="float" office:value="9963230762" table:style-name="ce28">
            <text:p>99632307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8" table:style-name="ce23">
            <text:p>478</text:p>
          </table:table-cell>
          <table:table-cell office:value-type="string" table:style-name="ce26">
            <text:p>Bera Ravi</text:p>
          </table:table-cell>
          <table:table-cell table:style-name="ce26"/>
          <table:table-cell table:style-name="ce41"/>
          <table:table-cell office:value-type="float" office:value="9652641196" table:style-name="ce28">
            <text:p>96526411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79" table:style-name="ce23">
            <text:p>479</text:p>
          </table:table-cell>
          <table:table-cell office:value-type="string" table:style-name="ce26">
            <text:p>Bera Suresh</text:p>
          </table:table-cell>
          <table:table-cell table:style-name="ce26"/>
          <table:table-cell table:style-name="ce41"/>
          <table:table-cell office:value-type="float" office:value="9573420365" table:style-name="ce28">
            <text:p>95734203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80" table:style-name="ce23">
            <text:p>480</text:p>
          </table:table-cell>
          <table:table-cell office:value-type="string" table:style-name="ce26">
            <text:p>Bera Chakrapani</text:p>
          </table:table-cell>
          <table:table-cell table:style-name="ce26"/>
          <table:table-cell table:style-name="ce41"/>
          <table:table-cell office:value-type="float" office:value="7659915394" table:style-name="ce28">
            <text:p>76599153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Ravikamatham</text:p>
          </table:table-cell>
          <table:table-cell office:value-type="string" table:style-name="ce24">
            <text:p>Dondapudi</text:p>
          </table:table-cell>
          <table:table-cell table:style-name="ce23"/>
          <table:table-cell office:value-type="float" office:value="531114" table:style-name="ce25">
            <text:p>531114</text:p>
          </table:table-cell>
          <table:table-cell office:value-type="float" office:value="6" table:style-name="ce25">
            <text:p>6</text:p>
          </table:table-cell>
          <table:table-cell office:value-type="string" table:style-name="ce23">
            <text:p><text:s text:c="4"/>DONDAPUDI <text:s/>FISHER MEN <text:s text:c="2"/>CO-OPERATIVE SOCIETY <text:s/>REG .NO. A-95</text:p>
          </table:table-cell>
          <table:table-cell office:value-type="string" table:style-name="ce23">
            <text:p>Member</text:p>
          </table:table-cell>
          <table:table-cell office:value-type="float" office:value="481" table:style-name="ce23">
            <text:p>481</text:p>
          </table:table-cell>
          <table:table-cell office:value-type="string" table:style-name="ce26">
            <text:p>Dalai Sanyasirao</text:p>
          </table:table-cell>
          <table:table-cell table:style-name="ce26"/>
          <table:table-cell table:style-name="ce41"/>
          <table:table-cell office:value-type="float" office:value="7659915394" table:style-name="ce28">
            <text:p>76599153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2" table:style-name="ce23">
            <text:p>482</text:p>
          </table:table-cell>
          <table:table-cell office:value-type="string" table:style-name="ce36">
            <text:p>POKANATI SRINU</text:p>
          </table:table-cell>
          <table:table-cell table:style-name="ce36"/>
          <table:table-cell office:value-type="float" office:value="482929905490" table:style-name="ce27">
            <text:p>482929905490</text:p>
          </table:table-cell>
          <table:table-cell office:value-type="float" office:value="9866492203" table:style-name="ce28">
            <text:p>986649220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3" table:style-name="ce23">
            <text:p>483</text:p>
          </table:table-cell>
          <table:table-cell office:value-type="string" table:style-name="ce39">
            <text:p>VADLAMURI KONDA RAO</text:p>
          </table:table-cell>
          <table:table-cell table:style-name="ce39"/>
          <table:table-cell office:value-type="float" office:value="955579389900" table:style-name="ce27">
            <text:p>955579389900</text:p>
          </table:table-cell>
          <table:table-cell office:value-type="float" office:value="8790119188" table:style-name="ce28">
            <text:p>87901191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4" table:style-name="ce23">
            <text:p>484</text:p>
          </table:table-cell>
          <table:table-cell office:value-type="string" table:style-name="ce39">
            <text:p>CHITTIMURI APPARAO</text:p>
          </table:table-cell>
          <table:table-cell table:style-name="ce39"/>
          <table:table-cell office:value-type="float" office:value="848249671495" table:style-name="ce27">
            <text:p>848249671495</text:p>
          </table:table-cell>
          <table:table-cell office:value-type="float" office:value="9000877168" table:style-name="ce28">
            <text:p>90008771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5" table:style-name="ce23">
            <text:p>485</text:p>
          </table:table-cell>
          <table:table-cell office:value-type="string" table:style-name="ce39">
            <text:p>PONNAPUVVU GANGARAJU</text:p>
          </table:table-cell>
          <table:table-cell table:style-name="ce39"/>
          <table:table-cell office:value-type="float" office:value="504857533794" table:style-name="ce27">
            <text:p>504857533794</text:p>
          </table:table-cell>
          <table:table-cell office:value-type="float" office:value="89788878269" table:style-name="ce28">
            <text:p>897888782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6" table:style-name="ce23">
            <text:p>486</text:p>
          </table:table-cell>
          <table:table-cell office:value-type="string" table:style-name="ce39">
            <text:p>MUNGARA KRISHNA</text:p>
          </table:table-cell>
          <table:table-cell table:style-name="ce39"/>
          <table:table-cell office:value-type="float" office:value="847770596948" table:style-name="ce27">
            <text:p>847770596948</text:p>
          </table:table-cell>
          <table:table-cell office:value-type="float" office:value="9550312889" table:style-name="ce28">
            <text:p>95503128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7" table:style-name="ce23">
            <text:p>487</text:p>
          </table:table-cell>
          <table:table-cell office:value-type="string" table:style-name="ce39">
            <text:p>PANTHULA VENKATESH</text:p>
          </table:table-cell>
          <table:table-cell table:style-name="ce39"/>
          <table:table-cell office:value-type="float" office:value="620368380658" table:style-name="ce27">
            <text:p>620368380658</text:p>
          </table:table-cell>
          <table:table-cell office:value-type="float" office:value="8897708758" table:style-name="ce28">
            <text:p>889770875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8" table:style-name="ce23">
            <text:p>488</text:p>
          </table:table-cell>
          <table:table-cell office:value-type="string" table:style-name="ce39">
            <text:p>CHITTIMURI NARAYANAMURTHY</text:p>
          </table:table-cell>
          <table:table-cell table:style-name="ce39"/>
          <table:table-cell office:value-type="float" office:value="792234223585" table:style-name="ce27">
            <text:p>792234223585</text:p>
          </table:table-cell>
          <table:table-cell office:value-type="float" office:value="8978716011" table:style-name="ce28">
            <text:p>897871601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89" table:style-name="ce23">
            <text:p>489</text:p>
          </table:table-cell>
          <table:table-cell office:value-type="string" table:style-name="ce39">
            <text:p>MASA SIMHACHALAM</text:p>
          </table:table-cell>
          <table:table-cell table:style-name="ce39"/>
          <table:table-cell office:value-type="float" office:value="587965046427" table:style-name="ce27">
            <text:p>587965046427</text:p>
          </table:table-cell>
          <table:table-cell office:value-type="float" office:value="8297826870" table:style-name="ce28">
            <text:p>82978268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0" table:style-name="ce23">
            <text:p>490</text:p>
          </table:table-cell>
          <table:table-cell office:value-type="string" table:style-name="ce39">
            <text:p>NAKKA SOMARAJU</text:p>
          </table:table-cell>
          <table:table-cell table:style-name="ce39"/>
          <table:table-cell office:value-type="float" office:value="616450188267" table:style-name="ce27">
            <text:p>616450188267</text:p>
          </table:table-cell>
          <table:table-cell office:value-type="float" office:value="9550308573" table:style-name="ce28">
            <text:p>95503085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1" table:style-name="ce23">
            <text:p>491</text:p>
          </table:table-cell>
          <table:table-cell office:value-type="string" table:style-name="ce39">
            <text:p>KUDUMULA NOOKARAJU</text:p>
          </table:table-cell>
          <table:table-cell table:style-name="ce39"/>
          <table:table-cell office:value-type="float" office:value="796040522918" table:style-name="ce27">
            <text:p>796040522918</text:p>
          </table:table-cell>
          <table:table-cell office:value-type="float" office:value="9177193677" table:style-name="ce28">
            <text:p>91771936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2" table:style-name="ce23">
            <text:p>492</text:p>
          </table:table-cell>
          <table:table-cell office:value-type="string" table:style-name="ce39">
            <text:p>VEMULAPUDI PYDIRAJU</text:p>
          </table:table-cell>
          <table:table-cell table:style-name="ce39"/>
          <table:table-cell office:value-type="float" office:value="410889126427" table:style-name="ce27">
            <text:p>410889126427</text:p>
          </table:table-cell>
          <table:table-cell office:value-type="float" office:value="9989466435" table:style-name="ce28">
            <text:p>998946643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3" table:style-name="ce23">
            <text:p>493</text:p>
          </table:table-cell>
          <table:table-cell office:value-type="string" table:style-name="ce39">
            <text:p>PONNAPUVVU KALYANA KUMAR</text:p>
          </table:table-cell>
          <table:table-cell table:style-name="ce39"/>
          <table:table-cell office:value-type="float" office:value="810896848124" table:style-name="ce27">
            <text:p>810896848124</text:p>
          </table:table-cell>
          <table:table-cell office:value-type="float" office:value="9959668441" table:style-name="ce28">
            <text:p>995966844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4" table:style-name="ce23">
            <text:p>494</text:p>
          </table:table-cell>
          <table:table-cell office:value-type="string" table:style-name="ce39">
            <text:p>CHITTIMURI PEDA APPARAO</text:p>
          </table:table-cell>
          <table:table-cell table:style-name="ce39"/>
          <table:table-cell office:value-type="float" office:value="908030804894" table:style-name="ce27">
            <text:p>908030804894</text:p>
          </table:table-cell>
          <table:table-cell office:value-type="float" office:value="9177494594" table:style-name="ce28">
            <text:p>91774945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5" table:style-name="ce23">
            <text:p>495</text:p>
          </table:table-cell>
          <table:table-cell office:value-type="string" table:style-name="ce39">
            <text:p>PANDRADA KONDARAO</text:p>
          </table:table-cell>
          <table:table-cell table:style-name="ce39"/>
          <table:table-cell office:value-type="float" office:value="290497562279" table:style-name="ce27">
            <text:p>290497562279</text:p>
          </table:table-cell>
          <table:table-cell office:value-type="float" office:value="7680013662" table:style-name="ce28">
            <text:p>768001366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6" table:style-name="ce23">
            <text:p>496</text:p>
          </table:table-cell>
          <table:table-cell office:value-type="string" table:style-name="ce39">
            <text:p>MASA APPARAO</text:p>
          </table:table-cell>
          <table:table-cell table:style-name="ce39"/>
          <table:table-cell office:value-type="float" office:value="689724149899" table:style-name="ce27">
            <text:p>689724149899</text:p>
          </table:table-cell>
          <table:table-cell office:value-type="float" office:value="9908901380" table:style-name="ce28">
            <text:p>99089013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7" table:style-name="ce23">
            <text:p>497</text:p>
          </table:table-cell>
          <table:table-cell office:value-type="string" table:style-name="ce39">
            <text:p>PONNAPUVVU KANNARAO</text:p>
          </table:table-cell>
          <table:table-cell table:style-name="ce39"/>
          <table:table-cell office:value-type="float" office:value="971799925802" table:style-name="ce27">
            <text:p>971799925802</text:p>
          </table:table-cell>
          <table:table-cell office:value-type="float" office:value="9052814082" table:style-name="ce28">
            <text:p>90528140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8" table:style-name="ce23">
            <text:p>498</text:p>
          </table:table-cell>
          <table:table-cell office:value-type="string" table:style-name="ce39">
            <text:p>PONNAPUVVU KRISHNA</text:p>
          </table:table-cell>
          <table:table-cell table:style-name="ce39"/>
          <table:table-cell office:value-type="float" office:value="833872042490" table:style-name="ce27">
            <text:p>83387204249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499" table:style-name="ce23">
            <text:p>499</text:p>
          </table:table-cell>
          <table:table-cell office:value-type="string" table:style-name="ce39">
            <text:p>MASA APPALAKONDA</text:p>
          </table:table-cell>
          <table:table-cell table:style-name="ce39"/>
          <table:table-cell office:value-type="float" office:value="545864432659" table:style-name="ce27">
            <text:p>545864432659</text:p>
          </table:table-cell>
          <table:table-cell office:value-type="float" office:value="9912166921" table:style-name="ce28">
            <text:p>99121669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0" table:style-name="ce23">
            <text:p>500</text:p>
          </table:table-cell>
          <table:table-cell office:value-type="string" table:style-name="ce39">
            <text:p>THOLEM APPARAO</text:p>
          </table:table-cell>
          <table:table-cell table:style-name="ce39"/>
          <table:table-cell office:value-type="float" office:value="892905532505" table:style-name="ce27">
            <text:p>892905532505</text:p>
          </table:table-cell>
          <table:table-cell office:value-type="float" office:value="9542747161" table:style-name="ce28">
            <text:p>95427471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1" table:style-name="ce23">
            <text:p>501</text:p>
          </table:table-cell>
          <table:table-cell office:value-type="string" table:style-name="ce39">
            <text:p>MASA GANGARAJU</text:p>
          </table:table-cell>
          <table:table-cell table:style-name="ce39"/>
          <table:table-cell office:value-type="float" office:value="576035460649" table:style-name="ce27">
            <text:p>576035460649</text:p>
          </table:table-cell>
          <table:table-cell office:value-type="float" office:value="8106418696" table:style-name="ce28">
            <text:p>81064186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2" table:style-name="ce23">
            <text:p>502</text:p>
          </table:table-cell>
          <table:table-cell office:value-type="string" table:style-name="ce39">
            <text:p>THASKANTI APPARAO</text:p>
          </table:table-cell>
          <table:table-cell table:style-name="ce39"/>
          <table:table-cell office:value-type="float" office:value="896506746165" table:style-name="ce27">
            <text:p>896506746165</text:p>
          </table:table-cell>
          <table:table-cell office:value-type="float" office:value="8790304631" table:style-name="ce28">
            <text:p>87903046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3" table:style-name="ce23">
            <text:p>503</text:p>
          </table:table-cell>
          <table:table-cell office:value-type="string" table:style-name="ce39">
            <text:p>POKANATI SATHIBABU</text:p>
          </table:table-cell>
          <table:table-cell table:style-name="ce39"/>
          <table:table-cell office:value-type="float" office:value="521339293823" table:style-name="ce27">
            <text:p>521339293823</text:p>
          </table:table-cell>
          <table:table-cell office:value-type="float" office:value="9177028632" table:style-name="ce28">
            <text:p>91770286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4" table:style-name="ce23">
            <text:p>504</text:p>
          </table:table-cell>
          <table:table-cell office:value-type="string" table:style-name="ce39">
            <text:p>VEMULAPUDI KRISHNAMURTHY</text:p>
          </table:table-cell>
          <table:table-cell table:style-name="ce39"/>
          <table:table-cell office:value-type="float" office:value="486232740386" table:style-name="ce27">
            <text:p>486232740386</text:p>
          </table:table-cell>
          <table:table-cell office:value-type="float" office:value="9652237948" table:style-name="ce28">
            <text:p>965223794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5" table:style-name="ce23">
            <text:p>505</text:p>
          </table:table-cell>
          <table:table-cell office:value-type="string" table:style-name="ce39">
            <text:p>ANTHALA POTHURAJU</text:p>
          </table:table-cell>
          <table:table-cell table:style-name="ce39"/>
          <table:table-cell office:value-type="float" office:value="316058298127" table:style-name="ce27">
            <text:p>316058298127</text:p>
          </table:table-cell>
          <table:table-cell office:value-type="float" office:value="9100345052" table:style-name="ce28">
            <text:p>910034505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6" table:style-name="ce23">
            <text:p>506</text:p>
          </table:table-cell>
          <table:table-cell office:value-type="string" table:style-name="ce39">
            <text:p>CHITTIMURI PENTAYYA</text:p>
          </table:table-cell>
          <table:table-cell table:style-name="ce39"/>
          <table:table-cell office:value-type="float" office:value="381651712527" table:style-name="ce27">
            <text:p>381651712527</text:p>
          </table:table-cell>
          <table:table-cell office:value-type="float" office:value="9550998368" table:style-name="ce28">
            <text:p>95509983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7" table:style-name="ce23">
            <text:p>507</text:p>
          </table:table-cell>
          <table:table-cell office:value-type="string" table:style-name="ce39">
            <text:p>NAKKA APPARAO</text:p>
          </table:table-cell>
          <table:table-cell table:style-name="ce39"/>
          <table:table-cell office:value-type="float" office:value="231616086695" table:style-name="ce27">
            <text:p>231616086695</text:p>
          </table:table-cell>
          <table:table-cell office:value-type="float" office:value="9441136810" table:style-name="ce28">
            <text:p>944113681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8" table:style-name="ce23">
            <text:p>508</text:p>
          </table:table-cell>
          <table:table-cell office:value-type="string" table:style-name="ce36">
            <text:p>BIPUREDDY MANIKYAM</text:p>
          </table:table-cell>
          <table:table-cell table:style-name="ce36"/>
          <table:table-cell office:value-type="float" office:value="538166254058" table:style-name="ce27">
            <text:p>538166254058</text:p>
          </table:table-cell>
          <table:table-cell office:value-type="float" office:value="8106317697" table:style-name="ce28">
            <text:p>810631769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09" table:style-name="ce23">
            <text:p>509</text:p>
          </table:table-cell>
          <table:table-cell office:value-type="string" table:style-name="ce39">
            <text:p>ANIMIREDDY SATHIBABU</text:p>
          </table:table-cell>
          <table:table-cell table:style-name="ce39"/>
          <table:table-cell office:value-type="float" office:value="277786206851" table:style-name="ce27">
            <text:p>277786206851</text:p>
          </table:table-cell>
          <table:table-cell office:value-type="float" office:value="8106240387" table:style-name="ce28">
            <text:p>810624038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0" table:style-name="ce23">
            <text:p>510</text:p>
          </table:table-cell>
          <table:table-cell office:value-type="string" table:style-name="ce39">
            <text:p>VARA RAJU</text:p>
          </table:table-cell>
          <table:table-cell table:style-name="ce39"/>
          <table:table-cell office:value-type="float" office:value="889371391753" table:style-name="ce27">
            <text:p>889371391753</text:p>
          </table:table-cell>
          <table:table-cell office:value-type="float" office:value="9573107354" table:style-name="ce28">
            <text:p>95731073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1" table:style-name="ce23">
            <text:p>511</text:p>
          </table:table-cell>
          <table:table-cell office:value-type="string" table:style-name="ce39">
            <text:p>ARUGALLA GANGARAJU</text:p>
          </table:table-cell>
          <table:table-cell table:style-name="ce39"/>
          <table:table-cell office:value-type="float" office:value="996354241447" table:style-name="ce27">
            <text:p>99635424144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2" table:style-name="ce23">
            <text:p>512</text:p>
          </table:table-cell>
          <table:table-cell office:value-type="string" table:style-name="ce39">
            <text:p>THANGETI YERUKU NAIDU</text:p>
          </table:table-cell>
          <table:table-cell table:style-name="ce39"/>
          <table:table-cell office:value-type="float" office:value="353550182627" table:style-name="ce27">
            <text:p>353550182627</text:p>
          </table:table-cell>
          <table:table-cell office:value-type="float" office:value="8185929282" table:style-name="ce28">
            <text:p>81859292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3" table:style-name="ce23">
            <text:p>513</text:p>
          </table:table-cell>
          <table:table-cell office:value-type="string" table:style-name="ce39">
            <text:p>THANGETI <text:s/>APPALANAIDU</text:p>
          </table:table-cell>
          <table:table-cell table:style-name="ce39"/>
          <table:table-cell office:value-type="float" office:value="339317091184" table:style-name="ce27">
            <text:p>339317091184</text:p>
          </table:table-cell>
          <table:table-cell office:value-type="float" office:value="9701713790" table:style-name="ce28">
            <text:p>97017137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4" table:style-name="ce23">
            <text:p>514</text:p>
          </table:table-cell>
          <table:table-cell office:value-type="string" table:style-name="ce39">
            <text:p>THANGETI THATHABBAI</text:p>
          </table:table-cell>
          <table:table-cell table:style-name="ce39"/>
          <table:table-cell office:value-type="float" office:value="545219622646" table:style-name="ce27">
            <text:p>545219622646</text:p>
          </table:table-cell>
          <table:table-cell office:value-type="float" office:value="7095169237" table:style-name="ce28">
            <text:p>70951692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5" table:style-name="ce23">
            <text:p>515</text:p>
          </table:table-cell>
          <table:table-cell office:value-type="string" table:style-name="ce39">
            <text:p>Ulli Nagaraju</text:p>
          </table:table-cell>
          <table:table-cell table:style-name="ce39"/>
          <table:table-cell office:value-type="float" office:value="801550374812" table:style-name="ce27">
            <text:p>801550374812</text:p>
          </table:table-cell>
          <table:table-cell office:value-type="float" office:value="7702153315" table:style-name="ce28">
            <text:p>77021533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6" table:style-name="ce23">
            <text:p>516</text:p>
          </table:table-cell>
          <table:table-cell office:value-type="string" table:style-name="ce39">
            <text:p>THANGETI NANI BABU</text:p>
          </table:table-cell>
          <table:table-cell table:style-name="ce39"/>
          <table:table-cell office:value-type="float" office:value="966824407115" table:style-name="ce27">
            <text:p>966824407115</text:p>
          </table:table-cell>
          <table:table-cell office:value-type="float" office:value="9177272673" table:style-name="ce28">
            <text:p>91772726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7" table:style-name="ce23">
            <text:p>517</text:p>
          </table:table-cell>
          <table:table-cell office:value-type="string" table:style-name="ce43">
            <text:p>Pokanati Trimurthulu</text:p>
          </table:table-cell>
          <table:table-cell table:style-name="ce43"/>
          <table:table-cell office:value-type="float" office:value="834805146826" table:style-name="ce27">
            <text:p>834805146826</text:p>
          </table:table-cell>
          <table:table-cell office:value-type="float" office:value="9704196127" table:style-name="ce28">
            <text:p>97041961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8" table:style-name="ce23">
            <text:p>518</text:p>
          </table:table-cell>
          <table:table-cell office:value-type="string" table:style-name="ce36">
            <text:p>Kuda Kondayya</text:p>
          </table:table-cell>
          <table:table-cell table:style-name="ce36"/>
          <table:table-cell office:value-type="float" office:value="919804902329" table:style-name="ce27">
            <text:p>919804902329</text:p>
          </table:table-cell>
          <table:table-cell office:value-type="float" office:value="9652687066" table:style-name="ce28">
            <text:p>96526870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19" table:style-name="ce23">
            <text:p>519</text:p>
          </table:table-cell>
          <table:table-cell office:value-type="string" table:style-name="ce36">
            <text:p>Kotta Apparao</text:p>
          </table:table-cell>
          <table:table-cell table:style-name="ce36"/>
          <table:table-cell office:value-type="float" office:value="298484757611" table:style-name="ce27">
            <text:p>298484757611</text:p>
          </table:table-cell>
          <table:table-cell office:value-type="float" office:value="9553049043" table:style-name="ce28">
            <text:p>955304904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0" table:style-name="ce23">
            <text:p>520</text:p>
          </table:table-cell>
          <table:table-cell office:value-type="string" table:style-name="ce36">
            <text:p>Kotta Ravi</text:p>
          </table:table-cell>
          <table:table-cell table:style-name="ce36"/>
          <table:table-cell office:value-type="float" office:value="314543027047" table:style-name="ce27">
            <text:p>314543027047</text:p>
          </table:table-cell>
          <table:table-cell office:value-type="float" office:value="7095671272" table:style-name="ce28">
            <text:p>709567127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1" table:style-name="ce23">
            <text:p>521</text:p>
          </table:table-cell>
          <table:table-cell office:value-type="string" table:style-name="ce36">
            <text:p>Chamantula Rajubabu</text:p>
          </table:table-cell>
          <table:table-cell table:style-name="ce36"/>
          <table:table-cell office:value-type="float" office:value="241148076452" table:style-name="ce27">
            <text:p>241148076452</text:p>
          </table:table-cell>
          <table:table-cell office:value-type="float" office:value="7680011476" table:style-name="ce44">
            <text:p>768001147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2" table:style-name="ce23">
            <text:p>522</text:p>
          </table:table-cell>
          <table:table-cell office:value-type="string" table:style-name="ce36">
            <text:p>Jonna Appanna</text:p>
          </table:table-cell>
          <table:table-cell table:style-name="ce36"/>
          <table:table-cell office:value-type="float" office:value="942596932300" table:style-name="ce27">
            <text:p>942596932300</text:p>
          </table:table-cell>
          <table:table-cell office:value-type="float" office:value="9849498656" table:style-name="ce44">
            <text:p>984949865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3" table:style-name="ce23">
            <text:p>523</text:p>
          </table:table-cell>
          <table:table-cell office:value-type="string" table:style-name="ce36">
            <text:p>Kerepu Appanna</text:p>
          </table:table-cell>
          <table:table-cell table:style-name="ce36"/>
          <table:table-cell office:value-type="float" office:value="288783552624" table:style-name="ce27">
            <text:p>288783552624</text:p>
          </table:table-cell>
          <table:table-cell office:value-type="float" office:value="7997149289" table:style-name="ce44">
            <text:p>79971492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4" table:style-name="ce23">
            <text:p>524</text:p>
          </table:table-cell>
          <table:table-cell office:value-type="string" table:style-name="ce36">
            <text:p>Chittumuri Suri</text:p>
          </table:table-cell>
          <table:table-cell table:style-name="ce36"/>
          <table:table-cell office:value-type="float" office:value="392976518710" table:style-name="ce27">
            <text:p>392976518710</text:p>
          </table:table-cell>
          <table:table-cell office:value-type="float" office:value="9000877168" table:style-name="ce44">
            <text:p>90008771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5" table:style-name="ce23">
            <text:p>525</text:p>
          </table:table-cell>
          <table:table-cell office:value-type="string" table:style-name="ce36">
            <text:p>Kapa Balaraju</text:p>
          </table:table-cell>
          <table:table-cell table:style-name="ce36"/>
          <table:table-cell office:value-type="float" office:value="809349351237" table:style-name="ce27">
            <text:p>809349351237</text:p>
          </table:table-cell>
          <table:table-cell office:value-type="float" office:value="8008063237" table:style-name="ce28">
            <text:p>80080632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6" table:style-name="ce23">
            <text:p>526</text:p>
          </table:table-cell>
          <table:table-cell office:value-type="string" table:style-name="ce36">
            <text:p>Chamantula Nagesh</text:p>
          </table:table-cell>
          <table:table-cell table:style-name="ce36"/>
          <table:table-cell office:value-type="float" office:value="274388737200" table:style-name="ce27">
            <text:p>274388737200</text:p>
          </table:table-cell>
          <table:table-cell office:value-type="float" office:value="9618639838" table:style-name="ce28">
            <text:p>96186398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7" table:style-name="ce23">
            <text:p>527</text:p>
          </table:table-cell>
          <table:table-cell office:value-type="string" table:style-name="ce36">
            <text:p>Chamantula Rajubabu</text:p>
          </table:table-cell>
          <table:table-cell table:style-name="ce36"/>
          <table:table-cell office:value-type="float" office:value="759276050388" table:style-name="ce27">
            <text:p>759276050388</text:p>
          </table:table-cell>
          <table:table-cell office:value-type="float" office:value="9618639838" table:style-name="ce28">
            <text:p>96186398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8" table:style-name="ce23">
            <text:p>528</text:p>
          </table:table-cell>
          <table:table-cell office:value-type="string" table:style-name="ce36">
            <text:p>Erata Srinu</text:p>
          </table:table-cell>
          <table:table-cell table:style-name="ce36"/>
          <table:table-cell office:value-type="float" office:value="789216859074" table:style-name="ce27">
            <text:p>789216859074</text:p>
          </table:table-cell>
          <table:table-cell office:value-type="float" office:value="7702153315" table:style-name="ce28">
            <text:p>77021533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29" table:style-name="ce23">
            <text:p>529</text:p>
          </table:table-cell>
          <table:table-cell office:value-type="string" table:style-name="ce36">
            <text:p>Chintala Kondababu</text:p>
          </table:table-cell>
          <table:table-cell table:style-name="ce36"/>
          <table:table-cell office:value-type="float" office:value="494802070384" table:style-name="ce27">
            <text:p>494802070384</text:p>
          </table:table-cell>
          <table:table-cell office:value-type="float" office:value="9177434029" table:style-name="ce28">
            <text:p>917743402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0" table:style-name="ce23">
            <text:p>530</text:p>
          </table:table-cell>
          <table:table-cell office:value-type="string" table:style-name="ce36">
            <text:p>Chintala Lovaraju</text:p>
          </table:table-cell>
          <table:table-cell table:style-name="ce36"/>
          <table:table-cell office:value-type="float" office:value="971830061484" table:style-name="ce27">
            <text:p>971830061484</text:p>
          </table:table-cell>
          <table:table-cell office:value-type="float" office:value="9704502736" table:style-name="ce28">
            <text:p>97045027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1" table:style-name="ce23">
            <text:p>531</text:p>
          </table:table-cell>
          <table:table-cell office:value-type="string" table:style-name="ce36">
            <text:p>Chintala Gangunaidu</text:p>
          </table:table-cell>
          <table:table-cell table:style-name="ce36"/>
          <table:table-cell office:value-type="float" office:value="638973869130" table:style-name="ce27">
            <text:p>638973869130</text:p>
          </table:table-cell>
          <table:table-cell office:value-type="float" office:value="9704502736" table:style-name="ce28">
            <text:p>97045027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2" table:style-name="ce23">
            <text:p>532</text:p>
          </table:table-cell>
          <table:table-cell office:value-type="string" table:style-name="ce36">
            <text:p>Getta Sattibabu</text:p>
          </table:table-cell>
          <table:table-cell table:style-name="ce36"/>
          <table:table-cell office:value-type="float" office:value="48123579011" table:style-name="ce27">
            <text:p>48123579011</text:p>
          </table:table-cell>
          <table:table-cell office:value-type="float" office:value="9502893716" table:style-name="ce28">
            <text:p>95028937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3" table:style-name="ce23">
            <text:p>533</text:p>
          </table:table-cell>
          <table:table-cell office:value-type="string" table:style-name="ce36">
            <text:p>Usi Kamaraju</text:p>
          </table:table-cell>
          <table:table-cell table:style-name="ce36"/>
          <table:table-cell office:value-type="float" office:value="899479349224" table:style-name="ce27">
            <text:p>899479349224</text:p>
          </table:table-cell>
          <table:table-cell office:value-type="float" office:value="9652841334" table:style-name="ce28">
            <text:p>96528413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4" table:style-name="ce23">
            <text:p>534</text:p>
          </table:table-cell>
          <table:table-cell office:value-type="string" table:style-name="ce36">
            <text:p>Mungara Krishna</text:p>
          </table:table-cell>
          <table:table-cell table:style-name="ce36"/>
          <table:table-cell office:value-type="float" office:value="847770596968" table:style-name="ce27">
            <text:p>847770596968</text:p>
          </table:table-cell>
          <table:table-cell office:value-type="float" office:value="8008197702" table:style-name="ce28">
            <text:p>80081977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5" table:style-name="ce23">
            <text:p>535</text:p>
          </table:table-cell>
          <table:table-cell office:value-type="string" table:style-name="ce36">
            <text:p>Mungara Ramesh</text:p>
          </table:table-cell>
          <table:table-cell table:style-name="ce36"/>
          <table:table-cell office:value-type="float" office:value="386332601055" table:style-name="ce27">
            <text:p>386332601055</text:p>
          </table:table-cell>
          <table:table-cell office:value-type="float" office:value="8008197702" table:style-name="ce28">
            <text:p>80081977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6" table:style-name="ce23">
            <text:p>536</text:p>
          </table:table-cell>
          <table:table-cell office:value-type="string" table:style-name="ce36">
            <text:p>Kudumula Nookaraju</text:p>
          </table:table-cell>
          <table:table-cell table:style-name="ce36"/>
          <table:table-cell office:value-type="float" office:value="796040522918" table:style-name="ce27">
            <text:p>796040522918</text:p>
          </table:table-cell>
          <table:table-cell office:value-type="float" office:value="9177193677" table:style-name="ce28">
            <text:p>91771936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7" table:style-name="ce23">
            <text:p>537</text:p>
          </table:table-cell>
          <table:table-cell office:value-type="string" table:style-name="ce36">
            <text:p>Pandrada Ramana</text:p>
          </table:table-cell>
          <table:table-cell table:style-name="ce36"/>
          <table:table-cell office:value-type="float" office:value="990138586198" table:style-name="ce27">
            <text:p>990138586198</text:p>
          </table:table-cell>
          <table:table-cell office:value-type="float" office:value="9963645570" table:style-name="ce28">
            <text:p>99636455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8" table:style-name="ce23">
            <text:p>538</text:p>
          </table:table-cell>
          <table:table-cell office:value-type="string" table:style-name="ce36">
            <text:p>Tolem Lovanageswararao</text:p>
          </table:table-cell>
          <table:table-cell table:style-name="ce36"/>
          <table:table-cell office:value-type="float" office:value="964341362737" table:style-name="ce27">
            <text:p>964341362737</text:p>
          </table:table-cell>
          <table:table-cell office:value-type="float" office:value="9618977465" table:style-name="ce28">
            <text:p>96189774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39" table:style-name="ce23">
            <text:p>539</text:p>
          </table:table-cell>
          <table:table-cell office:value-type="string" table:style-name="ce36">
            <text:p>Tolem Apparao</text:p>
          </table:table-cell>
          <table:table-cell table:style-name="ce36"/>
          <table:table-cell office:value-type="float" office:value="892005532505" table:style-name="ce27">
            <text:p>892005532505</text:p>
          </table:table-cell>
          <table:table-cell office:value-type="float" office:value="9618977465" table:style-name="ce28">
            <text:p>96189774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0" table:style-name="ce23">
            <text:p>540</text:p>
          </table:table-cell>
          <table:table-cell office:value-type="string" table:style-name="ce36">
            <text:p>Janni Marinayya</text:p>
          </table:table-cell>
          <table:table-cell table:style-name="ce36"/>
          <table:table-cell office:value-type="float" office:value="62779431951" table:style-name="ce27">
            <text:p>6277943195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1" table:style-name="ce23">
            <text:p>541</text:p>
          </table:table-cell>
          <table:table-cell office:value-type="string" table:style-name="ce36">
            <text:p>Sagara Arjuna</text:p>
          </table:table-cell>
          <table:table-cell table:style-name="ce36"/>
          <table:table-cell office:value-type="float" office:value="266558793940" table:style-name="ce27">
            <text:p>266558793940</text:p>
          </table:table-cell>
          <table:table-cell office:value-type="float" office:value="9515164501" table:style-name="ce28">
            <text:p>951516450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2" table:style-name="ce23">
            <text:p>542</text:p>
          </table:table-cell>
          <table:table-cell office:value-type="string" table:style-name="ce36">
            <text:p>Ulli Bheemaraju</text:p>
          </table:table-cell>
          <table:table-cell table:style-name="ce36"/>
          <table:table-cell office:value-type="float" office:value="292907283964" table:style-name="ce27">
            <text:p>29290728396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3" table:style-name="ce23">
            <text:p>543</text:p>
          </table:table-cell>
          <table:table-cell office:value-type="string" table:style-name="ce36">
            <text:p>Sagara Lovaraju</text:p>
          </table:table-cell>
          <table:table-cell table:style-name="ce36"/>
          <table:table-cell office:value-type="float" office:value="293861898978" table:style-name="ce27">
            <text:p>29386189897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4" table:style-name="ce23">
            <text:p>544</text:p>
          </table:table-cell>
          <table:table-cell office:value-type="string" table:style-name="ce36">
            <text:p>Madala Rajubabu</text:p>
          </table:table-cell>
          <table:table-cell table:style-name="ce36"/>
          <table:table-cell office:value-type="float" office:value="343616384102" table:style-name="ce27">
            <text:p>34361638410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5" table:style-name="ce23">
            <text:p>545</text:p>
          </table:table-cell>
          <table:table-cell office:value-type="string" table:style-name="ce36">
            <text:p>Janni Kannayya</text:p>
          </table:table-cell>
          <table:table-cell table:style-name="ce36"/>
          <table:table-cell office:value-type="float" office:value="653948085085" table:style-name="ce27">
            <text:p>65394808508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6" table:style-name="ce23">
            <text:p>546</text:p>
          </table:table-cell>
          <table:table-cell office:value-type="string" table:style-name="ce36">
            <text:p>Sagara Chinakannayya</text:p>
          </table:table-cell>
          <table:table-cell table:style-name="ce36"/>
          <table:table-cell office:value-type="float" office:value="624471874241" table:style-name="ce27">
            <text:p>62447187424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7" table:style-name="ce23">
            <text:p>547</text:p>
          </table:table-cell>
          <table:table-cell office:value-type="string" table:style-name="ce36">
            <text:p>Sagara Sankaradora</text:p>
          </table:table-cell>
          <table:table-cell table:style-name="ce36"/>
          <table:table-cell office:value-type="float" office:value="317518628788" table:style-name="ce27">
            <text:p>31751862878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8" table:style-name="ce23">
            <text:p>548</text:p>
          </table:table-cell>
          <table:table-cell office:value-type="string" table:style-name="ce36">
            <text:p>Sagara Poturaju</text:p>
          </table:table-cell>
          <table:table-cell table:style-name="ce36"/>
          <table:table-cell office:value-type="float" office:value="494065118355" table:style-name="ce27">
            <text:p>4940651183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49" table:style-name="ce23">
            <text:p>549</text:p>
          </table:table-cell>
          <table:table-cell office:value-type="string" table:style-name="ce36">
            <text:p>Janni Lovaraju</text:p>
          </table:table-cell>
          <table:table-cell table:style-name="ce36"/>
          <table:table-cell office:value-type="float" office:value="438344708898" table:style-name="ce27">
            <text:p>438344708898</text:p>
          </table:table-cell>
          <table:table-cell office:value-type="float" office:value="9618514932" table:style-name="ce28">
            <text:p>96185149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0" table:style-name="ce23">
            <text:p>550</text:p>
          </table:table-cell>
          <table:table-cell office:value-type="string" table:style-name="ce36">
            <text:p>Goda Apparao</text:p>
          </table:table-cell>
          <table:table-cell table:style-name="ce36"/>
          <table:table-cell office:value-type="float" office:value="200669739269" table:style-name="ce27">
            <text:p>200669739269</text:p>
          </table:table-cell>
          <table:table-cell office:value-type="float" office:value="9550274946" table:style-name="ce28">
            <text:p>95502749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1" table:style-name="ce23">
            <text:p>551</text:p>
          </table:table-cell>
          <table:table-cell office:value-type="string" table:style-name="ce36">
            <text:p>Sagara Nookaraju</text:p>
          </table:table-cell>
          <table:table-cell table:style-name="ce36"/>
          <table:table-cell office:value-type="float" office:value="979206983705" table:style-name="ce27">
            <text:p>979206983705</text:p>
          </table:table-cell>
          <table:table-cell office:value-type="float" office:value="9502356632" table:style-name="ce28">
            <text:p>95023566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2" table:style-name="ce23">
            <text:p>552</text:p>
          </table:table-cell>
          <table:table-cell office:value-type="string" table:style-name="ce36">
            <text:p>Garagala Chinabutchiyya</text:p>
          </table:table-cell>
          <table:table-cell table:style-name="ce36"/>
          <table:table-cell office:value-type="float" office:value="550004502753" table:style-name="ce27">
            <text:p>55000450275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3" table:style-name="ce23">
            <text:p>553</text:p>
          </table:table-cell>
          <table:table-cell office:value-type="string" table:style-name="ce36">
            <text:p>Garagala Chinaapparao</text:p>
          </table:table-cell>
          <table:table-cell table:style-name="ce36"/>
          <table:table-cell office:value-type="float" office:value="471462223501" table:style-name="ce27">
            <text:p>47146222350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4" table:style-name="ce23">
            <text:p>554</text:p>
          </table:table-cell>
          <table:table-cell office:value-type="string" table:style-name="ce36">
            <text:p>Sagara Pedakannayya</text:p>
          </table:table-cell>
          <table:table-cell table:style-name="ce36"/>
          <table:table-cell office:value-type="float" office:value="228735842866" table:style-name="ce27">
            <text:p>22873584286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5" table:style-name="ce23">
            <text:p>555</text:p>
          </table:table-cell>
          <table:table-cell office:value-type="string" table:style-name="ce36">
            <text:p>Janni Poturaju</text:p>
          </table:table-cell>
          <table:table-cell table:style-name="ce36"/>
          <table:table-cell office:value-type="float" office:value="265707679413" table:style-name="ce27">
            <text:p>26570767941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6" table:style-name="ce23">
            <text:p>556</text:p>
          </table:table-cell>
          <table:table-cell office:value-type="string" table:style-name="ce36">
            <text:p>Sagara Sanyasi</text:p>
          </table:table-cell>
          <table:table-cell table:style-name="ce36"/>
          <table:table-cell office:value-type="float" office:value="266712861664" table:style-name="ce27">
            <text:p>26671286166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7" table:style-name="ce23">
            <text:p>557</text:p>
          </table:table-cell>
          <table:table-cell office:value-type="string" table:style-name="ce36">
            <text:p>Garagala Apparao</text:p>
          </table:table-cell>
          <table:table-cell table:style-name="ce36"/>
          <table:table-cell office:value-type="float" office:value="272506762287" table:style-name="ce27">
            <text:p>27250676228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8" table:style-name="ce23">
            <text:p>558</text:p>
          </table:table-cell>
          <table:table-cell office:value-type="string" table:style-name="ce36">
            <text:p>Sagara Pedasombabu</text:p>
          </table:table-cell>
          <table:table-cell table:style-name="ce36"/>
          <table:table-cell office:value-type="float" office:value="697889324470" table:style-name="ce27">
            <text:p>69788932447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59" table:style-name="ce23">
            <text:p>559</text:p>
          </table:table-cell>
          <table:table-cell office:value-type="string" table:style-name="ce36">
            <text:p>Janni Chinnayyadora</text:p>
          </table:table-cell>
          <table:table-cell table:style-name="ce36"/>
          <table:table-cell office:value-type="float" office:value="999209845463" table:style-name="ce27">
            <text:p>99920984546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0" table:style-name="ce23">
            <text:p>560</text:p>
          </table:table-cell>
          <table:table-cell office:value-type="string" table:style-name="ce36">
            <text:p>Sagara Yerrayya</text:p>
          </table:table-cell>
          <table:table-cell table:style-name="ce36"/>
          <table:table-cell office:value-type="float" office:value="546676545860" table:style-name="ce27">
            <text:p>546676545860</text:p>
          </table:table-cell>
          <table:table-cell office:value-type="float" office:value="8790139577" table:style-name="ce28">
            <text:p>87901395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1" table:style-name="ce23">
            <text:p>561</text:p>
          </table:table-cell>
          <table:table-cell office:value-type="string" table:style-name="ce36">
            <text:p>Somala Kondababu</text:p>
          </table:table-cell>
          <table:table-cell table:style-name="ce36"/>
          <table:table-cell office:value-type="float" office:value="275575195294" table:style-name="ce27">
            <text:p>27557519529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2" table:style-name="ce23">
            <text:p>562</text:p>
          </table:table-cell>
          <table:table-cell office:value-type="string" table:style-name="ce36">
            <text:p>Sagara Chinaapparao</text:p>
          </table:table-cell>
          <table:table-cell table:style-name="ce36"/>
          <table:table-cell office:value-type="float" office:value="711716725253" table:style-name="ce27">
            <text:p>71171672525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3" table:style-name="ce23">
            <text:p>563</text:p>
          </table:table-cell>
          <table:table-cell office:value-type="string" table:style-name="ce36">
            <text:p>Allu Siva</text:p>
          </table:table-cell>
          <table:table-cell table:style-name="ce36"/>
          <table:table-cell office:value-type="float" office:value="895383886455" table:style-name="ce27">
            <text:p>895383886455</text:p>
          </table:table-cell>
          <table:table-cell office:value-type="float" office:value="9573288167" table:style-name="ce28">
            <text:p>957328816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4" table:style-name="ce23">
            <text:p>564</text:p>
          </table:table-cell>
          <table:table-cell office:value-type="string" table:style-name="ce36">
            <text:p>Allu Sanyasinaidu</text:p>
          </table:table-cell>
          <table:table-cell table:style-name="ce36"/>
          <table:table-cell office:value-type="float" office:value="927811759659" table:style-name="ce27">
            <text:p>92781175965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5" table:style-name="ce23">
            <text:p>565</text:p>
          </table:table-cell>
          <table:table-cell office:value-type="string" table:style-name="ce36">
            <text:p>keerthi Swathi kumar</text:p>
          </table:table-cell>
          <table:table-cell table:style-name="ce36"/>
          <table:table-cell office:value-type="float" office:value="982377538951" table:style-name="ce27">
            <text:p>982377538951</text:p>
          </table:table-cell>
          <table:table-cell office:value-type="float" office:value="9704852719" table:style-name="ce28">
            <text:p>97048527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6" table:style-name="ce23">
            <text:p>566</text:p>
          </table:table-cell>
          <table:table-cell office:value-type="string" table:style-name="ce36">
            <text:p>Keerthi Rajubabu</text:p>
          </table:table-cell>
          <table:table-cell table:style-name="ce36"/>
          <table:table-cell office:value-type="float" office:value="349677297907" table:style-name="ce27">
            <text:p>34967729790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7" table:style-name="ce23">
            <text:p>567</text:p>
          </table:table-cell>
          <table:table-cell office:value-type="string" table:style-name="ce36">
            <text:p>Chintala Chinnaappalanaidu</text:p>
          </table:table-cell>
          <table:table-cell table:style-name="ce36"/>
          <table:table-cell office:value-type="float" office:value="702228111146" table:style-name="ce27">
            <text:p>702228111146</text:p>
          </table:table-cell>
          <table:table-cell office:value-type="float" office:value="8106656158" table:style-name="ce28">
            <text:p>810665615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8" table:style-name="ce23">
            <text:p>568</text:p>
          </table:table-cell>
          <table:table-cell office:value-type="string" table:style-name="ce36">
            <text:p>Keerthi kondarao</text:p>
          </table:table-cell>
          <table:table-cell table:style-name="ce36"/>
          <table:table-cell office:value-type="float" office:value="444669889769" table:style-name="ce27">
            <text:p>444669889769</text:p>
          </table:table-cell>
          <table:table-cell office:value-type="float" office:value="9000045331" table:style-name="ce28">
            <text:p>90000453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69" table:style-name="ce23">
            <text:p>569</text:p>
          </table:table-cell>
          <table:table-cell office:value-type="string" table:style-name="ce36">
            <text:p>Keerthi sathi babu</text:p>
          </table:table-cell>
          <table:table-cell table:style-name="ce36"/>
          <table:table-cell office:value-type="float" office:value="702126296040" table:style-name="ce27">
            <text:p>702126296040</text:p>
          </table:table-cell>
          <table:table-cell office:value-type="float" office:value="9000263406" table:style-name="ce28">
            <text:p>90002634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0" table:style-name="ce23">
            <text:p>570</text:p>
          </table:table-cell>
          <table:table-cell office:value-type="string" table:style-name="ce36">
            <text:p>Keerthi Nanaji</text:p>
          </table:table-cell>
          <table:table-cell table:style-name="ce36"/>
          <table:table-cell office:value-type="float" office:value="411159330585" table:style-name="ce27">
            <text:p>411159330585</text:p>
          </table:table-cell>
          <table:table-cell office:value-type="float" office:value="8897665970" table:style-name="ce28">
            <text:p>889766597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1" table:style-name="ce23">
            <text:p>571</text:p>
          </table:table-cell>
          <table:table-cell office:value-type="string" table:style-name="ce36">
            <text:p>Chitturi Apparao</text:p>
          </table:table-cell>
          <table:table-cell table:style-name="ce36"/>
          <table:table-cell office:value-type="float" office:value="580383320390" table:style-name="ce27">
            <text:p>58038332039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2" table:style-name="ce23">
            <text:p>572</text:p>
          </table:table-cell>
          <table:table-cell office:value-type="string" table:style-name="ce36">
            <text:p>Chitturi Chandra rao</text:p>
          </table:table-cell>
          <table:table-cell table:style-name="ce36"/>
          <table:table-cell office:value-type="float" office:value="915845118016" table:style-name="ce27">
            <text:p>91584511801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3" table:style-name="ce23">
            <text:p>573</text:p>
          </table:table-cell>
          <table:table-cell office:value-type="string" table:style-name="ce36">
            <text:p>Appili rajababu</text:p>
          </table:table-cell>
          <table:table-cell table:style-name="ce36"/>
          <table:table-cell office:value-type="float" office:value="578366786218" table:style-name="ce27">
            <text:p>57836678621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4" table:style-name="ce23">
            <text:p>574</text:p>
          </table:table-cell>
          <table:table-cell office:value-type="string" table:style-name="ce36">
            <text:p>Kola Siva ganesh</text:p>
          </table:table-cell>
          <table:table-cell table:style-name="ce36"/>
          <table:table-cell office:value-type="float" office:value="723341463968" table:style-name="ce27">
            <text:p>723341463968</text:p>
          </table:table-cell>
          <table:table-cell office:value-type="float" office:value="9704543746" table:style-name="ce28">
            <text:p>97045437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5" table:style-name="ce23">
            <text:p>575</text:p>
          </table:table-cell>
          <table:table-cell office:value-type="string" table:style-name="ce36">
            <text:p>Kola Sathi babu</text:p>
          </table:table-cell>
          <table:table-cell table:style-name="ce36"/>
          <table:table-cell office:value-type="float" office:value="202920620485" table:style-name="ce27">
            <text:p>202920620485</text:p>
          </table:table-cell>
          <table:table-cell office:value-type="float" office:value="9704543746" table:style-name="ce28">
            <text:p>970454374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6" table:style-name="ce23">
            <text:p>576</text:p>
          </table:table-cell>
          <table:table-cell office:value-type="string" table:style-name="ce36">
            <text:p>Chintala Kondababu</text:p>
          </table:table-cell>
          <table:table-cell table:style-name="ce36"/>
          <table:table-cell office:value-type="float" office:value="494802070384" table:style-name="ce27">
            <text:p>494802070384</text:p>
          </table:table-cell>
          <table:table-cell office:value-type="float" office:value="9177434029" table:style-name="ce28">
            <text:p>917743402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7" table:style-name="ce23">
            <text:p>577</text:p>
          </table:table-cell>
          <table:table-cell office:value-type="string" table:style-name="ce36">
            <text:p>Chintala Lovaraju</text:p>
          </table:table-cell>
          <table:table-cell table:style-name="ce36"/>
          <table:table-cell office:value-type="float" office:value="971830061484" table:style-name="ce27">
            <text:p>971830061484</text:p>
          </table:table-cell>
          <table:table-cell office:value-type="float" office:value="9704502736" table:style-name="ce28">
            <text:p>97045027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8" table:style-name="ce23">
            <text:p>578</text:p>
          </table:table-cell>
          <table:table-cell office:value-type="string" table:style-name="ce36">
            <text:p>Chintala Rajesh</text:p>
          </table:table-cell>
          <table:table-cell table:style-name="ce36"/>
          <table:table-cell office:value-type="float" office:value="578910075967" table:style-name="ce27">
            <text:p>578910075967</text:p>
          </table:table-cell>
          <table:table-cell office:value-type="float" office:value="8919434236" table:style-name="ce28">
            <text:p>89194342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79" table:style-name="ce23">
            <text:p>579</text:p>
          </table:table-cell>
          <table:table-cell office:value-type="string" table:style-name="ce36">
            <text:p>Chintala Gangunaidu</text:p>
          </table:table-cell>
          <table:table-cell table:style-name="ce36"/>
          <table:table-cell office:value-type="float" office:value="638973869130" table:style-name="ce27">
            <text:p>638973869130</text:p>
          </table:table-cell>
          <table:table-cell office:value-type="float" office:value="9704502736" table:style-name="ce28">
            <text:p>970450273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0" table:style-name="ce23">
            <text:p>580</text:p>
          </table:table-cell>
          <table:table-cell office:value-type="string" table:style-name="ce36">
            <text:p>Chintala Kondababu</text:p>
          </table:table-cell>
          <table:table-cell table:style-name="ce36"/>
          <table:table-cell office:value-type="float" office:value="869985771938" table:style-name="ce27">
            <text:p>869985771938</text:p>
          </table:table-cell>
          <table:table-cell office:value-type="float" office:value="9618552424" table:style-name="ce28">
            <text:p>961855242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1" table:style-name="ce23">
            <text:p>581</text:p>
          </table:table-cell>
          <table:table-cell office:value-type="string" table:style-name="ce36">
            <text:p>Taramboyana Rajababu</text:p>
          </table:table-cell>
          <table:table-cell table:style-name="ce36"/>
          <table:table-cell office:value-type="float" office:value="966543678910" table:style-name="ce27">
            <text:p>966543678910</text:p>
          </table:table-cell>
          <table:table-cell office:value-type="float" office:value="8106256751" table:style-name="ce28">
            <text:p>81062567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2" table:style-name="ce23">
            <text:p>582</text:p>
          </table:table-cell>
          <table:table-cell office:value-type="string" table:style-name="ce36">
            <text:p><text:s/>Garla Nookaraju</text:p>
          </table:table-cell>
          <table:table-cell table:style-name="ce36"/>
          <table:table-cell office:value-type="float" office:value="461507932837" table:style-name="ce27">
            <text:p>461507932837</text:p>
          </table:table-cell>
          <table:table-cell office:value-type="float" office:value="9573000764" table:style-name="ce28">
            <text:p>95730007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3" table:style-name="ce23">
            <text:p>583</text:p>
          </table:table-cell>
          <table:table-cell office:value-type="string" table:style-name="ce36">
            <text:p>Surla Achibabu</text:p>
          </table:table-cell>
          <table:table-cell table:style-name="ce36"/>
          <table:table-cell office:value-type="float" office:value="529500299108" table:style-name="ce27">
            <text:p>529500299108</text:p>
          </table:table-cell>
          <table:table-cell office:value-type="float" office:value="7382194350" table:style-name="ce28">
            <text:p>738219435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4" table:style-name="ce23">
            <text:p>584</text:p>
          </table:table-cell>
          <table:table-cell office:value-type="string" table:style-name="ce36">
            <text:p>Surla Demudu</text:p>
          </table:table-cell>
          <table:table-cell table:style-name="ce36"/>
          <table:table-cell office:value-type="float" office:value="803602733855" table:style-name="ce27">
            <text:p>803602733855</text:p>
          </table:table-cell>
          <table:table-cell office:value-type="float" office:value="9701743326" table:style-name="ce28">
            <text:p>97017433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5" table:style-name="ce23">
            <text:p>585</text:p>
          </table:table-cell>
          <table:table-cell office:value-type="string" table:style-name="ce36">
            <text:p>Siranam Apparao</text:p>
          </table:table-cell>
          <table:table-cell table:style-name="ce36"/>
          <table:table-cell office:value-type="float" office:value="499135483355" table:style-name="ce27">
            <text:p>4991354833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6" table:style-name="ce23">
            <text:p>586</text:p>
          </table:table-cell>
          <table:table-cell office:value-type="string" table:style-name="ce36">
            <text:p>Surla Rajababu</text:p>
          </table:table-cell>
          <table:table-cell table:style-name="ce36"/>
          <table:table-cell office:value-type="float" office:value="804745729704" table:style-name="ce27">
            <text:p>804745729704</text:p>
          </table:table-cell>
          <table:table-cell office:value-type="float" office:value="8106256751" table:style-name="ce28">
            <text:p>81062567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7" table:style-name="ce23">
            <text:p>587</text:p>
          </table:table-cell>
          <table:table-cell office:value-type="string" table:style-name="ce36">
            <text:p>Surla China Apparao</text:p>
          </table:table-cell>
          <table:table-cell table:style-name="ce36"/>
          <table:table-cell office:value-type="float" office:value="401432251901" table:style-name="ce27">
            <text:p>40143225190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8" table:style-name="ce23">
            <text:p>588</text:p>
          </table:table-cell>
          <table:table-cell office:value-type="string" table:style-name="ce36">
            <text:p>Taramboyana Poturaju</text:p>
          </table:table-cell>
          <table:table-cell table:style-name="ce36"/>
          <table:table-cell office:value-type="float" office:value="286747445224" table:style-name="ce27">
            <text:p>28674744522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89" table:style-name="ce23">
            <text:p>589</text:p>
          </table:table-cell>
          <table:table-cell office:value-type="string" table:style-name="ce36">
            <text:p>Relli Demudu</text:p>
          </table:table-cell>
          <table:table-cell table:style-name="ce36"/>
          <table:table-cell office:value-type="float" office:value="596178385357" table:style-name="ce27">
            <text:p>59617838535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0" table:style-name="ce23">
            <text:p>590</text:p>
          </table:table-cell>
          <table:table-cell office:value-type="string" table:style-name="ce36">
            <text:p>Garagala Sathibabu</text:p>
          </table:table-cell>
          <table:table-cell table:style-name="ce36"/>
          <table:table-cell office:value-type="float" office:value="603746481772" table:style-name="ce27">
            <text:p>603746481772</text:p>
          </table:table-cell>
          <table:table-cell office:value-type="float" office:value="9492562168" table:style-name="ce28">
            <text:p>94925621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1" table:style-name="ce23">
            <text:p>591</text:p>
          </table:table-cell>
          <table:table-cell office:value-type="string" table:style-name="ce36">
            <text:p>Surla Sankararao</text:p>
          </table:table-cell>
          <table:table-cell table:style-name="ce36"/>
          <table:table-cell office:value-type="float" office:value="498629521552" table:style-name="ce27">
            <text:p>498629521552</text:p>
          </table:table-cell>
          <table:table-cell office:value-type="float" office:value="7382194359" table:style-name="ce28">
            <text:p>73821943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2" table:style-name="ce23">
            <text:p>592</text:p>
          </table:table-cell>
          <table:table-cell office:value-type="string" table:style-name="ce36">
            <text:p>Erata Sriramulu</text:p>
          </table:table-cell>
          <table:table-cell table:style-name="ce36"/>
          <table:table-cell office:value-type="float" office:value="570769385257" table:style-name="ce27">
            <text:p>570769385257</text:p>
          </table:table-cell>
          <table:table-cell office:value-type="float" office:value="7382194359" table:style-name="ce28">
            <text:p>73821943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3" table:style-name="ce23">
            <text:p>593</text:p>
          </table:table-cell>
          <table:table-cell office:value-type="string" table:style-name="ce36">
            <text:p>Erata Veeraju</text:p>
          </table:table-cell>
          <table:table-cell table:style-name="ce36"/>
          <table:table-cell office:value-type="float" office:value="326103569626" table:style-name="ce27">
            <text:p>326103569626</text:p>
          </table:table-cell>
          <table:table-cell office:value-type="float" office:value="8500939943" table:style-name="ce28">
            <text:p>850093994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4" table:style-name="ce23">
            <text:p>594</text:p>
          </table:table-cell>
          <table:table-cell office:value-type="string" table:style-name="ce36">
            <text:p>Erata Poturaju</text:p>
          </table:table-cell>
          <table:table-cell table:style-name="ce36"/>
          <table:table-cell office:value-type="float" office:value="893702592806" table:style-name="ce27">
            <text:p>89370259280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5" table:style-name="ce23">
            <text:p>595</text:p>
          </table:table-cell>
          <table:table-cell office:value-type="string" table:style-name="ce36">
            <text:p>Garagala Appalaraju</text:p>
          </table:table-cell>
          <table:table-cell table:style-name="ce36"/>
          <table:table-cell office:value-type="float" office:value="713129991731" table:style-name="ce27">
            <text:p>71312999173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6" table:style-name="ce23">
            <text:p>596</text:p>
          </table:table-cell>
          <table:table-cell office:value-type="string" table:style-name="ce36">
            <text:p>Surla Peda Apparao</text:p>
          </table:table-cell>
          <table:table-cell table:style-name="ce36"/>
          <table:table-cell office:value-type="float" office:value="891398598752" table:style-name="ce27">
            <text:p>891398598752</text:p>
          </table:table-cell>
          <table:table-cell office:value-type="float" office:value="8500938288" table:style-name="ce28">
            <text:p>85009382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7" table:style-name="ce23">
            <text:p>597</text:p>
          </table:table-cell>
          <table:table-cell office:value-type="string" table:style-name="ce36">
            <text:p>Vadapalli Demudu</text:p>
          </table:table-cell>
          <table:table-cell table:style-name="ce36"/>
          <table:table-cell office:value-type="float" office:value="363199264142" table:style-name="ce27">
            <text:p>36319926414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8" table:style-name="ce23">
            <text:p>598</text:p>
          </table:table-cell>
          <table:table-cell office:value-type="string" table:style-name="ce36">
            <text:p>Surla Gaddi patrudu</text:p>
          </table:table-cell>
          <table:table-cell table:style-name="ce36"/>
          <table:table-cell office:value-type="float" office:value="287564202336" table:style-name="ce27">
            <text:p>287564202336</text:p>
          </table:table-cell>
          <table:table-cell office:value-type="float" office:value="9949141078" table:style-name="ce28">
            <text:p>99491410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599" table:style-name="ce23">
            <text:p>599</text:p>
          </table:table-cell>
          <table:table-cell office:value-type="string" table:style-name="ce36">
            <text:p>Erata Nookaraju</text:p>
          </table:table-cell>
          <table:table-cell table:style-name="ce36"/>
          <table:table-cell office:value-type="float" office:value="203420113664" table:style-name="ce27">
            <text:p>20342011366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0" table:style-name="ce23">
            <text:p>600</text:p>
          </table:table-cell>
          <table:table-cell office:value-type="string" table:style-name="ce36">
            <text:p>Earata Raju</text:p>
          </table:table-cell>
          <table:table-cell table:style-name="ce36"/>
          <table:table-cell office:value-type="float" office:value="424251830860" table:style-name="ce27">
            <text:p>424251830860</text:p>
          </table:table-cell>
          <table:table-cell office:value-type="float" office:value="9573000764" table:style-name="ce28">
            <text:p>95730007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1" table:style-name="ce23">
            <text:p>601</text:p>
          </table:table-cell>
          <table:table-cell office:value-type="string" table:style-name="ce36">
            <text:p>Vadapalli Appalaraju</text:p>
          </table:table-cell>
          <table:table-cell table:style-name="ce36"/>
          <table:table-cell office:value-type="float" office:value="805844216012" table:style-name="ce27">
            <text:p>805844216012</text:p>
          </table:table-cell>
          <table:table-cell office:value-type="float" office:value="7702002886" table:style-name="ce28">
            <text:p>77020028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2" table:style-name="ce23">
            <text:p>602</text:p>
          </table:table-cell>
          <table:table-cell office:value-type="string" table:style-name="ce36">
            <text:p>Surla Kondala rao</text:p>
          </table:table-cell>
          <table:table-cell table:style-name="ce36"/>
          <table:table-cell office:value-type="float" office:value="729519609690" table:style-name="ce27">
            <text:p>729519609690</text:p>
          </table:table-cell>
          <table:table-cell office:value-type="float" office:value="8500938288" table:style-name="ce28">
            <text:p>85009382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3" table:style-name="ce23">
            <text:p>603</text:p>
          </table:table-cell>
          <table:table-cell office:value-type="string" table:style-name="ce36">
            <text:p>Jonna Rambabu</text:p>
          </table:table-cell>
          <table:table-cell table:style-name="ce36"/>
          <table:table-cell office:value-type="float" office:value="506756676929" table:style-name="ce27">
            <text:p>506756676929</text:p>
          </table:table-cell>
          <table:table-cell office:value-type="float" office:value="95028993716" table:style-name="ce28">
            <text:p>950289937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4" table:style-name="ce23">
            <text:p>604</text:p>
          </table:table-cell>
          <table:table-cell office:value-type="string" table:style-name="ce36">
            <text:p>Jonna Ramu</text:p>
          </table:table-cell>
          <table:table-cell table:style-name="ce36"/>
          <table:table-cell office:value-type="float" office:value="391232965525" table:style-name="ce27">
            <text:p>391232965525</text:p>
          </table:table-cell>
          <table:table-cell office:value-type="float" office:value="9502893716" table:style-name="ce28">
            <text:p>95028937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5" table:style-name="ce23">
            <text:p>605</text:p>
          </table:table-cell>
          <table:table-cell office:value-type="string" table:style-name="ce36">
            <text:p>Jonna Lova</text:p>
          </table:table-cell>
          <table:table-cell table:style-name="ce36"/>
          <table:table-cell office:value-type="float" office:value="873834662443" table:style-name="ce27">
            <text:p>873834662443</text:p>
          </table:table-cell>
          <table:table-cell office:value-type="float" office:value="8978272804" table:style-name="ce28">
            <text:p>897827280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6" table:style-name="ce23">
            <text:p>606</text:p>
          </table:table-cell>
          <table:table-cell office:value-type="string" table:style-name="ce36">
            <text:p>Sirlam Pentayya</text:p>
          </table:table-cell>
          <table:table-cell table:style-name="ce36"/>
          <table:table-cell office:value-type="float" office:value="480865801333" table:style-name="ce27">
            <text:p>48086580133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7" table:style-name="ce23">
            <text:p>607</text:p>
          </table:table-cell>
          <table:table-cell office:value-type="string" table:style-name="ce36">
            <text:p>Avuragatti Sathibabu</text:p>
          </table:table-cell>
          <table:table-cell table:style-name="ce36"/>
          <table:table-cell office:value-type="float" office:value="434812718706" table:style-name="ce27">
            <text:p>434812718706</text:p>
          </table:table-cell>
          <table:table-cell office:value-type="float" office:value="7702452392" table:style-name="ce28">
            <text:p>77024523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8" table:style-name="ce23">
            <text:p>608</text:p>
          </table:table-cell>
          <table:table-cell office:value-type="string" table:style-name="ce36">
            <text:p>Jonna Appanna</text:p>
          </table:table-cell>
          <table:table-cell table:style-name="ce36"/>
          <table:table-cell office:value-type="float" office:value="399189788519" table:style-name="ce27">
            <text:p>399189788519</text:p>
          </table:table-cell>
          <table:table-cell office:value-type="float" office:value="8297827513" table:style-name="ce28">
            <text:p>829782751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09" table:style-name="ce23">
            <text:p>609</text:p>
          </table:table-cell>
          <table:table-cell office:value-type="string" table:style-name="ce36">
            <text:p>Jonna Lakshmana</text:p>
          </table:table-cell>
          <table:table-cell table:style-name="ce36"/>
          <table:table-cell office:value-type="float" office:value="578435055576" table:style-name="ce27">
            <text:p>578435055576</text:p>
          </table:table-cell>
          <table:table-cell office:value-type="float" office:value="8790476657" table:style-name="ce28">
            <text:p>879047665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0" table:style-name="ce23">
            <text:p>610</text:p>
          </table:table-cell>
          <table:table-cell office:value-type="string" table:style-name="ce36">
            <text:p>Chemanthula Nageswara rao</text:p>
          </table:table-cell>
          <table:table-cell table:style-name="ce36"/>
          <table:table-cell office:value-type="float" office:value="274388737208" table:style-name="ce27">
            <text:p>274388737208</text:p>
          </table:table-cell>
          <table:table-cell office:value-type="float" office:value="9618639838" table:style-name="ce28">
            <text:p>96186398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1" table:style-name="ce23">
            <text:p>611</text:p>
          </table:table-cell>
          <table:table-cell office:value-type="string" table:style-name="ce36">
            <text:p>Chemanthula Rajababu</text:p>
          </table:table-cell>
          <table:table-cell table:style-name="ce36"/>
          <table:table-cell office:value-type="float" office:value="759276050388" table:style-name="ce27">
            <text:p>759276050388</text:p>
          </table:table-cell>
          <table:table-cell office:value-type="float" office:value="9618639838" table:style-name="ce28">
            <text:p>96186398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2" table:style-name="ce23">
            <text:p>612</text:p>
          </table:table-cell>
          <table:table-cell office:value-type="string" table:style-name="ce36">
            <text:p>Kotta Ramesh</text:p>
          </table:table-cell>
          <table:table-cell table:style-name="ce36"/>
          <table:table-cell office:value-type="float" office:value="734376510962" table:style-name="ce27">
            <text:p>734376510962</text:p>
          </table:table-cell>
          <table:table-cell office:value-type="float" office:value="9849686582" table:style-name="ce28">
            <text:p>98496865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3" table:style-name="ce23">
            <text:p>613</text:p>
          </table:table-cell>
          <table:table-cell office:value-type="string" table:style-name="ce36">
            <text:p>Jaldi Rajubabu</text:p>
          </table:table-cell>
          <table:table-cell table:style-name="ce36"/>
          <table:table-cell office:value-type="float" office:value="727813715253" table:style-name="ce27">
            <text:p>727813715253</text:p>
          </table:table-cell>
          <table:table-cell office:value-type="float" office:value="9676814171" table:style-name="ce28">
            <text:p>967681417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4" table:style-name="ce23">
            <text:p>614</text:p>
          </table:table-cell>
          <table:table-cell office:value-type="string" table:style-name="ce36">
            <text:p>Padala Apparao</text:p>
          </table:table-cell>
          <table:table-cell table:style-name="ce36"/>
          <table:table-cell office:value-type="float" office:value="826942025080" table:style-name="ce27">
            <text:p>826942025080</text:p>
          </table:table-cell>
          <table:table-cell office:value-type="float" office:value="9949492301" table:style-name="ce28">
            <text:p>994949230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5" table:style-name="ce23">
            <text:p>615</text:p>
          </table:table-cell>
          <table:table-cell office:value-type="string" table:style-name="ce36">
            <text:p>Vasam Dongababu</text:p>
          </table:table-cell>
          <table:table-cell table:style-name="ce36"/>
          <table:table-cell office:value-type="float" office:value="473324479590" table:style-name="ce27">
            <text:p>473324479590</text:p>
          </table:table-cell>
          <table:table-cell office:value-type="float" office:value="9640470642" table:style-name="ce28">
            <text:p>96404706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6" table:style-name="ce23">
            <text:p>616</text:p>
          </table:table-cell>
          <table:table-cell office:value-type="string" table:style-name="ce36">
            <text:p>Etamsetti Ramakrishna</text:p>
          </table:table-cell>
          <table:table-cell table:style-name="ce36"/>
          <table:table-cell office:value-type="float" office:value="720987022532" table:style-name="ce27">
            <text:p>720987022532</text:p>
          </table:table-cell>
          <table:table-cell office:value-type="float" office:value="9908939903" table:style-name="ce28">
            <text:p>990893990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7" table:style-name="ce23">
            <text:p>617</text:p>
          </table:table-cell>
          <table:table-cell office:value-type="string" table:style-name="ce36">
            <text:p>Keerthi Kondababu</text:p>
          </table:table-cell>
          <table:table-cell table:style-name="ce36"/>
          <table:table-cell office:value-type="float" office:value="323301339787" table:style-name="ce27">
            <text:p>323301339787</text:p>
          </table:table-cell>
          <table:table-cell office:value-type="float" office:value="9618035428" table:style-name="ce28">
            <text:p>96180354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8" table:style-name="ce23">
            <text:p>618</text:p>
          </table:table-cell>
          <table:table-cell office:value-type="string" table:style-name="ce36">
            <text:p>Keerthi Apparao</text:p>
          </table:table-cell>
          <table:table-cell table:style-name="ce36"/>
          <table:table-cell office:value-type="float" office:value="689056662682" table:style-name="ce27">
            <text:p>689056662682</text:p>
          </table:table-cell>
          <table:table-cell office:value-type="float" office:value="9618035428" table:style-name="ce28">
            <text:p>96180354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19" table:style-name="ce23">
            <text:p>619</text:p>
          </table:table-cell>
          <table:table-cell office:value-type="string" table:style-name="ce36">
            <text:p>Korukonda Gopinath</text:p>
          </table:table-cell>
          <table:table-cell table:style-name="ce36"/>
          <table:table-cell office:value-type="float" office:value="726431407238" table:style-name="ce27">
            <text:p>726431407238</text:p>
          </table:table-cell>
          <table:table-cell office:value-type="float" office:value="9618035428" table:style-name="ce28">
            <text:p>96180354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0" table:style-name="ce23">
            <text:p>620</text:p>
          </table:table-cell>
          <table:table-cell office:value-type="string" table:style-name="ce36">
            <text:p>Chitrada venkataraju</text:p>
          </table:table-cell>
          <table:table-cell table:style-name="ce36"/>
          <table:table-cell office:value-type="float" office:value="570855382846" table:style-name="ce27">
            <text:p>570855382846</text:p>
          </table:table-cell>
          <table:table-cell office:value-type="float" office:value="9000480388" table:style-name="ce28">
            <text:p>90004803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1" table:style-name="ce23">
            <text:p>621</text:p>
          </table:table-cell>
          <table:table-cell office:value-type="string" table:style-name="ce36">
            <text:p>Sagara Sanyasi</text:p>
          </table:table-cell>
          <table:table-cell table:style-name="ce36"/>
          <table:table-cell office:value-type="float" office:value="266712861664" table:style-name="ce27">
            <text:p>266712861664</text:p>
          </table:table-cell>
          <table:table-cell office:value-type="float" office:value="9704479390" table:style-name="ce28">
            <text:p>97044793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2" table:style-name="ce23">
            <text:p>622</text:p>
          </table:table-cell>
          <table:table-cell office:value-type="string" table:style-name="ce36">
            <text:p>Chittumuri Naresh</text:p>
          </table:table-cell>
          <table:table-cell table:style-name="ce36"/>
          <table:table-cell office:value-type="float" office:value="755280981654" table:style-name="ce27">
            <text:p>755280981654</text:p>
          </table:table-cell>
          <table:table-cell office:value-type="float" office:value="9652914672" table:style-name="ce28">
            <text:p>965291467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3" table:style-name="ce23">
            <text:p>623</text:p>
          </table:table-cell>
          <table:table-cell office:value-type="string" table:style-name="ce36">
            <text:p>Chittumuri Charankumar</text:p>
          </table:table-cell>
          <table:table-cell table:style-name="ce36"/>
          <table:table-cell office:value-type="float" office:value="477673958876" table:style-name="ce27">
            <text:p>477673958876</text:p>
          </table:table-cell>
          <table:table-cell office:value-type="float" office:value="7680017182" table:style-name="ce28">
            <text:p>76800171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4" table:style-name="ce23">
            <text:p>624</text:p>
          </table:table-cell>
          <table:table-cell office:value-type="string" table:style-name="ce36">
            <text:p>Chittumuri Peda Apparao</text:p>
          </table:table-cell>
          <table:table-cell table:style-name="ce36"/>
          <table:table-cell office:value-type="float" office:value="908030804895" table:style-name="ce27">
            <text:p>908030804895</text:p>
          </table:table-cell>
          <table:table-cell office:value-type="float" office:value="9177494594" table:style-name="ce28">
            <text:p>91774945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5" table:style-name="ce23">
            <text:p>625</text:p>
          </table:table-cell>
          <table:table-cell office:value-type="string" table:style-name="ce36">
            <text:p>Kudumula simhachalam</text:p>
          </table:table-cell>
          <table:table-cell table:style-name="ce36"/>
          <table:table-cell office:value-type="float" office:value="240671155308" table:style-name="ce27">
            <text:p>240671155308</text:p>
          </table:table-cell>
          <table:table-cell office:value-type="float" office:value="7702587015" table:style-name="ce28">
            <text:p>77025870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6" table:style-name="ce23">
            <text:p>626</text:p>
          </table:table-cell>
          <table:table-cell office:value-type="string" table:style-name="ce36">
            <text:p>Makireddy Ramana</text:p>
          </table:table-cell>
          <table:table-cell table:style-name="ce36"/>
          <table:table-cell office:value-type="float" office:value="831026801070" table:style-name="ce27">
            <text:p>831026801070</text:p>
          </table:table-cell>
          <table:table-cell office:value-type="float" office:value="9502091886" table:style-name="ce28">
            <text:p>95020918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7" table:style-name="ce23">
            <text:p>627</text:p>
          </table:table-cell>
          <table:table-cell office:value-type="string" table:style-name="ce36">
            <text:p>Nakka Lovaraju</text:p>
          </table:table-cell>
          <table:table-cell table:style-name="ce36"/>
          <table:table-cell office:value-type="float" office:value="67754880169" table:style-name="ce27">
            <text:p>67754880169</text:p>
          </table:table-cell>
          <table:table-cell office:value-type="float" office:value="90100301923" table:style-name="ce28">
            <text:p>9010030192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8" table:style-name="ce23">
            <text:p>628</text:p>
          </table:table-cell>
          <table:table-cell office:value-type="string" table:style-name="ce36">
            <text:p>Padala Lovaraju</text:p>
          </table:table-cell>
          <table:table-cell table:style-name="ce36"/>
          <table:table-cell office:value-type="float" office:value="282229555691" table:style-name="ce27">
            <text:p>282229555691</text:p>
          </table:table-cell>
          <table:table-cell office:value-type="float" office:value="7959236368" table:style-name="ce28">
            <text:p>79592363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29" table:style-name="ce23">
            <text:p>629</text:p>
          </table:table-cell>
          <table:table-cell office:value-type="string" table:style-name="ce36">
            <text:p>Padala Nageswrarao</text:p>
          </table:table-cell>
          <table:table-cell table:style-name="ce36"/>
          <table:table-cell office:value-type="float" office:value="525868267557" table:style-name="ce27">
            <text:p>525868267557</text:p>
          </table:table-cell>
          <table:table-cell office:value-type="float" office:value="9542363686" table:style-name="ce28">
            <text:p>95423636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0" table:style-name="ce23">
            <text:p>630</text:p>
          </table:table-cell>
          <table:table-cell office:value-type="string" table:style-name="ce36">
            <text:p>Tangeti Tatabhay</text:p>
          </table:table-cell>
          <table:table-cell table:style-name="ce36"/>
          <table:table-cell office:value-type="float" office:value="545219622646" table:style-name="ce27">
            <text:p>545219622646</text:p>
          </table:table-cell>
          <table:table-cell office:value-type="float" office:value="7095169237" table:style-name="ce28">
            <text:p>70951692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1" table:style-name="ce23">
            <text:p>631</text:p>
          </table:table-cell>
          <table:table-cell office:value-type="string" table:style-name="ce36">
            <text:p>Tangeti Yerukunaidu</text:p>
          </table:table-cell>
          <table:table-cell table:style-name="ce36"/>
          <table:table-cell office:value-type="float" office:value="353550182627" table:style-name="ce27">
            <text:p>353550182627</text:p>
          </table:table-cell>
          <table:table-cell office:value-type="float" office:value="8185929282" table:style-name="ce28">
            <text:p>818592928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2" table:style-name="ce23">
            <text:p>632</text:p>
          </table:table-cell>
          <table:table-cell office:value-type="string" table:style-name="ce36">
            <text:p>Tangeti Appalanaidu</text:p>
          </table:table-cell>
          <table:table-cell table:style-name="ce36"/>
          <table:table-cell office:value-type="float" office:value="339317091184" table:style-name="ce27">
            <text:p>339317091184</text:p>
          </table:table-cell>
          <table:table-cell office:value-type="float" office:value="9701713790" table:style-name="ce28">
            <text:p>97017137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3" table:style-name="ce23">
            <text:p>633</text:p>
          </table:table-cell>
          <table:table-cell office:value-type="string" table:style-name="ce36">
            <text:p>Makiredi Raju babu</text:p>
          </table:table-cell>
          <table:table-cell table:style-name="ce36"/>
          <table:table-cell office:value-type="float" office:value="348648827174" table:style-name="ce27">
            <text:p>348648827174</text:p>
          </table:table-cell>
          <table:table-cell office:value-type="float" office:value="7659034144" table:style-name="ce28">
            <text:p>765903414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4" table:style-name="ce23">
            <text:p>634</text:p>
          </table:table-cell>
          <table:table-cell office:value-type="string" table:style-name="ce36">
            <text:p>Sarukonda Raju</text:p>
          </table:table-cell>
          <table:table-cell table:style-name="ce36"/>
          <table:table-cell office:value-type="float" office:value="389774684328" table:style-name="ce27">
            <text:p>389774684328</text:p>
          </table:table-cell>
          <table:table-cell office:value-type="float" office:value="9177754465" table:style-name="ce28">
            <text:p>91777544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5" table:style-name="ce23">
            <text:p>635</text:p>
          </table:table-cell>
          <table:table-cell office:value-type="string" table:style-name="ce36">
            <text:p>Sarukonda Sriramurthi</text:p>
          </table:table-cell>
          <table:table-cell table:style-name="ce36"/>
          <table:table-cell office:value-type="float" office:value="429008117109" table:style-name="ce27">
            <text:p>429008117109</text:p>
          </table:table-cell>
          <table:table-cell office:value-type="float" office:value="703056047" table:style-name="ce28">
            <text:p>7030560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6" table:style-name="ce23">
            <text:p>636</text:p>
          </table:table-cell>
          <table:table-cell office:value-type="string" table:style-name="ce36">
            <text:p>Tangeti Nani babu</text:p>
          </table:table-cell>
          <table:table-cell table:style-name="ce36"/>
          <table:table-cell office:value-type="float" office:value="966824407115" table:style-name="ce27">
            <text:p>966824407115</text:p>
          </table:table-cell>
          <table:table-cell office:value-type="float" office:value="9177272673" table:style-name="ce28">
            <text:p>91772726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7" table:style-name="ce23">
            <text:p>637</text:p>
          </table:table-cell>
          <table:table-cell office:value-type="string" table:style-name="ce36">
            <text:p>Bheemireddi Manikyam</text:p>
          </table:table-cell>
          <table:table-cell table:style-name="ce36"/>
          <table:table-cell office:value-type="float" office:value="378398444225" table:style-name="ce27">
            <text:p>37839844422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8" table:style-name="ce23">
            <text:p>638</text:p>
          </table:table-cell>
          <table:table-cell office:value-type="string" table:style-name="ce36">
            <text:p>Bipureddi Lovaraju</text:p>
          </table:table-cell>
          <table:table-cell table:style-name="ce36"/>
          <table:table-cell office:value-type="float" office:value="861206770119" table:style-name="ce27">
            <text:p>861206770119</text:p>
          </table:table-cell>
          <table:table-cell office:value-type="float" office:value="8096853522" table:style-name="ce28">
            <text:p>809685352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39" table:style-name="ce23">
            <text:p>639</text:p>
          </table:table-cell>
          <table:table-cell office:value-type="string" table:style-name="ce36">
            <text:p>Nakka Peddiraju</text:p>
          </table:table-cell>
          <table:table-cell table:style-name="ce36"/>
          <table:table-cell office:value-type="float" office:value="280927131792" table:style-name="ce27">
            <text:p>28092713179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0" table:style-name="ce23">
            <text:p>640</text:p>
          </table:table-cell>
          <table:table-cell office:value-type="string" table:style-name="ce36">
            <text:p>Majji Malleswararao</text:p>
          </table:table-cell>
          <table:table-cell table:style-name="ce36"/>
          <table:table-cell office:value-type="float" office:value="665375557986" table:style-name="ce27">
            <text:p>665375557986</text:p>
          </table:table-cell>
          <table:table-cell office:value-type="float" office:value="9963763902" table:style-name="ce28">
            <text:p>99637639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1" table:style-name="ce23">
            <text:p>641</text:p>
          </table:table-cell>
          <table:table-cell office:value-type="string" table:style-name="ce36">
            <text:p>Tangeti Chinnayanaidu</text:p>
          </table:table-cell>
          <table:table-cell table:style-name="ce36"/>
          <table:table-cell office:value-type="float" office:value="362542836974" table:style-name="ce27">
            <text:p>362542836974</text:p>
          </table:table-cell>
          <table:table-cell office:value-type="float" office:value="7702516760" table:style-name="ce28">
            <text:p>770251676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2" table:style-name="ce23">
            <text:p>642</text:p>
          </table:table-cell>
          <table:table-cell office:value-type="string" table:style-name="ce36">
            <text:p>Poluparti Venkataramana</text:p>
          </table:table-cell>
          <table:table-cell table:style-name="ce36"/>
          <table:table-cell office:value-type="float" office:value="704387830154" table:style-name="ce27">
            <text:p>704387830154</text:p>
          </table:table-cell>
          <table:table-cell office:value-type="float" office:value="9618775240" table:style-name="ce28">
            <text:p>961877524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3" table:style-name="ce23">
            <text:p>643</text:p>
          </table:table-cell>
          <table:table-cell office:value-type="string" table:style-name="ce36">
            <text:p>Allu Siva</text:p>
          </table:table-cell>
          <table:table-cell table:style-name="ce36"/>
          <table:table-cell office:value-type="float" office:value="895383886455" table:style-name="ce27">
            <text:p>8953838864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4" table:style-name="ce23">
            <text:p>644</text:p>
          </table:table-cell>
          <table:table-cell office:value-type="string" table:style-name="ce36">
            <text:p>Allu Sanyasinaidu</text:p>
          </table:table-cell>
          <table:table-cell table:style-name="ce36"/>
          <table:table-cell office:value-type="float" office:value="927811759659" table:style-name="ce27">
            <text:p>92781175965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5" table:style-name="ce23">
            <text:p>645</text:p>
          </table:table-cell>
          <table:table-cell office:value-type="string" table:style-name="ce36">
            <text:p>Palika Lovaraju</text:p>
          </table:table-cell>
          <table:table-cell table:style-name="ce36"/>
          <table:table-cell office:value-type="float" office:value="997803075985" table:style-name="ce27">
            <text:p>997803075985</text:p>
          </table:table-cell>
          <table:table-cell office:value-type="float" office:value="7702374645" table:style-name="ce28">
            <text:p>770237464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6" table:style-name="ce23">
            <text:p>646</text:p>
          </table:table-cell>
          <table:table-cell office:value-type="string" table:style-name="ce36">
            <text:p>Marthi Dongababu</text:p>
          </table:table-cell>
          <table:table-cell table:style-name="ce36"/>
          <table:table-cell office:value-type="float" office:value="550405318384" table:style-name="ce27">
            <text:p>550405318384</text:p>
          </table:table-cell>
          <table:table-cell office:value-type="float" office:value="9573385067" table:style-name="ce28">
            <text:p>957338506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7" table:style-name="ce23">
            <text:p>647</text:p>
          </table:table-cell>
          <table:table-cell office:value-type="string" table:style-name="ce36">
            <text:p>Addala Apparao</text:p>
          </table:table-cell>
          <table:table-cell table:style-name="ce36"/>
          <table:table-cell office:value-type="float" office:value="833590677899" table:style-name="ce27">
            <text:p>833590677899</text:p>
          </table:table-cell>
          <table:table-cell office:value-type="float" office:value="9951289614" table:style-name="ce28">
            <text:p>99512896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8" table:style-name="ce23">
            <text:p>648</text:p>
          </table:table-cell>
          <table:table-cell office:value-type="string" table:style-name="ce36">
            <text:p>Marthi Rajubabu</text:p>
          </table:table-cell>
          <table:table-cell table:style-name="ce36"/>
          <table:table-cell office:value-type="float" office:value="522752944253" table:style-name="ce27">
            <text:p>522752944253</text:p>
          </table:table-cell>
          <table:table-cell office:value-type="float" office:value="9515537157" table:style-name="ce28">
            <text:p>951553715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49" table:style-name="ce23">
            <text:p>649</text:p>
          </table:table-cell>
          <table:table-cell office:value-type="string" table:style-name="ce36">
            <text:p>Nimmadi Narayanarao</text:p>
          </table:table-cell>
          <table:table-cell table:style-name="ce36"/>
          <table:table-cell office:value-type="float" office:value="481835311542" table:style-name="ce27">
            <text:p>481835311542</text:p>
          </table:table-cell>
          <table:table-cell office:value-type="float" office:value="8978896568" table:style-name="ce28">
            <text:p>89788965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0" table:style-name="ce23">
            <text:p>650</text:p>
          </table:table-cell>
          <table:table-cell office:value-type="string" table:style-name="ce36">
            <text:p>Gudala Yesu</text:p>
          </table:table-cell>
          <table:table-cell table:style-name="ce36"/>
          <table:table-cell office:value-type="float" office:value="437386306904" table:style-name="ce27">
            <text:p>437386306904</text:p>
          </table:table-cell>
          <table:table-cell office:value-type="float" office:value="7032317742" table:style-name="ce28">
            <text:p>703231774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1" table:style-name="ce23">
            <text:p>651</text:p>
          </table:table-cell>
          <table:table-cell office:value-type="string" table:style-name="ce36">
            <text:p>Bangaru Kalyanam</text:p>
          </table:table-cell>
          <table:table-cell table:style-name="ce36"/>
          <table:table-cell office:value-type="float" office:value="944138534804" table:style-name="ce27">
            <text:p>944138534804</text:p>
          </table:table-cell>
          <table:table-cell office:value-type="float" office:value="8978886672" table:style-name="ce28">
            <text:p>897888667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2" table:style-name="ce23">
            <text:p>652</text:p>
          </table:table-cell>
          <table:table-cell office:value-type="string" table:style-name="ce36">
            <text:p>Addala China apparao</text:p>
          </table:table-cell>
          <table:table-cell table:style-name="ce36"/>
          <table:table-cell office:value-type="float" office:value="662529853570" table:style-name="ce27">
            <text:p>662529853570</text:p>
          </table:table-cell>
          <table:table-cell office:value-type="float" office:value="9951289614" table:style-name="ce28">
            <text:p>99512896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3" table:style-name="ce23">
            <text:p>653</text:p>
          </table:table-cell>
          <table:table-cell office:value-type="string" table:style-name="ce36">
            <text:p>Eagala ramakrishna</text:p>
          </table:table-cell>
          <table:table-cell table:style-name="ce36"/>
          <table:table-cell office:value-type="float" office:value="773532618824" table:style-name="ce27">
            <text:p>773532618824</text:p>
          </table:table-cell>
          <table:table-cell office:value-type="float" office:value="8008964683" table:style-name="ce28">
            <text:p>80089646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4" table:style-name="ce23">
            <text:p>654</text:p>
          </table:table-cell>
          <table:table-cell office:value-type="string" table:style-name="ce36">
            <text:p>Chitla Apparao</text:p>
          </table:table-cell>
          <table:table-cell table:style-name="ce36"/>
          <table:table-cell office:value-type="float" office:value="261593791426" table:style-name="ce27">
            <text:p>261593791426</text:p>
          </table:table-cell>
          <table:table-cell office:value-type="float" office:value="9618977465" table:style-name="ce28">
            <text:p>96189774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5" table:style-name="ce23">
            <text:p>655</text:p>
          </table:table-cell>
          <table:table-cell office:value-type="string" table:style-name="ce36">
            <text:p>Pandrada Pydiraju</text:p>
          </table:table-cell>
          <table:table-cell table:style-name="ce36"/>
          <table:table-cell office:value-type="float" office:value="944697896219" table:style-name="ce27">
            <text:p>944697896219</text:p>
          </table:table-cell>
          <table:table-cell office:value-type="float" office:value="7893728263" table:style-name="ce28">
            <text:p>789372826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6" table:style-name="ce23">
            <text:p>656</text:p>
          </table:table-cell>
          <table:table-cell office:value-type="string" table:style-name="ce36">
            <text:p>Vajrapu Nookaraju</text:p>
          </table:table-cell>
          <table:table-cell table:style-name="ce36"/>
          <table:table-cell office:value-type="float" office:value="811403907570" table:style-name="ce27">
            <text:p>811403907570</text:p>
          </table:table-cell>
          <table:table-cell office:value-type="float" office:value="9959935634" table:style-name="ce28">
            <text:p>99599356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7" table:style-name="ce23">
            <text:p>657</text:p>
          </table:table-cell>
          <table:table-cell office:value-type="string" table:style-name="ce36">
            <text:p>Chittumuri srinu</text:p>
          </table:table-cell>
          <table:table-cell table:style-name="ce36"/>
          <table:table-cell office:value-type="float" office:value="390582405326" table:style-name="ce27">
            <text:p>390582405326</text:p>
          </table:table-cell>
          <table:table-cell office:value-type="float" office:value="7032961585" table:style-name="ce28">
            <text:p>703296158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8" table:style-name="ce23">
            <text:p>658</text:p>
          </table:table-cell>
          <table:table-cell office:value-type="string" table:style-name="ce36">
            <text:p>Thuta ramu lu</text:p>
          </table:table-cell>
          <table:table-cell table:style-name="ce36"/>
          <table:table-cell office:value-type="float" office:value="321763748524" table:style-name="ce27">
            <text:p>321763748524</text:p>
          </table:table-cell>
          <table:table-cell office:value-type="float" office:value="7093941249" table:style-name="ce28">
            <text:p>70939412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59" table:style-name="ce23">
            <text:p>659</text:p>
          </table:table-cell>
          <table:table-cell office:value-type="string" table:style-name="ce36">
            <text:p>Vemulupudi Nookaraju</text:p>
          </table:table-cell>
          <table:table-cell table:style-name="ce36"/>
          <table:table-cell office:value-type="float" office:value="356364035824" table:style-name="ce27">
            <text:p>356364035824</text:p>
          </table:table-cell>
          <table:table-cell office:value-type="float" office:value="9177044078" table:style-name="ce28">
            <text:p>91770440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0" table:style-name="ce23">
            <text:p>660</text:p>
          </table:table-cell>
          <table:table-cell office:value-type="string" table:style-name="ce36">
            <text:p>Vadlamuri Venkataramanua</text:p>
          </table:table-cell>
          <table:table-cell table:style-name="ce36"/>
          <table:table-cell office:value-type="float" office:value="571725242381" table:style-name="ce27">
            <text:p>571725242381</text:p>
          </table:table-cell>
          <table:table-cell office:value-type="float" office:value="9177587068" table:style-name="ce28">
            <text:p>917758706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1" table:style-name="ce23">
            <text:p>661</text:p>
          </table:table-cell>
          <table:table-cell office:value-type="string" table:style-name="ce36">
            <text:p>Allu Appalanaidu</text:p>
          </table:table-cell>
          <table:table-cell table:style-name="ce36"/>
          <table:table-cell office:value-type="float" office:value="618362877488" table:style-name="ce27">
            <text:p>618362877488</text:p>
          </table:table-cell>
          <table:table-cell office:value-type="float" office:value="9908874700" table:style-name="ce28">
            <text:p>99088747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2" table:style-name="ce23">
            <text:p>662</text:p>
          </table:table-cell>
          <table:table-cell office:value-type="string" table:style-name="ce36">
            <text:p>Masa Apparao</text:p>
          </table:table-cell>
          <table:table-cell table:style-name="ce36"/>
          <table:table-cell office:value-type="float" office:value="689724149899" table:style-name="ce27">
            <text:p>689724149899</text:p>
          </table:table-cell>
          <table:table-cell office:value-type="float" office:value="9908901380" table:style-name="ce28">
            <text:p>99089013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3" table:style-name="ce23">
            <text:p>663</text:p>
          </table:table-cell>
          <table:table-cell office:value-type="string" table:style-name="ce36">
            <text:p>Vemulupudi Sriramulu</text:p>
          </table:table-cell>
          <table:table-cell table:style-name="ce36"/>
          <table:table-cell office:value-type="float" office:value="752598471758" table:style-name="ce27">
            <text:p>75259847175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4" table:style-name="ce23">
            <text:p>664</text:p>
          </table:table-cell>
          <table:table-cell office:value-type="string" table:style-name="ce36">
            <text:p>Majji Narayanarao</text:p>
          </table:table-cell>
          <table:table-cell table:style-name="ce36"/>
          <table:table-cell office:value-type="float" office:value="205595887500" table:style-name="ce27">
            <text:p>205595887500</text:p>
          </table:table-cell>
          <table:table-cell office:value-type="float" office:value="7893426567" table:style-name="ce28">
            <text:p>789342656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5" table:style-name="ce23">
            <text:p>665</text:p>
          </table:table-cell>
          <table:table-cell office:value-type="string" table:style-name="ce36">
            <text:p>Komaravolu Chittibabu</text:p>
          </table:table-cell>
          <table:table-cell table:style-name="ce36"/>
          <table:table-cell office:value-type="float" office:value="343539882850" table:style-name="ce27">
            <text:p>343539882850</text:p>
          </table:table-cell>
          <table:table-cell office:value-type="float" office:value="7036360325" table:style-name="ce28">
            <text:p>70363603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6" table:style-name="ce23">
            <text:p>666</text:p>
          </table:table-cell>
          <table:table-cell office:value-type="string" table:style-name="ce36">
            <text:p>Gangari Chellayya</text:p>
          </table:table-cell>
          <table:table-cell table:style-name="ce36"/>
          <table:table-cell office:value-type="float" office:value="958340661859" table:style-name="ce27">
            <text:p>958340661859</text:p>
          </table:table-cell>
          <table:table-cell office:value-type="float" office:value="8106877550" table:style-name="ce28">
            <text:p>810687755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7" table:style-name="ce23">
            <text:p>667</text:p>
          </table:table-cell>
          <table:table-cell office:value-type="string" table:style-name="ce36">
            <text:p>Ganisetti Varahalanaidu</text:p>
          </table:table-cell>
          <table:table-cell table:style-name="ce36"/>
          <table:table-cell office:value-type="float" office:value="412326622792" table:style-name="ce27">
            <text:p>41232662279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8" table:style-name="ce23">
            <text:p>668</text:p>
          </table:table-cell>
          <table:table-cell office:value-type="string" table:style-name="ce36">
            <text:p>Chintala Raju</text:p>
          </table:table-cell>
          <table:table-cell table:style-name="ce36"/>
          <table:table-cell office:value-type="float" office:value="552416032779" table:style-name="ce27">
            <text:p>552416032779</text:p>
          </table:table-cell>
          <table:table-cell office:value-type="float" office:value="7032511027" table:style-name="ce28">
            <text:p>70325110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69" table:style-name="ce23">
            <text:p>669</text:p>
          </table:table-cell>
          <table:table-cell office:value-type="string" table:style-name="ce36">
            <text:p>Kancharla Ramanamma</text:p>
          </table:table-cell>
          <table:table-cell table:style-name="ce36"/>
          <table:table-cell office:value-type="float" office:value="350605295045" table:style-name="ce27">
            <text:p>350605295045</text:p>
          </table:table-cell>
          <table:table-cell office:value-type="float" office:value="9502361208" table:style-name="ce28">
            <text:p>95023612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0" table:style-name="ce23">
            <text:p>670</text:p>
          </table:table-cell>
          <table:table-cell office:value-type="string" table:style-name="ce36">
            <text:p>kola Eswararao</text:p>
          </table:table-cell>
          <table:table-cell table:style-name="ce36"/>
          <table:table-cell office:value-type="float" office:value="310701727939" table:style-name="ce27">
            <text:p>31070172793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1" table:style-name="ce23">
            <text:p>671</text:p>
          </table:table-cell>
          <table:table-cell office:value-type="string" table:style-name="ce26">
            <text:p>Nakkapentayya</text:p>
          </table:table-cell>
          <table:table-cell table:style-name="ce26"/>
          <table:table-cell office:value-type="float" office:value="310879709440" table:style-name="ce27">
            <text:p>310879709440</text:p>
          </table:table-cell>
          <table:table-cell office:value-type="float" office:value="8790593747" table:style-name="ce28">
            <text:p>87905937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2" table:style-name="ce23">
            <text:p>672</text:p>
          </table:table-cell>
          <table:table-cell office:value-type="string" table:style-name="ce36">
            <text:p>Nakka Suresh</text:p>
          </table:table-cell>
          <table:table-cell table:style-name="ce36"/>
          <table:table-cell office:value-type="float" office:value="207188412866" table:style-name="ce27">
            <text:p>207188412866</text:p>
          </table:table-cell>
          <table:table-cell office:value-type="float" office:value="8790593747" table:style-name="ce28">
            <text:p>87905937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3" table:style-name="ce23">
            <text:p>673</text:p>
          </table:table-cell>
          <table:table-cell office:value-type="string" table:style-name="ce36">
            <text:p>Padala Satyanarayana</text:p>
          </table:table-cell>
          <table:table-cell table:style-name="ce36"/>
          <table:table-cell office:value-type="float" office:value="587487178774" table:style-name="ce27">
            <text:p>587487178774</text:p>
          </table:table-cell>
          <table:table-cell office:value-type="float" office:value="7675946727" table:style-name="ce28">
            <text:p>76759467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4" table:style-name="ce23">
            <text:p>674</text:p>
          </table:table-cell>
          <table:table-cell office:value-type="string" table:style-name="ce36">
            <text:p>Padala Mahalakshmi</text:p>
          </table:table-cell>
          <table:table-cell table:style-name="ce36"/>
          <table:table-cell office:value-type="float" office:value="535239519162" table:style-name="ce27">
            <text:p>535239519162</text:p>
          </table:table-cell>
          <table:table-cell office:value-type="float" office:value="7675946727" table:style-name="ce28">
            <text:p>767594672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5" table:style-name="ce23">
            <text:p>675</text:p>
          </table:table-cell>
          <table:table-cell office:value-type="string" table:style-name="ce36">
            <text:p>Padala Srinu</text:p>
          </table:table-cell>
          <table:table-cell table:style-name="ce36"/>
          <table:table-cell office:value-type="float" office:value="774176831932" table:style-name="ce27">
            <text:p>774176831932</text:p>
          </table:table-cell>
          <table:table-cell office:value-type="float" office:value="9949840447" table:style-name="ce28">
            <text:p>994984044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6" table:style-name="ce23">
            <text:p>676</text:p>
          </table:table-cell>
          <table:table-cell office:value-type="string" table:style-name="ce36">
            <text:p>Nakka Lovaraju</text:p>
          </table:table-cell>
          <table:table-cell table:style-name="ce36"/>
          <table:table-cell office:value-type="float" office:value="340624800881" table:style-name="ce27">
            <text:p>340624800881</text:p>
          </table:table-cell>
          <table:table-cell office:value-type="float" office:value="8897677569" table:style-name="ce28">
            <text:p>8897677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7" table:style-name="ce23">
            <text:p>677</text:p>
          </table:table-cell>
          <table:table-cell office:value-type="string" table:style-name="ce36">
            <text:p>Nakka Poturaju</text:p>
          </table:table-cell>
          <table:table-cell table:style-name="ce36"/>
          <table:table-cell office:value-type="float" office:value="502322834298" table:style-name="ce27">
            <text:p>502322834298</text:p>
          </table:table-cell>
          <table:table-cell office:value-type="float" office:value="8897677569" table:style-name="ce28">
            <text:p>88976775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8" table:style-name="ce23">
            <text:p>678</text:p>
          </table:table-cell>
          <table:table-cell office:value-type="string" table:style-name="ce36">
            <text:p>Padala Nageswrarao</text:p>
          </table:table-cell>
          <table:table-cell table:style-name="ce36"/>
          <table:table-cell office:value-type="float" office:value="525968267557" table:style-name="ce27">
            <text:p>525968267557</text:p>
          </table:table-cell>
          <table:table-cell office:value-type="float" office:value="9542363686" table:style-name="ce28">
            <text:p>954236368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79" table:style-name="ce23">
            <text:p>679</text:p>
          </table:table-cell>
          <table:table-cell office:value-type="string" table:style-name="ce36">
            <text:p>Nakka Satyanarayana</text:p>
          </table:table-cell>
          <table:table-cell table:style-name="ce36"/>
          <table:table-cell office:value-type="float" office:value="618494602189" table:style-name="ce27">
            <text:p>618494602189</text:p>
          </table:table-cell>
          <table:table-cell office:value-type="float" office:value="9542354969" table:style-name="ce28">
            <text:p>95423549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0" table:style-name="ce23">
            <text:p>680</text:p>
          </table:table-cell>
          <table:table-cell office:value-type="string" table:style-name="ce36">
            <text:p>Padala Satyanarayana</text:p>
          </table:table-cell>
          <table:table-cell table:style-name="ce36"/>
          <table:table-cell office:value-type="float" office:value="589697036666" table:style-name="ce27">
            <text:p>58969703666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1" table:style-name="ce23">
            <text:p>681</text:p>
          </table:table-cell>
          <table:table-cell office:value-type="string" table:style-name="ce36">
            <text:p>Padala Nokaraju</text:p>
          </table:table-cell>
          <table:table-cell table:style-name="ce36"/>
          <table:table-cell office:value-type="float" office:value="526982952268" table:style-name="ce27">
            <text:p>526982952268</text:p>
          </table:table-cell>
          <table:table-cell office:value-type="float" office:value="8106288943" table:style-name="ce28">
            <text:p>810628894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2" table:style-name="ce23">
            <text:p>682</text:p>
          </table:table-cell>
          <table:table-cell office:value-type="string" table:style-name="ce36">
            <text:p>Padala Chinaapparao</text:p>
          </table:table-cell>
          <table:table-cell table:style-name="ce36"/>
          <table:table-cell office:value-type="float" office:value="694021777113" table:style-name="ce27">
            <text:p>69402177711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3" table:style-name="ce23">
            <text:p>683</text:p>
          </table:table-cell>
          <table:table-cell office:value-type="string" table:style-name="ce36">
            <text:p>Nakka Talupulu</text:p>
          </table:table-cell>
          <table:table-cell table:style-name="ce36"/>
          <table:table-cell office:value-type="float" office:value="833978425837" table:style-name="ce27">
            <text:p>83397842583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4" table:style-name="ce23">
            <text:p>684</text:p>
          </table:table-cell>
          <table:table-cell office:value-type="string" table:style-name="ce36">
            <text:p>Padala Sathibabu</text:p>
          </table:table-cell>
          <table:table-cell table:style-name="ce36"/>
          <table:table-cell office:value-type="float" office:value="754016470145" table:style-name="ce27">
            <text:p>754016470145</text:p>
          </table:table-cell>
          <table:table-cell office:value-type="float" office:value="9502091877" table:style-name="ce28">
            <text:p>95020918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5" table:style-name="ce23">
            <text:p>685</text:p>
          </table:table-cell>
          <table:table-cell office:value-type="string" table:style-name="ce36">
            <text:p>Kancharla Srinu</text:p>
          </table:table-cell>
          <table:table-cell table:style-name="ce36"/>
          <table:table-cell office:value-type="float" office:value="523280351567" table:style-name="ce27">
            <text:p>523280351567</text:p>
          </table:table-cell>
          <table:table-cell office:value-type="float" office:value="8374555765" table:style-name="ce28">
            <text:p>83745557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6" table:style-name="ce23">
            <text:p>686</text:p>
          </table:table-cell>
          <table:table-cell office:value-type="string" table:style-name="ce36">
            <text:p>Gangari Sathibabu</text:p>
          </table:table-cell>
          <table:table-cell table:style-name="ce36"/>
          <table:table-cell office:value-type="float" office:value="629442243697" table:style-name="ce27">
            <text:p>62944224369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7" table:style-name="ce23">
            <text:p>687</text:p>
          </table:table-cell>
          <table:table-cell office:value-type="string" table:style-name="ce36">
            <text:p>Padala Appalaraju</text:p>
          </table:table-cell>
          <table:table-cell table:style-name="ce36"/>
          <table:table-cell office:value-type="float" office:value="365186001185" table:style-name="ce27">
            <text:p>365186001185</text:p>
          </table:table-cell>
          <table:table-cell office:value-type="float" office:value="9866796077" table:style-name="ce28">
            <text:p>98667960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8" table:style-name="ce23">
            <text:p>688</text:p>
          </table:table-cell>
          <table:table-cell office:value-type="string" table:style-name="ce36">
            <text:p>k. Tatarao</text:p>
          </table:table-cell>
          <table:table-cell table:style-name="ce36"/>
          <table:table-cell office:value-type="float" office:value="944127508735" table:style-name="ce27">
            <text:p>944127508735</text:p>
          </table:table-cell>
          <table:table-cell office:value-type="float" office:value="9502361208" table:style-name="ce28">
            <text:p>95023612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Golugonda </text:p>
          </table:table-cell>
          <table:table-cell office:value-type="string" table:style-name="ce38">
            <text:p>Golugonda </text:p>
          </table:table-cell>
          <table:table-cell table:style-name="ce23"/>
          <table:table-cell office:value-type="float" office:value="531084" table:style-name="ce25">
            <text:p>531084</text:p>
          </table:table-cell>
          <table:table-cell office:value-type="float" office:value="7" table:style-name="ce25">
            <text:p>7</text:p>
          </table:table-cell>
          <table:table-cell office:value-type="string" table:style-name="ce23">
            <text:p><text:s/>GOLUGONDA FISHER MEN <text:s/>CO-OPERATIVE SOCIETY <text:s/>REG .NO. A-56</text:p>
          </table:table-cell>
          <table:table-cell office:value-type="string" table:style-name="ce23">
            <text:p>Member</text:p>
          </table:table-cell>
          <table:table-cell office:value-type="float" office:value="689" table:style-name="ce23">
            <text:p>689</text:p>
          </table:table-cell>
          <table:table-cell office:value-type="string" table:style-name="ce36">
            <text:p>K. Ramanamma</text:p>
          </table:table-cell>
          <table:table-cell table:style-name="ce36"/>
          <table:table-cell office:value-type="float" office:value="350665295045" table:style-name="ce27">
            <text:p>350665295045</text:p>
          </table:table-cell>
          <table:table-cell office:value-type="float" office:value="9701840755" table:style-name="ce28">
            <text:p>970184075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0" table:style-name="ce23">
            <text:p>690</text:p>
          </table:table-cell>
          <table:table-cell office:value-type="string" table:style-name="ce36">
            <text:p>DOMBURU CHINNAYYADORA</text:p>
          </table:table-cell>
          <table:table-cell table:style-name="ce36"/>
          <table:table-cell office:value-type="string" table:style-name="ce45">
            <text:p>870542370551</text:p>
          </table:table-cell>
          <table:table-cell office:value-type="float" office:value="7287017815" table:style-name="ce46">
            <text:p>72870178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1" table:style-name="ce23">
            <text:p>691</text:p>
          </table:table-cell>
          <table:table-cell office:value-type="string" table:style-name="ce39">
            <text:p>MADUGULA LAKSHMNA RAO</text:p>
          </table:table-cell>
          <table:table-cell table:style-name="ce39"/>
          <table:table-cell office:value-type="string" table:style-name="ce45">
            <text:p>528040158045</text:p>
          </table:table-cell>
          <table:table-cell office:value-type="float" office:value="7382268002" table:style-name="ce46">
            <text:p>73822680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2" table:style-name="ce23">
            <text:p>692</text:p>
          </table:table-cell>
          <table:table-cell office:value-type="string" table:style-name="ce39">
            <text:p>KATIKI CHINA DEMUDU</text:p>
          </table:table-cell>
          <table:table-cell table:style-name="ce39"/>
          <table:table-cell office:value-type="string" table:style-name="ce45">
            <text:p>536112435855</text:p>
          </table:table-cell>
          <table:table-cell office:value-type="float" office:value="9963811559" table:style-name="ce46">
            <text:p>99638115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3" table:style-name="ce23">
            <text:p>693</text:p>
          </table:table-cell>
          <table:table-cell office:value-type="string" table:style-name="ce39">
            <text:p>CHEDDA VARAHALU DORA</text:p>
          </table:table-cell>
          <table:table-cell table:style-name="ce39"/>
          <table:table-cell office:value-type="string" table:style-name="ce45">
            <text:p>681948363819</text:p>
          </table:table-cell>
          <table:table-cell office:value-type="float" office:value="9603462609" table:style-name="ce46">
            <text:p>960346260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4" table:style-name="ce23">
            <text:p>694</text:p>
          </table:table-cell>
          <table:table-cell office:value-type="string" table:style-name="ce39">
            <text:p>TAMARA ESWARA RAO</text:p>
          </table:table-cell>
          <table:table-cell table:style-name="ce39"/>
          <table:table-cell office:value-type="string" table:style-name="ce45">
            <text:p>326666068134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5" table:style-name="ce23">
            <text:p>695</text:p>
          </table:table-cell>
          <table:table-cell office:value-type="string" table:style-name="ce39">
            <text:p>CHEDDA DEVANNADORA</text:p>
          </table:table-cell>
          <table:table-cell table:style-name="ce39"/>
          <table:table-cell office:value-type="string" table:style-name="ce45">
            <text:p>707460015067</text:p>
          </table:table-cell>
          <table:table-cell office:value-type="float" office:value="9603845691" table:style-name="ce46">
            <text:p>96038456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6" table:style-name="ce23">
            <text:p>696</text:p>
          </table:table-cell>
          <table:table-cell office:value-type="string" table:style-name="ce39">
            <text:p>CHEDDA VARAHALAMMA</text:p>
          </table:table-cell>
          <table:table-cell table:style-name="ce39"/>
          <table:table-cell office:value-type="string" table:style-name="ce45">
            <text:p>768476955620</text:p>
          </table:table-cell>
          <table:table-cell office:value-type="float" office:value="9553414149" table:style-name="ce46">
            <text:p>95534141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7" table:style-name="ce23">
            <text:p>697</text:p>
          </table:table-cell>
          <table:table-cell office:value-type="string" table:style-name="ce39">
            <text:p>BATCHALA VARAHALADORA</text:p>
          </table:table-cell>
          <table:table-cell table:style-name="ce39"/>
          <table:table-cell office:value-type="string" table:style-name="ce45">
            <text:p>295041355356</text:p>
          </table:table-cell>
          <table:table-cell office:value-type="float" office:value="9553758314" table:style-name="ce46">
            <text:p>955375831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8" table:style-name="ce23">
            <text:p>698</text:p>
          </table:table-cell>
          <table:table-cell office:value-type="string" table:style-name="ce39">
            <text:p>PADRA BUTCHIRAJU</text:p>
          </table:table-cell>
          <table:table-cell table:style-name="ce39"/>
          <table:table-cell office:value-type="string" table:style-name="ce45">
            <text:p>702370686451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699" table:style-name="ce23">
            <text:p>699</text:p>
          </table:table-cell>
          <table:table-cell office:value-type="string" table:style-name="ce39">
            <text:p>RAVILA RAMU</text:p>
          </table:table-cell>
          <table:table-cell table:style-name="ce39"/>
          <table:table-cell office:value-type="string" table:style-name="ce45">
            <text:p>385851773881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0" table:style-name="ce23">
            <text:p>700</text:p>
          </table:table-cell>
          <table:table-cell office:value-type="string" table:style-name="ce39">
            <text:p>NEELAPU YERRAYYA</text:p>
          </table:table-cell>
          <table:table-cell table:style-name="ce39"/>
          <table:table-cell office:value-type="string" table:style-name="ce45">
            <text:p>614611014658</text:p>
          </table:table-cell>
          <table:table-cell office:value-type="float" office:value="9959117593" table:style-name="ce46">
            <text:p>99591175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1" table:style-name="ce23">
            <text:p>701</text:p>
          </table:table-cell>
          <table:table-cell office:value-type="string" table:style-name="ce39">
            <text:p>RAVILA KANNAYYADORA</text:p>
          </table:table-cell>
          <table:table-cell table:style-name="ce39"/>
          <table:table-cell office:value-type="string" table:style-name="ce45">
            <text:p>417228704366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2" table:style-name="ce23">
            <text:p>702</text:p>
          </table:table-cell>
          <table:table-cell office:value-type="string" table:style-name="ce39">
            <text:p>DOMBURU POTHURAJU</text:p>
          </table:table-cell>
          <table:table-cell table:style-name="ce39"/>
          <table:table-cell office:value-type="string" table:style-name="ce45">
            <text:p>432705869089</text:p>
          </table:table-cell>
          <table:table-cell office:value-type="float" office:value="7287017815" table:style-name="ce46">
            <text:p>72870178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3" table:style-name="ce23">
            <text:p>703</text:p>
          </table:table-cell>
          <table:table-cell office:value-type="string" table:style-name="ce39">
            <text:p>MAMIDI YERRAS</text:p>
          </table:table-cell>
          <table:table-cell table:style-name="ce39"/>
          <table:table-cell office:value-type="string" table:style-name="ce45">
            <text:p>926576391038</text:p>
          </table:table-cell>
          <table:table-cell office:value-type="float" office:value="9603845691" table:style-name="ce46">
            <text:p>96038456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4" table:style-name="ce23">
            <text:p>704</text:p>
          </table:table-cell>
          <table:table-cell office:value-type="string" table:style-name="ce39">
            <text:p>MADUGULA NAGARAJU</text:p>
          </table:table-cell>
          <table:table-cell table:style-name="ce39"/>
          <table:table-cell office:value-type="string" table:style-name="ce45">
            <text:p>491560876625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5" table:style-name="ce23">
            <text:p>705</text:p>
          </table:table-cell>
          <table:table-cell office:value-type="string" table:style-name="ce39">
            <text:p>GULLASINGI DEMUDU</text:p>
          </table:table-cell>
          <table:table-cell table:style-name="ce39"/>
          <table:table-cell office:value-type="string" table:style-name="ce45">
            <text:p>427938406006</text:p>
          </table:table-cell>
          <table:table-cell office:value-type="float" office:value="7659056928" table:style-name="ce46">
            <text:p>76590569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6" table:style-name="ce23">
            <text:p>706</text:p>
          </table:table-cell>
          <table:table-cell office:value-type="string" table:style-name="ce39">
            <text:p>KATIKI POTHURAJU</text:p>
          </table:table-cell>
          <table:table-cell table:style-name="ce39"/>
          <table:table-cell office:value-type="string" table:style-name="ce45">
            <text:p>838872722036</text:p>
          </table:table-cell>
          <table:table-cell office:value-type="float" office:value="9963811559" table:style-name="ce46">
            <text:p>99638115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7" table:style-name="ce23">
            <text:p>707</text:p>
          </table:table-cell>
          <table:table-cell office:value-type="string" table:style-name="ce39">
            <text:p>RAVILA CHINA ABBAYI</text:p>
          </table:table-cell>
          <table:table-cell table:style-name="ce39"/>
          <table:table-cell office:value-type="string" table:style-name="ce45">
            <text:p>837985309324</text:p>
          </table:table-cell>
          <table:table-cell office:value-type="float" office:value="7032019054" table:style-name="ce46">
            <text:p>70320190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8" table:style-name="ce23">
            <text:p>708</text:p>
          </table:table-cell>
          <table:table-cell office:value-type="string" table:style-name="ce39">
            <text:p>SOLAM RAMU</text:p>
          </table:table-cell>
          <table:table-cell table:style-name="ce39"/>
          <table:table-cell office:value-type="string" table:style-name="ce45">
            <text:p>564918753668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09" table:style-name="ce23">
            <text:p>709</text:p>
          </table:table-cell>
          <table:table-cell office:value-type="string" table:style-name="ce39">
            <text:p>BOYINA RAJUBABU</text:p>
          </table:table-cell>
          <table:table-cell table:style-name="ce39"/>
          <table:table-cell office:value-type="string" table:style-name="ce45">
            <text:p>670090838805</text:p>
          </table:table-cell>
          <table:table-cell office:value-type="float" office:value="9573948061" table:style-name="ce46">
            <text:p>95739480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0" table:style-name="ce23">
            <text:p>710</text:p>
          </table:table-cell>
          <table:table-cell office:value-type="string" table:style-name="ce39">
            <text:p>CHIPPADA KANNAYYA</text:p>
          </table:table-cell>
          <table:table-cell table:style-name="ce39"/>
          <table:table-cell office:value-type="string" table:style-name="ce45">
            <text:p>531771369532</text:p>
          </table:table-cell>
          <table:table-cell office:value-type="float" office:value="7095956051" table:style-name="ce46">
            <text:p>70959560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1" table:style-name="ce23">
            <text:p>711</text:p>
          </table:table-cell>
          <table:table-cell office:value-type="string" table:style-name="ce39">
            <text:p>GOLLASINGI SINGANNA</text:p>
          </table:table-cell>
          <table:table-cell table:style-name="ce39"/>
          <table:table-cell office:value-type="string" table:style-name="ce45">
            <text:p>561663490427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2" table:style-name="ce23">
            <text:p>712</text:p>
          </table:table-cell>
          <table:table-cell office:value-type="string" table:style-name="ce39">
            <text:p>KATIKA PEDDA DEMUDU</text:p>
          </table:table-cell>
          <table:table-cell table:style-name="ce39"/>
          <table:table-cell office:value-type="string" table:style-name="ce45">
            <text:p>374521189924</text:p>
          </table:table-cell>
          <table:table-cell office:value-type="float" office:value="9542345520" table:style-name="ce46">
            <text:p>95423455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3" table:style-name="ce23">
            <text:p>713</text:p>
          </table:table-cell>
          <table:table-cell office:value-type="string" table:style-name="ce39">
            <text:p>DOMBURU BODI DORA</text:p>
          </table:table-cell>
          <table:table-cell table:style-name="ce39"/>
          <table:table-cell office:value-type="string" table:style-name="ce45">
            <text:p>338353963511</text:p>
          </table:table-cell>
          <table:table-cell office:value-type="float" office:value="8985098412" table:style-name="ce46">
            <text:p>89850984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4" table:style-name="ce23">
            <text:p>714</text:p>
          </table:table-cell>
          <table:table-cell office:value-type="string" table:style-name="ce39">
            <text:p>KATIKI DEVAYYA</text:p>
          </table:table-cell>
          <table:table-cell table:style-name="ce39"/>
          <table:table-cell office:value-type="string" table:style-name="ce45">
            <text:p>611135360498</text:p>
          </table:table-cell>
          <table:table-cell office:value-type="float" office:value="8332886073" table:style-name="ce46">
            <text:p>83328860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5" table:style-name="ce23">
            <text:p>715</text:p>
          </table:table-cell>
          <table:table-cell office:value-type="string" table:style-name="ce39">
            <text:p>DARAPARTHI RAMULAMMA</text:p>
          </table:table-cell>
          <table:table-cell table:style-name="ce39"/>
          <table:table-cell office:value-type="string" table:style-name="ce45">
            <text:p>230254743282</text:p>
          </table:table-cell>
          <table:table-cell office:value-type="float" office:value="7382268002" table:style-name="ce46">
            <text:p>73822680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6" table:style-name="ce23">
            <text:p>716</text:p>
          </table:table-cell>
          <table:table-cell office:value-type="string" table:style-name="ce39">
            <text:p>MADUGULA RAJUBABU</text:p>
          </table:table-cell>
          <table:table-cell table:style-name="ce39"/>
          <table:table-cell office:value-type="string" table:style-name="ce45">
            <text:p>935421205823</text:p>
          </table:table-cell>
          <table:table-cell office:value-type="float" office:value="8331983492" table:style-name="ce46">
            <text:p>83319834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7" table:style-name="ce23">
            <text:p>717</text:p>
          </table:table-cell>
          <table:table-cell office:value-type="string" table:style-name="ce39">
            <text:p>NEELAPU ATCHIRAJU</text:p>
          </table:table-cell>
          <table:table-cell table:style-name="ce39"/>
          <table:table-cell office:value-type="string" table:style-name="ce45">
            <text:p>444682597568</text:p>
          </table:table-cell>
          <table:table-cell office:value-type="float" office:value="709573221" table:style-name="ce46">
            <text:p>70957322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8" table:style-name="ce23">
            <text:p>718</text:p>
          </table:table-cell>
          <table:table-cell office:value-type="string" table:style-name="ce39">
            <text:p>MAMIDI ANGURU</text:p>
          </table:table-cell>
          <table:table-cell table:style-name="ce39"/>
          <table:table-cell office:value-type="string" table:style-name="ce45">
            <text:p>230233737846</text:p>
          </table:table-cell>
          <table:table-cell office:value-type="float" office:value="9603845691" table:style-name="ce46">
            <text:p>96038456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19" table:style-name="ce23">
            <text:p>719</text:p>
          </table:table-cell>
          <table:table-cell office:value-type="string" table:style-name="ce39">
            <text:p>PANDI MUSILI</text:p>
          </table:table-cell>
          <table:table-cell table:style-name="ce39"/>
          <table:table-cell office:value-type="string" table:style-name="ce45">
            <text:p>394163876665</text:p>
          </table:table-cell>
          <table:table-cell office:value-type="float" office:value="8179894031" table:style-name="ce46">
            <text:p>81798940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0" table:style-name="ce23">
            <text:p>720</text:p>
          </table:table-cell>
          <table:table-cell office:value-type="string" table:style-name="ce39">
            <text:p>GORA GANGARAJU</text:p>
          </table:table-cell>
          <table:table-cell table:style-name="ce39"/>
          <table:table-cell office:value-type="string" table:style-name="ce45">
            <text:p>623401632911</text:p>
          </table:table-cell>
          <table:table-cell office:value-type="float" office:value="9704898653" table:style-name="ce46">
            <text:p>97048986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1" table:style-name="ce23">
            <text:p>721</text:p>
          </table:table-cell>
          <table:table-cell office:value-type="string" table:style-name="ce39">
            <text:p>GORA ANGURU</text:p>
          </table:table-cell>
          <table:table-cell table:style-name="ce39"/>
          <table:table-cell office:value-type="string" table:style-name="ce45">
            <text:p>695181979187</text:p>
          </table:table-cell>
          <table:table-cell office:value-type="float" office:value="7659056928" table:style-name="ce46">
            <text:p>76590569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2" table:style-name="ce23">
            <text:p>722</text:p>
          </table:table-cell>
          <table:table-cell office:value-type="string" table:style-name="ce39">
            <text:p>PANDI BANGARAYYA</text:p>
          </table:table-cell>
          <table:table-cell table:style-name="ce39"/>
          <table:table-cell office:value-type="string" table:style-name="ce45">
            <text:p>648259866294</text:p>
          </table:table-cell>
          <table:table-cell office:value-type="float" office:value="8179872139" table:style-name="ce46">
            <text:p>81798721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3" table:style-name="ce23">
            <text:p>723</text:p>
          </table:table-cell>
          <table:table-cell office:value-type="string" table:style-name="ce39">
            <text:p>DOMBURU DORABABU</text:p>
          </table:table-cell>
          <table:table-cell table:style-name="ce39"/>
          <table:table-cell office:value-type="string" table:style-name="ce45">
            <text:p>221519044383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4" table:style-name="ce23">
            <text:p>724</text:p>
          </table:table-cell>
          <table:table-cell office:value-type="string" table:style-name="ce39">
            <text:p>KATIKI MATCHIRAJU</text:p>
          </table:table-cell>
          <table:table-cell table:style-name="ce39"/>
          <table:table-cell office:value-type="string" table:style-name="ce45">
            <text:p>817060048798</text:p>
          </table:table-cell>
          <table:table-cell office:value-type="float" office:value="7730071365" table:style-name="ce46">
            <text:p>773007136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5" table:style-name="ce23">
            <text:p>725</text:p>
          </table:table-cell>
          <table:table-cell office:value-type="string" table:style-name="ce39">
            <text:p>CHIPPADA MARAYYA</text:p>
          </table:table-cell>
          <table:table-cell table:style-name="ce39"/>
          <table:table-cell office:value-type="string" table:style-name="ce45">
            <text:p>662787679613</text:p>
          </table:table-cell>
          <table:table-cell office:value-type="float" office:value="7382010675" table:style-name="ce46">
            <text:p>738201067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6" table:style-name="ce23">
            <text:p>726</text:p>
          </table:table-cell>
          <table:table-cell office:value-type="string" table:style-name="ce39">
            <text:p>MAMIDI BUDDANNA</text:p>
          </table:table-cell>
          <table:table-cell table:style-name="ce39"/>
          <table:table-cell office:value-type="string" table:style-name="ce45">
            <text:p>542914566215</text:p>
          </table:table-cell>
          <table:table-cell office:value-type="float" office:value="8332886073" table:style-name="ce46">
            <text:p>83328860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7" table:style-name="ce23">
            <text:p>727</text:p>
          </table:table-cell>
          <table:table-cell office:value-type="string" table:style-name="ce39">
            <text:p>NANDILA KALYANAM</text:p>
          </table:table-cell>
          <table:table-cell table:style-name="ce39"/>
          <table:table-cell office:value-type="string" table:style-name="ce45">
            <text:p>782027356544</text:p>
          </table:table-cell>
          <table:table-cell office:value-type="float" office:value="950515629" table:style-name="ce46">
            <text:p>95051562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8" table:style-name="ce23">
            <text:p>728</text:p>
          </table:table-cell>
          <table:table-cell office:value-type="string" table:style-name="ce39">
            <text:p>KONDAPALLI APPARAO</text:p>
          </table:table-cell>
          <table:table-cell table:style-name="ce39"/>
          <table:table-cell office:value-type="string" table:style-name="ce45">
            <text:p>481633080639</text:p>
          </table:table-cell>
          <table:table-cell office:value-type="float" office:value="709387590" table:style-name="ce46">
            <text:p>70938759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29" table:style-name="ce23">
            <text:p>729</text:p>
          </table:table-cell>
          <table:table-cell office:value-type="string" table:style-name="ce39">
            <text:p>GORA BHEEMARAJU</text:p>
          </table:table-cell>
          <table:table-cell table:style-name="ce39"/>
          <table:table-cell office:value-type="string" table:style-name="ce45">
            <text:p>933956002396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0" table:style-name="ce23">
            <text:p>730</text:p>
          </table:table-cell>
          <table:table-cell office:value-type="string" table:style-name="ce39">
            <text:p>NANDILA CHINA KANNAYYA</text:p>
          </table:table-cell>
          <table:table-cell table:style-name="ce39"/>
          <table:table-cell office:value-type="string" table:style-name="ce45">
            <text:p>785827371546</text:p>
          </table:table-cell>
          <table:table-cell office:value-type="float" office:value="7095682608" table:style-name="ce46">
            <text:p>70956826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1" table:style-name="ce23">
            <text:p>731</text:p>
          </table:table-cell>
          <table:table-cell office:value-type="string" table:style-name="ce39">
            <text:p>NEELAPU DEMUDU</text:p>
          </table:table-cell>
          <table:table-cell table:style-name="ce39"/>
          <table:table-cell office:value-type="string" table:style-name="ce45">
            <text:p>772803371589</text:p>
          </table:table-cell>
          <table:table-cell office:value-type="float" office:value="9542987466" table:style-name="ce46">
            <text:p>95429874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2" table:style-name="ce23">
            <text:p>732</text:p>
          </table:table-cell>
          <table:table-cell office:value-type="string" table:style-name="ce39">
            <text:p>MAMIDI PEDA NOOKALAMMA</text:p>
          </table:table-cell>
          <table:table-cell table:style-name="ce39"/>
          <table:table-cell office:value-type="string" table:style-name="ce45">
            <text:p>795605306049</text:p>
          </table:table-cell>
          <table:table-cell office:value-type="float" office:value="9989553881" table:style-name="ce46">
            <text:p>99895538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3" table:style-name="ce23">
            <text:p>733</text:p>
          </table:table-cell>
          <table:table-cell office:value-type="string" table:style-name="ce39">
            <text:p>DOMBURU PATTALAMMA</text:p>
          </table:table-cell>
          <table:table-cell table:style-name="ce39"/>
          <table:table-cell office:value-type="string" table:style-name="ce45">
            <text:p>887748208111</text:p>
          </table:table-cell>
          <table:table-cell office:value-type="float" office:value="8985098412" table:style-name="ce46">
            <text:p>89850984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4" table:style-name="ce23">
            <text:p>734</text:p>
          </table:table-cell>
          <table:table-cell office:value-type="string" table:style-name="ce39">
            <text:p>DOMBURU ESWARA RAO</text:p>
          </table:table-cell>
          <table:table-cell table:style-name="ce39"/>
          <table:table-cell office:value-type="string" table:style-name="ce45">
            <text:p>320314530530</text:p>
          </table:table-cell>
          <table:table-cell office:value-type="float" office:value="8500598606" table:style-name="ce46">
            <text:p>85005986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5" table:style-name="ce23">
            <text:p>735</text:p>
          </table:table-cell>
          <table:table-cell office:value-type="string" table:style-name="ce39">
            <text:p>MAMIDI DEMUDU</text:p>
          </table:table-cell>
          <table:table-cell table:style-name="ce39"/>
          <table:table-cell office:value-type="string" table:style-name="ce45">
            <text:p>762196128215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6" table:style-name="ce23">
            <text:p>736</text:p>
          </table:table-cell>
          <table:table-cell office:value-type="string" table:style-name="ce39">
            <text:p>RAVILA BHEEMARAJU</text:p>
          </table:table-cell>
          <table:table-cell table:style-name="ce39"/>
          <table:table-cell office:value-type="string" table:style-name="ce45">
            <text:p>514614688936</text:p>
          </table:table-cell>
          <table:table-cell office:value-type="float" office:value="7032019054" table:style-name="ce46">
            <text:p>70320190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7" table:style-name="ce23">
            <text:p>737</text:p>
          </table:table-cell>
          <table:table-cell office:value-type="string" table:style-name="ce39">
            <text:p>MAMIDI CHINA NOOKALAMMA</text:p>
          </table:table-cell>
          <table:table-cell table:style-name="ce39"/>
          <table:table-cell office:value-type="string" table:style-name="ce45">
            <text:p>268197661629</text:p>
          </table:table-cell>
          <table:table-cell office:value-type="float" office:value="9603845691" table:style-name="ce46">
            <text:p>96038456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8" table:style-name="ce23">
            <text:p>738</text:p>
          </table:table-cell>
          <table:table-cell office:value-type="string" table:style-name="ce39">
            <text:p>NEELAPU YERUKULAMMA</text:p>
          </table:table-cell>
          <table:table-cell table:style-name="ce39"/>
          <table:table-cell office:value-type="string" table:style-name="ce45">
            <text:p>332227447107</text:p>
          </table:table-cell>
          <table:table-cell office:value-type="float" office:value="9542987466" table:style-name="ce46">
            <text:p>954298746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39" table:style-name="ce23">
            <text:p>739</text:p>
          </table:table-cell>
          <table:table-cell office:value-type="string" table:style-name="ce39">
            <text:p>GOLLASINGI ROWRAMMA</text:p>
          </table:table-cell>
          <table:table-cell table:style-name="ce39"/>
          <table:table-cell office:value-type="string" table:style-name="ce45">
            <text:p>860894045097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0" table:style-name="ce23">
            <text:p>740</text:p>
          </table:table-cell>
          <table:table-cell office:value-type="string" table:style-name="ce39">
            <text:p>ARUKU LAKSHMAYYA</text:p>
          </table:table-cell>
          <table:table-cell table:style-name="ce39"/>
          <table:table-cell office:value-type="string" table:style-name="ce45">
            <text:p>334762913022</text:p>
          </table:table-cell>
          <table:table-cell office:value-type="float" office:value="7382219831" table:style-name="ce46">
            <text:p>73822198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1" table:style-name="ce23">
            <text:p>741</text:p>
          </table:table-cell>
          <table:table-cell office:value-type="string" table:style-name="ce39">
            <text:p>NANDILI RAMULAMMA</text:p>
          </table:table-cell>
          <table:table-cell table:style-name="ce39"/>
          <table:table-cell office:value-type="string" table:style-name="ce45">
            <text:p>293819714446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2" table:style-name="ce23">
            <text:p>742</text:p>
          </table:table-cell>
          <table:table-cell office:value-type="string" table:style-name="ce39">
            <text:p>KATIKI MUSALAYYA</text:p>
          </table:table-cell>
          <table:table-cell table:style-name="ce39"/>
          <table:table-cell office:value-type="string" table:style-name="ce45">
            <text:p>320849632167</text:p>
          </table:table-cell>
          <table:table-cell office:value-type="float" office:value="9542345520" table:style-name="ce46">
            <text:p>95423455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3" table:style-name="ce23">
            <text:p>743</text:p>
          </table:table-cell>
          <table:table-cell office:value-type="string" table:style-name="ce39">
            <text:p>KATIKI RAJU</text:p>
          </table:table-cell>
          <table:table-cell table:style-name="ce39"/>
          <table:table-cell office:value-type="string" table:style-name="ce45">
            <text:p>694198860526</text:p>
          </table:table-cell>
          <table:table-cell office:value-type="float" office:value="9963811559" table:style-name="ce46">
            <text:p>996381155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4" table:style-name="ce23">
            <text:p>744</text:p>
          </table:table-cell>
          <table:table-cell office:value-type="string" table:style-name="ce39">
            <text:p>KATIKI KANNABBAYI</text:p>
          </table:table-cell>
          <table:table-cell table:style-name="ce39"/>
          <table:table-cell office:value-type="string" table:style-name="ce45">
            <text:p>431898121308</text:p>
          </table:table-cell>
          <table:table-cell office:value-type="float" office:value="8332886073" table:style-name="ce46">
            <text:p>83328860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5" table:style-name="ce23">
            <text:p>745</text:p>
          </table:table-cell>
          <table:table-cell office:value-type="string" table:style-name="ce39">
            <text:p>NANDILA DEMUDU</text:p>
          </table:table-cell>
          <table:table-cell table:style-name="ce39"/>
          <table:table-cell office:value-type="string" table:style-name="ce45">
            <text:p>830196794884</text:p>
          </table:table-cell>
          <table:table-cell office:value-type="float" office:value="7095682608" table:style-name="ce46">
            <text:p>70956826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6" table:style-name="ce23">
            <text:p>746</text:p>
          </table:table-cell>
          <table:table-cell office:value-type="string" table:style-name="ce39">
            <text:p>NANDILA RAJUBABU</text:p>
          </table:table-cell>
          <table:table-cell table:style-name="ce39"/>
          <table:table-cell office:value-type="string" table:style-name="ce45">
            <text:p>294889825804</text:p>
          </table:table-cell>
          <table:table-cell office:value-type="float" office:value="7095682608" table:style-name="ce46">
            <text:p>709568260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7" table:style-name="ce23">
            <text:p>747</text:p>
          </table:table-cell>
          <table:table-cell office:value-type="string" table:style-name="ce39">
            <text:p>SUKURU VISWESWARA RAO</text:p>
          </table:table-cell>
          <table:table-cell table:style-name="ce39"/>
          <table:table-cell office:value-type="string" table:style-name="ce45">
            <text:p>525581882129</text:p>
          </table:table-cell>
          <table:table-cell office:value-type="float" office:value="8466065687" table:style-name="ce46">
            <text:p>846606568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8" table:style-name="ce23">
            <text:p>748</text:p>
          </table:table-cell>
          <table:table-cell office:value-type="string" table:style-name="ce39">
            <text:p>GORA BODESU</text:p>
          </table:table-cell>
          <table:table-cell table:style-name="ce39"/>
          <table:table-cell office:value-type="string" table:style-name="ce45">
            <text:p>348745826524</text:p>
          </table:table-cell>
          <table:table-cell office:value-type="float" office:value="9704898053" table:style-name="ce46">
            <text:p>97048980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49" table:style-name="ce23">
            <text:p>749</text:p>
          </table:table-cell>
          <table:table-cell office:value-type="string" table:style-name="ce39">
            <text:p>GORA SOMESWARA RAO</text:p>
          </table:table-cell>
          <table:table-cell table:style-name="ce39"/>
          <table:table-cell office:value-type="string" table:style-name="ce45">
            <text:p>802662554313</text:p>
          </table:table-cell>
          <table:table-cell office:value-type="float" office:value="7659056928" table:style-name="ce46">
            <text:p>76590569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0" table:style-name="ce23">
            <text:p>750</text:p>
          </table:table-cell>
          <table:table-cell office:value-type="string" table:style-name="ce39">
            <text:p>CHEDDA VARAPRASAD</text:p>
          </table:table-cell>
          <table:table-cell table:style-name="ce39"/>
          <table:table-cell office:value-type="string" table:style-name="ce45">
            <text:p>511537509144</text:p>
          </table:table-cell>
          <table:table-cell office:value-type="float" office:value="9553414149" table:style-name="ce46">
            <text:p>95534141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1" table:style-name="ce23">
            <text:p>751</text:p>
          </table:table-cell>
          <table:table-cell office:value-type="string" table:style-name="ce39">
            <text:p>RAVILA KONDAMMA</text:p>
          </table:table-cell>
          <table:table-cell table:style-name="ce39"/>
          <table:table-cell office:value-type="string" table:style-name="ce45">
            <text:p>332640852014</text:p>
          </table:table-cell>
          <table:table-cell office:value-type="float" office:value="9652516837" table:style-name="ce46">
            <text:p>96525168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2" table:style-name="ce23">
            <text:p>752</text:p>
          </table:table-cell>
          <table:table-cell office:value-type="string" table:style-name="ce39">
            <text:p>KIMIDI LOVARAJU</text:p>
          </table:table-cell>
          <table:table-cell table:style-name="ce39"/>
          <table:table-cell office:value-type="string" table:style-name="ce45">
            <text:p>536239738638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3" table:style-name="ce23">
            <text:p>753</text:p>
          </table:table-cell>
          <table:table-cell office:value-type="string" table:style-name="ce39">
            <text:p>MADUGULA LINGARAJU</text:p>
          </table:table-cell>
          <table:table-cell table:style-name="ce39"/>
          <table:table-cell office:value-type="string" table:style-name="ce45">
            <text:p>366526402844</text:p>
          </table:table-cell>
          <table:table-cell office:value-type="float" office:value="8331983492" table:style-name="ce46">
            <text:p>83319834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4" table:style-name="ce23">
            <text:p>754</text:p>
          </table:table-cell>
          <table:table-cell office:value-type="string" table:style-name="ce39">
            <text:p>NEELAPU APPAYYAMMA</text:p>
          </table:table-cell>
          <table:table-cell table:style-name="ce39"/>
          <table:table-cell office:value-type="string" table:style-name="ce45">
            <text:p>887882192026</text:p>
          </table:table-cell>
          <table:table-cell office:value-type="float" office:value="8179872139" table:style-name="ce46">
            <text:p>817987213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5" table:style-name="ce23">
            <text:p>755</text:p>
          </table:table-cell>
          <table:table-cell office:value-type="string" table:style-name="ce39">
            <text:p>DOMBURU VARALAKSHMI</text:p>
          </table:table-cell>
          <table:table-cell table:style-name="ce39"/>
          <table:table-cell office:value-type="string" table:style-name="ce45">
            <text:p>734819360098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6" table:style-name="ce23">
            <text:p>756</text:p>
          </table:table-cell>
          <table:table-cell office:value-type="string" table:style-name="ce39">
            <text:p>DOMBURU RAMANAMMA</text:p>
          </table:table-cell>
          <table:table-cell table:style-name="ce39"/>
          <table:table-cell office:value-type="string" table:style-name="ce45">
            <text:p>406387680409</text:p>
          </table:table-cell>
          <table:table-cell office:value-type="float" office:value="9553414149" table:style-name="ce46">
            <text:p>95534141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7" table:style-name="ce23">
            <text:p>757</text:p>
          </table:table-cell>
          <table:table-cell office:value-type="string" table:style-name="ce39">
            <text:p>NANDILA KANNAYYA</text:p>
          </table:table-cell>
          <table:table-cell table:style-name="ce39"/>
          <table:table-cell office:value-type="string" table:style-name="ce45">
            <text:p>844505721246</text:p>
          </table:table-cell>
          <table:table-cell office:value-type="float" office:value="9010545385" table:style-name="ce46">
            <text:p>901054538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8" table:style-name="ce23">
            <text:p>758</text:p>
          </table:table-cell>
          <table:table-cell office:value-type="string" table:style-name="ce39">
            <text:p>CHEDDA RAVIKUMAR</text:p>
          </table:table-cell>
          <table:table-cell table:style-name="ce39"/>
          <table:table-cell office:value-type="string" table:style-name="ce45">
            <text:p>411377633723</text:p>
          </table:table-cell>
          <table:table-cell office:value-type="float" office:value="9553414149" table:style-name="ce46">
            <text:p>95534141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59" table:style-name="ce23">
            <text:p>759</text:p>
          </table:table-cell>
          <table:table-cell office:value-type="string" table:style-name="ce39">
            <text:p>NANDILA DEMUDU</text:p>
          </table:table-cell>
          <table:table-cell table:style-name="ce39"/>
          <table:table-cell office:value-type="string" table:style-name="ce45">
            <text:p>741682046477</text:p>
          </table:table-cell>
          <table:table-cell office:value-type="float" office:value="9010545385" table:style-name="ce46">
            <text:p>901054538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0" table:style-name="ce23">
            <text:p>760</text:p>
          </table:table-cell>
          <table:table-cell office:value-type="string" table:style-name="ce39">
            <text:p>GORA ATCHIBABU</text:p>
          </table:table-cell>
          <table:table-cell table:style-name="ce39"/>
          <table:table-cell office:value-type="string" table:style-name="ce45">
            <text:p>764531086479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1" table:style-name="ce23">
            <text:p>761</text:p>
          </table:table-cell>
          <table:table-cell office:value-type="string" table:style-name="ce39">
            <text:p>GORA PEDA BODESU</text:p>
          </table:table-cell>
          <table:table-cell table:style-name="ce39"/>
          <table:table-cell office:value-type="string" table:style-name="ce45">
            <text:p>892162890314</text:p>
          </table:table-cell>
          <table:table-cell office:value-type="float" office:value="9542408988" table:style-name="ce46">
            <text:p>95424089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2" table:style-name="ce23">
            <text:p>762</text:p>
          </table:table-cell>
          <table:table-cell office:value-type="string" table:style-name="ce39">
            <text:p>GOLASINGI APPARAO</text:p>
          </table:table-cell>
          <table:table-cell table:style-name="ce39"/>
          <table:table-cell office:value-type="string" table:style-name="ce45">
            <text:p>806598965387</text:p>
          </table:table-cell>
          <table:table-cell office:value-type="float" office:value="765905692" table:style-name="ce46">
            <text:p>7659056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3" table:style-name="ce23">
            <text:p>763</text:p>
          </table:table-cell>
          <table:table-cell office:value-type="string" table:style-name="ce39">
            <text:p>GOLASINGI RAJUBABU</text:p>
          </table:table-cell>
          <table:table-cell table:style-name="ce39"/>
          <table:table-cell office:value-type="string" table:style-name="ce45">
            <text:p>651245798802</text:p>
          </table:table-cell>
          <table:table-cell office:value-type="float" office:value="765905692" table:style-name="ce46">
            <text:p>7659056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4" table:style-name="ce23">
            <text:p>764</text:p>
          </table:table-cell>
          <table:table-cell office:value-type="string" table:style-name="ce39">
            <text:p>MAMIDI POTHURAJU</text:p>
          </table:table-cell>
          <table:table-cell table:style-name="ce39"/>
          <table:table-cell office:value-type="string" table:style-name="ce45">
            <text:p>462209530216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5" table:style-name="ce23">
            <text:p>765</text:p>
          </table:table-cell>
          <table:table-cell office:value-type="string" table:style-name="ce39">
            <text:p>PANDI APPARAO</text:p>
          </table:table-cell>
          <table:table-cell table:style-name="ce39"/>
          <table:table-cell office:value-type="string" table:style-name="ce45">
            <text:p>842760557720</text:p>
          </table:table-cell>
          <table:table-cell office:value-type="float" office:value="8179894031" table:style-name="ce46">
            <text:p>81798940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6" table:style-name="ce23">
            <text:p>766</text:p>
          </table:table-cell>
          <table:table-cell office:value-type="string" table:style-name="ce39">
            <text:p>DARAPARTHI ESWARA RAO</text:p>
          </table:table-cell>
          <table:table-cell table:style-name="ce39"/>
          <table:table-cell office:value-type="string" table:style-name="ce45">
            <text:p>397920748070</text:p>
          </table:table-cell>
          <table:table-cell office:value-type="float" office:value="7095182115" table:style-name="ce46">
            <text:p>70951821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7" table:style-name="ce23">
            <text:p>767</text:p>
          </table:table-cell>
          <table:table-cell office:value-type="string" table:style-name="ce39">
            <text:p>CHEDDA RAJUBABU</text:p>
          </table:table-cell>
          <table:table-cell table:style-name="ce39"/>
          <table:table-cell office:value-type="string" table:style-name="ce45">
            <text:p>901324448429</text:p>
          </table:table-cell>
          <table:table-cell office:value-type="float" office:value="9603462609" table:style-name="ce46">
            <text:p>960346260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8" table:style-name="ce23">
            <text:p>768</text:p>
          </table:table-cell>
          <table:table-cell office:value-type="string" table:style-name="ce39">
            <text:p>DOMBURU MOHAN KUMAR</text:p>
          </table:table-cell>
          <table:table-cell table:style-name="ce39"/>
          <table:table-cell office:value-type="string" table:style-name="ce45">
            <text:p>954903493739</text:p>
          </table:table-cell>
          <table:table-cell office:value-type="float" office:value="7287017815" table:style-name="ce46">
            <text:p>72870178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69" table:style-name="ce23">
            <text:p>769</text:p>
          </table:table-cell>
          <table:table-cell office:value-type="string" table:style-name="ce39">
            <text:p>SUKURU DEMUDAMMA</text:p>
          </table:table-cell>
          <table:table-cell table:style-name="ce39"/>
          <table:table-cell office:value-type="string" table:style-name="ce45">
            <text:p>641040369520</text:p>
          </table:table-cell>
          <table:table-cell office:value-type="float" office:value="7032019054" table:style-name="ce46">
            <text:p>70320190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70" table:style-name="ce23">
            <text:p>770</text:p>
          </table:table-cell>
          <table:table-cell office:value-type="string" table:style-name="ce39">
            <text:p>KATIKI CHINA RAJU</text:p>
          </table:table-cell>
          <table:table-cell table:style-name="ce39"/>
          <table:table-cell office:value-type="string" table:style-name="ce45">
            <text:p>812250106884</text:p>
          </table:table-cell>
          <table:table-cell office:value-type="float" office:value="9010711718" table:style-name="ce46">
            <text:p>90107117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71" table:style-name="ce23">
            <text:p>771</text:p>
          </table:table-cell>
          <table:table-cell office:value-type="string" table:style-name="ce39">
            <text:p>YELLISETTI SATYARAO</text:p>
          </table:table-cell>
          <table:table-cell table:style-name="ce39"/>
          <table:table-cell office:value-type="string" table:style-name="ce45">
            <text:p>987592585649</text:p>
          </table:table-cell>
          <table:table-cell office:value-type="float" office:value="7660031358" table:style-name="ce46">
            <text:p>766003135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Achutapuram</text:p>
          </table:table-cell>
          <table:table-cell office:value-type="string" table:style-name="ce24">
            <text:p>RAVIPALEM</text:p>
          </table:table-cell>
          <table:table-cell table:style-name="ce23"/>
          <table:table-cell office:value-type="float" office:value="531011" table:style-name="ce25">
            <text:p>531011</text:p>
          </table:table-cell>
          <table:table-cell office:value-type="float" office:value="8" table:style-name="ce25">
            <text:p>8</text:p>
          </table:table-cell>
          <table:table-cell office:value-type="string" table:style-name="ce23">
            <text:p>SRI KUTI KONDAMMA FISHERMEN COOP. SOCIETY, RAVIPALEM VILLAGE <text:s/>REGD NO: A-118</text:p>
          </table:table-cell>
          <table:table-cell office:value-type="string" table:style-name="ce23">
            <text:p>Member</text:p>
          </table:table-cell>
          <table:table-cell office:value-type="float" office:value="772" table:style-name="ce23">
            <text:p>772</text:p>
          </table:table-cell>
          <table:table-cell office:value-type="string" table:style-name="ce39">
            <text:p>NEELAM SOMULAMMA</text:p>
          </table:table-cell>
          <table:table-cell table:style-name="ce39"/>
          <table:table-cell office:value-type="string" table:style-name="ce45">
            <text:p>882992574386</text:p>
          </table:table-cell>
          <table:table-cell office:value-type="float" office:value="9505156295" table:style-name="ce46">
            <text:p>950515629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3" table:style-name="ce23">
            <text:p>773</text:p>
          </table:table-cell>
          <table:table-cell office:value-type="string" table:style-name="ce36">
            <text:p>BERA CHIRANJEEVI</text:p>
          </table:table-cell>
          <table:table-cell table:style-name="ce36"/>
          <table:table-cell office:value-type="string" table:style-name="ce45">
            <text:p>711831053849</text:p>
          </table:table-cell>
          <table:table-cell office:value-type="float" office:value="9666374026" table:style-name="ce46">
            <text:p>966637402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4" table:style-name="ce23">
            <text:p>774</text:p>
          </table:table-cell>
          <table:table-cell office:value-type="string" table:style-name="ce39">
            <text:p>INTI SRILAKSHMI</text:p>
          </table:table-cell>
          <table:table-cell table:style-name="ce39"/>
          <table:table-cell office:value-type="string" table:style-name="ce45">
            <text:p>886921792126</text:p>
          </table:table-cell>
          <table:table-cell office:value-type="float" office:value="9959798359" table:style-name="ce46">
            <text:p>995979835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5" table:style-name="ce23">
            <text:p>775</text:p>
          </table:table-cell>
          <table:table-cell office:value-type="string" table:style-name="ce39">
            <text:p>BERA RAVANAMMA</text:p>
          </table:table-cell>
          <table:table-cell table:style-name="ce39"/>
          <table:table-cell office:value-type="string" table:style-name="ce45">
            <text:p>756263069420</text:p>
          </table:table-cell>
          <table:table-cell office:value-type="float" office:value="7093280272" table:style-name="ce46">
            <text:p>709328027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6" table:style-name="ce23">
            <text:p>776</text:p>
          </table:table-cell>
          <table:table-cell office:value-type="string" table:style-name="ce39">
            <text:p>GUDE ESWARAMMA</text:p>
          </table:table-cell>
          <table:table-cell table:style-name="ce39"/>
          <table:table-cell office:value-type="string" table:style-name="ce45">
            <text:p>338962429983</text:p>
          </table:table-cell>
          <table:table-cell office:value-type="float" office:value="7675079490" table:style-name="ce46">
            <text:p>767507949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7" table:style-name="ce23">
            <text:p>777</text:p>
          </table:table-cell>
          <table:table-cell office:value-type="string" table:style-name="ce39">
            <text:p>BERA PARVATHI</text:p>
          </table:table-cell>
          <table:table-cell table:style-name="ce39"/>
          <table:table-cell office:value-type="string" table:style-name="ce45">
            <text:p>215226175495</text:p>
          </table:table-cell>
          <table:table-cell office:value-type="float" office:value="8985887832" table:style-name="ce46">
            <text:p>898588783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8" table:style-name="ce23">
            <text:p>778</text:p>
          </table:table-cell>
          <table:table-cell office:value-type="string" table:style-name="ce39">
            <text:p>YARARAPU MAHALAKSHMI</text:p>
          </table:table-cell>
          <table:table-cell table:style-name="ce39"/>
          <table:table-cell office:value-type="string" table:style-name="ce45">
            <text:p>850567702156</text:p>
          </table:table-cell>
          <table:table-cell office:value-type="float" office:value="9989980068" table:style-name="ce46">
            <text:p>99899800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79" table:style-name="ce23">
            <text:p>779</text:p>
          </table:table-cell>
          <table:table-cell office:value-type="string" table:style-name="ce39">
            <text:p>INTI DHARAMAN</text:p>
          </table:table-cell>
          <table:table-cell table:style-name="ce39"/>
          <table:table-cell office:value-type="string" table:style-name="ce45">
            <text:p>61630268754</text:p>
          </table:table-cell>
          <table:table-cell office:value-type="float" office:value="9908210165" table:style-name="ce46">
            <text:p>99082101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0" table:style-name="ce23">
            <text:p>780</text:p>
          </table:table-cell>
          <table:table-cell office:value-type="string" table:style-name="ce39">
            <text:p>INTI SAROJINI</text:p>
          </table:table-cell>
          <table:table-cell table:style-name="ce39"/>
          <table:table-cell office:value-type="string" table:style-name="ce45">
            <text:p>273660001203</text:p>
          </table:table-cell>
          <table:table-cell office:value-type="float" office:value="7330818322" table:style-name="ce46">
            <text:p>733081832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1" table:style-name="ce23">
            <text:p>781</text:p>
          </table:table-cell>
          <table:table-cell office:value-type="string" table:style-name="ce39">
            <text:p>YARAPU MANGA</text:p>
          </table:table-cell>
          <table:table-cell table:style-name="ce39"/>
          <table:table-cell office:value-type="string" table:style-name="ce45">
            <text:p>257789239010</text:p>
          </table:table-cell>
          <table:table-cell office:value-type="float" office:value="7382007565" table:style-name="ce46">
            <text:p>73820075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2" table:style-name="ce23">
            <text:p>782</text:p>
          </table:table-cell>
          <table:table-cell office:value-type="string" table:style-name="ce39">
            <text:p>YARAPU LAKSHMI</text:p>
          </table:table-cell>
          <table:table-cell table:style-name="ce39"/>
          <table:table-cell office:value-type="string" table:style-name="ce45">
            <text:p>541647845838</text:p>
          </table:table-cell>
          <table:table-cell office:value-type="float" office:value="7032184299" table:style-name="ce46">
            <text:p>703218429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3" table:style-name="ce23">
            <text:p>783</text:p>
          </table:table-cell>
          <table:table-cell office:value-type="string" table:style-name="ce39">
            <text:p>BARA MODAMMA</text:p>
          </table:table-cell>
          <table:table-cell table:style-name="ce39"/>
          <table:table-cell office:value-type="string" table:style-name="ce45">
            <text:p>958255070866</text:p>
          </table:table-cell>
          <table:table-cell office:value-type="float" office:value="9666374026" table:style-name="ce46">
            <text:p>966637402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4" table:style-name="ce23">
            <text:p>784</text:p>
          </table:table-cell>
          <table:table-cell office:value-type="string" table:style-name="ce39">
            <text:p>YARAPU APPALANARASAMMA</text:p>
          </table:table-cell>
          <table:table-cell table:style-name="ce39"/>
          <table:table-cell office:value-type="string" table:style-name="ce45">
            <text:p>628761459975</text:p>
          </table:table-cell>
          <table:table-cell office:value-type="float" office:value="7893043648" table:style-name="ce46">
            <text:p>789304364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5" table:style-name="ce23">
            <text:p>785</text:p>
          </table:table-cell>
          <table:table-cell office:value-type="string" table:style-name="ce39">
            <text:p>YARARAPU NOOKARATNAM</text:p>
          </table:table-cell>
          <table:table-cell table:style-name="ce39"/>
          <table:table-cell office:value-type="string" table:style-name="ce45">
            <text:p>826700758604</text:p>
          </table:table-cell>
          <table:table-cell office:value-type="float" office:value="9494756901" table:style-name="ce46">
            <text:p>94947569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6" table:style-name="ce23">
            <text:p>786</text:p>
          </table:table-cell>
          <table:table-cell office:value-type="string" table:style-name="ce39">
            <text:p>GUDE SIMHACHALAM</text:p>
          </table:table-cell>
          <table:table-cell table:style-name="ce39"/>
          <table:table-cell office:value-type="string" table:style-name="ce45">
            <text:p>664444726936</text:p>
          </table:table-cell>
          <table:table-cell office:value-type="float" office:value="9177586162" table:style-name="ce46">
            <text:p>917758616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7" table:style-name="ce23">
            <text:p>787</text:p>
          </table:table-cell>
          <table:table-cell office:value-type="string" table:style-name="ce39">
            <text:p>INTI RAMU</text:p>
          </table:table-cell>
          <table:table-cell table:style-name="ce39"/>
          <table:table-cell office:value-type="string" table:style-name="ce45">
            <text:p>204436226690</text:p>
          </table:table-cell>
          <table:table-cell office:value-type="float" office:value="7670845212" table:style-name="ce46">
            <text:p>767084521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8" table:style-name="ce23">
            <text:p>788</text:p>
          </table:table-cell>
          <table:table-cell office:value-type="string" table:style-name="ce39">
            <text:p>GUDE LAKSHMI</text:p>
          </table:table-cell>
          <table:table-cell table:style-name="ce39"/>
          <table:table-cell office:value-type="string" table:style-name="ce45">
            <text:p>377814942603</text:p>
          </table:table-cell>
          <table:table-cell office:value-type="float" office:value="9603192203" table:style-name="ce46">
            <text:p>960319220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89" table:style-name="ce23">
            <text:p>789</text:p>
          </table:table-cell>
          <table:table-cell office:value-type="string" table:style-name="ce39">
            <text:p>GUDE SANYASAMMA</text:p>
          </table:table-cell>
          <table:table-cell table:style-name="ce39"/>
          <table:table-cell office:value-type="string" table:style-name="ce45">
            <text:p>642984483726</text:p>
          </table:table-cell>
          <table:table-cell office:value-type="float" office:value="8985374982" table:style-name="ce46">
            <text:p>898537498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0" table:style-name="ce23">
            <text:p>790</text:p>
          </table:table-cell>
          <table:table-cell office:value-type="string" table:style-name="ce39">
            <text:p>TURAI GANGA</text:p>
          </table:table-cell>
          <table:table-cell table:style-name="ce39"/>
          <table:table-cell office:value-type="string" table:style-name="ce45">
            <text:p>215661897796</text:p>
          </table:table-cell>
          <table:table-cell office:value-type="float" office:value="9666435037" table:style-name="ce46">
            <text:p>966643503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1" table:style-name="ce23">
            <text:p>791</text:p>
          </table:table-cell>
          <table:table-cell office:value-type="string" table:style-name="ce39">
            <text:p>AAKETI RAJULAMMA</text:p>
          </table:table-cell>
          <table:table-cell table:style-name="ce39"/>
          <table:table-cell office:value-type="string" table:style-name="ce45">
            <text:p>354092356776</text:p>
          </table:table-cell>
          <table:table-cell office:value-type="float" office:value="9440233782" table:style-name="ce46">
            <text:p>944023378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2" table:style-name="ce23">
            <text:p>792</text:p>
          </table:table-cell>
          <table:table-cell office:value-type="string" table:style-name="ce39">
            <text:p>GUDE RAMANAMMA</text:p>
          </table:table-cell>
          <table:table-cell table:style-name="ce39"/>
          <table:table-cell office:value-type="string" table:style-name="ce45">
            <text:p>298569603910</text:p>
          </table:table-cell>
          <table:table-cell office:value-type="float" office:value="9701202394" table:style-name="ce46">
            <text:p>970120239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3" table:style-name="ce23">
            <text:p>793</text:p>
          </table:table-cell>
          <table:table-cell office:value-type="string" table:style-name="ce39">
            <text:p>GUDE LAKSHMI</text:p>
          </table:table-cell>
          <table:table-cell table:style-name="ce39"/>
          <table:table-cell office:value-type="string" table:style-name="ce45">
            <text:p>776894827082</text:p>
          </table:table-cell>
          <table:table-cell office:value-type="float" office:value="9704994145" table:style-name="ce46">
            <text:p>970499414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4" table:style-name="ce23">
            <text:p>794</text:p>
          </table:table-cell>
          <table:table-cell office:value-type="string" table:style-name="ce39">
            <text:p>BERA MADHAVI</text:p>
          </table:table-cell>
          <table:table-cell table:style-name="ce39"/>
          <table:table-cell office:value-type="string" table:style-name="ce45">
            <text:p>598072407119</text:p>
          </table:table-cell>
          <table:table-cell office:value-type="float" office:value="9553507207" table:style-name="ce46">
            <text:p>955350720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5" table:style-name="ce23">
            <text:p>795</text:p>
          </table:table-cell>
          <table:table-cell office:value-type="string" table:style-name="ce39">
            <text:p>BERA PARVATHI</text:p>
          </table:table-cell>
          <table:table-cell table:style-name="ce39"/>
          <table:table-cell office:value-type="string" table:style-name="ce45">
            <text:p>520533306379</text:p>
          </table:table-cell>
          <table:table-cell office:value-type="float" office:value="9553507207" table:style-name="ce46">
            <text:p>955350720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6" table:style-name="ce23">
            <text:p>796</text:p>
          </table:table-cell>
          <table:table-cell office:value-type="string" table:style-name="ce39">
            <text:p>INTI NAGAMI</text:p>
          </table:table-cell>
          <table:table-cell table:style-name="ce39"/>
          <table:table-cell office:value-type="string" table:style-name="ce45">
            <text:p>684971719466</text:p>
          </table:table-cell>
          <table:table-cell office:value-type="float" office:value="8179831202" table:style-name="ce46">
            <text:p>817983120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7" table:style-name="ce23">
            <text:p>797</text:p>
          </table:table-cell>
          <table:table-cell office:value-type="string" table:style-name="ce39">
            <text:p>BERA SEETHA</text:p>
          </table:table-cell>
          <table:table-cell table:style-name="ce39"/>
          <table:table-cell office:value-type="string" table:style-name="ce45">
            <text:p>829510548478</text:p>
          </table:table-cell>
          <table:table-cell office:value-type="float" office:value="9491938090" table:style-name="ce46">
            <text:p>949193809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8" table:style-name="ce23">
            <text:p>798</text:p>
          </table:table-cell>
          <table:table-cell office:value-type="string" table:style-name="ce39">
            <text:p>BERA LAKSHMI</text:p>
          </table:table-cell>
          <table:table-cell table:style-name="ce39"/>
          <table:table-cell office:value-type="string" table:style-name="ce45">
            <text:p>776723168908</text:p>
          </table:table-cell>
          <table:table-cell office:value-type="float" office:value="9676972769" table:style-name="ce46">
            <text:p>967697276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799" table:style-name="ce23">
            <text:p>799</text:p>
          </table:table-cell>
          <table:table-cell office:value-type="string" table:style-name="ce39">
            <text:p>YARAPU NAGALAKSHMI</text:p>
          </table:table-cell>
          <table:table-cell table:style-name="ce39"/>
          <table:table-cell office:value-type="string" table:style-name="ce45">
            <text:p>800189881470</text:p>
          </table:table-cell>
          <table:table-cell office:value-type="float" office:value="9908869052" table:style-name="ce46">
            <text:p>990886905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0" table:style-name="ce23">
            <text:p>800</text:p>
          </table:table-cell>
          <table:table-cell office:value-type="string" table:style-name="ce39">
            <text:p>YARAPU APPALANARASA</text:p>
          </table:table-cell>
          <table:table-cell table:style-name="ce39"/>
          <table:table-cell office:value-type="string" table:style-name="ce45">
            <text:p>451956051457</text:p>
          </table:table-cell>
          <table:table-cell office:value-type="float" office:value="998980068" table:style-name="ce46">
            <text:p>9989800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1" table:style-name="ce23">
            <text:p>801</text:p>
          </table:table-cell>
          <table:table-cell office:value-type="string" table:style-name="ce39">
            <text:p>YARAPU BANGARAMMA</text:p>
          </table:table-cell>
          <table:table-cell table:style-name="ce39"/>
          <table:table-cell office:value-type="string" table:style-name="ce45">
            <text:p>967895197003</text:p>
          </table:table-cell>
          <table:table-cell office:value-type="float" office:value="9949069468" table:style-name="ce46">
            <text:p>99490694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2" table:style-name="ce23">
            <text:p>802</text:p>
          </table:table-cell>
          <table:table-cell office:value-type="string" table:style-name="ce39">
            <text:p>INTI PERAMMA</text:p>
          </table:table-cell>
          <table:table-cell table:style-name="ce39"/>
          <table:table-cell office:value-type="string" table:style-name="ce45">
            <text:p>669511545498</text:p>
          </table:table-cell>
          <table:table-cell office:value-type="float" office:value="8331848515" table:style-name="ce46">
            <text:p>833184851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3" table:style-name="ce23">
            <text:p>803</text:p>
          </table:table-cell>
          <table:table-cell office:value-type="string" table:style-name="ce39">
            <text:p>BERA DEVUDAMMA</text:p>
          </table:table-cell>
          <table:table-cell table:style-name="ce39"/>
          <table:table-cell office:value-type="string" table:style-name="ce45">
            <text:p>965412674129</text:p>
          </table:table-cell>
          <table:table-cell office:value-type="float" office:value="9959401804" table:style-name="ce46">
            <text:p>995940180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4" table:style-name="ce23">
            <text:p>804</text:p>
          </table:table-cell>
          <table:table-cell office:value-type="string" table:style-name="ce39">
            <text:p>SINGIDI RAJESWARI</text:p>
          </table:table-cell>
          <table:table-cell table:style-name="ce39"/>
          <table:table-cell office:value-type="string" table:style-name="ce45">
            <text:p>365681566963</text:p>
          </table:table-cell>
          <table:table-cell office:value-type="float" office:value="9505812644" table:style-name="ce46">
            <text:p>950581264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5" table:style-name="ce23">
            <text:p>805</text:p>
          </table:table-cell>
          <table:table-cell office:value-type="string" table:style-name="ce39">
            <text:p>INTI ESWARAMMA</text:p>
          </table:table-cell>
          <table:table-cell table:style-name="ce39"/>
          <table:table-cell office:value-type="string" table:style-name="ce45">
            <text:p>343671971322</text:p>
          </table:table-cell>
          <table:table-cell office:value-type="float" office:value="9849988587" table:style-name="ce46">
            <text:p>984998858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6" table:style-name="ce23">
            <text:p>806</text:p>
          </table:table-cell>
          <table:table-cell office:value-type="string" table:style-name="ce39">
            <text:p>GUDE MADHAVI</text:p>
          </table:table-cell>
          <table:table-cell table:style-name="ce39"/>
          <table:table-cell office:value-type="string" table:style-name="ce45">
            <text:p>609211595637</text:p>
          </table:table-cell>
          <table:table-cell office:value-type="float" office:value="9491553085" table:style-name="ce46">
            <text:p>949155308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7" table:style-name="ce23">
            <text:p>807</text:p>
          </table:table-cell>
          <table:table-cell office:value-type="string" table:style-name="ce39">
            <text:p>GUDE VARALAKSHMI</text:p>
          </table:table-cell>
          <table:table-cell table:style-name="ce39"/>
          <table:table-cell office:value-type="string" table:style-name="ce45">
            <text:p>609211595637</text:p>
          </table:table-cell>
          <table:table-cell office:value-type="float" office:value="9491553085" table:style-name="ce46">
            <text:p>949155308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8" table:style-name="ce23">
            <text:p>808</text:p>
          </table:table-cell>
          <table:table-cell office:value-type="string" table:style-name="ce39">
            <text:p>AABOTHU SATYAVATHI</text:p>
          </table:table-cell>
          <table:table-cell table:style-name="ce39"/>
          <table:table-cell office:value-type="string" table:style-name="ce45">
            <text:p>845070358883</text:p>
          </table:table-cell>
          <table:table-cell office:value-type="float" office:value="9542258756" table:style-name="ce46">
            <text:p>954225875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09" table:style-name="ce23">
            <text:p>809</text:p>
          </table:table-cell>
          <table:table-cell office:value-type="string" table:style-name="ce39">
            <text:p>INTI CHILAKAMMA</text:p>
          </table:table-cell>
          <table:table-cell table:style-name="ce39"/>
          <table:table-cell office:value-type="string" table:style-name="ce45">
            <text:p>890425333372</text:p>
          </table:table-cell>
          <table:table-cell office:value-type="float" office:value="9701856373" table:style-name="ce46">
            <text:p>970185637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0" table:style-name="ce23">
            <text:p>810</text:p>
          </table:table-cell>
          <table:table-cell office:value-type="string" table:style-name="ce39">
            <text:p>GUDE ESWARAMMA</text:p>
          </table:table-cell>
          <table:table-cell table:style-name="ce39"/>
          <table:table-cell office:value-type="string" table:style-name="ce45">
            <text:p>225068318098</text:p>
          </table:table-cell>
          <table:table-cell office:value-type="float" office:value="9959905501" table:style-name="ce46">
            <text:p>99599055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1" table:style-name="ce23">
            <text:p>811</text:p>
          </table:table-cell>
          <table:table-cell office:value-type="string" table:style-name="ce39">
            <text:p>YERARAPU APPARAO</text:p>
          </table:table-cell>
          <table:table-cell table:style-name="ce39"/>
          <table:table-cell office:value-type="string" table:style-name="ce45">
            <text:p>297547672721</text:p>
          </table:table-cell>
          <table:table-cell office:value-type="float" office:value="8790647442" table:style-name="ce46">
            <text:p>879064744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2" table:style-name="ce23">
            <text:p>812</text:p>
          </table:table-cell>
          <table:table-cell office:value-type="string" table:style-name="ce39">
            <text:p>BERA ARUNA</text:p>
          </table:table-cell>
          <table:table-cell table:style-name="ce39"/>
          <table:table-cell office:value-type="string" table:style-name="ce45">
            <text:p>856324570834</text:p>
          </table:table-cell>
          <table:table-cell office:value-type="float" office:value="9490756938" table:style-name="ce46">
            <text:p>949075693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3" table:style-name="ce23">
            <text:p>813</text:p>
          </table:table-cell>
          <table:table-cell office:value-type="string" table:style-name="ce39">
            <text:p>YERRAPU KRISHNAMMA</text:p>
          </table:table-cell>
          <table:table-cell table:style-name="ce39"/>
          <table:table-cell office:value-type="string" table:style-name="ce45">
            <text:p>997770676125</text:p>
          </table:table-cell>
          <table:table-cell office:value-type="float" office:value="9701021468" table:style-name="ce46">
            <text:p>97010214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4" table:style-name="ce23">
            <text:p>814</text:p>
          </table:table-cell>
          <table:table-cell office:value-type="string" table:style-name="ce39">
            <text:p>BERA GAJALAKSHMI</text:p>
          </table:table-cell>
          <table:table-cell table:style-name="ce39"/>
          <table:table-cell office:value-type="string" table:style-name="ce45">
            <text:p>451795573557</text:p>
          </table:table-cell>
          <table:table-cell office:value-type="float" office:value="8897047496" table:style-name="ce46">
            <text:p>88970474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5" table:style-name="ce23">
            <text:p>815</text:p>
          </table:table-cell>
          <table:table-cell office:value-type="string" table:style-name="ce39">
            <text:p>BERA VENKALAKSHMI</text:p>
          </table:table-cell>
          <table:table-cell table:style-name="ce39"/>
          <table:table-cell office:value-type="string" table:style-name="ce45">
            <text:p>494137212049</text:p>
          </table:table-cell>
          <table:table-cell office:value-type="float" office:value="8897047496" table:style-name="ce46">
            <text:p>88970474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6" table:style-name="ce23">
            <text:p>816</text:p>
          </table:table-cell>
          <table:table-cell office:value-type="string" table:style-name="ce39">
            <text:p>AABOTHU SBHAVANI</text:p>
          </table:table-cell>
          <table:table-cell table:style-name="ce39"/>
          <table:table-cell office:value-type="string" table:style-name="ce45">
            <text:p>873567836607</text:p>
          </table:table-cell>
          <table:table-cell office:value-type="float" office:value="8374309152" table:style-name="ce46">
            <text:p>837430915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7" table:style-name="ce23">
            <text:p>817</text:p>
          </table:table-cell>
          <table:table-cell office:value-type="string" table:style-name="ce39">
            <text:p>INTI CHANDRAKALA</text:p>
          </table:table-cell>
          <table:table-cell table:style-name="ce39"/>
          <table:table-cell office:value-type="string" table:style-name="ce45">
            <text:p>818758245888</text:p>
          </table:table-cell>
          <table:table-cell office:value-type="float" office:value="7287943065" table:style-name="ce46">
            <text:p>72879430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8" table:style-name="ce23">
            <text:p>818</text:p>
          </table:table-cell>
          <table:table-cell office:value-type="string" table:style-name="ce39">
            <text:p>INTI CHANDRAMMA</text:p>
          </table:table-cell>
          <table:table-cell table:style-name="ce39"/>
          <table:table-cell office:value-type="string" table:style-name="ce45">
            <text:p>940283768589</text:p>
          </table:table-cell>
          <table:table-cell office:value-type="float" office:value="9908210165" table:style-name="ce46">
            <text:p>99082101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19" table:style-name="ce23">
            <text:p>819</text:p>
          </table:table-cell>
          <table:table-cell office:value-type="string" table:style-name="ce39">
            <text:p>BERA GUNAVATHI</text:p>
          </table:table-cell>
          <table:table-cell table:style-name="ce39"/>
          <table:table-cell office:value-type="string" table:style-name="ce45">
            <text:p>452525111358</text:p>
          </table:table-cell>
          <table:table-cell office:value-type="float" office:value="9908869054" table:style-name="ce46">
            <text:p>990886905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0" table:style-name="ce23">
            <text:p>820</text:p>
          </table:table-cell>
          <table:table-cell office:value-type="string" table:style-name="ce39">
            <text:p>INTI CHINNARI</text:p>
          </table:table-cell>
          <table:table-cell table:style-name="ce39"/>
          <table:table-cell office:value-type="string" table:style-name="ce45">
            <text:p>660351459791</text:p>
          </table:table-cell>
          <table:table-cell office:value-type="float" office:value="9849230772" table:style-name="ce46">
            <text:p>984923077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1" table:style-name="ce23">
            <text:p>821</text:p>
          </table:table-cell>
          <table:table-cell office:value-type="string" table:style-name="ce39">
            <text:p>INTI KONDATHALLI</text:p>
          </table:table-cell>
          <table:table-cell table:style-name="ce39"/>
          <table:table-cell office:value-type="string" table:style-name="ce45">
            <text:p>996850312249</text:p>
          </table:table-cell>
          <table:table-cell office:value-type="float" office:value="9581106703" table:style-name="ce46">
            <text:p>958110670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2" table:style-name="ce23">
            <text:p>822</text:p>
          </table:table-cell>
          <table:table-cell office:value-type="string" table:style-name="ce39">
            <text:p>AABOTHU SANTHOSI</text:p>
          </table:table-cell>
          <table:table-cell table:style-name="ce39"/>
          <table:table-cell office:value-type="string" table:style-name="ce45">
            <text:p>971904199857</text:p>
          </table:table-cell>
          <table:table-cell office:value-type="float" office:value="7036148545" table:style-name="ce46">
            <text:p>703614854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3" table:style-name="ce23">
            <text:p>823</text:p>
          </table:table-cell>
          <table:table-cell office:value-type="string" table:style-name="ce39">
            <text:p>INTI VENKATARATNAM</text:p>
          </table:table-cell>
          <table:table-cell table:style-name="ce39"/>
          <table:table-cell office:value-type="string" table:style-name="ce45">
            <text:p>211975185120</text:p>
          </table:table-cell>
          <table:table-cell office:value-type="float" office:value="8179317426" table:style-name="ce46">
            <text:p>817931742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4" table:style-name="ce23">
            <text:p>824</text:p>
          </table:table-cell>
          <table:table-cell office:value-type="string" table:style-name="ce39">
            <text:p>BERA SAVITHRI</text:p>
          </table:table-cell>
          <table:table-cell table:style-name="ce39"/>
          <table:table-cell office:value-type="string" table:style-name="ce45">
            <text:p>276335425265</text:p>
          </table:table-cell>
          <table:table-cell office:value-type="float" office:value="8179317426" table:style-name="ce46">
            <text:p>817931742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5" table:style-name="ce23">
            <text:p>825</text:p>
          </table:table-cell>
          <table:table-cell office:value-type="string" table:style-name="ce39">
            <text:p>BERA LOVATHALLI</text:p>
          </table:table-cell>
          <table:table-cell table:style-name="ce39"/>
          <table:table-cell office:value-type="string" table:style-name="ce45">
            <text:p>985224525142</text:p>
          </table:table-cell>
          <table:table-cell office:value-type="float" office:value="9866039689" table:style-name="ce46">
            <text:p>986603968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kot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9" table:style-name="ce25">
            <text:p>9</text:p>
          </table:table-cell>
          <table:table-cell office:value-type="string" table:style-name="ce23">
            <text:p>SRI SIMHADRI APPANNA FISHERWOMEN COOP. SOCIETY,RONGALNAIDUPALEM VILLAGE, K. KODAPADU MANDAL, REGD. NO. 116</text:p>
          </table:table-cell>
          <table:table-cell office:value-type="string" table:style-name="ce23">
            <text:p>Member</text:p>
          </table:table-cell>
          <table:table-cell office:value-type="float" office:value="826" table:style-name="ce23">
            <text:p>826</text:p>
          </table:table-cell>
          <table:table-cell office:value-type="string" table:style-name="ce39">
            <text:p>YERARAPU ESWARAMMA</text:p>
          </table:table-cell>
          <table:table-cell table:style-name="ce39"/>
          <table:table-cell office:value-type="string" table:style-name="ce45">
            <text:p>993302522257</text:p>
          </table:table-cell>
          <table:table-cell office:value-type="float" office:value="7095733953" table:style-name="ce46">
            <text:p>70957339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27" table:style-name="ce23">
            <text:p>827</text:p>
          </table:table-cell>
          <table:table-cell office:value-type="string" table:style-name="ce26">
            <text:p>BERA MANIKANTA PAVAN</text:p>
          </table:table-cell>
          <table:table-cell table:style-name="ce26"/>
          <table:table-cell office:value-type="string" table:style-name="ce27">
            <text:p>83709432837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28" table:style-name="ce23">
            <text:p>828</text:p>
          </table:table-cell>
          <table:table-cell office:value-type="string" table:style-name="ce26">
            <text:p>INTI PARADESH</text:p>
          </table:table-cell>
          <table:table-cell table:style-name="ce26"/>
          <table:table-cell office:value-type="string" table:style-name="ce27">
            <text:p>54506203416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29" table:style-name="ce23">
            <text:p>829</text:p>
          </table:table-cell>
          <table:table-cell office:value-type="string" table:style-name="ce26">
            <text:p>DULAI ATCHIBABU</text:p>
          </table:table-cell>
          <table:table-cell table:style-name="ce26"/>
          <table:table-cell office:value-type="string" table:style-name="ce27">
            <text:p>73807714668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0" table:style-name="ce23">
            <text:p>830</text:p>
          </table:table-cell>
          <table:table-cell office:value-type="string" table:style-name="ce26">
            <text:p>INTI SATYARAO</text:p>
          </table:table-cell>
          <table:table-cell table:style-name="ce26"/>
          <table:table-cell office:value-type="string" table:style-name="ce27">
            <text:p>97095187943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1" table:style-name="ce23">
            <text:p>831</text:p>
          </table:table-cell>
          <table:table-cell office:value-type="string" table:style-name="ce26">
            <text:p>INTI VENKATA RAO</text:p>
          </table:table-cell>
          <table:table-cell table:style-name="ce26"/>
          <table:table-cell office:value-type="string" table:style-name="ce27">
            <text:p>43289037889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2" table:style-name="ce23">
            <text:p>832</text:p>
          </table:table-cell>
          <table:table-cell office:value-type="string" table:style-name="ce26">
            <text:p>KASIMKOTA KOTI</text:p>
          </table:table-cell>
          <table:table-cell table:style-name="ce26"/>
          <table:table-cell office:value-type="string" table:style-name="ce27">
            <text:p>7607009855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3" table:style-name="ce23">
            <text:p>833</text:p>
          </table:table-cell>
          <table:table-cell office:value-type="string" table:style-name="ce26">
            <text:p>KASIMKOTA RAMU</text:p>
          </table:table-cell>
          <table:table-cell table:style-name="ce26"/>
          <table:table-cell office:value-type="string" table:style-name="ce27">
            <text:p>40137129527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4" table:style-name="ce23">
            <text:p>834</text:p>
          </table:table-cell>
          <table:table-cell office:value-type="string" table:style-name="ce26">
            <text:p>JANA SAMBAMURTHY</text:p>
          </table:table-cell>
          <table:table-cell table:style-name="ce26"/>
          <table:table-cell office:value-type="string" table:style-name="ce27">
            <text:p>37942227452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5" table:style-name="ce23">
            <text:p>835</text:p>
          </table:table-cell>
          <table:table-cell office:value-type="string" table:style-name="ce26">
            <text:p>JANA BHUSANAM</text:p>
          </table:table-cell>
          <table:table-cell table:style-name="ce26"/>
          <table:table-cell office:value-type="string" table:style-name="ce27">
            <text:p>31138438251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6" table:style-name="ce23">
            <text:p>836</text:p>
          </table:table-cell>
          <table:table-cell office:value-type="string" table:style-name="ce26">
            <text:p>AABOTHU SATYA RAO</text:p>
          </table:table-cell>
          <table:table-cell table:style-name="ce26"/>
          <table:table-cell office:value-type="string" table:style-name="ce27">
            <text:p>46096966183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7" table:style-name="ce23">
            <text:p>837</text:p>
          </table:table-cell>
          <table:table-cell office:value-type="string" table:style-name="ce26">
            <text:p>INTI VEERABABU</text:p>
          </table:table-cell>
          <table:table-cell table:style-name="ce26"/>
          <table:table-cell office:value-type="string" table:style-name="ce27">
            <text:p>44938804601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8" table:style-name="ce23">
            <text:p>838</text:p>
          </table:table-cell>
          <table:table-cell office:value-type="string" table:style-name="ce26">
            <text:p>INTI MOHAN</text:p>
          </table:table-cell>
          <table:table-cell table:style-name="ce26"/>
          <table:table-cell office:value-type="string" table:style-name="ce27">
            <text:p>76036747138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39" table:style-name="ce23">
            <text:p>839</text:p>
          </table:table-cell>
          <table:table-cell office:value-type="string" table:style-name="ce26">
            <text:p>BERA KONDABABU</text:p>
          </table:table-cell>
          <table:table-cell table:style-name="ce26"/>
          <table:table-cell office:value-type="string" table:style-name="ce27">
            <text:p>24315365602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0" table:style-name="ce23">
            <text:p>840</text:p>
          </table:table-cell>
          <table:table-cell office:value-type="string" table:style-name="ce26">
            <text:p>JANA TATARAO</text:p>
          </table:table-cell>
          <table:table-cell table:style-name="ce26"/>
          <table:table-cell office:value-type="string" table:style-name="ce27">
            <text:p>82923233771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1" table:style-name="ce23">
            <text:p>841</text:p>
          </table:table-cell>
          <table:table-cell office:value-type="string" table:style-name="ce26">
            <text:p>THURAYI RAMATULASI</text:p>
          </table:table-cell>
          <table:table-cell table:style-name="ce26"/>
          <table:table-cell office:value-type="string" table:style-name="ce27">
            <text:p>478890138895</text:p>
          </table:table-cell>
          <table:table-cell office:value-type="float" office:value="9963974533" table:style-name="ce28">
            <text:p>99639745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2" table:style-name="ce23">
            <text:p>842</text:p>
          </table:table-cell>
          <table:table-cell office:value-type="string" table:style-name="ce26">
            <text:p>BERA RAJU</text:p>
          </table:table-cell>
          <table:table-cell table:style-name="ce26"/>
          <table:table-cell office:value-type="string" table:style-name="ce27">
            <text:p>89699772011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3" table:style-name="ce23">
            <text:p>843</text:p>
          </table:table-cell>
          <table:table-cell office:value-type="string" table:style-name="ce26">
            <text:p>BERA VENKATA RAO</text:p>
          </table:table-cell>
          <table:table-cell table:style-name="ce26"/>
          <table:table-cell office:value-type="string" table:style-name="ce27">
            <text:p>27356551903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4" table:style-name="ce23">
            <text:p>844</text:p>
          </table:table-cell>
          <table:table-cell office:value-type="string" table:style-name="ce26">
            <text:p>INTI SATHIBABU</text:p>
          </table:table-cell>
          <table:table-cell table:style-name="ce26"/>
          <table:table-cell office:value-type="string" table:style-name="ce27">
            <text:p>61695449831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5" table:style-name="ce23">
            <text:p>845</text:p>
          </table:table-cell>
          <table:table-cell office:value-type="string" table:style-name="ce26">
            <text:p>THURAYI BHASKARA RAO</text:p>
          </table:table-cell>
          <table:table-cell table:style-name="ce26"/>
          <table:table-cell office:value-type="string" table:style-name="ce27">
            <text:p>59615616464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6" table:style-name="ce23">
            <text:p>846</text:p>
          </table:table-cell>
          <table:table-cell office:value-type="string" table:style-name="ce26">
            <text:p>THURAYI APPARAO</text:p>
          </table:table-cell>
          <table:table-cell table:style-name="ce26"/>
          <table:table-cell office:value-type="string" table:style-name="ce27">
            <text:p>897750389023</text:p>
          </table:table-cell>
          <table:table-cell office:value-type="float" office:value="9963974533" table:style-name="ce28">
            <text:p>99639745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7" table:style-name="ce23">
            <text:p>847</text:p>
          </table:table-cell>
          <table:table-cell office:value-type="string" table:style-name="ce26">
            <text:p>INTI SANKAR RAO</text:p>
          </table:table-cell>
          <table:table-cell table:style-name="ce26"/>
          <table:table-cell office:value-type="string" table:style-name="ce27">
            <text:p>44480416137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8" table:style-name="ce23">
            <text:p>848</text:p>
          </table:table-cell>
          <table:table-cell office:value-type="string" table:style-name="ce26">
            <text:p>INTI SATISH</text:p>
          </table:table-cell>
          <table:table-cell table:style-name="ce26"/>
          <table:table-cell office:value-type="string" table:style-name="ce27">
            <text:p>398805708475</text:p>
          </table:table-cell>
          <table:table-cell office:value-type="float" office:value="9052175520" table:style-name="ce28">
            <text:p>905217552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49" table:style-name="ce23">
            <text:p>849</text:p>
          </table:table-cell>
          <table:table-cell office:value-type="string" table:style-name="ce26">
            <text:p>VAMBORILLI GOVIND</text:p>
          </table:table-cell>
          <table:table-cell table:style-name="ce26"/>
          <table:table-cell office:value-type="string" table:style-name="ce27">
            <text:p>65643503516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0" table:style-name="ce23">
            <text:p>850</text:p>
          </table:table-cell>
          <table:table-cell office:value-type="string" table:style-name="ce26">
            <text:p>INTI VENUGOPAL</text:p>
          </table:table-cell>
          <table:table-cell table:style-name="ce26"/>
          <table:table-cell office:value-type="string" table:style-name="ce27">
            <text:p>607629684963</text:p>
          </table:table-cell>
          <table:table-cell office:value-type="float" office:value="9502079379" table:style-name="ce28">
            <text:p>950207937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1" table:style-name="ce23">
            <text:p>851</text:p>
          </table:table-cell>
          <table:table-cell office:value-type="string" table:style-name="ce26">
            <text:p>ABOTHULA GOPI</text:p>
          </table:table-cell>
          <table:table-cell table:style-name="ce26"/>
          <table:table-cell office:value-type="string" table:style-name="ce27">
            <text:p>56424082372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2" table:style-name="ce23">
            <text:p>852</text:p>
          </table:table-cell>
          <table:table-cell office:value-type="string" table:style-name="ce26">
            <text:p>INTI RAVI</text:p>
          </table:table-cell>
          <table:table-cell table:style-name="ce26"/>
          <table:table-cell office:value-type="string" table:style-name="ce27">
            <text:p>5388360071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3" table:style-name="ce23">
            <text:p>853</text:p>
          </table:table-cell>
          <table:table-cell office:value-type="string" table:style-name="ce26">
            <text:p>INTI SURIBABU</text:p>
          </table:table-cell>
          <table:table-cell table:style-name="ce26"/>
          <table:table-cell office:value-type="string" table:style-name="ce27">
            <text:p>44000051047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4" table:style-name="ce23">
            <text:p>854</text:p>
          </table:table-cell>
          <table:table-cell office:value-type="string" table:style-name="ce26">
            <text:p>ABOTHULA TATARAO</text:p>
          </table:table-cell>
          <table:table-cell table:style-name="ce26"/>
          <table:table-cell office:value-type="string" table:style-name="ce27">
            <text:p>512828173619</text:p>
          </table:table-cell>
          <table:table-cell office:value-type="float" office:value="9866599454" table:style-name="ce28">
            <text:p>98665994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5" table:style-name="ce23">
            <text:p>855</text:p>
          </table:table-cell>
          <table:table-cell office:value-type="string" table:style-name="ce26">
            <text:p>GUDA RAMU</text:p>
          </table:table-cell>
          <table:table-cell table:style-name="ce26"/>
          <table:table-cell office:value-type="string" table:style-name="ce27">
            <text:p>804469913104</text:p>
          </table:table-cell>
          <table:table-cell office:value-type="float" office:value="7893978300" table:style-name="ce28">
            <text:p>78939783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6" table:style-name="ce23">
            <text:p>856</text:p>
          </table:table-cell>
          <table:table-cell office:value-type="string" table:style-name="ce26">
            <text:p>INTI JAGAN MOHAN</text:p>
          </table:table-cell>
          <table:table-cell table:style-name="ce26"/>
          <table:table-cell office:value-type="string" table:style-name="ce27">
            <text:p>24709621954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7" table:style-name="ce23">
            <text:p>857</text:p>
          </table:table-cell>
          <table:table-cell office:value-type="string" table:style-name="ce26">
            <text:p>GUDE VENKATA RAMANA</text:p>
          </table:table-cell>
          <table:table-cell table:style-name="ce26"/>
          <table:table-cell office:value-type="string" table:style-name="ce27">
            <text:p>84448674639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8" table:style-name="ce23">
            <text:p>858</text:p>
          </table:table-cell>
          <table:table-cell office:value-type="string" table:style-name="ce26">
            <text:p>AABOTHU RAMANA</text:p>
          </table:table-cell>
          <table:table-cell table:style-name="ce26"/>
          <table:table-cell office:value-type="string" table:style-name="ce27">
            <text:p>78377068976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59" table:style-name="ce23">
            <text:p>859</text:p>
          </table:table-cell>
          <table:table-cell office:value-type="string" table:style-name="ce26">
            <text:p>GUDE GANESH</text:p>
          </table:table-cell>
          <table:table-cell table:style-name="ce26"/>
          <table:table-cell office:value-type="string" table:style-name="ce27">
            <text:p>323117695391</text:p>
          </table:table-cell>
          <table:table-cell office:value-type="float" office:value="7893978300" table:style-name="ce28">
            <text:p>789397830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0" table:style-name="ce23">
            <text:p>860</text:p>
          </table:table-cell>
          <table:table-cell office:value-type="string" table:style-name="ce26">
            <text:p>GUDE SRINU</text:p>
          </table:table-cell>
          <table:table-cell table:style-name="ce26"/>
          <table:table-cell office:value-type="string" table:style-name="ce27">
            <text:p>263223243045</text:p>
          </table:table-cell>
          <table:table-cell office:value-type="float" office:value="9000428495" table:style-name="ce28">
            <text:p>90004284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1" table:style-name="ce23">
            <text:p>861</text:p>
          </table:table-cell>
          <table:table-cell office:value-type="string" table:style-name="ce26">
            <text:p>GUDE RAMAKRISHNA</text:p>
          </table:table-cell>
          <table:table-cell table:style-name="ce26"/>
          <table:table-cell office:value-type="string" table:style-name="ce27">
            <text:p>490593265112</text:p>
          </table:table-cell>
          <table:table-cell office:value-type="float" office:value="9000428495" table:style-name="ce28">
            <text:p>900042849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2" table:style-name="ce23">
            <text:p>862</text:p>
          </table:table-cell>
          <table:table-cell office:value-type="string" table:style-name="ce26">
            <text:p>INTI PEDA APPARAO</text:p>
          </table:table-cell>
          <table:table-cell table:style-name="ce26"/>
          <table:table-cell office:value-type="string" table:style-name="ce27">
            <text:p>728452117409</text:p>
          </table:table-cell>
          <table:table-cell office:value-type="float" office:value="9701584084" table:style-name="ce28">
            <text:p>970158408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3" table:style-name="ce23">
            <text:p>863</text:p>
          </table:table-cell>
          <table:table-cell office:value-type="string" table:style-name="ce26">
            <text:p>GUDE APPARAO</text:p>
          </table:table-cell>
          <table:table-cell table:style-name="ce26"/>
          <table:table-cell office:value-type="string" table:style-name="ce27">
            <text:p>541726825432</text:p>
          </table:table-cell>
          <table:table-cell office:value-type="float" office:value="9989406264" table:style-name="ce28">
            <text:p>99894062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4" table:style-name="ce23">
            <text:p>864</text:p>
          </table:table-cell>
          <table:table-cell office:value-type="string" table:style-name="ce26">
            <text:p>ABOTHU SRINUVASU</text:p>
          </table:table-cell>
          <table:table-cell table:style-name="ce26"/>
          <table:table-cell office:value-type="string" table:style-name="ce27">
            <text:p>73700226266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5" table:style-name="ce23">
            <text:p>865</text:p>
          </table:table-cell>
          <table:table-cell office:value-type="string" table:style-name="ce26">
            <text:p>BERA GOVINDU</text:p>
          </table:table-cell>
          <table:table-cell table:style-name="ce26"/>
          <table:table-cell office:value-type="string" table:style-name="ce27">
            <text:p>74923372288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6" table:style-name="ce23">
            <text:p>866</text:p>
          </table:table-cell>
          <table:table-cell office:value-type="string" table:style-name="ce26">
            <text:p>BERA NAGESWARA RAO</text:p>
          </table:table-cell>
          <table:table-cell table:style-name="ce26"/>
          <table:table-cell office:value-type="string" table:style-name="ce27">
            <text:p>77922560858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7" table:style-name="ce23">
            <text:p>867</text:p>
          </table:table-cell>
          <table:table-cell office:value-type="string" table:style-name="ce26">
            <text:p>GUDE TATARAO</text:p>
          </table:table-cell>
          <table:table-cell table:style-name="ce26"/>
          <table:table-cell office:value-type="string" table:style-name="ce27">
            <text:p>284435748786</text:p>
          </table:table-cell>
          <table:table-cell office:value-type="float" office:value="8978850277" table:style-name="ce28">
            <text:p>89788502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8" table:style-name="ce23">
            <text:p>868</text:p>
          </table:table-cell>
          <table:table-cell office:value-type="string" table:style-name="ce26">
            <text:p>DAMA APPARAO</text:p>
          </table:table-cell>
          <table:table-cell table:style-name="ce26"/>
          <table:table-cell office:value-type="string" table:style-name="ce27">
            <text:p>32863200141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69" table:style-name="ce23">
            <text:p>869</text:p>
          </table:table-cell>
          <table:table-cell office:value-type="string" table:style-name="ce26">
            <text:p>ABOTHULA RAMU</text:p>
          </table:table-cell>
          <table:table-cell table:style-name="ce26"/>
          <table:table-cell office:value-type="string" table:style-name="ce27">
            <text:p>438822701955</text:p>
          </table:table-cell>
          <table:table-cell office:value-type="float" office:value="9010482734" table:style-name="ce28">
            <text:p>901048273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0" table:style-name="ce23">
            <text:p>870</text:p>
          </table:table-cell>
          <table:table-cell office:value-type="string" table:style-name="ce26">
            <text:p>TURAYI RAMA RAJU</text:p>
          </table:table-cell>
          <table:table-cell table:style-name="ce26"/>
          <table:table-cell office:value-type="string" table:style-name="ce27">
            <text:p>913907065114</text:p>
          </table:table-cell>
          <table:table-cell office:value-type="float" office:value="9440401673" table:style-name="ce28">
            <text:p>944040167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1" table:style-name="ce23">
            <text:p>871</text:p>
          </table:table-cell>
          <table:table-cell office:value-type="string" table:style-name="ce26">
            <text:p>TURAYI SHANKARA RAO</text:p>
          </table:table-cell>
          <table:table-cell table:style-name="ce26"/>
          <table:table-cell office:value-type="string" table:style-name="ce27">
            <text:p>84709731512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2" table:style-name="ce23">
            <text:p>872</text:p>
          </table:table-cell>
          <table:table-cell office:value-type="string" table:style-name="ce26">
            <text:p>VANAPALLI KONDABABU</text:p>
          </table:table-cell>
          <table:table-cell table:style-name="ce26"/>
          <table:table-cell office:value-type="string" table:style-name="ce27">
            <text:p>479125731153</text:p>
          </table:table-cell>
          <table:table-cell office:value-type="float" office:value="9642621405" table:style-name="ce28">
            <text:p>964262140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3" table:style-name="ce23">
            <text:p>873</text:p>
          </table:table-cell>
          <table:table-cell office:value-type="string" table:style-name="ce26">
            <text:p>VANAPALLI MANIKYAM</text:p>
          </table:table-cell>
          <table:table-cell table:style-name="ce26"/>
          <table:table-cell office:value-type="string" table:style-name="ce27">
            <text:p>550099770647</text:p>
          </table:table-cell>
          <table:table-cell office:value-type="float" office:value="9618079013" table:style-name="ce28">
            <text:p>961807901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4" table:style-name="ce23">
            <text:p>874</text:p>
          </table:table-cell>
          <table:table-cell office:value-type="string" table:style-name="ce26">
            <text:p>VANAPALLI DEMULLU</text:p>
          </table:table-cell>
          <table:table-cell table:style-name="ce26"/>
          <table:table-cell office:value-type="string" table:style-name="ce27">
            <text:p>760810865081</text:p>
          </table:table-cell>
          <table:table-cell office:value-type="float" office:value="9963341416" table:style-name="ce28">
            <text:p>99633414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5" table:style-name="ce23">
            <text:p>875</text:p>
          </table:table-cell>
          <table:table-cell office:value-type="string" table:style-name="ce26">
            <text:p>INTI VENKATA NAGESWARA RAO</text:p>
          </table:table-cell>
          <table:table-cell table:style-name="ce26"/>
          <table:table-cell office:value-type="string" table:style-name="ce27">
            <text:p>759466491954</text:p>
          </table:table-cell>
          <table:table-cell office:value-type="float" office:value="7893564905" table:style-name="ce28">
            <text:p>789356490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6" table:style-name="ce23">
            <text:p>876</text:p>
          </table:table-cell>
          <table:table-cell office:value-type="string" table:style-name="ce26">
            <text:p>VANAPALLI APPARAO</text:p>
          </table:table-cell>
          <table:table-cell table:style-name="ce26"/>
          <table:table-cell office:value-type="string" table:style-name="ce27">
            <text:p>871911168917</text:p>
          </table:table-cell>
          <table:table-cell office:value-type="float" office:value="9492820125" table:style-name="ce28">
            <text:p>949282012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7" table:style-name="ce23">
            <text:p>877</text:p>
          </table:table-cell>
          <table:table-cell office:value-type="string" table:style-name="ce26">
            <text:p>BERA POLABABU</text:p>
          </table:table-cell>
          <table:table-cell table:style-name="ce26"/>
          <table:table-cell office:value-type="string" table:style-name="ce27">
            <text:p>845270127955</text:p>
          </table:table-cell>
          <table:table-cell office:value-type="float" office:value="9701101861" table:style-name="ce28">
            <text:p>970110186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8" table:style-name="ce23">
            <text:p>878</text:p>
          </table:table-cell>
          <table:table-cell office:value-type="string" table:style-name="ce26">
            <text:p>AKEI NARASIMHA MURTHY</text:p>
          </table:table-cell>
          <table:table-cell table:style-name="ce26"/>
          <table:table-cell office:value-type="string" table:style-name="ce27">
            <text:p>746756936828</text:p>
          </table:table-cell>
          <table:table-cell office:value-type="float" office:value="9908562819" table:style-name="ce28">
            <text:p>99085628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79" table:style-name="ce23">
            <text:p>879</text:p>
          </table:table-cell>
          <table:table-cell office:value-type="string" table:style-name="ce26">
            <text:p>BERRA CHINA</text:p>
          </table:table-cell>
          <table:table-cell table:style-name="ce26"/>
          <table:table-cell office:value-type="string" table:style-name="ce27">
            <text:p>683073687223</text:p>
          </table:table-cell>
          <table:table-cell office:value-type="float" office:value="8106431449" table:style-name="ce28">
            <text:p>81064314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0" table:style-name="ce23">
            <text:p>880</text:p>
          </table:table-cell>
          <table:table-cell office:value-type="string" table:style-name="ce26">
            <text:p>INTI ESWARA APPARAO</text:p>
          </table:table-cell>
          <table:table-cell table:style-name="ce26"/>
          <table:table-cell office:value-type="string" table:style-name="ce27">
            <text:p>391998338897</text:p>
          </table:table-cell>
          <table:table-cell office:value-type="float" office:value="9553576188" table:style-name="ce28">
            <text:p>95535761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1" table:style-name="ce23">
            <text:p>881</text:p>
          </table:table-cell>
          <table:table-cell office:value-type="string" table:style-name="ce26">
            <text:p>INTI GANGA VARA PRASAD</text:p>
          </table:table-cell>
          <table:table-cell table:style-name="ce26"/>
          <table:table-cell office:value-type="string" table:style-name="ce27">
            <text:p>611434431011</text:p>
          </table:table-cell>
          <table:table-cell office:value-type="float" office:value="7799282764" table:style-name="ce28">
            <text:p>779928276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2" table:style-name="ce23">
            <text:p>882</text:p>
          </table:table-cell>
          <table:table-cell office:value-type="string" table:style-name="ce26">
            <text:p>BERA RAMANA</text:p>
          </table:table-cell>
          <table:table-cell table:style-name="ce26"/>
          <table:table-cell office:value-type="string" table:style-name="ce27">
            <text:p>348485546444</text:p>
          </table:table-cell>
          <table:table-cell office:value-type="float" office:value="8106431449" table:style-name="ce28">
            <text:p>81064314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3" table:style-name="ce23">
            <text:p>883</text:p>
          </table:table-cell>
          <table:table-cell office:value-type="string" table:style-name="ce26">
            <text:p>AABOTHU SOMARAJU</text:p>
          </table:table-cell>
          <table:table-cell table:style-name="ce26"/>
          <table:table-cell office:value-type="string" table:style-name="ce27">
            <text:p>73743384582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4" table:style-name="ce23">
            <text:p>884</text:p>
          </table:table-cell>
          <table:table-cell office:value-type="string" table:style-name="ce26">
            <text:p>AABOTHU SRINIVASA RAO</text:p>
          </table:table-cell>
          <table:table-cell table:style-name="ce26"/>
          <table:table-cell office:value-type="string" table:style-name="ce27">
            <text:p>96908104127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5" table:style-name="ce23">
            <text:p>885</text:p>
          </table:table-cell>
          <table:table-cell office:value-type="string" table:style-name="ce26">
            <text:p>KURUKUTHI SRINIVASARAO</text:p>
          </table:table-cell>
          <table:table-cell table:style-name="ce26"/>
          <table:table-cell office:value-type="string" table:style-name="ce27">
            <text:p>28540319570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6" table:style-name="ce23">
            <text:p>886</text:p>
          </table:table-cell>
          <table:table-cell office:value-type="string" table:style-name="ce26">
            <text:p>JAMPA TATARAO</text:p>
          </table:table-cell>
          <table:table-cell table:style-name="ce26"/>
          <table:table-cell office:value-type="string" table:style-name="ce27">
            <text:p>604382821026</text:p>
          </table:table-cell>
          <table:table-cell office:value-type="float" office:value="8178968285" table:style-name="ce28">
            <text:p>817896828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7" table:style-name="ce23">
            <text:p>887</text:p>
          </table:table-cell>
          <table:table-cell office:value-type="string" table:style-name="ce26">
            <text:p>AABOTHU SRINIVASA RAO</text:p>
          </table:table-cell>
          <table:table-cell table:style-name="ce26"/>
          <table:table-cell office:value-type="string" table:style-name="ce27">
            <text:p>776609007002</text:p>
          </table:table-cell>
          <table:table-cell office:value-type="float" office:value="9704958878" table:style-name="ce28">
            <text:p>97049588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8" table:style-name="ce23">
            <text:p>888</text:p>
          </table:table-cell>
          <table:table-cell office:value-type="string" table:style-name="ce26">
            <text:p>AABOTHU RAMU</text:p>
          </table:table-cell>
          <table:table-cell table:style-name="ce26"/>
          <table:table-cell office:value-type="string" table:style-name="ce27">
            <text:p>950955370770</text:p>
          </table:table-cell>
          <table:table-cell office:value-type="float" office:value="9704958878" table:style-name="ce28">
            <text:p>97049588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89" table:style-name="ce23">
            <text:p>889</text:p>
          </table:table-cell>
          <table:table-cell office:value-type="string" table:style-name="ce26">
            <text:p>ABOTHU NARASIMHAMURTHY</text:p>
          </table:table-cell>
          <table:table-cell table:style-name="ce26"/>
          <table:table-cell office:value-type="string" table:style-name="ce27">
            <text:p>51283321800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0" table:style-name="ce23">
            <text:p>890</text:p>
          </table:table-cell>
          <table:table-cell office:value-type="string" table:style-name="ce26">
            <text:p>INTI SIVAJI</text:p>
          </table:table-cell>
          <table:table-cell table:style-name="ce26"/>
          <table:table-cell office:value-type="string" table:style-name="ce27">
            <text:p>93012509713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1" table:style-name="ce23">
            <text:p>891</text:p>
          </table:table-cell>
          <table:table-cell office:value-type="string" table:style-name="ce26">
            <text:p>BERA TATARAO</text:p>
          </table:table-cell>
          <table:table-cell table:style-name="ce26"/>
          <table:table-cell office:value-type="string" table:style-name="ce27">
            <text:p>86606845656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2" table:style-name="ce23">
            <text:p>892</text:p>
          </table:table-cell>
          <table:table-cell office:value-type="string" table:style-name="ce26">
            <text:p>KURUKUTHI ESWARARAO</text:p>
          </table:table-cell>
          <table:table-cell table:style-name="ce26"/>
          <table:table-cell office:value-type="string" table:style-name="ce27">
            <text:p>56739117606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3" table:style-name="ce23">
            <text:p>893</text:p>
          </table:table-cell>
          <table:table-cell office:value-type="string" table:style-name="ce26">
            <text:p>BERA VENKATA RAO</text:p>
          </table:table-cell>
          <table:table-cell table:style-name="ce26"/>
          <table:table-cell office:value-type="string" table:style-name="ce27">
            <text:p>8289024195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4" table:style-name="ce23">
            <text:p>894</text:p>
          </table:table-cell>
          <table:table-cell office:value-type="string" table:style-name="ce26">
            <text:p>BERA SIVAJI</text:p>
          </table:table-cell>
          <table:table-cell table:style-name="ce26"/>
          <table:table-cell office:value-type="string" table:style-name="ce27">
            <text:p>88855515504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5" table:style-name="ce23">
            <text:p>895</text:p>
          </table:table-cell>
          <table:table-cell office:value-type="string" table:style-name="ce26">
            <text:p>BERA MOHAN RAO</text:p>
          </table:table-cell>
          <table:table-cell table:style-name="ce26"/>
          <table:table-cell office:value-type="string" table:style-name="ce27">
            <text:p>35435646970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6" table:style-name="ce23">
            <text:p>896</text:p>
          </table:table-cell>
          <table:table-cell office:value-type="string" table:style-name="ce26">
            <text:p>BERA CHINNA RAO</text:p>
          </table:table-cell>
          <table:table-cell table:style-name="ce26"/>
          <table:table-cell office:value-type="string" table:style-name="ce27">
            <text:p>79589779122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7" table:style-name="ce23">
            <text:p>897</text:p>
          </table:table-cell>
          <table:table-cell office:value-type="string" table:style-name="ce26">
            <text:p>TURAYI GATILU</text:p>
          </table:table-cell>
          <table:table-cell table:style-name="ce26"/>
          <table:table-cell office:value-type="string" table:style-name="ce27">
            <text:p>48151859794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8" table:style-name="ce23">
            <text:p>898</text:p>
          </table:table-cell>
          <table:table-cell office:value-type="string" table:style-name="ce26">
            <text:p>TURAYI KRISHNA</text:p>
          </table:table-cell>
          <table:table-cell table:style-name="ce26"/>
          <table:table-cell office:value-type="string" table:style-name="ce27">
            <text:p>80246347508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899" table:style-name="ce23">
            <text:p>899</text:p>
          </table:table-cell>
          <table:table-cell office:value-type="string" table:style-name="ce26">
            <text:p>BERA KRISHNA</text:p>
          </table:table-cell>
          <table:table-cell table:style-name="ce26"/>
          <table:table-cell office:value-type="string" table:style-name="ce27">
            <text:p>404682789881</text:p>
          </table:table-cell>
          <table:table-cell office:value-type="float" office:value="9642668554" table:style-name="ce28">
            <text:p>96426685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0" table:style-name="ce23">
            <text:p>900</text:p>
          </table:table-cell>
          <table:table-cell office:value-type="string" table:style-name="ce26">
            <text:p>ABOTHU TALUPULA RAO</text:p>
          </table:table-cell>
          <table:table-cell table:style-name="ce26"/>
          <table:table-cell office:value-type="string" table:style-name="ce27">
            <text:p>75171560450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1" table:style-name="ce23">
            <text:p>901</text:p>
          </table:table-cell>
          <table:table-cell office:value-type="string" table:style-name="ce26">
            <text:p>AABOTHU RAJU</text:p>
          </table:table-cell>
          <table:table-cell table:style-name="ce26"/>
          <table:table-cell office:value-type="string" table:style-name="ce27">
            <text:p>70344761315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2" table:style-name="ce23">
            <text:p>902</text:p>
          </table:table-cell>
          <table:table-cell office:value-type="string" table:style-name="ce26">
            <text:p>BERA JAGGARAO</text:p>
          </table:table-cell>
          <table:table-cell table:style-name="ce26"/>
          <table:table-cell office:value-type="string" table:style-name="ce27">
            <text:p>62518073990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3" table:style-name="ce23">
            <text:p>903</text:p>
          </table:table-cell>
          <table:table-cell office:value-type="string" table:style-name="ce26">
            <text:p>INTI SANNIBABU</text:p>
          </table:table-cell>
          <table:table-cell table:style-name="ce26"/>
          <table:table-cell office:value-type="string" table:style-name="ce27">
            <text:p>96460382299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4" table:style-name="ce23">
            <text:p>904</text:p>
          </table:table-cell>
          <table:table-cell office:value-type="string" table:style-name="ce26">
            <text:p>INTI CHITTIBABU</text:p>
          </table:table-cell>
          <table:table-cell table:style-name="ce26"/>
          <table:table-cell office:value-type="string" table:style-name="ce27">
            <text:p>71292756405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4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5" table:style-name="ce23">
            <text:p>905</text:p>
          </table:table-cell>
          <table:table-cell office:value-type="string" table:style-name="ce26">
            <text:p>BERA SREENU</text:p>
          </table:table-cell>
          <table:table-cell table:style-name="ce26"/>
          <table:table-cell office:value-type="string" table:style-name="ce27">
            <text:p>31814286579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6" table:style-name="ce23">
            <text:p>906</text:p>
          </table:table-cell>
          <table:table-cell office:value-type="string" table:style-name="ce26">
            <text:p>INTI KONDABABU</text:p>
          </table:table-cell>
          <table:table-cell table:style-name="ce26"/>
          <table:table-cell office:value-type="string" table:style-name="ce27">
            <text:p>30879750821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7" table:style-name="ce23">
            <text:p>907</text:p>
          </table:table-cell>
          <table:table-cell office:value-type="string" table:style-name="ce26">
            <text:p>PANDRANGA RAJU</text:p>
          </table:table-cell>
          <table:table-cell table:style-name="ce26"/>
          <table:table-cell office:value-type="string" table:style-name="ce27">
            <text:p>776383231829</text:p>
          </table:table-cell>
          <table:table-cell office:value-type="float" office:value="9000524026" table:style-name="ce28">
            <text:p>900052402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8" table:style-name="ce23">
            <text:p>908</text:p>
          </table:table-cell>
          <table:table-cell office:value-type="string" table:style-name="ce26">
            <text:p>SINGIDI RAJU</text:p>
          </table:table-cell>
          <table:table-cell table:style-name="ce26"/>
          <table:table-cell office:value-type="string" table:style-name="ce27">
            <text:p>37986331263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09" table:style-name="ce23">
            <text:p>909</text:p>
          </table:table-cell>
          <table:table-cell office:value-type="string" table:style-name="ce26">
            <text:p>BERA APPALARAJU</text:p>
          </table:table-cell>
          <table:table-cell table:style-name="ce26"/>
          <table:table-cell office:value-type="string" table:style-name="ce27">
            <text:p>7716205378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0" table:style-name="ce23">
            <text:p>910</text:p>
          </table:table-cell>
          <table:table-cell office:value-type="string" table:style-name="ce26">
            <text:p>BERA SIVA</text:p>
          </table:table-cell>
          <table:table-cell table:style-name="ce26"/>
          <table:table-cell office:value-type="string" table:style-name="ce27">
            <text:p>4144586357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1" table:style-name="ce23">
            <text:p>911</text:p>
          </table:table-cell>
          <table:table-cell office:value-type="string" table:style-name="ce26">
            <text:p>INTI RAMU</text:p>
          </table:table-cell>
          <table:table-cell table:style-name="ce26"/>
          <table:table-cell office:value-type="string" table:style-name="ce27">
            <text:p>34233522260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2" table:style-name="ce23">
            <text:p>912</text:p>
          </table:table-cell>
          <table:table-cell office:value-type="string" table:style-name="ce26">
            <text:p>JANA RAMU</text:p>
          </table:table-cell>
          <table:table-cell table:style-name="ce26"/>
          <table:table-cell office:value-type="string" table:style-name="ce27">
            <text:p>27839535570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3" table:style-name="ce23">
            <text:p>913</text:p>
          </table:table-cell>
          <table:table-cell office:value-type="string" table:style-name="ce26">
            <text:p>BERA SATYARAO</text:p>
          </table:table-cell>
          <table:table-cell table:style-name="ce26"/>
          <table:table-cell office:value-type="string" table:style-name="ce27">
            <text:p>98776509767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4" table:style-name="ce23">
            <text:p>914</text:p>
          </table:table-cell>
          <table:table-cell office:value-type="string" table:style-name="ce26">
            <text:p>BERA MURALI</text:p>
          </table:table-cell>
          <table:table-cell table:style-name="ce26"/>
          <table:table-cell office:value-type="string" table:style-name="ce27">
            <text:p>31198687726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5" table:style-name="ce23">
            <text:p>915</text:p>
          </table:table-cell>
          <table:table-cell office:value-type="string" table:style-name="ce26">
            <text:p>YARRAVARAPU APPARAO</text:p>
          </table:table-cell>
          <table:table-cell table:style-name="ce26"/>
          <table:table-cell office:value-type="string" table:style-name="ce27">
            <text:p>77103214159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6" table:style-name="ce23">
            <text:p>916</text:p>
          </table:table-cell>
          <table:table-cell office:value-type="string" table:style-name="ce26">
            <text:p>YARRAVARAPU SIVAPRASAD</text:p>
          </table:table-cell>
          <table:table-cell table:style-name="ce26"/>
          <table:table-cell office:value-type="string" table:style-name="ce27">
            <text:p>20021796583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7" table:style-name="ce23">
            <text:p>917</text:p>
          </table:table-cell>
          <table:table-cell office:value-type="string" table:style-name="ce26">
            <text:p>ABOTHU RAMANA</text:p>
          </table:table-cell>
          <table:table-cell table:style-name="ce26"/>
          <table:table-cell office:value-type="string" table:style-name="ce27">
            <text:p>34332884580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8" table:style-name="ce23">
            <text:p>918</text:p>
          </table:table-cell>
          <table:table-cell office:value-type="string" table:style-name="ce26">
            <text:p>INTI SURIBABU</text:p>
          </table:table-cell>
          <table:table-cell table:style-name="ce26"/>
          <table:table-cell office:value-type="string" table:style-name="ce27">
            <text:p>55907035150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19" table:style-name="ce23">
            <text:p>919</text:p>
          </table:table-cell>
          <table:table-cell office:value-type="string" table:style-name="ce26">
            <text:p>BERA RAMARAO</text:p>
          </table:table-cell>
          <table:table-cell table:style-name="ce26"/>
          <table:table-cell office:value-type="string" table:style-name="ce27">
            <text:p>31555464673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0" table:style-name="ce23">
            <text:p>920</text:p>
          </table:table-cell>
          <table:table-cell office:value-type="string" table:style-name="ce26">
            <text:p>INTI SRINIVASA RAO</text:p>
          </table:table-cell>
          <table:table-cell table:style-name="ce26"/>
          <table:table-cell office:value-type="string" table:style-name="ce27">
            <text:p>58384078886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1" table:style-name="ce23">
            <text:p>921</text:p>
          </table:table-cell>
          <table:table-cell office:value-type="string" table:style-name="ce26">
            <text:p>BERA GOVINDU</text:p>
          </table:table-cell>
          <table:table-cell table:style-name="ce26"/>
          <table:table-cell office:value-type="string" table:style-name="ce27">
            <text:p>85958194398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2" table:style-name="ce23">
            <text:p>922</text:p>
          </table:table-cell>
          <table:table-cell office:value-type="string" table:style-name="ce26">
            <text:p>INTI JAGANNADHA RAO</text:p>
          </table:table-cell>
          <table:table-cell table:style-name="ce26"/>
          <table:table-cell office:value-type="string" table:style-name="ce27">
            <text:p>99093257864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3" table:style-name="ce23">
            <text:p>923</text:p>
          </table:table-cell>
          <table:table-cell office:value-type="string" table:style-name="ce26">
            <text:p>BERA APPARAO</text:p>
          </table:table-cell>
          <table:table-cell table:style-name="ce26"/>
          <table:table-cell office:value-type="string" table:style-name="ce27">
            <text:p>95739020705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4" table:style-name="ce23">
            <text:p>924</text:p>
          </table:table-cell>
          <table:table-cell office:value-type="string" table:style-name="ce26">
            <text:p>BERA SRINU, S/O. APPARAO</text:p>
          </table:table-cell>
          <table:table-cell table:style-name="ce26"/>
          <table:table-cell office:value-type="string" table:style-name="ce27">
            <text:p>65136937796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5" table:style-name="ce23">
            <text:p>925</text:p>
          </table:table-cell>
          <table:table-cell office:value-type="string" table:style-name="ce26">
            <text:p>BERA SRINU, S/O. KOTESWARARAO</text:p>
          </table:table-cell>
          <table:table-cell table:style-name="ce26"/>
          <table:table-cell office:value-type="string" table:style-name="ce27">
            <text:p>41615013852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6" table:style-name="ce23">
            <text:p>926</text:p>
          </table:table-cell>
          <table:table-cell office:value-type="string" table:style-name="ce26">
            <text:p>BERA KOTESWARA RAO</text:p>
          </table:table-cell>
          <table:table-cell table:style-name="ce26"/>
          <table:table-cell office:value-type="string" table:style-name="ce27">
            <text:p>36295941522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7" table:style-name="ce23">
            <text:p>927</text:p>
          </table:table-cell>
          <table:table-cell office:value-type="string" table:style-name="ce26">
            <text:p>ABOTHU RAJU, S/O. SRINU</text:p>
          </table:table-cell>
          <table:table-cell table:style-name="ce26"/>
          <table:table-cell office:value-type="string" table:style-name="ce27">
            <text:p>35565961386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8" table:style-name="ce23">
            <text:p>928</text:p>
          </table:table-cell>
          <table:table-cell office:value-type="string" table:style-name="ce26">
            <text:p>ABOTHU KANAKA RAJU</text:p>
          </table:table-cell>
          <table:table-cell table:style-name="ce26"/>
          <table:table-cell office:value-type="string" table:style-name="ce27">
            <text:p>76148458073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29" table:style-name="ce23">
            <text:p>929</text:p>
          </table:table-cell>
          <table:table-cell office:value-type="string" table:style-name="ce26">
            <text:p>BERA GANGA RAJU</text:p>
          </table:table-cell>
          <table:table-cell table:style-name="ce26"/>
          <table:table-cell office:value-type="string" table:style-name="ce27">
            <text:p>77234655994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0" table:style-name="ce23">
            <text:p>930</text:p>
          </table:table-cell>
          <table:table-cell office:value-type="string" table:style-name="ce26">
            <text:p>BERA RAJU</text:p>
          </table:table-cell>
          <table:table-cell table:style-name="ce26"/>
          <table:table-cell office:value-type="string" table:style-name="ce27">
            <text:p>95008634840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1" table:style-name="ce23">
            <text:p>931</text:p>
          </table:table-cell>
          <table:table-cell office:value-type="string" table:style-name="ce26">
            <text:p>GUDE DHARMARAJU</text:p>
          </table:table-cell>
          <table:table-cell table:style-name="ce26"/>
          <table:table-cell office:value-type="string" table:style-name="ce27">
            <text:p>46979133758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2" table:style-name="ce23">
            <text:p>932</text:p>
          </table:table-cell>
          <table:table-cell office:value-type="string" table:style-name="ce26">
            <text:p>BERA BALARAJU</text:p>
          </table:table-cell>
          <table:table-cell table:style-name="ce26"/>
          <table:table-cell office:value-type="string" table:style-name="ce27">
            <text:p>78252892939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3" table:style-name="ce23">
            <text:p>933</text:p>
          </table:table-cell>
          <table:table-cell office:value-type="string" table:style-name="ce26">
            <text:p>BERA SRINU</text:p>
          </table:table-cell>
          <table:table-cell table:style-name="ce26"/>
          <table:table-cell office:value-type="string" table:style-name="ce27">
            <text:p>31423186074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4" table:style-name="ce23">
            <text:p>934</text:p>
          </table:table-cell>
          <table:table-cell office:value-type="string" table:style-name="ce26">
            <text:p>INTI SATYANARAYANA</text:p>
          </table:table-cell>
          <table:table-cell table:style-name="ce26"/>
          <table:table-cell office:value-type="string" table:style-name="ce27">
            <text:p>75828489592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5" table:style-name="ce23">
            <text:p>935</text:p>
          </table:table-cell>
          <table:table-cell office:value-type="string" table:style-name="ce26">
            <text:p>INTI DEMULLU</text:p>
          </table:table-cell>
          <table:table-cell table:style-name="ce26"/>
          <table:table-cell office:value-type="string" table:style-name="ce27">
            <text:p>98769051154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6" table:style-name="ce23">
            <text:p>936</text:p>
          </table:table-cell>
          <table:table-cell office:value-type="string" table:style-name="ce26">
            <text:p>BERA BAVULA APPANNA</text:p>
          </table:table-cell>
          <table:table-cell table:style-name="ce26"/>
          <table:table-cell office:value-type="string" table:style-name="ce27">
            <text:p>80686519768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7" table:style-name="ce23">
            <text:p>937</text:p>
          </table:table-cell>
          <table:table-cell office:value-type="string" table:style-name="ce26">
            <text:p>BERA PARADESI</text:p>
          </table:table-cell>
          <table:table-cell table:style-name="ce26"/>
          <table:table-cell office:value-type="string" table:style-name="ce27">
            <text:p>32211646541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8" table:style-name="ce23">
            <text:p>938</text:p>
          </table:table-cell>
          <table:table-cell office:value-type="string" table:style-name="ce26">
            <text:p>THURAI SANYASI RAO</text:p>
          </table:table-cell>
          <table:table-cell table:style-name="ce26"/>
          <table:table-cell office:value-type="string" table:style-name="ce27">
            <text:p>99134969365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5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39" table:style-name="ce23">
            <text:p>939</text:p>
          </table:table-cell>
          <table:table-cell office:value-type="string" table:style-name="ce26">
            <text:p>BERA SRINIVASA RAO</text:p>
          </table:table-cell>
          <table:table-cell table:style-name="ce26"/>
          <table:table-cell office:value-type="string" table:style-name="ce27">
            <text:p>230739538436</text:p>
          </table:table-cell>
          <table:table-cell table:style-name="ce28"/>
          <table:table-cell table:number-columns-repeated="3" table:style-name="ce47"/>
          <table:table-cell table:number-columns-repeated="16368" table:style-name="ce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0" table:style-name="ce23">
            <text:p>940</text:p>
          </table:table-cell>
          <table:table-cell office:value-type="string" table:style-name="ce26">
            <text:p>MADIGATALA NOOKARAJU</text:p>
          </table:table-cell>
          <table:table-cell table:style-name="ce26"/>
          <table:table-cell office:value-type="string" table:style-name="ce27">
            <text:p>70084335973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1" table:style-name="ce23">
            <text:p>941</text:p>
          </table:table-cell>
          <table:table-cell office:value-type="string" table:style-name="ce26">
            <text:p>MADIGATALA SIMHACHALAM</text:p>
          </table:table-cell>
          <table:table-cell table:style-name="ce26"/>
          <table:table-cell office:value-type="string" table:style-name="ce27">
            <text:p>78984314693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2" table:style-name="ce23">
            <text:p>942</text:p>
          </table:table-cell>
          <table:table-cell office:value-type="string" table:style-name="ce26">
            <text:p>MADIGATALA ABADDHAM</text:p>
          </table:table-cell>
          <table:table-cell table:style-name="ce26"/>
          <table:table-cell office:value-type="string" table:style-name="ce27">
            <text:p>82786427252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3" table:style-name="ce23">
            <text:p>943</text:p>
          </table:table-cell>
          <table:table-cell office:value-type="string" table:style-name="ce26">
            <text:p>MADIGATALA MALLESWARA RAO</text:p>
          </table:table-cell>
          <table:table-cell table:style-name="ce26"/>
          <table:table-cell office:value-type="string" table:style-name="ce27">
            <text:p>54373953680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4" table:style-name="ce23">
            <text:p>944</text:p>
          </table:table-cell>
          <table:table-cell office:value-type="string" table:style-name="ce26">
            <text:p>MADIGATALA APPARAO</text:p>
          </table:table-cell>
          <table:table-cell table:style-name="ce26"/>
          <table:table-cell office:value-type="string" table:style-name="ce27">
            <text:p>95319415702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5" table:style-name="ce23">
            <text:p>945</text:p>
          </table:table-cell>
          <table:table-cell office:value-type="string" table:style-name="ce26">
            <text:p>MADIGATALA RAMANA</text:p>
          </table:table-cell>
          <table:table-cell table:style-name="ce26"/>
          <table:table-cell office:value-type="string" table:style-name="ce27">
            <text:p>585355293254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6" table:style-name="ce23">
            <text:p>946</text:p>
          </table:table-cell>
          <table:table-cell office:value-type="string" table:style-name="ce26">
            <text:p>MADIGATALA SIMHACHALAM</text:p>
          </table:table-cell>
          <table:table-cell table:style-name="ce26"/>
          <table:table-cell office:value-type="string" table:style-name="ce27">
            <text:p>2278249028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CHODAVARAM</text:p>
          </table:table-cell>
          <table:table-cell office:value-type="string" table:style-name="ce24">
            <text:p>CHODAVARAM</text:p>
          </table:table-cell>
          <table:table-cell table:style-name="ce23"/>
          <table:table-cell office:value-type="float" office:value="533255" table:style-name="ce25">
            <text:p>533255</text:p>
          </table:table-cell>
          <table:table-cell office:value-type="float" office:value="10" table:style-name="ce25">
            <text:p>10</text:p>
          </table:table-cell>
          <table:table-cell office:value-type="string" table:style-name="ce23">
            <text:p>SRI GOWRI SHANKARFISHERMEN COOP. SOCIETY, CHODAVARAM MANDAL, <text:s/>REGD NO:1133</text:p>
          </table:table-cell>
          <table:table-cell office:value-type="string" table:style-name="ce23">
            <text:p>Member</text:p>
          </table:table-cell>
          <table:table-cell office:value-type="float" office:value="947" table:style-name="ce23">
            <text:p>947</text:p>
          </table:table-cell>
          <table:table-cell office:value-type="string" table:style-name="ce26">
            <text:p>MADIGATALA PYDIRAJU</text:p>
          </table:table-cell>
          <table:table-cell table:style-name="ce26"/>
          <table:table-cell office:value-type="string" table:style-name="ce27">
            <text:p>77054001446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48" table:style-name="ce23">
            <text:p>948</text:p>
          </table:table-cell>
          <table:table-cell office:value-type="string" table:style-name="ce36">
            <text:p>GOLLARI PENTANNA DORA, S/O. DHARMA RAJU</text:p>
          </table:table-cell>
          <table:table-cell table:style-name="ce36"/>
          <table:table-cell office:value-type="string" table:style-name="ce45">
            <text:p>714353537327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49" table:style-name="ce23">
            <text:p>949</text:p>
          </table:table-cell>
          <table:table-cell office:value-type="string" table:style-name="ce39">
            <text:p>VANUGU GANGARAJU, S/O. RAJUBABU</text:p>
          </table:table-cell>
          <table:table-cell table:style-name="ce39"/>
          <table:table-cell office:value-type="string" table:style-name="ce45">
            <text:p>910016980636</text:p>
          </table:table-cell>
          <table:table-cell office:value-type="float" office:value="9553722796" table:style-name="ce46">
            <text:p>95537227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0" table:style-name="ce23">
            <text:p>950</text:p>
          </table:table-cell>
          <table:table-cell office:value-type="string" table:style-name="ce39">
            <text:p>VANTHU RAJULAMMA, W/O. CHINNABBAYI</text:p>
          </table:table-cell>
          <table:table-cell table:style-name="ce39"/>
          <table:table-cell office:value-type="string" table:style-name="ce45">
            <text:p>863843086559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1" table:style-name="ce23">
            <text:p>951</text:p>
          </table:table-cell>
          <table:table-cell office:value-type="string" table:style-name="ce39">
            <text:p>TADI PYDITHALLAMMA, W/O. RAJUBABU</text:p>
          </table:table-cell>
          <table:table-cell table:style-name="ce39"/>
          <table:table-cell office:value-type="string" table:style-name="ce45">
            <text:p>722226592859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2" table:style-name="ce23">
            <text:p>952</text:p>
          </table:table-cell>
          <table:table-cell office:value-type="string" table:style-name="ce39">
            <text:p>CHEEPURU RAJUBABU, S/O. APPALAKONDA</text:p>
          </table:table-cell>
          <table:table-cell table:style-name="ce39"/>
          <table:table-cell office:value-type="string" table:style-name="ce45">
            <text:p>519659673671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3" table:style-name="ce23">
            <text:p>953</text:p>
          </table:table-cell>
          <table:table-cell office:value-type="string" table:style-name="ce39">
            <text:p>PAGI BALARAJU, S/O. POTHURAJU</text:p>
          </table:table-cell>
          <table:table-cell table:style-name="ce39"/>
          <table:table-cell office:value-type="string" table:style-name="ce45">
            <text:p>489475705737</text:p>
          </table:table-cell>
          <table:table-cell office:value-type="float" office:value="9912802852" table:style-name="ce46">
            <text:p>991280285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4" table:style-name="ce23">
            <text:p>954</text:p>
          </table:table-cell>
          <table:table-cell office:value-type="string" table:style-name="ce39">
            <text:p>VANUGU POTHURAJU, S/O. ARJUN DORA</text:p>
          </table:table-cell>
          <table:table-cell table:style-name="ce39"/>
          <table:table-cell office:value-type="string" table:style-name="ce45">
            <text:p>508798655903</text:p>
          </table:table-cell>
          <table:table-cell office:value-type="float" office:value="8978886753" table:style-name="ce46">
            <text:p>897888675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5" table:style-name="ce23">
            <text:p>955</text:p>
          </table:table-cell>
          <table:table-cell office:value-type="string" table:style-name="ce39">
            <text:p>GOLLARU PENTANNA DORA, S/O. SANYASI DORA</text:p>
          </table:table-cell>
          <table:table-cell table:style-name="ce39"/>
          <table:table-cell office:value-type="string" table:style-name="ce45">
            <text:p>564213544942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6" table:style-name="ce23">
            <text:p>956</text:p>
          </table:table-cell>
          <table:table-cell office:value-type="string" table:style-name="ce39">
            <text:p>SALUGU VENKATA RAMANA, S/O. DHARMANNA DORA</text:p>
          </table:table-cell>
          <table:table-cell table:style-name="ce39"/>
          <table:table-cell office:value-type="string" table:style-name="ce45">
            <text:p>460487756022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7" table:style-name="ce23">
            <text:p>957</text:p>
          </table:table-cell>
          <table:table-cell office:value-type="string" table:style-name="ce39">
            <text:p>VANTHU SOMANNA DORA, S/O. POTHURAJU</text:p>
          </table:table-cell>
          <table:table-cell table:style-name="ce39"/>
          <table:table-cell office:value-type="string" table:style-name="ce45">
            <text:p>244672436512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8" table:style-name="ce23">
            <text:p>958</text:p>
          </table:table-cell>
          <table:table-cell office:value-type="string" table:style-name="ce39">
            <text:p>VANTHU NARASIMHA MURTHY, S/O. POTHURAJU</text:p>
          </table:table-cell>
          <table:table-cell table:style-name="ce39"/>
          <table:table-cell office:value-type="string" table:style-name="ce45">
            <text:p>566437121097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59" table:style-name="ce23">
            <text:p>959</text:p>
          </table:table-cell>
          <table:table-cell office:value-type="string" table:style-name="ce39">
            <text:p>TADI POTHURAJU, S/O. PYDITHALLI</text:p>
          </table:table-cell>
          <table:table-cell table:style-name="ce39"/>
          <table:table-cell office:value-type="string" table:style-name="ce45">
            <text:p>80138087773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0" table:style-name="ce23">
            <text:p>960</text:p>
          </table:table-cell>
          <table:table-cell office:value-type="string" table:style-name="ce39">
            <text:p>VANTHU PYDANNA DORA, S/O. POTHURAJU</text:p>
          </table:table-cell>
          <table:table-cell table:style-name="ce39"/>
          <table:table-cell office:value-type="string" table:style-name="ce45">
            <text:p>21979908013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1" table:style-name="ce23">
            <text:p>961</text:p>
          </table:table-cell>
          <table:table-cell office:value-type="string" table:style-name="ce39">
            <text:p>GOLLARU MATSYA RAJU, S/O. DHARMARAJU</text:p>
          </table:table-cell>
          <table:table-cell table:style-name="ce39"/>
          <table:table-cell office:value-type="string" table:style-name="ce45">
            <text:p>743242863403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2" table:style-name="ce23">
            <text:p>962</text:p>
          </table:table-cell>
          <table:table-cell office:value-type="string" table:style-name="ce39">
            <text:p>DOLA RAJUBABU, S/O. GONTHANNA</text:p>
          </table:table-cell>
          <table:table-cell table:style-name="ce39"/>
          <table:table-cell office:value-type="string" table:style-name="ce45">
            <text:p>990850535526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3" table:style-name="ce23">
            <text:p>963</text:p>
          </table:table-cell>
          <table:table-cell office:value-type="string" table:style-name="ce39">
            <text:p>VANTHU DEMUDANNA, W/O. CHANDAR RAO</text:p>
          </table:table-cell>
          <table:table-cell table:style-name="ce39"/>
          <table:table-cell office:value-type="string" table:style-name="ce45">
            <text:p>241966365861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4" table:style-name="ce23">
            <text:p>964</text:p>
          </table:table-cell>
          <table:table-cell office:value-type="string" table:style-name="ce39">
            <text:p>GADE CHELLAYYA, S/O. GANGANNA</text:p>
          </table:table-cell>
          <table:table-cell table:style-name="ce39"/>
          <table:table-cell office:value-type="string" table:style-name="ce45">
            <text:p>882629460702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5" table:style-name="ce23">
            <text:p>965</text:p>
          </table:table-cell>
          <table:table-cell office:value-type="string" table:style-name="ce39">
            <text:p>VANTHU RAJU, S/O. KONDABABU</text:p>
          </table:table-cell>
          <table:table-cell table:style-name="ce39"/>
          <table:table-cell office:value-type="string" table:style-name="ce45">
            <text:p>676648791359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6" table:style-name="ce23">
            <text:p>966</text:p>
          </table:table-cell>
          <table:table-cell office:value-type="string" table:style-name="ce39">
            <text:p>VANUGU LAKSHMANA DORA, S/O. ARJUN DORA</text:p>
          </table:table-cell>
          <table:table-cell table:style-name="ce39"/>
          <table:table-cell office:value-type="string" table:style-name="ce45">
            <text:p>49257483249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7" table:style-name="ce23">
            <text:p>967</text:p>
          </table:table-cell>
          <table:table-cell office:value-type="string" table:style-name="ce39">
            <text:p>VANUGU RAJUBABU, S/O. ARJUN DORA</text:p>
          </table:table-cell>
          <table:table-cell table:style-name="ce39"/>
          <table:table-cell office:value-type="string" table:style-name="ce45">
            <text:p>240429176618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8" table:style-name="ce23">
            <text:p>968</text:p>
          </table:table-cell>
          <table:table-cell office:value-type="string" table:style-name="ce39">
            <text:p>VANUGU NAGABHUSHANAM, S/O. ADAM DORA</text:p>
          </table:table-cell>
          <table:table-cell table:style-name="ce39"/>
          <table:table-cell office:value-type="string" table:style-name="ce45">
            <text:p>970406986195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69" table:style-name="ce23">
            <text:p>969</text:p>
          </table:table-cell>
          <table:table-cell office:value-type="string" table:style-name="ce39">
            <text:p>CHEEPURU GANGAMMA, W/O. CHINNABBAYI</text:p>
          </table:table-cell>
          <table:table-cell table:style-name="ce39"/>
          <table:table-cell office:value-type="string" table:style-name="ce45">
            <text:p>704626855829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0" table:style-name="ce23">
            <text:p>970</text:p>
          </table:table-cell>
          <table:table-cell office:value-type="string" table:style-name="ce39">
            <text:p>SEEDARI KONDAMMA, W/O. MATYARAJU</text:p>
          </table:table-cell>
          <table:table-cell table:style-name="ce39"/>
          <table:table-cell office:value-type="string" table:style-name="ce45">
            <text:p>543307899937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1" table:style-name="ce23">
            <text:p>971</text:p>
          </table:table-cell>
          <table:table-cell office:value-type="string" table:style-name="ce39">
            <text:p>GANGAMUDI RAJULAMMA, W/O. GANGARAJU</text:p>
          </table:table-cell>
          <table:table-cell table:style-name="ce39"/>
          <table:table-cell office:value-type="string" table:style-name="ce45">
            <text:p>835057224460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2" table:style-name="ce23">
            <text:p>972</text:p>
          </table:table-cell>
          <table:table-cell office:value-type="string" table:style-name="ce39">
            <text:p>GADE GANGAMMA, W/O. GOSANNA</text:p>
          </table:table-cell>
          <table:table-cell table:style-name="ce39"/>
          <table:table-cell office:value-type="string" table:style-name="ce45">
            <text:p>315511989845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3" table:style-name="ce23">
            <text:p>973</text:p>
          </table:table-cell>
          <table:table-cell office:value-type="string" table:style-name="ce39">
            <text:p>VANTHU DEMUDU, S/O. KANNAYYA DORA</text:p>
          </table:table-cell>
          <table:table-cell table:style-name="ce39"/>
          <table:table-cell office:value-type="string" table:style-name="ce45">
            <text:p>878530763606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4" table:style-name="ce23">
            <text:p>974</text:p>
          </table:table-cell>
          <table:table-cell office:value-type="string" table:style-name="ce39">
            <text:p>GEMMLI LAKSHMANA RAO, S/O. GUNDANNA</text:p>
          </table:table-cell>
          <table:table-cell table:style-name="ce39"/>
          <table:table-cell office:value-type="string" table:style-name="ce45">
            <text:p>46544467528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MADUGULA</text:p>
          </table:table-cell>
          <table:table-cell office:value-type="string" table:style-name="ce24">
            <text:p>MADUGULA</text:p>
          </table:table-cell>
          <table:table-cell table:style-name="ce23"/>
          <table:table-cell office:value-type="float" office:value="531027" table:style-name="ce25">
            <text:p>531027</text:p>
          </table:table-cell>
          <table:table-cell office:value-type="float" office:value="11" table:style-name="ce25">
            <text:p>11</text:p>
          </table:table-cell>
          <table:table-cell office:value-type="string" table:style-name="ce23">
            <text:p>SRI MODAMAMBA AJAY FISHERMEN COOP. SOCIETY ,MADUGULA,REGD NO:A-119</text:p>
          </table:table-cell>
          <table:table-cell office:value-type="string" table:style-name="ce23">
            <text:p>Member</text:p>
          </table:table-cell>
          <table:table-cell office:value-type="float" office:value="975" table:style-name="ce23">
            <text:p>975</text:p>
          </table:table-cell>
          <table:table-cell office:value-type="string" table:style-name="ce39">
            <text:p>SEEDARI POTHURAJU, S/O. GANGANNA</text:p>
          </table:table-cell>
          <table:table-cell table:style-name="ce39"/>
          <table:table-cell office:value-type="string" table:style-name="ce45">
            <text:p>68928247322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76" table:style-name="ce23">
            <text:p>976</text:p>
          </table:table-cell>
          <table:table-cell office:value-type="string" table:style-name="ce36">
            <text:p>BERA RAMULU</text:p>
          </table:table-cell>
          <table:table-cell table:style-name="ce36"/>
          <table:table-cell office:value-type="string" table:style-name="ce45">
            <text:p>280950656090</text:p>
          </table:table-cell>
          <table:table-cell office:value-type="float" office:value="8897047496" table:style-name="ce46">
            <text:p>88970474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77" table:style-name="ce23">
            <text:p>977</text:p>
          </table:table-cell>
          <table:table-cell office:value-type="string" table:style-name="ce39">
            <text:p>BERA APPALAKONDA</text:p>
          </table:table-cell>
          <table:table-cell table:style-name="ce39"/>
          <table:table-cell office:value-type="string" table:style-name="ce45">
            <text:p>576267371473</text:p>
          </table:table-cell>
          <table:table-cell office:value-type="float" office:value="8985836248" table:style-name="ce46">
            <text:p>898583624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78" table:style-name="ce23">
            <text:p>978</text:p>
          </table:table-cell>
          <table:table-cell office:value-type="string" table:style-name="ce39">
            <text:p>BERA DEMUDU</text:p>
          </table:table-cell>
          <table:table-cell table:style-name="ce39"/>
          <table:table-cell office:value-type="string" table:style-name="ce45">
            <text:p>440179026880</text:p>
          </table:table-cell>
          <table:table-cell office:value-type="float" office:value="9553507207" table:style-name="ce46">
            <text:p>955350720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79" table:style-name="ce23">
            <text:p>979</text:p>
          </table:table-cell>
          <table:table-cell office:value-type="string" table:style-name="ce39">
            <text:p>BERA RAMULU</text:p>
          </table:table-cell>
          <table:table-cell table:style-name="ce39"/>
          <table:table-cell office:value-type="string" table:style-name="ce45">
            <text:p>800984016450</text:p>
          </table:table-cell>
          <table:table-cell office:value-type="float" office:value="9963285489" table:style-name="ce46">
            <text:p>996328548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0" table:style-name="ce23">
            <text:p>980</text:p>
          </table:table-cell>
          <table:table-cell office:value-type="string" table:style-name="ce39">
            <text:p>BERA APPALA SATYANARAYANA</text:p>
          </table:table-cell>
          <table:table-cell table:style-name="ce39"/>
          <table:table-cell office:value-type="string" table:style-name="ce45">
            <text:p>616439173572</text:p>
          </table:table-cell>
          <table:table-cell office:value-type="float" office:value="9553749485" table:style-name="ce46">
            <text:p>955374948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1" table:style-name="ce23">
            <text:p>981</text:p>
          </table:table-cell>
          <table:table-cell office:value-type="string" table:style-name="ce39">
            <text:p>BERA APPARAO</text:p>
          </table:table-cell>
          <table:table-cell table:style-name="ce39"/>
          <table:table-cell office:value-type="string" table:style-name="ce45">
            <text:p>501135725529</text:p>
          </table:table-cell>
          <table:table-cell office:value-type="float" office:value="8985836248" table:style-name="ce46">
            <text:p>898583624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2" table:style-name="ce23">
            <text:p>982</text:p>
          </table:table-cell>
          <table:table-cell office:value-type="string" table:style-name="ce39">
            <text:p>BERA APPARAO</text:p>
          </table:table-cell>
          <table:table-cell table:style-name="ce39"/>
          <table:table-cell office:value-type="string" table:style-name="ce45">
            <text:p>529422387005</text:p>
          </table:table-cell>
          <table:table-cell office:value-type="float" office:value="9701052941" table:style-name="ce46">
            <text:p>970105294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3" table:style-name="ce23">
            <text:p>983</text:p>
          </table:table-cell>
          <table:table-cell office:value-type="string" table:style-name="ce39">
            <text:p>BERA NARASIMHA MURTHY</text:p>
          </table:table-cell>
          <table:table-cell table:style-name="ce39"/>
          <table:table-cell office:value-type="string" table:style-name="ce45">
            <text:p>486472850317</text:p>
          </table:table-cell>
          <table:table-cell office:value-type="float" office:value="9866039684" table:style-name="ce46">
            <text:p>986603968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4" table:style-name="ce23">
            <text:p>984</text:p>
          </table:table-cell>
          <table:table-cell office:value-type="string" table:style-name="ce39">
            <text:p>BERA SEETHARAM</text:p>
          </table:table-cell>
          <table:table-cell table:style-name="ce39"/>
          <table:table-cell office:value-type="string" table:style-name="ce45">
            <text:p>221566741479</text:p>
          </table:table-cell>
          <table:table-cell office:value-type="float" office:value="8106314787" table:style-name="ce46">
            <text:p>810631478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5" table:style-name="ce23">
            <text:p>985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628310680281</text:p>
          </table:table-cell>
          <table:table-cell office:value-type="float" office:value="9575971130" table:style-name="ce46">
            <text:p>957597113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6" table:style-name="ce23">
            <text:p>986</text:p>
          </table:table-cell>
          <table:table-cell office:value-type="string" table:style-name="ce39">
            <text:p>BERA KONDABABU</text:p>
          </table:table-cell>
          <table:table-cell table:style-name="ce39"/>
          <table:table-cell office:value-type="string" table:style-name="ce45">
            <text:p>380429221346</text:p>
          </table:table-cell>
          <table:table-cell office:value-type="float" office:value="9666374026" table:style-name="ce46">
            <text:p>966637402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7" table:style-name="ce23">
            <text:p>987</text:p>
          </table:table-cell>
          <table:table-cell office:value-type="string" table:style-name="ce39">
            <text:p>BERA KANAKARAYAPPARAO</text:p>
          </table:table-cell>
          <table:table-cell table:style-name="ce39"/>
          <table:table-cell office:value-type="string" table:style-name="ce45">
            <text:p>554719142570</text:p>
          </table:table-cell>
          <table:table-cell office:value-type="float" office:value="9573565404" table:style-name="ce46">
            <text:p>957356540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8" table:style-name="ce23">
            <text:p>988</text:p>
          </table:table-cell>
          <table:table-cell office:value-type="string" table:style-name="ce39">
            <text:p>BERA APPARAO</text:p>
          </table:table-cell>
          <table:table-cell table:style-name="ce39"/>
          <table:table-cell office:value-type="string" table:style-name="ce45">
            <text:p>731788165869</text:p>
          </table:table-cell>
          <table:table-cell office:value-type="float" office:value="9908869054" table:style-name="ce46">
            <text:p>990886905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89" table:style-name="ce23">
            <text:p>989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579646957759</text:p>
          </table:table-cell>
          <table:table-cell office:value-type="float" office:value="9553507207" table:style-name="ce46">
            <text:p>955350720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0" table:style-name="ce23">
            <text:p>990</text:p>
          </table:table-cell>
          <table:table-cell office:value-type="string" table:style-name="ce39">
            <text:p>BERA SANKARA RAO</text:p>
          </table:table-cell>
          <table:table-cell table:style-name="ce39"/>
          <table:table-cell office:value-type="string" table:style-name="ce45">
            <text:p>807106483584</text:p>
          </table:table-cell>
          <table:table-cell office:value-type="float" office:value="9676972769" table:style-name="ce46">
            <text:p>967697276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1" table:style-name="ce23">
            <text:p>991</text:p>
          </table:table-cell>
          <table:table-cell office:value-type="string" table:style-name="ce39">
            <text:p>BERA RAMARAO</text:p>
          </table:table-cell>
          <table:table-cell table:style-name="ce39"/>
          <table:table-cell office:value-type="string" table:style-name="ce45">
            <text:p>600691478531</text:p>
          </table:table-cell>
          <table:table-cell office:value-type="float" office:value="9963285489" table:style-name="ce46">
            <text:p>996328548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2" table:style-name="ce23">
            <text:p>992</text:p>
          </table:table-cell>
          <table:table-cell office:value-type="string" table:style-name="ce39">
            <text:p>BERA PERAYYA</text:p>
          </table:table-cell>
          <table:table-cell table:style-name="ce39"/>
          <table:table-cell office:value-type="string" table:style-name="ce45">
            <text:p>797335563194</text:p>
          </table:table-cell>
          <table:table-cell office:value-type="float" office:value="9533373759" table:style-name="ce46">
            <text:p>953337375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3" table:style-name="ce23">
            <text:p>993</text:p>
          </table:table-cell>
          <table:table-cell office:value-type="string" table:style-name="ce39">
            <text:p>BERA SATYANARAYANA</text:p>
          </table:table-cell>
          <table:table-cell table:style-name="ce39"/>
          <table:table-cell office:value-type="string" table:style-name="ce45">
            <text:p>933851727460</text:p>
          </table:table-cell>
          <table:table-cell office:value-type="float" office:value="9533183601" table:style-name="ce46">
            <text:p>95331836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4" table:style-name="ce23">
            <text:p>994</text:p>
          </table:table-cell>
          <table:table-cell office:value-type="string" table:style-name="ce39">
            <text:p>BERA ESWARA RAO</text:p>
          </table:table-cell>
          <table:table-cell table:style-name="ce39"/>
          <table:table-cell office:value-type="string" table:style-name="ce45">
            <text:p>350319189332</text:p>
          </table:table-cell>
          <table:table-cell office:value-type="float" office:value="9704615096" table:style-name="ce46">
            <text:p>97046150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5" table:style-name="ce23">
            <text:p>995</text:p>
          </table:table-cell>
          <table:table-cell office:value-type="string" table:style-name="ce39">
            <text:p>BERA SIVA</text:p>
          </table:table-cell>
          <table:table-cell table:style-name="ce39"/>
          <table:table-cell office:value-type="string" table:style-name="ce45">
            <text:p>771859997969</text:p>
          </table:table-cell>
          <table:table-cell office:value-type="float" office:value="7095365118" table:style-name="ce46">
            <text:p>709536511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6" table:style-name="ce23">
            <text:p>996</text:p>
          </table:table-cell>
          <table:table-cell office:value-type="string" table:style-name="ce39">
            <text:p>BERA ESWARA RAO</text:p>
          </table:table-cell>
          <table:table-cell table:style-name="ce39"/>
          <table:table-cell office:value-type="string" table:style-name="ce45">
            <text:p>839576738173</text:p>
          </table:table-cell>
          <table:table-cell office:value-type="float" office:value="9550125036" table:style-name="ce46">
            <text:p>955012503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7" table:style-name="ce23">
            <text:p>997</text:p>
          </table:table-cell>
          <table:table-cell office:value-type="string" table:style-name="ce39">
            <text:p>BERA ESWARA RAO</text:p>
          </table:table-cell>
          <table:table-cell table:style-name="ce39"/>
          <table:table-cell office:value-type="string" table:style-name="ce45">
            <text:p>810977852112</text:p>
          </table:table-cell>
          <table:table-cell office:value-type="float" office:value="7569829747" table:style-name="ce46">
            <text:p>756982974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8" table:style-name="ce23">
            <text:p>998</text:p>
          </table:table-cell>
          <table:table-cell office:value-type="string" table:style-name="ce39">
            <text:p>BERA MALLESWARA RAO</text:p>
          </table:table-cell>
          <table:table-cell table:style-name="ce39"/>
          <table:table-cell office:value-type="string" table:style-name="ce45">
            <text:p>224079183966</text:p>
          </table:table-cell>
          <table:table-cell office:value-type="float" office:value="9949015805" table:style-name="ce46">
            <text:p>994901580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999" table:style-name="ce23">
            <text:p>999</text:p>
          </table:table-cell>
          <table:table-cell office:value-type="string" table:style-name="ce39">
            <text:p>BERA KONDALARAO</text:p>
          </table:table-cell>
          <table:table-cell table:style-name="ce39"/>
          <table:table-cell office:value-type="string" table:style-name="ce45">
            <text:p>712848005644</text:p>
          </table:table-cell>
          <table:table-cell office:value-type="float" office:value="7896612485" table:style-name="ce46">
            <text:p>789661248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0" table:style-name="ce23">
            <text:p>1000</text:p>
          </table:table-cell>
          <table:table-cell office:value-type="string" table:style-name="ce39">
            <text:p>BERA DEMULLU</text:p>
          </table:table-cell>
          <table:table-cell table:style-name="ce39"/>
          <table:table-cell office:value-type="string" table:style-name="ce45">
            <text:p>426583731326</text:p>
          </table:table-cell>
          <table:table-cell office:value-type="float" office:value="9533373759" table:style-name="ce46">
            <text:p>953337375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1" table:style-name="ce23">
            <text:p>1001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857431228662</text:p>
          </table:table-cell>
          <table:table-cell office:value-type="float" office:value="9966355769" table:style-name="ce46">
            <text:p>996635576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2" table:style-name="ce23">
            <text:p>1002</text:p>
          </table:table-cell>
          <table:table-cell office:value-type="string" table:style-name="ce39">
            <text:p>BERA SHYAM KUMAR</text:p>
          </table:table-cell>
          <table:table-cell table:style-name="ce39"/>
          <table:table-cell office:value-type="string" table:style-name="ce45">
            <text:p>704328050750</text:p>
          </table:table-cell>
          <table:table-cell office:value-type="float" office:value="7729091567" table:style-name="ce46">
            <text:p>772909156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3" table:style-name="ce23">
            <text:p>1003</text:p>
          </table:table-cell>
          <table:table-cell office:value-type="string" table:style-name="ce39">
            <text:p>BERA DEMULLU</text:p>
          </table:table-cell>
          <table:table-cell table:style-name="ce39"/>
          <table:table-cell office:value-type="string" table:style-name="ce45">
            <text:p>958548952731</text:p>
          </table:table-cell>
          <table:table-cell office:value-type="float" office:value="9959873701" table:style-name="ce46">
            <text:p>99598737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4" table:style-name="ce23">
            <text:p>1004</text:p>
          </table:table-cell>
          <table:table-cell office:value-type="string" table:style-name="ce39">
            <text:p>BERA SANYASI RAO</text:p>
          </table:table-cell>
          <table:table-cell table:style-name="ce39"/>
          <table:table-cell office:value-type="string" table:style-name="ce45">
            <text:p>681976867807</text:p>
          </table:table-cell>
          <table:table-cell office:value-type="float" office:value="9949898836" table:style-name="ce46">
            <text:p>994989883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5" table:style-name="ce23">
            <text:p>1005</text:p>
          </table:table-cell>
          <table:table-cell office:value-type="string" table:style-name="ce39">
            <text:p>BERA RAMU</text:p>
          </table:table-cell>
          <table:table-cell table:style-name="ce39"/>
          <table:table-cell office:value-type="string" table:style-name="ce45">
            <text:p>876222324783</text:p>
          </table:table-cell>
          <table:table-cell office:value-type="float" office:value="9573565502" table:style-name="ce46">
            <text:p>957356550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6" table:style-name="ce23">
            <text:p>1006</text:p>
          </table:table-cell>
          <table:table-cell office:value-type="string" table:style-name="ce39">
            <text:p>BERA TATABABU</text:p>
          </table:table-cell>
          <table:table-cell table:style-name="ce39"/>
          <table:table-cell office:value-type="string" table:style-name="ce45">
            <text:p>247796243385</text:p>
          </table:table-cell>
          <table:table-cell office:value-type="float" office:value="9573565404" table:style-name="ce46">
            <text:p>957356540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7" table:style-name="ce23">
            <text:p>1007</text:p>
          </table:table-cell>
          <table:table-cell office:value-type="string" table:style-name="ce39">
            <text:p>YERRARAPU APPA RAO</text:p>
          </table:table-cell>
          <table:table-cell table:style-name="ce39"/>
          <table:table-cell office:value-type="string" table:style-name="ce45">
            <text:p>397359874776</text:p>
          </table:table-cell>
          <table:table-cell office:value-type="float" office:value="9989980068" table:style-name="ce46">
            <text:p>99899800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8" table:style-name="ce23">
            <text:p>1008</text:p>
          </table:table-cell>
          <table:table-cell office:value-type="string" table:style-name="ce39">
            <text:p>YERRARAPU DEMUDU</text:p>
          </table:table-cell>
          <table:table-cell table:style-name="ce39"/>
          <table:table-cell office:value-type="string" table:style-name="ce45">
            <text:p>73982513188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09" table:style-name="ce23">
            <text:p>1009</text:p>
          </table:table-cell>
          <table:table-cell office:value-type="string" table:style-name="ce39">
            <text:p>YERRARAPU NAGABHUSHANAM</text:p>
          </table:table-cell>
          <table:table-cell table:style-name="ce39"/>
          <table:table-cell office:value-type="string" table:style-name="ce45">
            <text:p>490512491901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0" table:style-name="ce23">
            <text:p>1010</text:p>
          </table:table-cell>
          <table:table-cell office:value-type="string" table:style-name="ce39">
            <text:p>YERRARAPU RAMU</text:p>
          </table:table-cell>
          <table:table-cell table:style-name="ce39"/>
          <table:table-cell office:value-type="string" table:style-name="ce45">
            <text:p>416110848119</text:p>
          </table:table-cell>
          <table:table-cell office:value-type="float" office:value="9949069468" table:style-name="ce46">
            <text:p>99490694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1" table:style-name="ce23">
            <text:p>1011</text:p>
          </table:table-cell>
          <table:table-cell office:value-type="string" table:style-name="ce39">
            <text:p>YERRARAPU APPANNABABU</text:p>
          </table:table-cell>
          <table:table-cell table:style-name="ce39"/>
          <table:table-cell office:value-type="string" table:style-name="ce45">
            <text:p>585943068424</text:p>
          </table:table-cell>
          <table:table-cell office:value-type="float" office:value="7382188581" table:style-name="ce46">
            <text:p>738218858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2" table:style-name="ce23">
            <text:p>1012</text:p>
          </table:table-cell>
          <table:table-cell office:value-type="string" table:style-name="ce39">
            <text:p>YERRARAPU PENTAYYA</text:p>
          </table:table-cell>
          <table:table-cell table:style-name="ce39"/>
          <table:table-cell office:value-type="string" table:style-name="ce45">
            <text:p>243467250743</text:p>
          </table:table-cell>
          <table:table-cell office:value-type="float" office:value="9502735297" table:style-name="ce46">
            <text:p>950273529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3" table:style-name="ce23">
            <text:p>1013</text:p>
          </table:table-cell>
          <table:table-cell office:value-type="string" table:style-name="ce39">
            <text:p>YERRARAPU KOTI</text:p>
          </table:table-cell>
          <table:table-cell table:style-name="ce39"/>
          <table:table-cell office:value-type="string" table:style-name="ce45">
            <text:p>341795390979</text:p>
          </table:table-cell>
          <table:table-cell office:value-type="float" office:value="9989980068" table:style-name="ce46">
            <text:p>99899800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4" table:style-name="ce23">
            <text:p>1014</text:p>
          </table:table-cell>
          <table:table-cell office:value-type="string" table:style-name="ce39">
            <text:p>YERRARAPU APPALARAJU</text:p>
          </table:table-cell>
          <table:table-cell table:style-name="ce39"/>
          <table:table-cell office:value-type="string" table:style-name="ce45">
            <text:p>442357453786</text:p>
          </table:table-cell>
          <table:table-cell office:value-type="float" office:value="9502719880" table:style-name="ce46">
            <text:p>950271988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5" table:style-name="ce23">
            <text:p>1015</text:p>
          </table:table-cell>
          <table:table-cell office:value-type="string" table:style-name="ce39">
            <text:p>YERRARAPU BANGARAYYA</text:p>
          </table:table-cell>
          <table:table-cell table:style-name="ce39"/>
          <table:table-cell office:value-type="string" table:style-name="ce45">
            <text:p>732688046452</text:p>
          </table:table-cell>
          <table:table-cell office:value-type="float" office:value="9493978153" table:style-name="ce46">
            <text:p>949397815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6" table:style-name="ce23">
            <text:p>1016</text:p>
          </table:table-cell>
          <table:table-cell office:value-type="string" table:style-name="ce39">
            <text:p>YERRARAPU ESWARA RAO</text:p>
          </table:table-cell>
          <table:table-cell table:style-name="ce39"/>
          <table:table-cell office:value-type="string" table:style-name="ce45">
            <text:p>723657960060</text:p>
          </table:table-cell>
          <table:table-cell office:value-type="float" office:value="9701021468" table:style-name="ce46">
            <text:p>970102146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7" table:style-name="ce23">
            <text:p>1017</text:p>
          </table:table-cell>
          <table:table-cell office:value-type="string" table:style-name="ce39">
            <text:p>YERRARAPU KONDABABU</text:p>
          </table:table-cell>
          <table:table-cell table:style-name="ce39"/>
          <table:table-cell office:value-type="string" table:style-name="ce45">
            <text:p>830297467449</text:p>
          </table:table-cell>
          <table:table-cell office:value-type="float" office:value="9908869052" table:style-name="ce46">
            <text:p>990886905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8" table:style-name="ce23">
            <text:p>1018</text:p>
          </table:table-cell>
          <table:table-cell office:value-type="string" table:style-name="ce39">
            <text:p>YERRARAPU RAMACHANDRA RAO</text:p>
          </table:table-cell>
          <table:table-cell table:style-name="ce39"/>
          <table:table-cell office:value-type="string" table:style-name="ce45">
            <text:p>518131837996</text:p>
          </table:table-cell>
          <table:table-cell office:value-type="float" office:value="7386333404" table:style-name="ce46">
            <text:p>738633340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19" table:style-name="ce23">
            <text:p>1019</text:p>
          </table:table-cell>
          <table:table-cell office:value-type="string" table:style-name="ce39">
            <text:p>YERRARAPU SANTHOSH</text:p>
          </table:table-cell>
          <table:table-cell table:style-name="ce39"/>
          <table:table-cell office:value-type="string" table:style-name="ce45">
            <text:p>664268443367</text:p>
          </table:table-cell>
          <table:table-cell office:value-type="float" office:value="7095733954" table:style-name="ce46">
            <text:p>709573395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0" table:style-name="ce23">
            <text:p>1020</text:p>
          </table:table-cell>
          <table:table-cell office:value-type="string" table:style-name="ce39">
            <text:p>YERRARAPU KONDALARAO</text:p>
          </table:table-cell>
          <table:table-cell table:style-name="ce39"/>
          <table:table-cell office:value-type="string" table:style-name="ce45">
            <text:p>774367976130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1" table:style-name="ce23">
            <text:p>1021</text:p>
          </table:table-cell>
          <table:table-cell office:value-type="string" table:style-name="ce39">
            <text:p>YERRARAPU APPARAO</text:p>
          </table:table-cell>
          <table:table-cell table:style-name="ce39"/>
          <table:table-cell office:value-type="string" table:style-name="ce45">
            <text:p>717608163195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2" table:style-name="ce23">
            <text:p>1022</text:p>
          </table:table-cell>
          <table:table-cell office:value-type="string" table:style-name="ce39">
            <text:p>GUDE APPARAO</text:p>
          </table:table-cell>
          <table:table-cell table:style-name="ce39"/>
          <table:table-cell office:value-type="string" table:style-name="ce45">
            <text:p>248030637942</text:p>
          </table:table-cell>
          <table:table-cell office:value-type="float" office:value="9959905501" table:style-name="ce46">
            <text:p>99599055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3" table:style-name="ce23">
            <text:p>1023</text:p>
          </table:table-cell>
          <table:table-cell office:value-type="string" table:style-name="ce39">
            <text:p>GUDE RAJABABU</text:p>
          </table:table-cell>
          <table:table-cell table:style-name="ce39"/>
          <table:table-cell office:value-type="string" table:style-name="ce45">
            <text:p>458500440675</text:p>
          </table:table-cell>
          <table:table-cell office:value-type="float" office:value="9491553085" table:style-name="ce46">
            <text:p>949155308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4" table:style-name="ce23">
            <text:p>1024</text:p>
          </table:table-cell>
          <table:table-cell office:value-type="string" table:style-name="ce39">
            <text:p>GUDE APPARAO</text:p>
          </table:table-cell>
          <table:table-cell table:style-name="ce39"/>
          <table:table-cell office:value-type="string" table:style-name="ce45">
            <text:p>495632098727</text:p>
          </table:table-cell>
          <table:table-cell office:value-type="float" office:value="9701202394" table:style-name="ce46">
            <text:p>970120239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5" table:style-name="ce23">
            <text:p>1025</text:p>
          </table:table-cell>
          <table:table-cell office:value-type="string" table:style-name="ce39">
            <text:p>GUDE TATABABU</text:p>
          </table:table-cell>
          <table:table-cell table:style-name="ce39"/>
          <table:table-cell office:value-type="string" table:style-name="ce45">
            <text:p>986342768173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6" table:style-name="ce23">
            <text:p>1026</text:p>
          </table:table-cell>
          <table:table-cell office:value-type="string" table:style-name="ce39">
            <text:p>GUDE ESWARA RAO</text:p>
          </table:table-cell>
          <table:table-cell table:style-name="ce39"/>
          <table:table-cell office:value-type="string" table:style-name="ce45">
            <text:p>314410444435</text:p>
          </table:table-cell>
          <table:table-cell office:value-type="float" office:value="9640119240" table:style-name="ce46">
            <text:p>964011924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7" table:style-name="ce23">
            <text:p>1027</text:p>
          </table:table-cell>
          <table:table-cell office:value-type="string" table:style-name="ce39">
            <text:p>GANDREDDI SANYASI RAO</text:p>
          </table:table-cell>
          <table:table-cell table:style-name="ce39"/>
          <table:table-cell office:value-type="string" table:style-name="ce45">
            <text:p>870144591756</text:p>
          </table:table-cell>
          <table:table-cell office:value-type="float" office:value="8985836248" table:style-name="ce46">
            <text:p>898583624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8" table:style-name="ce23">
            <text:p>1028</text:p>
          </table:table-cell>
          <table:table-cell office:value-type="string" table:style-name="ce39">
            <text:p>GUDE APPALAKONDA</text:p>
          </table:table-cell>
          <table:table-cell table:style-name="ce39"/>
          <table:table-cell office:value-type="string" table:style-name="ce45">
            <text:p>789199748647</text:p>
          </table:table-cell>
          <table:table-cell office:value-type="float" office:value="8985374982" table:style-name="ce46">
            <text:p>898537498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29" table:style-name="ce23">
            <text:p>1029</text:p>
          </table:table-cell>
          <table:table-cell office:value-type="string" table:style-name="ce39">
            <text:p>GUDE BUTCHIBABU</text:p>
          </table:table-cell>
          <table:table-cell table:style-name="ce39"/>
          <table:table-cell office:value-type="string" table:style-name="ce45">
            <text:p>701629042636</text:p>
          </table:table-cell>
          <table:table-cell office:value-type="float" office:value="9701654057" table:style-name="ce46">
            <text:p>970165405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0" table:style-name="ce23">
            <text:p>1030</text:p>
          </table:table-cell>
          <table:table-cell office:value-type="string" table:style-name="ce39">
            <text:p>GUDE KONDABABU</text:p>
          </table:table-cell>
          <table:table-cell table:style-name="ce39"/>
          <table:table-cell office:value-type="string" table:style-name="ce45">
            <text:p>972001499424</text:p>
          </table:table-cell>
          <table:table-cell office:value-type="float" office:value="9959905501" table:style-name="ce46">
            <text:p>99599055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1" table:style-name="ce23">
            <text:p>1031</text:p>
          </table:table-cell>
          <table:table-cell office:value-type="string" table:style-name="ce39">
            <text:p>GUDE KONDABABU</text:p>
          </table:table-cell>
          <table:table-cell table:style-name="ce39"/>
          <table:table-cell office:value-type="string" table:style-name="ce45">
            <text:p>399892072854</text:p>
          </table:table-cell>
          <table:table-cell office:value-type="float" office:value="9701202394" table:style-name="ce46">
            <text:p>970120239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2" table:style-name="ce23">
            <text:p>1032</text:p>
          </table:table-cell>
          <table:table-cell office:value-type="string" table:style-name="ce39">
            <text:p>GUDE DEMUDUNAIDU</text:p>
          </table:table-cell>
          <table:table-cell table:style-name="ce39"/>
          <table:table-cell office:value-type="string" table:style-name="ce45">
            <text:p>424586099840</text:p>
          </table:table-cell>
          <table:table-cell office:value-type="float" office:value="9603192203" table:style-name="ce46">
            <text:p>960319220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3" table:style-name="ce23">
            <text:p>1033</text:p>
          </table:table-cell>
          <table:table-cell office:value-type="string" table:style-name="ce39">
            <text:p>INTI SIMHACHALAM</text:p>
          </table:table-cell>
          <table:table-cell table:style-name="ce39"/>
          <table:table-cell office:value-type="string" table:style-name="ce45">
            <text:p>708256862767</text:p>
          </table:table-cell>
          <table:table-cell office:value-type="float" office:value="9849230772" table:style-name="ce46">
            <text:p>984923077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4" table:style-name="ce23">
            <text:p>1034</text:p>
          </table:table-cell>
          <table:table-cell office:value-type="string" table:style-name="ce39">
            <text:p>INTI GARESHU</text:p>
          </table:table-cell>
          <table:table-cell table:style-name="ce39"/>
          <table:table-cell office:value-type="string" table:style-name="ce45">
            <text:p>862625796496</text:p>
          </table:table-cell>
          <table:table-cell office:value-type="float" office:value="9963066515" table:style-name="ce46">
            <text:p>996306651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5" table:style-name="ce23">
            <text:p>1035</text:p>
          </table:table-cell>
          <table:table-cell office:value-type="string" table:style-name="ce39">
            <text:p>INTI APPA RAO</text:p>
          </table:table-cell>
          <table:table-cell table:style-name="ce39"/>
          <table:table-cell office:value-type="string" table:style-name="ce45">
            <text:p>452754387984</text:p>
          </table:table-cell>
          <table:table-cell office:value-type="float" office:value="9963683011" table:style-name="ce46">
            <text:p>996368301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6" table:style-name="ce23">
            <text:p>1036</text:p>
          </table:table-cell>
          <table:table-cell office:value-type="string" table:style-name="ce39">
            <text:p>INTI SATYANARAYANA</text:p>
          </table:table-cell>
          <table:table-cell table:style-name="ce39"/>
          <table:table-cell office:value-type="string" table:style-name="ce45">
            <text:p>395973606420</text:p>
          </table:table-cell>
          <table:table-cell office:value-type="float" office:value="9652488280" table:style-name="ce46">
            <text:p>9652488280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7" table:style-name="ce23">
            <text:p>1037</text:p>
          </table:table-cell>
          <table:table-cell office:value-type="string" table:style-name="ce39">
            <text:p>INTI VENKATARAO</text:p>
          </table:table-cell>
          <table:table-cell table:style-name="ce39"/>
          <table:table-cell office:value-type="string" table:style-name="ce45">
            <text:p>585516606446</text:p>
          </table:table-cell>
          <table:table-cell office:value-type="float" office:value="7287943065" table:style-name="ce46">
            <text:p>72879430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8" table:style-name="ce23">
            <text:p>1038</text:p>
          </table:table-cell>
          <table:table-cell office:value-type="string" table:style-name="ce39">
            <text:p>INTI KANAKARAO</text:p>
          </table:table-cell>
          <table:table-cell table:style-name="ce39"/>
          <table:table-cell office:value-type="string" table:style-name="ce45">
            <text:p>615629228944</text:p>
          </table:table-cell>
          <table:table-cell office:value-type="float" office:value="9849230772" table:style-name="ce46">
            <text:p>984923077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39" table:style-name="ce23">
            <text:p>1039</text:p>
          </table:table-cell>
          <table:table-cell office:value-type="string" table:style-name="ce39">
            <text:p>INTI ESWARA RAO</text:p>
          </table:table-cell>
          <table:table-cell table:style-name="ce39"/>
          <table:table-cell office:value-type="string" table:style-name="ce45">
            <text:p>677928027192</text:p>
          </table:table-cell>
          <table:table-cell office:value-type="float" office:value="9849988587" table:style-name="ce46">
            <text:p>984998858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0" table:style-name="ce23">
            <text:p>1040</text:p>
          </table:table-cell>
          <table:table-cell office:value-type="string" table:style-name="ce39">
            <text:p>INTI NAGESH</text:p>
          </table:table-cell>
          <table:table-cell table:style-name="ce39"/>
          <table:table-cell office:value-type="string" table:style-name="ce45">
            <text:p>416988622546</text:p>
          </table:table-cell>
          <table:table-cell office:value-type="float" office:value="7330818322" table:style-name="ce46">
            <text:p>733081832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1" table:style-name="ce23">
            <text:p>1041</text:p>
          </table:table-cell>
          <table:table-cell office:value-type="string" table:style-name="ce39">
            <text:p>INTI RAMU</text:p>
          </table:table-cell>
          <table:table-cell table:style-name="ce39"/>
          <table:table-cell office:value-type="string" table:style-name="ce45">
            <text:p>325061056868</text:p>
          </table:table-cell>
          <table:table-cell office:value-type="float" office:value="9721856373" table:style-name="ce46">
            <text:p>972185637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2" table:style-name="ce23">
            <text:p>1042</text:p>
          </table:table-cell>
          <table:table-cell office:value-type="string" table:style-name="ce39">
            <text:p>INTI KOTI</text:p>
          </table:table-cell>
          <table:table-cell table:style-name="ce39"/>
          <table:table-cell office:value-type="string" table:style-name="ce45">
            <text:p>960965356114</text:p>
          </table:table-cell>
          <table:table-cell office:value-type="float" office:value="9908210165" table:style-name="ce46">
            <text:p>990821016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3" table:style-name="ce23">
            <text:p>1043</text:p>
          </table:table-cell>
          <table:table-cell office:value-type="string" table:style-name="ce39">
            <text:p>INTI SIVA</text:p>
          </table:table-cell>
          <table:table-cell table:style-name="ce39"/>
          <table:table-cell office:value-type="string" table:style-name="ce45">
            <text:p>847687567531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4" table:style-name="ce23">
            <text:p>1044</text:p>
          </table:table-cell>
          <table:table-cell office:value-type="string" table:style-name="ce39">
            <text:p>INTI GANGADHAR</text:p>
          </table:table-cell>
          <table:table-cell table:style-name="ce39"/>
          <table:table-cell office:value-type="string" table:style-name="ce45">
            <text:p>829574760331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5" table:style-name="ce23">
            <text:p>1045</text:p>
          </table:table-cell>
          <table:table-cell office:value-type="string" table:style-name="ce39">
            <text:p>POTNURU GOVINDA</text:p>
          </table:table-cell>
          <table:table-cell table:style-name="ce39"/>
          <table:table-cell office:value-type="string" table:style-name="ce45">
            <text:p>519694627986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6" table:style-name="ce23">
            <text:p>1046</text:p>
          </table:table-cell>
          <table:table-cell office:value-type="string" table:style-name="ce39">
            <text:p>ABOTHU PRAKASH</text:p>
          </table:table-cell>
          <table:table-cell table:style-name="ce39"/>
          <table:table-cell office:value-type="string" table:style-name="ce45">
            <text:p>563248166759</text:p>
          </table:table-cell>
          <table:table-cell office:value-type="float" office:value="8374039152" table:style-name="ce46">
            <text:p>837403915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7" table:style-name="ce23">
            <text:p>1047</text:p>
          </table:table-cell>
          <table:table-cell office:value-type="string" table:style-name="ce39">
            <text:p>YERRARAPU MAHALAKSHMI</text:p>
          </table:table-cell>
          <table:table-cell table:style-name="ce39"/>
          <table:table-cell office:value-type="string" table:style-name="ce45">
            <text:p>467147787063</text:p>
          </table:table-cell>
          <table:table-cell office:value-type="float" office:value="8790647442" table:style-name="ce46">
            <text:p>8790647442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8" table:style-name="ce23">
            <text:p>1048</text:p>
          </table:table-cell>
          <table:table-cell office:value-type="string" table:style-name="ce39">
            <text:p>ABOTHU LAKSHMANA RAO</text:p>
          </table:table-cell>
          <table:table-cell table:style-name="ce39"/>
          <table:table-cell office:value-type="string" table:style-name="ce45">
            <text:p>216238908441</text:p>
          </table:table-cell>
          <table:table-cell office:value-type="float" office:value="9652145101" table:style-name="ce46">
            <text:p>96521451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49" table:style-name="ce23">
            <text:p>1049</text:p>
          </table:table-cell>
          <table:table-cell office:value-type="string" table:style-name="ce39">
            <text:p>POTNURU APPARAO</text:p>
          </table:table-cell>
          <table:table-cell table:style-name="ce39"/>
          <table:table-cell office:value-type="string" table:style-name="ce45">
            <text:p>277718263097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0" table:style-name="ce23">
            <text:p>1050</text:p>
          </table:table-cell>
          <table:table-cell office:value-type="string" table:style-name="ce39">
            <text:p>GANDREDDI RAMESH</text:p>
          </table:table-cell>
          <table:table-cell table:style-name="ce39"/>
          <table:table-cell office:value-type="string" table:style-name="ce45">
            <text:p>285150746363</text:p>
          </table:table-cell>
          <table:table-cell office:value-type="float" office:value="9963640213" table:style-name="ce46">
            <text:p>9963640213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1" table:style-name="ce23">
            <text:p>1051</text:p>
          </table:table-cell>
          <table:table-cell office:value-type="string" table:style-name="ce39">
            <text:p>POTNURU TRINADHA RAO</text:p>
          </table:table-cell>
          <table:table-cell table:style-name="ce39"/>
          <table:table-cell office:value-type="string" table:style-name="ce45">
            <text:p>472928573663</text:p>
          </table:table-cell>
          <table:table-cell office:value-type="float" office:value="9985362104" table:style-name="ce46">
            <text:p>998536210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2" table:style-name="ce23">
            <text:p>1052</text:p>
          </table:table-cell>
          <table:table-cell office:value-type="string" table:style-name="ce39">
            <text:p>ABOTHU SRINU</text:p>
          </table:table-cell>
          <table:table-cell table:style-name="ce39"/>
          <table:table-cell office:value-type="string" table:style-name="ce45">
            <text:p>559207114993</text:p>
          </table:table-cell>
          <table:table-cell office:value-type="float" office:value="9676424918" table:style-name="ce46">
            <text:p>967642491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3" table:style-name="ce23">
            <text:p>1053</text:p>
          </table:table-cell>
          <table:table-cell office:value-type="string" table:style-name="ce39">
            <text:p>ABOTHU GOVINDU</text:p>
          </table:table-cell>
          <table:table-cell table:style-name="ce39"/>
          <table:table-cell office:value-type="string" table:style-name="ce45">
            <text:p>721626207934</text:p>
          </table:table-cell>
          <table:table-cell office:value-type="float" office:value="9676424918" table:style-name="ce46">
            <text:p>9676424918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4" table:style-name="ce23">
            <text:p>1054</text:p>
          </table:table-cell>
          <table:table-cell office:value-type="string" table:style-name="ce39">
            <text:p>TURAYI SIVA</text:p>
          </table:table-cell>
          <table:table-cell table:style-name="ce39"/>
          <table:table-cell office:value-type="string" table:style-name="ce45">
            <text:p>679817847885</text:p>
          </table:table-cell>
          <table:table-cell office:value-type="float" office:value="9666435037" table:style-name="ce46">
            <text:p>9666435037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5" table:style-name="ce23">
            <text:p>1055</text:p>
          </table:table-cell>
          <table:table-cell office:value-type="string" table:style-name="ce39">
            <text:p>ABOTHU SOMA SEKHAR</text:p>
          </table:table-cell>
          <table:table-cell table:style-name="ce39"/>
          <table:table-cell office:value-type="string" table:style-name="ce45">
            <text:p>395086454367</text:p>
          </table:table-cell>
          <table:table-cell office:value-type="float" office:value="9493124771" table:style-name="ce46">
            <text:p>949312477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6" table:style-name="ce23">
            <text:p>1056</text:p>
          </table:table-cell>
          <table:table-cell office:value-type="string" table:style-name="ce39">
            <text:p>ABOTHU KISHORE KUMAR</text:p>
          </table:table-cell>
          <table:table-cell table:style-name="ce39"/>
          <table:table-cell office:value-type="string" table:style-name="ce45">
            <text:p>311241854206</text:p>
          </table:table-cell>
          <table:table-cell office:value-type="float" office:value="9652145101" table:style-name="ce46">
            <text:p>9652145101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7" table:style-name="ce23">
            <text:p>1057</text:p>
          </table:table-cell>
          <table:table-cell office:value-type="string" table:style-name="ce39">
            <text:p>ABOTHU KAMARAJU</text:p>
          </table:table-cell>
          <table:table-cell table:style-name="ce39"/>
          <table:table-cell office:value-type="string" table:style-name="ce45">
            <text:p>264673769636</text:p>
          </table:table-cell>
          <table:table-cell office:value-type="float" office:value="9676381659" table:style-name="ce46">
            <text:p>9676381659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8" table:style-name="ce23">
            <text:p>1058</text:p>
          </table:table-cell>
          <table:table-cell office:value-type="string" table:style-name="ce39">
            <text:p>POTNURU GAJJALU</text:p>
          </table:table-cell>
          <table:table-cell table:style-name="ce39"/>
          <table:table-cell office:value-type="string" table:style-name="ce45">
            <text:p>780648776092</text:p>
          </table:table-cell>
          <table:table-cell office:value-type="float" office:value="9701856396" table:style-name="ce46">
            <text:p>9701856396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59" table:style-name="ce23">
            <text:p>1059</text:p>
          </table:table-cell>
          <table:table-cell office:value-type="string" table:style-name="ce39">
            <text:p>POTNURU DASUBABU</text:p>
          </table:table-cell>
          <table:table-cell table:style-name="ce39"/>
          <table:table-cell office:value-type="string" table:style-name="ce45">
            <text:p>556174750179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0" table:style-name="ce23">
            <text:p>1060</text:p>
          </table:table-cell>
          <table:table-cell office:value-type="string" table:style-name="ce39">
            <text:p>POTNURU TATARAO</text:p>
          </table:table-cell>
          <table:table-cell table:style-name="ce39"/>
          <table:table-cell office:value-type="string" table:style-name="ce45">
            <text:p>957842166955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1" table:style-name="ce23">
            <text:p>1061</text:p>
          </table:table-cell>
          <table:table-cell office:value-type="string" table:style-name="ce39">
            <text:p>POTNURU PEDDA TATA RAO</text:p>
          </table:table-cell>
          <table:table-cell table:style-name="ce39"/>
          <table:table-cell office:value-type="string" table:style-name="ce45">
            <text:p>216040326887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2" table:style-name="ce23">
            <text:p>1062</text:p>
          </table:table-cell>
          <table:table-cell office:value-type="string" table:style-name="ce39">
            <text:p>POTNURU RAJU</text:p>
          </table:table-cell>
          <table:table-cell table:style-name="ce39"/>
          <table:table-cell office:value-type="string" table:style-name="ce45">
            <text:p>642162837166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3" table:style-name="ce23">
            <text:p>1063</text:p>
          </table:table-cell>
          <table:table-cell office:value-type="string" table:style-name="ce39">
            <text:p>SINGIDI NARAYANARAO</text:p>
          </table:table-cell>
          <table:table-cell table:style-name="ce39"/>
          <table:table-cell office:value-type="string" table:style-name="ce45">
            <text:p>871585835090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4" table:style-name="ce23">
            <text:p>1064</text:p>
          </table:table-cell>
          <table:table-cell office:value-type="string" table:style-name="ce39">
            <text:p>SINGIDI MARUTHI RAO</text:p>
          </table:table-cell>
          <table:table-cell table:style-name="ce39"/>
          <table:table-cell office:value-type="string" table:style-name="ce45">
            <text:p>225583143244</text:p>
          </table:table-cell>
          <table:table-cell table:style-name="ce46"/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5" table:style-name="ce23">
            <text:p>1065</text:p>
          </table:table-cell>
          <table:table-cell office:value-type="string" table:style-name="ce39">
            <text:p>TURAYI PALAVELLI</text:p>
          </table:table-cell>
          <table:table-cell table:style-name="ce39"/>
          <table:table-cell office:value-type="string" table:style-name="ce45">
            <text:p>878222796851</text:p>
          </table:table-cell>
          <table:table-cell office:value-type="float" office:value="9014141575" table:style-name="ce46">
            <text:p>901414157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6" table:style-name="ce23">
            <text:p>1066</text:p>
          </table:table-cell>
          <table:table-cell office:value-type="string" table:style-name="ce39">
            <text:p>TURAYI SIVA</text:p>
          </table:table-cell>
          <table:table-cell table:style-name="ce39"/>
          <table:table-cell office:value-type="string" table:style-name="ce45">
            <text:p>260244731088</text:p>
          </table:table-cell>
          <table:table-cell office:value-type="float" office:value="9676379295" table:style-name="ce46">
            <text:p>9676379295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7" table:style-name="ce23">
            <text:p>1067</text:p>
          </table:table-cell>
          <table:table-cell office:value-type="string" table:style-name="ce39">
            <text:p>SINGIDI RAMA APPARAO</text:p>
          </table:table-cell>
          <table:table-cell table:style-name="ce39"/>
          <table:table-cell office:value-type="string" table:style-name="ce45">
            <text:p>995254107969</text:p>
          </table:table-cell>
          <table:table-cell office:value-type="float" office:value="9505812644" table:style-name="ce46">
            <text:p>9505812644</text:p>
          </table:table-cell>
          <table:table-cell table:number-columns-repeated="3" table:style-name="ce23"/>
          <table:table-cell table:number-columns-repeated="16368"/>
        </table:table-row>
        <table:table-row table:style-name="ro3">
          <table:table-cell office:value-type="string" table:style-name="ce23">
            <text:p>VISAKHAPATNAM</text:p>
          </table:table-cell>
          <table:table-cell office:value-type="string" table:style-name="ce38">
            <text:p><text:s/>K. KODAPADU</text:p>
          </table:table-cell>
          <table:table-cell office:value-type="string" table:style-name="ce24">
            <text:p>RONGALNAIDUPALEM</text:p>
          </table:table-cell>
          <table:table-cell table:style-name="ce23"/>
          <table:table-cell office:value-type="float" office:value="531034" table:style-name="ce25">
            <text:p>531034</text:p>
          </table:table-cell>
          <table:table-cell office:value-type="float" office:value="12" table:style-name="ce25">
            <text:p>12</text:p>
          </table:table-cell>
          <table:table-cell office:value-type="string" table:style-name="ce23">
            <text:p>SRI RAMA FISHERWOMEN COOP. SOCIETY, <text:s/>RONGALNAIDUPALEM VILLAGE, K. KODAPADU MANDAL,REGD. NO. 1134</text:p>
          </table:table-cell>
          <table:table-cell office:value-type="string" table:style-name="ce23">
            <text:p>Member</text:p>
          </table:table-cell>
          <table:table-cell office:value-type="float" office:value="1068" table:style-name="ce23">
            <text:p>1068</text:p>
          </table:table-cell>
          <table:table-cell office:value-type="string" table:style-name="ce39">
            <text:p>INTI JAGAN</text:p>
          </table:table-cell>
          <table:table-cell table:style-name="ce39"/>
          <table:table-cell office:value-type="string" table:style-name="ce45">
            <text:p>867612501859</text:p>
          </table:table-cell>
          <table:table-cell office:value-type="float" office:value="7670845212" table:style-name="ce46">
            <text:p>76708452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69" table:style-name="ce23">
            <text:p>1069</text:p>
          </table:table-cell>
          <table:table-cell office:value-type="string" table:style-name="ce36">
            <text:p>DALAI SRINU</text:p>
          </table:table-cell>
          <table:table-cell table:style-name="ce36"/>
          <table:table-cell office:value-type="string" table:style-name="ce45">
            <text:p>774553016786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0" table:style-name="ce23">
            <text:p>1070</text:p>
          </table:table-cell>
          <table:table-cell office:value-type="string" table:style-name="ce39">
            <text:p>DALAI SANKARA RAO</text:p>
          </table:table-cell>
          <table:table-cell table:style-name="ce39"/>
          <table:table-cell office:value-type="string" table:style-name="ce45">
            <text:p>929856052996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1" table:style-name="ce23">
            <text:p>1071</text:p>
          </table:table-cell>
          <table:table-cell office:value-type="string" table:style-name="ce39">
            <text:p>DALAI PRASAD</text:p>
          </table:table-cell>
          <table:table-cell table:style-name="ce39"/>
          <table:table-cell office:value-type="string" table:style-name="ce45">
            <text:p>486571991564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2" table:style-name="ce23">
            <text:p>1072</text:p>
          </table:table-cell>
          <table:table-cell office:value-type="string" table:style-name="ce39">
            <text:p>MANDADI ARJUNA</text:p>
          </table:table-cell>
          <table:table-cell table:style-name="ce39"/>
          <table:table-cell office:value-type="string" table:style-name="ce45">
            <text:p>584778827241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3" table:style-name="ce23">
            <text:p>1073</text:p>
          </table:table-cell>
          <table:table-cell office:value-type="string" table:style-name="ce39">
            <text:p>INTI SANKARARAO</text:p>
          </table:table-cell>
          <table:table-cell table:style-name="ce39"/>
          <table:table-cell office:value-type="string" table:style-name="ce45">
            <text:p>928752931807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4" table:style-name="ce23">
            <text:p>1074</text:p>
          </table:table-cell>
          <table:table-cell office:value-type="string" table:style-name="ce39">
            <text:p>INTI RAJESH</text:p>
          </table:table-cell>
          <table:table-cell table:style-name="ce39"/>
          <table:table-cell office:value-type="string" table:style-name="ce45">
            <text:p>788608115097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5" table:style-name="ce23">
            <text:p>1075</text:p>
          </table:table-cell>
          <table:table-cell office:value-type="string" table:style-name="ce39">
            <text:p>DALAI VENKATARAO</text:p>
          </table:table-cell>
          <table:table-cell table:style-name="ce39"/>
          <table:table-cell office:value-type="string" table:style-name="ce45">
            <text:p>521368071640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6" table:style-name="ce23">
            <text:p>1076</text:p>
          </table:table-cell>
          <table:table-cell office:value-type="string" table:style-name="ce39">
            <text:p>INTI RAMESH</text:p>
          </table:table-cell>
          <table:table-cell table:style-name="ce39"/>
          <table:table-cell office:value-type="string" table:style-name="ce45">
            <text:p>785246603096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7" table:style-name="ce23">
            <text:p>1077</text:p>
          </table:table-cell>
          <table:table-cell office:value-type="string" table:style-name="ce39">
            <text:p>BERA APPALAKONDA</text:p>
          </table:table-cell>
          <table:table-cell table:style-name="ce39"/>
          <table:table-cell office:value-type="string" table:style-name="ce45">
            <text:p>775728253852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8" table:style-name="ce23">
            <text:p>1078</text:p>
          </table:table-cell>
          <table:table-cell office:value-type="string" table:style-name="ce39">
            <text:p>DALAI VENKATESH</text:p>
          </table:table-cell>
          <table:table-cell table:style-name="ce39"/>
          <table:table-cell office:value-type="string" table:style-name="ce45">
            <text:p>571850061240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79" table:style-name="ce23">
            <text:p>1079</text:p>
          </table:table-cell>
          <table:table-cell office:value-type="string" table:style-name="ce39">
            <text:p>MANDADI REMESH</text:p>
          </table:table-cell>
          <table:table-cell table:style-name="ce39"/>
          <table:table-cell office:value-type="string" table:style-name="ce45">
            <text:p>717955425643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0" table:style-name="ce23">
            <text:p>1080</text:p>
          </table:table-cell>
          <table:table-cell office:value-type="string" table:style-name="ce39">
            <text:p>ABOTHU SRINIVASA RAO</text:p>
          </table:table-cell>
          <table:table-cell table:style-name="ce39"/>
          <table:table-cell office:value-type="string" table:style-name="ce45">
            <text:p>661489361104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1" table:style-name="ce23">
            <text:p>1081</text:p>
          </table:table-cell>
          <table:table-cell office:value-type="string" table:style-name="ce39">
            <text:p>PATNURU SRINIVASU</text:p>
          </table:table-cell>
          <table:table-cell table:style-name="ce39"/>
          <table:table-cell office:value-type="string" table:style-name="ce45">
            <text:p>476675296596</text:p>
          </table:table-cell>
          <table:table-cell office:value-type="float" office:value="9989400780" table:style-name="ce46">
            <text:p>998940078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2" table:style-name="ce23">
            <text:p>1082</text:p>
          </table:table-cell>
          <table:table-cell office:value-type="string" table:style-name="ce39">
            <text:p>DALAI SANKARA RAO</text:p>
          </table:table-cell>
          <table:table-cell table:style-name="ce39"/>
          <table:table-cell office:value-type="string" table:style-name="ce45">
            <text:p>457946966909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3" table:style-name="ce23">
            <text:p>1083</text:p>
          </table:table-cell>
          <table:table-cell office:value-type="string" table:style-name="ce39">
            <text:p>ABOTHU APPANNA</text:p>
          </table:table-cell>
          <table:table-cell table:style-name="ce39"/>
          <table:table-cell office:value-type="string" table:style-name="ce45">
            <text:p>867153313036</text:p>
          </table:table-cell>
          <table:table-cell office:value-type="float" office:value="9701898917" table:style-name="ce46">
            <text:p>9701898917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4" table:style-name="ce23">
            <text:p>1084</text:p>
          </table:table-cell>
          <table:table-cell office:value-type="string" table:style-name="ce39">
            <text:p>MANDODI RAMESH</text:p>
          </table:table-cell>
          <table:table-cell table:style-name="ce39"/>
          <table:table-cell office:value-type="string" table:style-name="ce45">
            <text:p>717955425643</text:p>
          </table:table-cell>
          <table:table-cell office:value-type="float" office:value="7032452830" table:style-name="ce46">
            <text:p>703245283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5" table:style-name="ce23">
            <text:p>1085</text:p>
          </table:table-cell>
          <table:table-cell office:value-type="string" table:style-name="ce39">
            <text:p>BERA PENTAYYA</text:p>
          </table:table-cell>
          <table:table-cell table:style-name="ce39"/>
          <table:table-cell office:value-type="string" table:style-name="ce45">
            <text:p>811215330624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6" table:style-name="ce23">
            <text:p>1086</text:p>
          </table:table-cell>
          <table:table-cell office:value-type="string" table:style-name="ce39">
            <text:p>POTNURI SRINU</text:p>
          </table:table-cell>
          <table:table-cell table:style-name="ce39"/>
          <table:table-cell office:value-type="string" table:style-name="ce45">
            <text:p>747554790335</text:p>
          </table:table-cell>
          <table:table-cell office:value-type="float" office:value="7032452830" table:style-name="ce46">
            <text:p>703245283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7" table:style-name="ce23">
            <text:p>1087</text:p>
          </table:table-cell>
          <table:table-cell office:value-type="string" table:style-name="ce39">
            <text:p>DALAI APPARAO</text:p>
          </table:table-cell>
          <table:table-cell table:style-name="ce39"/>
          <table:table-cell office:value-type="string" table:style-name="ce45">
            <text:p>32252784775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8" table:style-name="ce23">
            <text:p>1088</text:p>
          </table:table-cell>
          <table:table-cell office:value-type="string" table:style-name="ce39">
            <text:p>POTNURU APPALARAJU</text:p>
          </table:table-cell>
          <table:table-cell table:style-name="ce39"/>
          <table:table-cell office:value-type="string" table:style-name="ce45">
            <text:p>323529136318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89" table:style-name="ce23">
            <text:p>1089</text:p>
          </table:table-cell>
          <table:table-cell office:value-type="string" table:style-name="ce39">
            <text:p>KATA KONDALARAO</text:p>
          </table:table-cell>
          <table:table-cell table:style-name="ce39"/>
          <table:table-cell office:value-type="string" table:style-name="ce45">
            <text:p>942909772386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0" table:style-name="ce23">
            <text:p>1090</text:p>
          </table:table-cell>
          <table:table-cell office:value-type="string" table:style-name="ce39">
            <text:p>BERA ATCHIBABU</text:p>
          </table:table-cell>
          <table:table-cell table:style-name="ce39"/>
          <table:table-cell office:value-type="string" table:style-name="ce45">
            <text:p>62888641766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style-name="ce24"/>
          <table:table-cell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1" table:style-name="ce23">
            <text:p>1091</text:p>
          </table:table-cell>
          <table:table-cell office:value-type="string" table:style-name="ce39">
            <text:p>INTI APPARAO</text:p>
          </table:table-cell>
          <table:table-cell table:style-name="ce39"/>
          <table:table-cell office:value-type="string" table:style-name="ce45">
            <text:p>750302327731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2" table:style-name="ce23">
            <text:p>1092</text:p>
          </table:table-cell>
          <table:table-cell office:value-type="string" table:style-name="ce39">
            <text:p>DALAI RAMAKRISHNA</text:p>
          </table:table-cell>
          <table:table-cell table:style-name="ce39"/>
          <table:table-cell office:value-type="string" table:style-name="ce45">
            <text:p>618830697561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3" table:style-name="ce23">
            <text:p>1093</text:p>
          </table:table-cell>
          <table:table-cell office:value-type="string" table:style-name="ce39">
            <text:p>MANDADI VENKATARAMANA</text:p>
          </table:table-cell>
          <table:table-cell table:style-name="ce39"/>
          <table:table-cell office:value-type="string" table:style-name="ce45">
            <text:p>632414428607</text:p>
          </table:table-cell>
          <table:table-cell office:value-type="float" office:value="9581894082" table:style-name="ce46">
            <text:p>9581894082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4" table:style-name="ce23">
            <text:p>1094</text:p>
          </table:table-cell>
          <table:table-cell office:value-type="string" table:style-name="ce39">
            <text:p>INTI NAGESWARA RAO</text:p>
          </table:table-cell>
          <table:table-cell table:style-name="ce39"/>
          <table:table-cell office:value-type="string" table:style-name="ce45">
            <text:p>834878076374</text:p>
          </table:table-cell>
          <table:table-cell office:value-type="float" office:value="8106027322" table:style-name="ce46">
            <text:p>8106027322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5" table:style-name="ce23">
            <text:p>1095</text:p>
          </table:table-cell>
          <table:table-cell office:value-type="string" table:style-name="ce39">
            <text:p>PANDRANGI KONDALARAO</text:p>
          </table:table-cell>
          <table:table-cell table:style-name="ce39"/>
          <table:table-cell office:value-type="string" table:style-name="ce45">
            <text:p>501749053725</text:p>
          </table:table-cell>
          <table:table-cell office:value-type="float" office:value="7893675811" table:style-name="ce46">
            <text:p>7893675811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6" table:style-name="ce23">
            <text:p>1096</text:p>
          </table:table-cell>
          <table:table-cell office:value-type="string" table:style-name="ce39">
            <text:p>BERA KRISHNARAO</text:p>
          </table:table-cell>
          <table:table-cell table:style-name="ce39"/>
          <table:table-cell office:value-type="string" table:style-name="ce45">
            <text:p>215066525689</text:p>
          </table:table-cell>
          <table:table-cell office:value-type="float" office:value="8096617028" table:style-name="ce46">
            <text:p>809661702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7" table:style-name="ce23">
            <text:p>1097</text:p>
          </table:table-cell>
          <table:table-cell office:value-type="string" table:style-name="ce39">
            <text:p>DALAI SRINIVASARAO</text:p>
          </table:table-cell>
          <table:table-cell table:style-name="ce39"/>
          <table:table-cell office:value-type="string" table:style-name="ce45">
            <text:p>365595980002</text:p>
          </table:table-cell>
          <table:table-cell office:value-type="float" office:value="9100713760" table:style-name="ce46">
            <text:p>910071376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8" table:style-name="ce23">
            <text:p>1098</text:p>
          </table:table-cell>
          <table:table-cell office:value-type="string" table:style-name="ce39">
            <text:p>DALAI PENTARAO</text:p>
          </table:table-cell>
          <table:table-cell table:style-name="ce39"/>
          <table:table-cell office:value-type="string" table:style-name="ce45">
            <text:p>565634859181</text:p>
          </table:table-cell>
          <table:table-cell office:value-type="float" office:value="8331908267" table:style-name="ce46">
            <text:p>8331908267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099" table:style-name="ce23">
            <text:p>1099</text:p>
          </table:table-cell>
          <table:table-cell office:value-type="string" table:style-name="ce39">
            <text:p>BERA KONDALARAO</text:p>
          </table:table-cell>
          <table:table-cell table:style-name="ce39"/>
          <table:table-cell office:value-type="string" table:style-name="ce45">
            <text:p>811968351965</text:p>
          </table:table-cell>
          <table:table-cell office:value-type="float" office:value="9494953105" table:style-name="ce46">
            <text:p>9494953105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0" table:style-name="ce23">
            <text:p>1100</text:p>
          </table:table-cell>
          <table:table-cell office:value-type="string" table:style-name="ce39">
            <text:p>BERA SURYANARAYANA</text:p>
          </table:table-cell>
          <table:table-cell table:style-name="ce39"/>
          <table:table-cell office:value-type="string" table:style-name="ce45">
            <text:p>984092975182</text:p>
          </table:table-cell>
          <table:table-cell office:value-type="float" office:value="8179837223" table:style-name="ce46">
            <text:p>8179837223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1" table:style-name="ce23">
            <text:p>1101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311707360964</text:p>
          </table:table-cell>
          <table:table-cell office:value-type="float" office:value="9493632788" table:style-name="ce46">
            <text:p>949363278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2" table:style-name="ce23">
            <text:p>1102</text:p>
          </table:table-cell>
          <table:table-cell office:value-type="string" table:style-name="ce39">
            <text:p>POTNURU GATESWARARAO</text:p>
          </table:table-cell>
          <table:table-cell table:style-name="ce39"/>
          <table:table-cell office:value-type="string" table:style-name="ce45">
            <text:p>441649773054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3" table:style-name="ce23">
            <text:p>1103</text:p>
          </table:table-cell>
          <table:table-cell office:value-type="string" table:style-name="ce39">
            <text:p>INTI CHITTIBABU</text:p>
          </table:table-cell>
          <table:table-cell table:style-name="ce39"/>
          <table:table-cell office:value-type="string" table:style-name="ce45">
            <text:p>805192776903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4" table:style-name="ce23">
            <text:p>1104</text:p>
          </table:table-cell>
          <table:table-cell office:value-type="string" table:style-name="ce39">
            <text:p>BERA APPARAO</text:p>
          </table:table-cell>
          <table:table-cell table:style-name="ce39"/>
          <table:table-cell office:value-type="string" table:style-name="ce45">
            <text:p>786524919702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5" table:style-name="ce23">
            <text:p>1105</text:p>
          </table:table-cell>
          <table:table-cell office:value-type="string" table:style-name="ce39">
            <text:p>POTNURU RAMANA</text:p>
          </table:table-cell>
          <table:table-cell table:style-name="ce39"/>
          <table:table-cell office:value-type="string" table:style-name="ce45">
            <text:p>45175443437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6" table:style-name="ce23">
            <text:p>1106</text:p>
          </table:table-cell>
          <table:table-cell office:value-type="string" table:style-name="ce39">
            <text:p>BERA ARJUNA</text:p>
          </table:table-cell>
          <table:table-cell table:style-name="ce39"/>
          <table:table-cell office:value-type="string" table:style-name="ce45">
            <text:p>27512000554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7" table:style-name="ce23">
            <text:p>1107</text:p>
          </table:table-cell>
          <table:table-cell office:value-type="string" table:style-name="ce39">
            <text:p>BERA MAHESH</text:p>
          </table:table-cell>
          <table:table-cell table:style-name="ce39"/>
          <table:table-cell office:value-type="string" table:style-name="ce45">
            <text:p>272581490630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8" table:style-name="ce23">
            <text:p>1108</text:p>
          </table:table-cell>
          <table:table-cell office:value-type="string" table:style-name="ce39">
            <text:p>DALAI MALIBABU</text:p>
          </table:table-cell>
          <table:table-cell table:style-name="ce39"/>
          <table:table-cell office:value-type="string" table:style-name="ce45">
            <text:p>292259700070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09" table:style-name="ce23">
            <text:p>1109</text:p>
          </table:table-cell>
          <table:table-cell office:value-type="string" table:style-name="ce39">
            <text:p>BERA SANKAR</text:p>
          </table:table-cell>
          <table:table-cell table:style-name="ce39"/>
          <table:table-cell office:value-type="string" table:style-name="ce45">
            <text:p>253828464810</text:p>
          </table:table-cell>
          <table:table-cell office:value-type="float" office:value="9985229172" table:style-name="ce46">
            <text:p>9985229172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0" table:style-name="ce23">
            <text:p>1110</text:p>
          </table:table-cell>
          <table:table-cell office:value-type="string" table:style-name="ce39">
            <text:p>DALAI SANKAR</text:p>
          </table:table-cell>
          <table:table-cell table:style-name="ce39"/>
          <table:table-cell office:value-type="string" table:style-name="ce45">
            <text:p>228389477955</text:p>
          </table:table-cell>
          <table:table-cell office:value-type="float" office:value="9177222970" table:style-name="ce46">
            <text:p>917722297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1" table:style-name="ce23">
            <text:p>1111</text:p>
          </table:table-cell>
          <table:table-cell office:value-type="string" table:style-name="ce39">
            <text:p>DALAI MAHALAKSHMI</text:p>
          </table:table-cell>
          <table:table-cell table:style-name="ce39"/>
          <table:table-cell office:value-type="string" table:style-name="ce45">
            <text:p>223742698985</text:p>
          </table:table-cell>
          <table:table-cell office:value-type="float" office:value="9666188001" table:style-name="ce46">
            <text:p>9666188001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2" table:style-name="ce23">
            <text:p>1112</text:p>
          </table:table-cell>
          <table:table-cell office:value-type="string" table:style-name="ce39">
            <text:p>DALAI KALYANAM</text:p>
          </table:table-cell>
          <table:table-cell table:style-name="ce39"/>
          <table:table-cell office:value-type="string" table:style-name="ce45">
            <text:p>580088069190</text:p>
          </table:table-cell>
          <table:table-cell office:value-type="float" office:value="9177222970" table:style-name="ce46">
            <text:p>917722297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3" table:style-name="ce23">
            <text:p>1113</text:p>
          </table:table-cell>
          <table:table-cell office:value-type="string" table:style-name="ce39">
            <text:p>DALAI KAL KONDALARAO</text:p>
          </table:table-cell>
          <table:table-cell table:style-name="ce39"/>
          <table:table-cell office:value-type="string" table:style-name="ce45">
            <text:p>535236933179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4" table:style-name="ce23">
            <text:p>1114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713395312298</text:p>
          </table:table-cell>
          <table:table-cell office:value-type="float" office:value="8008720430" table:style-name="ce46">
            <text:p>800872043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5" table:style-name="ce23">
            <text:p>1115</text:p>
          </table:table-cell>
          <table:table-cell office:value-type="string" table:style-name="ce39">
            <text:p>INTI SRINU</text:p>
          </table:table-cell>
          <table:table-cell table:style-name="ce39"/>
          <table:table-cell office:value-type="string" table:style-name="ce45">
            <text:p>972797474130</text:p>
          </table:table-cell>
          <table:table-cell office:value-type="float" office:value="9490876608" table:style-name="ce46">
            <text:p>949087660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6" table:style-name="ce23">
            <text:p>1116</text:p>
          </table:table-cell>
          <table:table-cell office:value-type="string" table:style-name="ce39">
            <text:p>DALAI MACHIRAJU</text:p>
          </table:table-cell>
          <table:table-cell table:style-name="ce39"/>
          <table:table-cell office:value-type="string" table:style-name="ce45">
            <text:p>200599643384</text:p>
          </table:table-cell>
          <table:table-cell office:value-type="float" office:value="9492648510" table:style-name="ce46">
            <text:p>949264851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7" table:style-name="ce23">
            <text:p>1117</text:p>
          </table:table-cell>
          <table:table-cell office:value-type="string" table:style-name="ce39">
            <text:p>BERA SRINU</text:p>
          </table:table-cell>
          <table:table-cell table:style-name="ce39"/>
          <table:table-cell office:value-type="string" table:style-name="ce45">
            <text:p>688727619998</text:p>
          </table:table-cell>
          <table:table-cell office:value-type="float" office:value="9640947997" table:style-name="ce46">
            <text:p>9640947997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8" table:style-name="ce23">
            <text:p>1118</text:p>
          </table:table-cell>
          <table:table-cell office:value-type="string" table:style-name="ce39">
            <text:p>DALAI KONDABABU</text:p>
          </table:table-cell>
          <table:table-cell table:style-name="ce39"/>
          <table:table-cell office:value-type="string" table:style-name="ce45">
            <text:p>357293953772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19" table:style-name="ce23">
            <text:p>1119</text:p>
          </table:table-cell>
          <table:table-cell office:value-type="string" table:style-name="ce39">
            <text:p>BERA BALARAJU</text:p>
          </table:table-cell>
          <table:table-cell table:style-name="ce39"/>
          <table:table-cell office:value-type="string" table:style-name="ce45">
            <text:p>968388304597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0" table:style-name="ce23">
            <text:p>1120</text:p>
          </table:table-cell>
          <table:table-cell office:value-type="string" table:style-name="ce39">
            <text:p>DALAI ESWARA RAO</text:p>
          </table:table-cell>
          <table:table-cell table:style-name="ce39"/>
          <table:table-cell office:value-type="string" table:style-name="ce45">
            <text:p>61161897659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1" table:style-name="ce23">
            <text:p>1121</text:p>
          </table:table-cell>
          <table:table-cell office:value-type="string" table:style-name="ce39">
            <text:p>DALAI NARASIMHA MURTHY</text:p>
          </table:table-cell>
          <table:table-cell table:style-name="ce39"/>
          <table:table-cell office:value-type="string" table:style-name="ce45">
            <text:p>678636537986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2" table:style-name="ce23">
            <text:p>1122</text:p>
          </table:table-cell>
          <table:table-cell office:value-type="string" table:style-name="ce39">
            <text:p>INTI TRINADH</text:p>
          </table:table-cell>
          <table:table-cell table:style-name="ce39"/>
          <table:table-cell office:value-type="string" table:style-name="ce45">
            <text:p>795011283899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3" table:style-name="ce23">
            <text:p>1123</text:p>
          </table:table-cell>
          <table:table-cell office:value-type="string" table:style-name="ce39">
            <text:p>POTNURU BALARAJU</text:p>
          </table:table-cell>
          <table:table-cell table:style-name="ce39"/>
          <table:table-cell office:value-type="string" table:style-name="ce45">
            <text:p>911256331325</text:p>
          </table:table-cell>
          <table:table-cell table:style-name="ce46"/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4" table:style-name="ce23">
            <text:p>1124</text:p>
          </table:table-cell>
          <table:table-cell office:value-type="string" table:style-name="ce39">
            <text:p>MURAMULLA RAMU</text:p>
          </table:table-cell>
          <table:table-cell table:style-name="ce39"/>
          <table:table-cell office:value-type="string" table:style-name="ce45">
            <text:p>358672171268</text:p>
          </table:table-cell>
          <table:table-cell office:value-type="float" office:value="9492986476" table:style-name="ce46">
            <text:p>9492986476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5" table:style-name="ce23">
            <text:p>1125</text:p>
          </table:table-cell>
          <table:table-cell office:value-type="string" table:style-name="ce39">
            <text:p>MURAMULLA ESWARA RAO</text:p>
          </table:table-cell>
          <table:table-cell table:style-name="ce39"/>
          <table:table-cell office:value-type="string" table:style-name="ce45">
            <text:p>767406008018</text:p>
          </table:table-cell>
          <table:table-cell office:value-type="float" office:value="9989783510" table:style-name="ce46">
            <text:p>9989783510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6" table:style-name="ce23">
            <text:p>1126</text:p>
          </table:table-cell>
          <table:table-cell office:value-type="string" table:style-name="ce39">
            <text:p>INTI SANKARARAO</text:p>
          </table:table-cell>
          <table:table-cell table:style-name="ce39"/>
          <table:table-cell office:value-type="string" table:style-name="ce45">
            <text:p>539684323801</text:p>
          </table:table-cell>
          <table:table-cell office:value-type="float" office:value="9505399004" table:style-name="ce46">
            <text:p>9505399004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7" table:style-name="ce23">
            <text:p>1127</text:p>
          </table:table-cell>
          <table:table-cell office:value-type="string" table:style-name="ce39">
            <text:p>TURAYI DURGA PRASAD</text:p>
          </table:table-cell>
          <table:table-cell table:style-name="ce39"/>
          <table:table-cell office:value-type="string" table:style-name="ce45">
            <text:p>700891615745</text:p>
          </table:table-cell>
          <table:table-cell office:value-type="float" office:value="8500136323" table:style-name="ce46">
            <text:p>8500136323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8" table:style-name="ce23">
            <text:p>1128</text:p>
          </table:table-cell>
          <table:table-cell office:value-type="string" table:style-name="ce39">
            <text:p>MURAMULLA CHINNA GATILU</text:p>
          </table:table-cell>
          <table:table-cell table:style-name="ce39"/>
          <table:table-cell office:value-type="string" table:style-name="ce45">
            <text:p>595771962901</text:p>
          </table:table-cell>
          <table:table-cell office:value-type="float" office:value="9989609915" table:style-name="ce46">
            <text:p>9989609915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29" table:style-name="ce23">
            <text:p>1129</text:p>
          </table:table-cell>
          <table:table-cell office:value-type="string" table:style-name="ce39">
            <text:p>BERA SIVAJI</text:p>
          </table:table-cell>
          <table:table-cell table:style-name="ce39"/>
          <table:table-cell office:value-type="string" table:style-name="ce45">
            <text:p>468671614341</text:p>
          </table:table-cell>
          <table:table-cell office:value-type="float" office:value="9565399004" table:style-name="ce46">
            <text:p>9565399004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0" table:style-name="ce23">
            <text:p>1130</text:p>
          </table:table-cell>
          <table:table-cell office:value-type="string" table:style-name="ce39">
            <text:p>BERA SRINIVASA RAO</text:p>
          </table:table-cell>
          <table:table-cell table:style-name="ce39"/>
          <table:table-cell office:value-type="string" table:style-name="ce45">
            <text:p>955143153306</text:p>
          </table:table-cell>
          <table:table-cell office:value-type="float" office:value="9908448038" table:style-name="ce46">
            <text:p>990844803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1" table:style-name="ce23">
            <text:p>1131</text:p>
          </table:table-cell>
          <table:table-cell office:value-type="string" table:style-name="ce39">
            <text:p>BERA LAKSHMANA</text:p>
          </table:table-cell>
          <table:table-cell table:style-name="ce39"/>
          <table:table-cell office:value-type="string" table:style-name="ce45">
            <text:p>842164963557</text:p>
          </table:table-cell>
          <table:table-cell office:value-type="float" office:value="9908448038" table:style-name="ce46">
            <text:p>990844803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2" table:style-name="ce23">
            <text:p>1132</text:p>
          </table:table-cell>
          <table:table-cell office:value-type="string" table:style-name="ce39">
            <text:p>INTI VENKATARAMANA</text:p>
          </table:table-cell>
          <table:table-cell table:style-name="ce39"/>
          <table:table-cell office:value-type="string" table:style-name="ce45">
            <text:p>870190067896</text:p>
          </table:table-cell>
          <table:table-cell office:value-type="float" office:value="7306656442" table:style-name="ce46">
            <text:p>7306656442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3" table:style-name="ce23">
            <text:p>1133</text:p>
          </table:table-cell>
          <table:table-cell office:value-type="string" table:style-name="ce39">
            <text:p>BERA DEMULLU</text:p>
          </table:table-cell>
          <table:table-cell table:style-name="ce39"/>
          <table:table-cell office:value-type="string" table:style-name="ce45">
            <text:p>630944870945</text:p>
          </table:table-cell>
          <table:table-cell office:value-type="float" office:value="9966517411" table:style-name="ce46">
            <text:p>9966517411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4" table:style-name="ce23">
            <text:p>1134</text:p>
          </table:table-cell>
          <table:table-cell office:value-type="string" table:style-name="ce39">
            <text:p>BERA BALAJI</text:p>
          </table:table-cell>
          <table:table-cell table:style-name="ce39"/>
          <table:table-cell office:value-type="string" table:style-name="ce45">
            <text:p>228172675426</text:p>
          </table:table-cell>
          <table:table-cell office:value-type="float" office:value="9441225611" table:style-name="ce46">
            <text:p>9441225611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5" table:style-name="ce23">
            <text:p>1135</text:p>
          </table:table-cell>
          <table:table-cell office:value-type="string" table:style-name="ce39">
            <text:p>BERA RAMU</text:p>
          </table:table-cell>
          <table:table-cell table:style-name="ce39"/>
          <table:table-cell office:value-type="string" table:style-name="ce45">
            <text:p>722292440107</text:p>
          </table:table-cell>
          <table:table-cell office:value-type="float" office:value="9951948258" table:style-name="ce46">
            <text:p>995194825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6" table:style-name="ce23">
            <text:p>1136</text:p>
          </table:table-cell>
          <table:table-cell office:value-type="string" table:style-name="ce39">
            <text:p>INTI SATYA RAO</text:p>
          </table:table-cell>
          <table:table-cell table:style-name="ce39"/>
          <table:table-cell office:value-type="string" table:style-name="ce45">
            <text:p>780408318087</text:p>
          </table:table-cell>
          <table:table-cell office:value-type="float" office:value="7799075745" table:style-name="ce46">
            <text:p>7799075745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7" table:style-name="ce23">
            <text:p>1137</text:p>
          </table:table-cell>
          <table:table-cell office:value-type="string" table:style-name="ce39">
            <text:p>MURAMULLA RAMU</text:p>
          </table:table-cell>
          <table:table-cell table:style-name="ce39"/>
          <table:table-cell office:value-type="string" table:style-name="ce45">
            <text:p>811871093194</text:p>
          </table:table-cell>
          <table:table-cell office:value-type="float" office:value="9704654188" table:style-name="ce46">
            <text:p>970465418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38">
            <text:p>V. MADUGULA</text:p>
          </table:table-cell>
          <table:table-cell table:number-columns-repeated="2" table:style-name="ce23"/>
          <table:table-cell table:style-name="ce25"/>
          <table:table-cell office:value-type="float" office:value="13" table:style-name="ce25">
            <text:p>13</text:p>
          </table:table-cell>
          <table:table-cell office:value-type="string" table:style-name="ce36">
            <text:p>SRI TRINADHA FISHERMEN COOP. SOCIETY, V. MADUGULA <text:s/>MANDAL, REGD NO:A-1183</text:p>
          </table:table-cell>
          <table:table-cell office:value-type="string" table:style-name="ce23">
            <text:p>Member</text:p>
          </table:table-cell>
          <table:table-cell office:value-type="float" office:value="1138" table:style-name="ce23">
            <text:p>1138</text:p>
          </table:table-cell>
          <table:table-cell office:value-type="string" table:style-name="ce39">
            <text:p>MURAMULLA APPA RAO</text:p>
          </table:table-cell>
          <table:table-cell table:style-name="ce39"/>
          <table:table-cell office:value-type="string" table:style-name="ce45">
            <text:p>636737371140</text:p>
          </table:table-cell>
          <table:table-cell office:value-type="float" office:value="9010066128" table:style-name="ce46">
            <text:p>9010066128</text:p>
          </table:table-cell>
          <table:table-cell table:style-name="ce48"/>
          <table:table-cell table:number-columns-repeated="2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-961</text:p>
          </table:table-cell>
          <table:table-cell office:value-type="string" table:style-name="ce23">
            <text:p>Member</text:p>
          </table:table-cell>
          <table:table-cell office:value-type="float" office:value="1139" table:style-name="ce23">
            <text:p>1139</text:p>
          </table:table-cell>
          <table:table-cell office:value-type="string" table:style-name="ce26">
            <text:p>CHALUGU TRINADHA RAO</text:p>
          </table:table-cell>
          <table:table-cell table:style-name="ce26"/>
          <table:table-cell office:value-type="string" table:style-name="ce27">
            <text:p>385074590570</text:p>
          </table:table-cell>
          <table:table-cell office:value-type="float" office:value="9491539892" table:style-name="ce28">
            <text:p>949153989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0" table:style-name="ce23">
            <text:p>1140</text:p>
          </table:table-cell>
          <table:table-cell office:value-type="string" table:style-name="ce26">
            <text:p>KOMANAPALLI ESWARA RAO</text:p>
          </table:table-cell>
          <table:table-cell table:style-name="ce26"/>
          <table:table-cell office:value-type="string" table:style-name="ce27">
            <text:p>560851589889</text:p>
          </table:table-cell>
          <table:table-cell office:value-type="float" office:value="9948702969" table:style-name="ce28">
            <text:p>99487029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1" table:style-name="ce23">
            <text:p>1141</text:p>
          </table:table-cell>
          <table:table-cell office:value-type="string" table:style-name="ce26">
            <text:p>KIMUDU DEMUDU</text:p>
          </table:table-cell>
          <table:table-cell table:style-name="ce26"/>
          <table:table-cell office:value-type="string" table:style-name="ce27">
            <text:p>35567383548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2" table:style-name="ce23">
            <text:p>1142</text:p>
          </table:table-cell>
          <table:table-cell office:value-type="string" table:style-name="ce26">
            <text:p>KIMUDU YERAKANNADORA</text:p>
          </table:table-cell>
          <table:table-cell table:style-name="ce26"/>
          <table:table-cell office:value-type="string" table:style-name="ce27">
            <text:p>54970536518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3" table:style-name="ce23">
            <text:p>1143</text:p>
          </table:table-cell>
          <table:table-cell office:value-type="string" table:style-name="ce26">
            <text:p>CHALUGU KRISHNA</text:p>
          </table:table-cell>
          <table:table-cell table:style-name="ce26"/>
          <table:table-cell office:value-type="string" table:style-name="ce27">
            <text:p>655656277365</text:p>
          </table:table-cell>
          <table:table-cell office:value-type="float" office:value="8179168611" table:style-name="ce28">
            <text:p>817916861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4" table:style-name="ce23">
            <text:p>1144</text:p>
          </table:table-cell>
          <table:table-cell office:value-type="string" table:style-name="ce26">
            <text:p>GANDREDDI DEMUDU</text:p>
          </table:table-cell>
          <table:table-cell table:style-name="ce26"/>
          <table:table-cell office:value-type="string" table:style-name="ce27">
            <text:p>316933431901</text:p>
          </table:table-cell>
          <table:table-cell office:value-type="float" office:value="9492209775" table:style-name="ce28">
            <text:p>949220977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5" table:style-name="ce23">
            <text:p>1145</text:p>
          </table:table-cell>
          <table:table-cell office:value-type="string" table:style-name="ce26">
            <text:p>GANDREDDI BALARAM</text:p>
          </table:table-cell>
          <table:table-cell table:style-name="ce26"/>
          <table:table-cell office:value-type="string" table:style-name="ce27">
            <text:p>730213989833</text:p>
          </table:table-cell>
          <table:table-cell office:value-type="float" office:value="9492010740" table:style-name="ce28">
            <text:p>949201074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6" table:style-name="ce23">
            <text:p>1146</text:p>
          </table:table-cell>
          <table:table-cell office:value-type="string" table:style-name="ce26">
            <text:p>KIRRABOYINA DEMUDU</text:p>
          </table:table-cell>
          <table:table-cell table:style-name="ce26"/>
          <table:table-cell office:value-type="string" table:style-name="ce27">
            <text:p>606425621516</text:p>
          </table:table-cell>
          <table:table-cell office:value-type="float" office:value="9493310788" table:style-name="ce28">
            <text:p>949331078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7" table:style-name="ce23">
            <text:p>1147</text:p>
          </table:table-cell>
          <table:table-cell office:value-type="string" table:style-name="ce26">
            <text:p>KAMSALA DEMUDU</text:p>
          </table:table-cell>
          <table:table-cell table:style-name="ce26"/>
          <table:table-cell office:value-type="string" table:style-name="ce27">
            <text:p>464724727665</text:p>
          </table:table-cell>
          <table:table-cell office:value-type="float" office:value="9494262538" table:style-name="ce28">
            <text:p>94942625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8" table:style-name="ce23">
            <text:p>1148</text:p>
          </table:table-cell>
          <table:table-cell office:value-type="string" table:style-name="ce26">
            <text:p>KOLIKI MUTYALU</text:p>
          </table:table-cell>
          <table:table-cell table:style-name="ce26"/>
          <table:table-cell office:value-type="string" table:style-name="ce27">
            <text:p>629197518704</text:p>
          </table:table-cell>
          <table:table-cell office:value-type="float" office:value="9705804067" table:style-name="ce28">
            <text:p>970580406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49" table:style-name="ce23">
            <text:p>1149</text:p>
          </table:table-cell>
          <table:table-cell office:value-type="string" table:style-name="ce26">
            <text:p>MOLIGI DEMUDU</text:p>
          </table:table-cell>
          <table:table-cell table:style-name="ce26"/>
          <table:table-cell office:value-type="string" table:style-name="ce27">
            <text:p>595215619176</text:p>
          </table:table-cell>
          <table:table-cell office:value-type="float" office:value="9491208016" table:style-name="ce28">
            <text:p>949120801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0" table:style-name="ce23">
            <text:p>1150</text:p>
          </table:table-cell>
          <table:table-cell office:value-type="string" table:style-name="ce26">
            <text:p>CHALUGU CHINNAMNAIDU</text:p>
          </table:table-cell>
          <table:table-cell table:style-name="ce26"/>
          <table:table-cell office:value-type="string" table:style-name="ce27">
            <text:p>765829990131</text:p>
          </table:table-cell>
          <table:table-cell office:value-type="float" office:value="9493996881" table:style-name="ce28">
            <text:p>949399688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1" table:style-name="ce23">
            <text:p>1151</text:p>
          </table:table-cell>
          <table:table-cell office:value-type="string" table:style-name="ce26">
            <text:p>ABOTHU SANNIBABU</text:p>
          </table:table-cell>
          <table:table-cell table:style-name="ce26"/>
          <table:table-cell office:value-type="string" table:style-name="ce27">
            <text:p>48252470236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2" table:style-name="ce23">
            <text:p>1152</text:p>
          </table:table-cell>
          <table:table-cell office:value-type="string" table:style-name="ce26">
            <text:p>BANDI PEDDA DEMUDU</text:p>
          </table:table-cell>
          <table:table-cell table:style-name="ce26"/>
          <table:table-cell office:value-type="string" table:style-name="ce27">
            <text:p>899628524474</text:p>
          </table:table-cell>
          <table:table-cell office:value-type="float" office:value="8142912407" table:style-name="ce28">
            <text:p>81429124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3" table:style-name="ce23">
            <text:p>1153</text:p>
          </table:table-cell>
          <table:table-cell office:value-type="string" table:style-name="ce26">
            <text:p>KADALA AKKAYYA</text:p>
          </table:table-cell>
          <table:table-cell table:style-name="ce26"/>
          <table:table-cell office:value-type="string" table:style-name="ce27">
            <text:p>985710376914</text:p>
          </table:table-cell>
          <table:table-cell office:value-type="float" office:value="7382191937" table:style-name="ce28">
            <text:p>738219193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4" table:style-name="ce23">
            <text:p>1154</text:p>
          </table:table-cell>
          <table:table-cell office:value-type="string" table:style-name="ce26">
            <text:p>KUMUDU DEMUDU</text:p>
          </table:table-cell>
          <table:table-cell table:style-name="ce26"/>
          <table:table-cell office:value-type="string" table:style-name="ce27">
            <text:p>641864366235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5" table:style-name="ce23">
            <text:p>1155</text:p>
          </table:table-cell>
          <table:table-cell office:value-type="string" table:style-name="ce26">
            <text:p>BANDILI RAMANA</text:p>
          </table:table-cell>
          <table:table-cell table:style-name="ce26"/>
          <table:table-cell office:value-type="string" table:style-name="ce27">
            <text:p>564002094460</text:p>
          </table:table-cell>
          <table:table-cell office:value-type="float" office:value="7395371789" table:style-name="ce28">
            <text:p>739537178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6" table:style-name="ce23">
            <text:p>1156</text:p>
          </table:table-cell>
          <table:table-cell office:value-type="string" table:style-name="ce26">
            <text:p>SOLAM KONDABABU</text:p>
          </table:table-cell>
          <table:table-cell table:style-name="ce26"/>
          <table:table-cell office:value-type="string" table:style-name="ce27">
            <text:p>762662834205</text:p>
          </table:table-cell>
          <table:table-cell office:value-type="float" office:value="8500108894" table:style-name="ce28">
            <text:p>85001088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7" table:style-name="ce23">
            <text:p>1157</text:p>
          </table:table-cell>
          <table:table-cell office:value-type="string" table:style-name="ce26">
            <text:p>CHULUGU ESWARA RAO</text:p>
          </table:table-cell>
          <table:table-cell table:style-name="ce26"/>
          <table:table-cell office:value-type="string" table:style-name="ce27">
            <text:p>304986464853</text:p>
          </table:table-cell>
          <table:table-cell office:value-type="float" office:value="85008702519" table:style-name="ce28">
            <text:p>850087025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8" table:style-name="ce23">
            <text:p>1158</text:p>
          </table:table-cell>
          <table:table-cell office:value-type="string" table:style-name="ce26">
            <text:p>CHALUGU GANGANAIDU</text:p>
          </table:table-cell>
          <table:table-cell table:style-name="ce26"/>
          <table:table-cell office:value-type="string" table:style-name="ce27">
            <text:p>290573433976</text:p>
          </table:table-cell>
          <table:table-cell office:value-type="float" office:value="85008702519" table:style-name="ce28">
            <text:p>850087025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59" table:style-name="ce23">
            <text:p>1159</text:p>
          </table:table-cell>
          <table:table-cell office:value-type="string" table:style-name="ce26">
            <text:p>CHALUGU ESWARA RAO</text:p>
          </table:table-cell>
          <table:table-cell table:style-name="ce26"/>
          <table:table-cell office:value-type="string" table:style-name="ce27">
            <text:p>97431238253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0" table:style-name="ce23">
            <text:p>1160</text:p>
          </table:table-cell>
          <table:table-cell office:value-type="string" table:style-name="ce26">
            <text:p>KIMUDU RAJABABU</text:p>
          </table:table-cell>
          <table:table-cell table:style-name="ce26"/>
          <table:table-cell office:value-type="string" table:style-name="ce27">
            <text:p>711234257754</text:p>
          </table:table-cell>
          <table:table-cell office:value-type="float" office:value="9494925158" table:style-name="ce28">
            <text:p>949492515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1" table:style-name="ce23">
            <text:p>1161</text:p>
          </table:table-cell>
          <table:table-cell office:value-type="string" table:style-name="ce26">
            <text:p>CHALUGU KANNAMNAIDU</text:p>
          </table:table-cell>
          <table:table-cell table:style-name="ce26"/>
          <table:table-cell office:value-type="string" table:style-name="ce27">
            <text:p>90913764672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2" table:style-name="ce23">
            <text:p>1162</text:p>
          </table:table-cell>
          <table:table-cell office:value-type="string" table:style-name="ce26">
            <text:p>KUNCHELA ESWARA RAO</text:p>
          </table:table-cell>
          <table:table-cell table:style-name="ce26"/>
          <table:table-cell office:value-type="string" table:style-name="ce27">
            <text:p>522431170206</text:p>
          </table:table-cell>
          <table:table-cell office:value-type="float" office:value="9494560572" table:style-name="ce28">
            <text:p>949456057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3" table:style-name="ce23">
            <text:p>1163</text:p>
          </table:table-cell>
          <table:table-cell office:value-type="string" table:style-name="ce26">
            <text:p>GANDREDDI SANYASI</text:p>
          </table:table-cell>
          <table:table-cell table:style-name="ce26"/>
          <table:table-cell office:value-type="string" table:style-name="ce27">
            <text:p>742911615602</text:p>
          </table:table-cell>
          <table:table-cell office:value-type="float" office:value="8985255178" table:style-name="ce28">
            <text:p>89852551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4" table:style-name="ce23">
            <text:p>1164</text:p>
          </table:table-cell>
          <table:table-cell office:value-type="string" table:style-name="ce26">
            <text:p>GANDREDDI SANYASIRAO</text:p>
          </table:table-cell>
          <table:table-cell table:style-name="ce26"/>
          <table:table-cell office:value-type="string" table:style-name="ce27">
            <text:p>812143417783</text:p>
          </table:table-cell>
          <table:table-cell office:value-type="float" office:value="8985255178" table:style-name="ce28">
            <text:p>898525517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5" table:style-name="ce23">
            <text:p>1165</text:p>
          </table:table-cell>
          <table:table-cell office:value-type="string" table:style-name="ce26">
            <text:p>KIMUDU VARAHARADORA</text:p>
          </table:table-cell>
          <table:table-cell table:style-name="ce26"/>
          <table:table-cell office:value-type="string" table:style-name="ce27">
            <text:p>225214232485</text:p>
          </table:table-cell>
          <table:table-cell office:value-type="float" office:value="7288949477" table:style-name="ce28">
            <text:p>728894947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6" table:style-name="ce23">
            <text:p>1166</text:p>
          </table:table-cell>
          <table:table-cell office:value-type="string" table:style-name="ce26">
            <text:p>PENDURTHI DEMUDU</text:p>
          </table:table-cell>
          <table:table-cell table:style-name="ce26"/>
          <table:table-cell office:value-type="string" table:style-name="ce27">
            <text:p>96234673972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7" table:style-name="ce23">
            <text:p>1167</text:p>
          </table:table-cell>
          <table:table-cell office:value-type="string" table:style-name="ce26">
            <text:p>MAJJI SIVAKONDABABU</text:p>
          </table:table-cell>
          <table:table-cell table:style-name="ce26"/>
          <table:table-cell office:value-type="string" table:style-name="ce27">
            <text:p>274240035099</text:p>
          </table:table-cell>
          <table:table-cell office:value-type="float" office:value="991261076" table:style-name="ce28">
            <text:p>99126107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8" table:style-name="ce23">
            <text:p>1168</text:p>
          </table:table-cell>
          <table:table-cell office:value-type="string" table:style-name="ce26">
            <text:p>RASALA JAGANNADHAM</text:p>
          </table:table-cell>
          <table:table-cell table:style-name="ce26"/>
          <table:table-cell office:value-type="string" table:style-name="ce27">
            <text:p>424916053529</text:p>
          </table:table-cell>
          <table:table-cell office:value-type="float" office:value="9492127628" table:style-name="ce28">
            <text:p>949212762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69" table:style-name="ce23">
            <text:p>1169</text:p>
          </table:table-cell>
          <table:table-cell office:value-type="string" table:style-name="ce26">
            <text:p>RASALA CHINA JAGANNADHAM</text:p>
          </table:table-cell>
          <table:table-cell table:style-name="ce26"/>
          <table:table-cell office:value-type="string" table:style-name="ce27">
            <text:p>556608636298</text:p>
          </table:table-cell>
          <table:table-cell office:value-type="float" office:value="90104338769" table:style-name="ce28">
            <text:p>9010433876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0" table:style-name="ce23">
            <text:p>1170</text:p>
          </table:table-cell>
          <table:table-cell office:value-type="string" table:style-name="ce26">
            <text:p>KIMUDU SATHIBABU</text:p>
          </table:table-cell>
          <table:table-cell table:style-name="ce26"/>
          <table:table-cell office:value-type="string" table:style-name="ce27">
            <text:p>679474576693</text:p>
          </table:table-cell>
          <table:table-cell office:value-type="float" office:value="8008702519" table:style-name="ce28">
            <text:p>800870251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1" table:style-name="ce23">
            <text:p>1171</text:p>
          </table:table-cell>
          <table:table-cell office:value-type="string" table:style-name="ce26">
            <text:p>GANDREDDI KEDARI</text:p>
          </table:table-cell>
          <table:table-cell table:style-name="ce26"/>
          <table:table-cell office:value-type="string" table:style-name="ce27">
            <text:p>368487634755</text:p>
          </table:table-cell>
          <table:table-cell office:value-type="float" office:value="9440990693" table:style-name="ce28">
            <text:p>944099069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2" table:style-name="ce23">
            <text:p>1172</text:p>
          </table:table-cell>
          <table:table-cell office:value-type="string" table:style-name="ce26">
            <text:p>DARIPEDDA KONDALARAO</text:p>
          </table:table-cell>
          <table:table-cell table:style-name="ce26"/>
          <table:table-cell office:value-type="string" table:style-name="ce27">
            <text:p>218481175249</text:p>
          </table:table-cell>
          <table:table-cell office:value-type="float" office:value="7382054133" table:style-name="ce28">
            <text:p>73820541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3" table:style-name="ce23">
            <text:p>1173</text:p>
          </table:table-cell>
          <table:table-cell office:value-type="string" table:style-name="ce26">
            <text:p>CHELUGU APPALANAIDU</text:p>
          </table:table-cell>
          <table:table-cell table:style-name="ce26"/>
          <table:table-cell office:value-type="string" table:style-name="ce27">
            <text:p>976436959271</text:p>
          </table:table-cell>
          <table:table-cell office:value-type="float" office:value="8985450249" table:style-name="ce28">
            <text:p>89854502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4" table:style-name="ce23">
            <text:p>1174</text:p>
          </table:table-cell>
          <table:table-cell office:value-type="string" table:style-name="ce26">
            <text:p>CHELUGU MUSALINAIDU</text:p>
          </table:table-cell>
          <table:table-cell table:style-name="ce26"/>
          <table:table-cell office:value-type="string" table:style-name="ce27">
            <text:p>500769951228</text:p>
          </table:table-cell>
          <table:table-cell office:value-type="float" office:value="8985450249" table:style-name="ce28">
            <text:p>898545024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5" table:style-name="ce23">
            <text:p>1175</text:p>
          </table:table-cell>
          <table:table-cell office:value-type="string" table:style-name="ce26">
            <text:p>GANDREDDI VARAHALU</text:p>
          </table:table-cell>
          <table:table-cell table:style-name="ce26"/>
          <table:table-cell office:value-type="string" table:style-name="ce27">
            <text:p>207695500338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6" table:style-name="ce23">
            <text:p>1176</text:p>
          </table:table-cell>
          <table:table-cell office:value-type="string" table:style-name="ce26">
            <text:p>GANDREDDI SIVA</text:p>
          </table:table-cell>
          <table:table-cell table:style-name="ce26"/>
          <table:table-cell office:value-type="string" table:style-name="ce27">
            <text:p>591338777945</text:p>
          </table:table-cell>
          <table:table-cell office:value-type="float" office:value="9908529018" table:style-name="ce28">
            <text:p>99085290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7" table:style-name="ce23">
            <text:p>1177</text:p>
          </table:table-cell>
          <table:table-cell office:value-type="string" table:style-name="ce26">
            <text:p>KIMUDU SAMBASIVA</text:p>
          </table:table-cell>
          <table:table-cell table:style-name="ce26"/>
          <table:table-cell office:value-type="string" table:style-name="ce27">
            <text:p>548744380389</text:p>
          </table:table-cell>
          <table:table-cell office:value-type="float" office:value="9908529018" table:style-name="ce28">
            <text:p>99085290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8" table:style-name="ce23">
            <text:p>1178</text:p>
          </table:table-cell>
          <table:table-cell office:value-type="string" table:style-name="ce26">
            <text:p>KIMUDU AMMATHALLI</text:p>
          </table:table-cell>
          <table:table-cell table:style-name="ce26"/>
          <table:table-cell office:value-type="string" table:style-name="ce27">
            <text:p>866172362372</text:p>
          </table:table-cell>
          <table:table-cell office:value-type="float" office:value="9908529018" table:style-name="ce28">
            <text:p>990852901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79" table:style-name="ce23">
            <text:p>1179</text:p>
          </table:table-cell>
          <table:table-cell office:value-type="string" table:style-name="ce26">
            <text:p>KUNCHELA TATARAO</text:p>
          </table:table-cell>
          <table:table-cell table:style-name="ce26"/>
          <table:table-cell office:value-type="string" table:style-name="ce27">
            <text:p>361605064940</text:p>
          </table:table-cell>
          <table:table-cell office:value-type="float" office:value="9494317394" table:style-name="ce28">
            <text:p>94943173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0" table:style-name="ce23">
            <text:p>1180</text:p>
          </table:table-cell>
          <table:table-cell office:value-type="string" table:style-name="ce26">
            <text:p>CHELUGU KOTESWARA RAO</text:p>
          </table:table-cell>
          <table:table-cell table:style-name="ce26"/>
          <table:table-cell office:value-type="string" table:style-name="ce27">
            <text:p>465090320203</text:p>
          </table:table-cell>
          <table:table-cell office:value-type="float" office:value="9492238763" table:style-name="ce28">
            <text:p>949223876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1" table:style-name="ce23">
            <text:p>1181</text:p>
          </table:table-cell>
          <table:table-cell office:value-type="string" table:style-name="ce26">
            <text:p>CHELUGU CHINA AKKAYYA</text:p>
          </table:table-cell>
          <table:table-cell table:style-name="ce26"/>
          <table:table-cell office:value-type="string" table:style-name="ce27">
            <text:p>455369850566</text:p>
          </table:table-cell>
          <table:table-cell office:value-type="float" office:value="9493831772" table:style-name="ce28">
            <text:p>949383177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2" table:style-name="ce23">
            <text:p>1182</text:p>
          </table:table-cell>
          <table:table-cell office:value-type="string" table:style-name="ce26">
            <text:p>SIRAGAM ESWARA RAO</text:p>
          </table:table-cell>
          <table:table-cell table:style-name="ce26"/>
          <table:table-cell office:value-type="string" table:style-name="ce27">
            <text:p>397985419778</text:p>
          </table:table-cell>
          <table:table-cell office:value-type="float" office:value="8186973807" table:style-name="ce28">
            <text:p>81869738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3" table:style-name="ce23">
            <text:p>1183</text:p>
          </table:table-cell>
          <table:table-cell office:value-type="string" table:style-name="ce26">
            <text:p>ABOTHU POTHURAJU</text:p>
          </table:table-cell>
          <table:table-cell table:style-name="ce26"/>
          <table:table-cell office:value-type="string" table:style-name="ce27">
            <text:p>254610195114</text:p>
          </table:table-cell>
          <table:table-cell office:value-type="float" office:value="7095411951" table:style-name="ce28">
            <text:p>709541195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4" table:style-name="ce23">
            <text:p>1184</text:p>
          </table:table-cell>
          <table:table-cell office:value-type="string" table:style-name="ce26">
            <text:p>KOLIKI RAMANA</text:p>
          </table:table-cell>
          <table:table-cell table:style-name="ce26"/>
          <table:table-cell office:value-type="string" table:style-name="ce27">
            <text:p>957834321842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5" table:style-name="ce23">
            <text:p>1185</text:p>
          </table:table-cell>
          <table:table-cell office:value-type="string" table:style-name="ce26">
            <text:p>KIMUDU JAGADEESH</text:p>
          </table:table-cell>
          <table:table-cell table:style-name="ce26"/>
          <table:table-cell office:value-type="string" table:style-name="ce27">
            <text:p>305220554890</text:p>
          </table:table-cell>
          <table:table-cell office:value-type="float" office:value="96522212002" table:style-name="ce28">
            <text:p>9652221200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6" table:style-name="ce23">
            <text:p>1186</text:p>
          </table:table-cell>
          <table:table-cell office:value-type="string" table:style-name="ce26">
            <text:p>KAPATI SATHIBABU</text:p>
          </table:table-cell>
          <table:table-cell table:style-name="ce26"/>
          <table:table-cell office:value-type="string" table:style-name="ce27">
            <text:p>494947299130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7" table:style-name="ce23">
            <text:p>1187</text:p>
          </table:table-cell>
          <table:table-cell office:value-type="string" table:style-name="ce26">
            <text:p>KOLIKI PEDA KALYANAM</text:p>
          </table:table-cell>
          <table:table-cell table:style-name="ce26"/>
          <table:table-cell office:value-type="string" table:style-name="ce27">
            <text:p>997398491610</text:p>
          </table:table-cell>
          <table:table-cell office:value-type="float" office:value="9963959483" table:style-name="ce28">
            <text:p>99639594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8" table:style-name="ce23">
            <text:p>1188</text:p>
          </table:table-cell>
          <table:table-cell office:value-type="string" table:style-name="ce26">
            <text:p>DARAPARTHI GANESH</text:p>
          </table:table-cell>
          <table:table-cell table:style-name="ce26"/>
          <table:table-cell office:value-type="string" table:style-name="ce27">
            <text:p>488723917555</text:p>
          </table:table-cell>
          <table:table-cell office:value-type="float" office:value="8499940148" table:style-name="ce28">
            <text:p>849994014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89" table:style-name="ce23">
            <text:p>1189</text:p>
          </table:table-cell>
          <table:table-cell office:value-type="string" table:style-name="ce26">
            <text:p>REGAM POTHURAJU</text:p>
          </table:table-cell>
          <table:table-cell table:style-name="ce26"/>
          <table:table-cell office:value-type="string" table:style-name="ce27">
            <text:p>779875064946</text:p>
          </table:table-cell>
          <table:table-cell office:value-type="float" office:value="9490266194" table:style-name="ce28">
            <text:p>94902661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0" table:style-name="ce23">
            <text:p>1190</text:p>
          </table:table-cell>
          <table:table-cell office:value-type="string" table:style-name="ce26">
            <text:p>REGAM GANGULU</text:p>
          </table:table-cell>
          <table:table-cell table:style-name="ce26"/>
          <table:table-cell office:value-type="string" table:style-name="ce27">
            <text:p>825086832956</text:p>
          </table:table-cell>
          <table:table-cell office:value-type="float" office:value="7382054133" table:style-name="ce28">
            <text:p>73820541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1" table:style-name="ce23">
            <text:p>1191</text:p>
          </table:table-cell>
          <table:table-cell office:value-type="string" table:style-name="ce26">
            <text:p>DARAPARTHI DEMUDU</text:p>
          </table:table-cell>
          <table:table-cell table:style-name="ce26"/>
          <table:table-cell office:value-type="string" table:style-name="ce27">
            <text:p>518704482314</text:p>
          </table:table-cell>
          <table:table-cell office:value-type="float" office:value="8500108894" table:style-name="ce28">
            <text:p>850010889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2" table:style-name="ce23">
            <text:p>1192</text:p>
          </table:table-cell>
          <table:table-cell office:value-type="string" table:style-name="ce26">
            <text:p>SURYA PENTAYYA</text:p>
          </table:table-cell>
          <table:table-cell table:style-name="ce26"/>
          <table:table-cell office:value-type="string" table:style-name="ce27">
            <text:p>477299699969</text:p>
          </table:table-cell>
          <table:table-cell office:value-type="float" office:value="9491410122" table:style-name="ce28">
            <text:p>949141012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3" table:style-name="ce23">
            <text:p>1193</text:p>
          </table:table-cell>
          <table:table-cell office:value-type="string" table:style-name="ce26">
            <text:p>KIMUDU VARAHALU</text:p>
          </table:table-cell>
          <table:table-cell table:style-name="ce26"/>
          <table:table-cell office:value-type="string" table:style-name="ce27">
            <text:p>467366398641</text:p>
          </table:table-cell>
          <table:table-cell office:value-type="float" office:value="9491881554" table:style-name="ce28">
            <text:p>949188155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4" table:style-name="ce23">
            <text:p>1194</text:p>
          </table:table-cell>
          <table:table-cell office:value-type="string" table:style-name="ce26">
            <text:p>GOLLI NOOKARAJU</text:p>
          </table:table-cell>
          <table:table-cell table:style-name="ce26"/>
          <table:table-cell office:value-type="string" table:style-name="ce27">
            <text:p>698377820586</text:p>
          </table:table-cell>
          <table:table-cell office:value-type="float" office:value="9493037731" table:style-name="ce28">
            <text:p>949303773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5" table:style-name="ce23">
            <text:p>1195</text:p>
          </table:table-cell>
          <table:table-cell office:value-type="string" table:style-name="ce26">
            <text:p>GINDRI RAJABABU</text:p>
          </table:table-cell>
          <table:table-cell table:style-name="ce26"/>
          <table:table-cell office:value-type="string" table:style-name="ce27">
            <text:p>489708771978</text:p>
          </table:table-cell>
          <table:table-cell office:value-type="float" office:value="9491872438" table:style-name="ce28">
            <text:p>9491872438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6" table:style-name="ce23">
            <text:p>1196</text:p>
          </table:table-cell>
          <table:table-cell office:value-type="string" table:style-name="ce26">
            <text:p>CHALUGU LAKSHMANA NAIDU</text:p>
          </table:table-cell>
          <table:table-cell table:style-name="ce26"/>
          <table:table-cell office:value-type="string" table:style-name="ce27">
            <text:p>840930970488</text:p>
          </table:table-cell>
          <table:table-cell office:value-type="float" office:value="9133859207" table:style-name="ce28">
            <text:p>91338592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7" table:style-name="ce23">
            <text:p>1197</text:p>
          </table:table-cell>
          <table:table-cell office:value-type="string" table:style-name="ce26">
            <text:p>RUSALA DEMUDU</text:p>
          </table:table-cell>
          <table:table-cell table:style-name="ce26"/>
          <table:table-cell office:value-type="string" table:style-name="ce27">
            <text:p>362559928355</text:p>
          </table:table-cell>
          <table:table-cell office:value-type="float" office:value="9133859207" table:style-name="ce28">
            <text:p>9133859207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8" table:style-name="ce23">
            <text:p>1198</text:p>
          </table:table-cell>
          <table:table-cell office:value-type="string" table:style-name="ce26">
            <text:p>ABOTHU CHINA ATCHINAIDU</text:p>
          </table:table-cell>
          <table:table-cell table:style-name="ce26"/>
          <table:table-cell office:value-type="string" table:style-name="ce27">
            <text:p>60089998366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199" table:style-name="ce23">
            <text:p>1199</text:p>
          </table:table-cell>
          <table:table-cell office:value-type="string" table:style-name="ce26">
            <text:p>GINDRI PALLURI</text:p>
          </table:table-cell>
          <table:table-cell table:style-name="ce26"/>
          <table:table-cell office:value-type="string" table:style-name="ce27">
            <text:p>827353261001</text:p>
          </table:table-cell>
          <table:table-cell office:value-type="float" office:value="9493956115" table:style-name="ce28">
            <text:p>949395611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0" table:style-name="ce23">
            <text:p>1200</text:p>
          </table:table-cell>
          <table:table-cell office:value-type="string" table:style-name="ce26">
            <text:p>MEDISETTI SAMBAMURTHY</text:p>
          </table:table-cell>
          <table:table-cell table:style-name="ce26"/>
          <table:table-cell office:value-type="string" table:style-name="ce27">
            <text:p>32772052035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1" table:style-name="ce23">
            <text:p>1201</text:p>
          </table:table-cell>
          <table:table-cell office:value-type="string" table:style-name="ce26">
            <text:p>ABOTHU CHINA ATCHIMNAIDU</text:p>
          </table:table-cell>
          <table:table-cell table:style-name="ce26"/>
          <table:table-cell office:value-type="string" table:style-name="ce27">
            <text:p>962060831065</text:p>
          </table:table-cell>
          <table:table-cell office:value-type="float" office:value="8499052412" table:style-name="ce28">
            <text:p>84990524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2" table:style-name="ce23">
            <text:p>1202</text:p>
          </table:table-cell>
          <table:table-cell office:value-type="string" table:style-name="ce26">
            <text:p>REGAM PYDITHALLI</text:p>
          </table:table-cell>
          <table:table-cell table:style-name="ce26"/>
          <table:table-cell office:value-type="string" table:style-name="ce27">
            <text:p>88939660448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3" table:style-name="ce23">
            <text:p>1203</text:p>
          </table:table-cell>
          <table:table-cell office:value-type="string" table:style-name="ce26">
            <text:p>GINDRI MUSALIBABU</text:p>
          </table:table-cell>
          <table:table-cell table:style-name="ce26"/>
          <table:table-cell office:value-type="string" table:style-name="ce27">
            <text:p>744037764990</text:p>
          </table:table-cell>
          <table:table-cell office:value-type="float" office:value="9491632224" table:style-name="ce28">
            <text:p>949163222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4" table:style-name="ce23">
            <text:p>1204</text:p>
          </table:table-cell>
          <table:table-cell office:value-type="string" table:style-name="ce26">
            <text:p>RANGISINGI BAPANNADORA</text:p>
          </table:table-cell>
          <table:table-cell table:style-name="ce26"/>
          <table:table-cell office:value-type="string" table:style-name="ce27">
            <text:p>859213848911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5" table:style-name="ce23">
            <text:p>1205</text:p>
          </table:table-cell>
          <table:table-cell office:value-type="string" table:style-name="ce26">
            <text:p>RANGISINGI ESWARA RAO</text:p>
          </table:table-cell>
          <table:table-cell table:style-name="ce26"/>
          <table:table-cell office:value-type="string" table:style-name="ce27">
            <text:p>585648162203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6" table:style-name="ce23">
            <text:p>1206</text:p>
          </table:table-cell>
          <table:table-cell office:value-type="string" table:style-name="ce26">
            <text:p>GANTU ESWARA RAO</text:p>
          </table:table-cell>
          <table:table-cell table:style-name="ce26"/>
          <table:table-cell office:value-type="string" table:style-name="ce27">
            <text:p>280841047025</text:p>
          </table:table-cell>
          <table:table-cell office:value-type="float" office:value="9492990533" table:style-name="ce28">
            <text:p>949299053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7" table:style-name="ce23">
            <text:p>1207</text:p>
          </table:table-cell>
          <table:table-cell office:value-type="string" table:style-name="ce26">
            <text:p>KIMUDU ESWARA RAO</text:p>
          </table:table-cell>
          <table:table-cell table:style-name="ce26"/>
          <table:table-cell office:value-type="string" table:style-name="ce27">
            <text:p>489068743217</text:p>
          </table:table-cell>
          <table:table-cell office:value-type="float" office:value="8985016306" table:style-name="ce28">
            <text:p>89850163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8" table:style-name="ce23">
            <text:p>1208</text:p>
          </table:table-cell>
          <table:table-cell office:value-type="string" table:style-name="ce26">
            <text:p>KIMUDU SIVA SANKAR</text:p>
          </table:table-cell>
          <table:table-cell table:style-name="ce26"/>
          <table:table-cell office:value-type="string" table:style-name="ce27">
            <text:p>623083432629</text:p>
          </table:table-cell>
          <table:table-cell office:value-type="float" office:value="8985016306" table:style-name="ce28">
            <text:p>89850163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09" table:style-name="ce23">
            <text:p>1209</text:p>
          </table:table-cell>
          <table:table-cell office:value-type="string" table:style-name="ce26">
            <text:p>LANKELA DEMUDU</text:p>
          </table:table-cell>
          <table:table-cell table:style-name="ce26"/>
          <table:table-cell office:value-type="string" table:style-name="ce27">
            <text:p>519126816010</text:p>
          </table:table-cell>
          <table:table-cell office:value-type="float" office:value="8985016306" table:style-name="ce28">
            <text:p>898501630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0" table:style-name="ce23">
            <text:p>1210</text:p>
          </table:table-cell>
          <table:table-cell office:value-type="string" table:style-name="ce26">
            <text:p>RAMSALA ARJUNNA DORA</text:p>
          </table:table-cell>
          <table:table-cell table:style-name="ce26"/>
          <table:table-cell office:value-type="string" table:style-name="ce27">
            <text:p>780230942649</text:p>
          </table:table-cell>
          <table:table-cell office:value-type="float" office:value="8500928179" table:style-name="ce28">
            <text:p>8500928179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1" table:style-name="ce23">
            <text:p>1211</text:p>
          </table:table-cell>
          <table:table-cell office:value-type="string" table:style-name="ce26">
            <text:p>KIMUDU SANYASI DORA</text:p>
          </table:table-cell>
          <table:table-cell table:style-name="ce26"/>
          <table:table-cell office:value-type="string" table:style-name="ce27">
            <text:p>511777601516</text:p>
          </table:table-cell>
          <table:table-cell office:value-type="float" office:value="7382269680" table:style-name="ce28">
            <text:p>73822696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2" table:style-name="ce23">
            <text:p>1212</text:p>
          </table:table-cell>
          <table:table-cell office:value-type="string" table:style-name="ce26">
            <text:p>MEGARAPU BUTHAYYA</text:p>
          </table:table-cell>
          <table:table-cell table:style-name="ce26"/>
          <table:table-cell office:value-type="string" table:style-name="ce27">
            <text:p>912118346336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3" table:style-name="ce23">
            <text:p>1213</text:p>
          </table:table-cell>
          <table:table-cell office:value-type="string" table:style-name="ce26">
            <text:p>KIMUDU JAGANNADHAM</text:p>
          </table:table-cell>
          <table:table-cell table:style-name="ce26"/>
          <table:table-cell office:value-type="string" table:style-name="ce27">
            <text:p>814604831040</text:p>
          </table:table-cell>
          <table:table-cell office:value-type="float" office:value="8330935185" table:style-name="ce28">
            <text:p>8330935185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4" table:style-name="ce23">
            <text:p>1214</text:p>
          </table:table-cell>
          <table:table-cell office:value-type="string" table:style-name="ce26">
            <text:p>RAMSALA ESWARA RAO</text:p>
          </table:table-cell>
          <table:table-cell table:style-name="ce26"/>
          <table:table-cell office:value-type="string" table:style-name="ce27">
            <text:p>200886798249</text:p>
          </table:table-cell>
          <table:table-cell office:value-type="float" office:value="9493682112" table:style-name="ce28">
            <text:p>949368211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5" table:style-name="ce23">
            <text:p>1215</text:p>
          </table:table-cell>
          <table:table-cell office:value-type="string" table:style-name="ce26">
            <text:p>KUDA BOGIRAJU</text:p>
          </table:table-cell>
          <table:table-cell table:style-name="ce26"/>
          <table:table-cell office:value-type="string" table:style-name="ce27">
            <text:p>75714092734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6" table:style-name="ce23">
            <text:p>1216</text:p>
          </table:table-cell>
          <table:table-cell office:value-type="string" table:style-name="ce26">
            <text:p>VATHALA APPARAO</text:p>
          </table:table-cell>
          <table:table-cell table:style-name="ce26"/>
          <table:table-cell office:value-type="string" table:style-name="ce27">
            <text:p>512166633177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7" table:style-name="ce23">
            <text:p>1217</text:p>
          </table:table-cell>
          <table:table-cell office:value-type="string" table:style-name="ce26">
            <text:p>NADUPURI TATALU</text:p>
          </table:table-cell>
          <table:table-cell table:style-name="ce26"/>
          <table:table-cell office:value-type="string" table:style-name="ce27">
            <text:p>849871617900</text:p>
          </table:table-cell>
          <table:table-cell office:value-type="float" office:value="9441977391" table:style-name="ce28">
            <text:p>944197739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8" table:style-name="ce23">
            <text:p>1218</text:p>
          </table:table-cell>
          <table:table-cell office:value-type="string" table:style-name="ce26">
            <text:p>VECHALAPU BHULOKA</text:p>
          </table:table-cell>
          <table:table-cell table:style-name="ce26"/>
          <table:table-cell office:value-type="string" table:style-name="ce27">
            <text:p>825734877454</text:p>
          </table:table-cell>
          <table:table-cell office:value-type="float" office:value="966723432" table:style-name="ce28">
            <text:p>966723432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19" table:style-name="ce23">
            <text:p>1219</text:p>
          </table:table-cell>
          <table:table-cell office:value-type="string" table:style-name="ce26">
            <text:p>CHALUGU SAMBAMURTHY</text:p>
          </table:table-cell>
          <table:table-cell table:style-name="ce26"/>
          <table:table-cell office:value-type="string" table:style-name="ce27">
            <text:p>866201793945</text:p>
          </table:table-cell>
          <table:table-cell office:value-type="float" office:value="9603879596" table:style-name="ce28">
            <text:p>9603879596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0" table:style-name="ce23">
            <text:p>1220</text:p>
          </table:table-cell>
          <table:table-cell office:value-type="string" table:style-name="ce26">
            <text:p>OLIMARIKI DEMUDU</text:p>
          </table:table-cell>
          <table:table-cell table:style-name="ce26"/>
          <table:table-cell office:value-type="string" table:style-name="ce27">
            <text:p>603035682451</text:p>
          </table:table-cell>
          <table:table-cell office:value-type="float" office:value="9382273280" table:style-name="ce28">
            <text:p>9382273280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1" table:style-name="ce23">
            <text:p>1221</text:p>
          </table:table-cell>
          <table:table-cell office:value-type="string" table:style-name="ce26">
            <text:p>PENNADA SRIRAMULU</text:p>
          </table:table-cell>
          <table:table-cell table:style-name="ce26"/>
          <table:table-cell office:value-type="string" table:style-name="ce27">
            <text:p>645063911799</text:p>
          </table:table-cell>
          <table:table-cell office:value-type="float" office:value="9963752844" table:style-name="ce28">
            <text:p>9963752844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2" table:style-name="ce23">
            <text:p>1222</text:p>
          </table:table-cell>
          <table:table-cell office:value-type="string" table:style-name="ce26">
            <text:p>KIMUDU DEMUDU</text:p>
          </table:table-cell>
          <table:table-cell table:style-name="ce26"/>
          <table:table-cell office:value-type="string" table:style-name="ce27">
            <text:p>627156189002</text:p>
          </table:table-cell>
          <table:table-cell office:value-type="float" office:value="8500446453" table:style-name="ce28">
            <text:p>850044645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3" table:style-name="ce23">
            <text:p>1223</text:p>
          </table:table-cell>
          <table:table-cell office:value-type="string" table:style-name="ce26">
            <text:p>VASANTHA KRISHNANANDAM</text:p>
          </table:table-cell>
          <table:table-cell table:style-name="ce26"/>
          <table:table-cell office:value-type="string" table:style-name="ce27">
            <text:p>692307999252</text:p>
          </table:table-cell>
          <table:table-cell office:value-type="float" office:value="8332928283" table:style-name="ce28">
            <text:p>8332928283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4" table:style-name="ce23">
            <text:p>1224</text:p>
          </table:table-cell>
          <table:table-cell office:value-type="string" table:style-name="ce26">
            <text:p>GALI ESWARA RAO</text:p>
          </table:table-cell>
          <table:table-cell table:style-name="ce26"/>
          <table:table-cell office:value-type="string" table:style-name="ce27">
            <text:p>827602541449</text:p>
          </table:table-cell>
          <table:table-cell table:style-name="ce28"/>
          <table:table-cell table:number-columns-repeated="3" table:style-name="ce23"/>
          <table:table-cell table:number-columns-repeated="16368"/>
        </table:table-row>
        <table:table-row table:style-name="ro1">
          <table:table-cell office:value-type="string" table:style-name="ce23">
            <text:p>VISAKHAPATNAM</text:p>
          </table:table-cell>
          <table:table-cell office:value-type="string" table:style-name="ce23">
            <text:p>CHEEDIKADA</text:p>
          </table:table-cell>
          <table:table-cell office:value-type="string" table:style-name="ce23">
            <text:p>KONAM</text:p>
          </table:table-cell>
          <table:table-cell table:style-name="ce23"/>
          <table:table-cell office:value-type="float" office:value="531028" table:style-name="ce25">
            <text:p>531028</text:p>
          </table:table-cell>
          <table:table-cell office:value-type="float" office:value="14" table:style-name="ce25">
            <text:p>14</text:p>
          </table:table-cell>
          <table:table-cell office:value-type="string" table:style-name="ce23">
            <text:p>SRI BOGUNDAMMA MATSYA PARISRAMIKA SAHAKARA SANGAM, KONAM VILLAGE, CHEEDIKADA MANDAL, REGD NO:A <text:s text:c="3"/>961</text:p>
          </table:table-cell>
          <table:table-cell office:value-type="string" table:style-name="ce23">
            <text:p>Member</text:p>
          </table:table-cell>
          <table:table-cell office:value-type="float" office:value="1225" table:style-name="ce23">
            <text:p>1225</text:p>
          </table:table-cell>
          <table:table-cell office:value-type="string" table:style-name="ce26">
            <text:p>NADUPURI BALIRAJU</text:p>
          </table:table-cell>
          <table:table-cell table:style-name="ce26"/>
          <table:table-cell office:value-type="string" table:style-name="ce27">
            <text:p>831670501922</text:p>
          </table:table-cell>
          <table:table-cell office:value-type="float" office:value="9494821311" table:style-name="ce28">
            <text:p>9494821311</text:p>
          </table:table-cell>
          <table:table-cell table:number-columns-repeated="3" table:style-name="ce23"/>
          <table:table-cell table:number-columns-repeated="16368"/>
        </table:table-row>
        <table:table-row table:style-name="ro1">
          <table:table-cell table:number-columns-repeated="4" table:style-name="ce6"/>
          <table:table-cell table:number-columns-repeated="2" table:style-name="ce9"/>
          <table:table-cell table:number-columns-repeated="5" table:style-name="ce6"/>
          <table:table-cell table:style-name="ce10"/>
          <table:table-cell table:style-name="ce9"/>
          <table:table-cell table:number-columns-repeated="2" table:style-name="ce6"/>
          <table:table-cell table:style-name="ce17"/>
          <table:table-cell table:number-columns-repeated="16368"/>
        </table:table-row>
        <table:table-row table:number-rows-repeated="1047347" table:style-name="ro5">
          <table:table-cell table:number-columns-repeated="16384"/>
        </table:table-row>
      </table:table>
      <table:table table:name="Sheet2" table:style-name="ta1">
        <table:table-column table:style-name="co13" table:default-cell-style-name="ce1"/>
        <table:table-column table:style-name="co1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3" table:default-cell-style-name="ce1"/>
        <table:table-column table:style-name="co1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fraction number:min-integer-digits="0" number:min-numerator-digits="1" number:min-denominator-digits="1"/>
    </number:number-style>
    <number:number-style style:name="N37P0">
      <number:number number:decimal-places="0" number:min-integer-digits="1"/>
    </number:number-style>
    <number:number-style style:name="N37">
      <style:text-properties fo:color="#FF0000"/>
      <number:number number:decimal-places="0" number:min-integer-digits="1"/>
      <style:map style:condition="value()&gt;=0" style:apply-style-name="N37P0"/>
    </number:number-style>
    <number:number-style style:name="N38" number:language="en" number:country="US">
      <number:number number:decimal-places="0" number:min-integer-digits="1"/>
    </number:number-style>
    <number:number-style style:name="N39" number:language="en" number:country="US">
      <number:number number:min-integer-digits="1"/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em  Baetapudi</dc:creator>
    <meta:creation-date>2019-10-17T12:25:30Z</meta:creation-date>
    <dc:date>2019-10-21T12:23:30Z</dc:date>
    <meta:editing-cycles>22</meta:editing-cycles>
    <meta:editing-duration>PT51811S</meta:editing-duration>
  </office:meta>
</office:document-meta>
</file>